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9" table:default-cell-style-name="Default"/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20"/>
          <table:table-cell office:value-type="string" calcext:value-type="string">
            <text:p>Therm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IP-Basic</text:p>
          </table:table-cell>
          <table:table-cell table:number-columns-repeated="3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4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788712" calcext:value-type="float">
            <text:p>0.788712</text:p>
          </table:table-cell>
          <table:table-cell office:value-type="float" office:value="1036.4" calcext:value-type="float">
            <text:p>1036.4</text:p>
          </table:table-cell>
          <table:table-cell office:value-type="float" office:value="0.245325" calcext:value-type="float">
            <text:p>0.245325</text:p>
          </table:table-cell>
          <table:table-cell office:value-type="float" office:value="32" calcext:value-type="float">
            <text:p>32</text:p>
          </table:table-cell>
          <table:table-cell office:value-type="float" office:value="0.819481" calcext:value-type="float">
            <text:p>0.819481</text:p>
          </table:table-cell>
          <table:table-cell office:value-type="float" office:value="92.7002" calcext:value-type="float">
            <text:p>92.7002</text:p>
          </table:table-cell>
          <table:table-cell office:value-type="float" office:value="0.200631" calcext:value-type="float">
            <text:p>0.200631</text:p>
          </table:table-cell>
          <table:table-cell office:value-type="float" office:value="2779" calcext:value-type="float">
            <text:p>2779</text:p>
          </table:table-cell>
          <table:table-cell office:value-type="float" office:value="0.796937" calcext:value-type="float">
            <text:p>0.796937</text:p>
          </table:table-cell>
          <table:table-cell office:value-type="float" office:value="308.24" calcext:value-type="float">
            <text:p>308.24</text:p>
          </table:table-cell>
          <table:table-cell office:value-type="float" office:value="0.347946" calcext:value-type="float">
            <text:p>0.347946</text:p>
          </table:table-cell>
          <table:table-cell office:value-type="float" office:value="10" calcext:value-type="float">
            <text:p>10</text:p>
          </table:table-cell>
          <table:table-cell office:value-type="float" office:value="0.862116" calcext:value-type="float">
            <text:p>0.862116</text:p>
          </table:table-cell>
          <table:table-cell office:value-type="float" office:value="60.5395" calcext:value-type="float">
            <text:p>60.5395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59" calcext:value-type="float">
            <text:p>59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51.8967" calcext:value-type="float">
            <text:p>51.8967</text:p>
          </table:table-cell>
          <table:table-cell office:value-type="float" office:value="0.139449" calcext:value-type="float">
            <text:p>0.139449</text:p>
          </table:table-cell>
          <table:table-cell/>
          <table:table-cell office:value-type="float" office:value="3953" calcext:value-type="float">
            <text:p>3953</text:p>
          </table:table-cell>
          <table:table-cell office:value-type="float" office:value="0.829085" calcext:value-type="float">
            <text:p>0.829085</text:p>
          </table:table-cell>
          <table:table-cell office:value-type="float" office:value="74.3771" calcext:value-type="float">
            <text:p>74.3771</text:p>
          </table:table-cell>
          <table:table-cell office:value-type="float" office:value="0.239615" calcext:value-type="float">
            <text:p>0.239615</text:p>
          </table:table-cell>
          <table:table-cell office:value-type="float" office:value="16" calcext:value-type="float">
            <text:p>16</text:p>
          </table:table-cell>
          <table:table-cell office:value-type="float" office:value="0.892726" calcext:value-type="float">
            <text:p>0.892726</text:p>
          </table:table-cell>
          <table:table-cell office:value-type="float" office:value="32.5433" calcext:value-type="float">
            <text:p>32.5433</text:p>
          </table:table-cell>
          <table:table-cell office:value-type="float" office:value="0.127318" calcext:value-type="float">
            <text:p>0.127318</text:p>
          </table:table-cell>
          <table:table-cell office:value-type="float" office:value="106" calcext:value-type="float">
            <text:p>106</text:p>
          </table:table-cell>
          <table:table-cell office:value-type="float" office:value="0.942258" calcext:value-type="float">
            <text:p>0.942258</text:p>
          </table:table-cell>
          <table:table-cell office:value-type="float" office:value="34.1545" calcext:value-type="float">
            <text:p>34.1545</text:p>
          </table:table-cell>
          <table:table-cell office:value-type="float" office:value="0.0703674" calcext:value-type="float">
            <text:p>0.07036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811868" calcext:value-type="float">
            <text:p>0.811868</text:p>
          </table:table-cell>
          <table:table-cell office:value-type="float" office:value="239.282" calcext:value-type="float">
            <text:p>239.282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2" calcext:value-type="float">
            <text:p>2</text:p>
          </table:table-cell>
          <table:table-cell office:value-type="float" office:value="0.835" calcext:value-type="float">
            <text:p>0.835</text:p>
          </table:table-cell>
          <table:table-cell office:value-type="float" office:value="89.4228" calcext:value-type="float">
            <text:p>89.4228</text:p>
          </table:table-cell>
          <table:table-cell office:value-type="float" office:value="0.179537" calcext:value-type="float">
            <text:p>0.179537</text:p>
          </table:table-cell>
          <table:table-cell office:value-type="float" office:value="2285" calcext:value-type="float">
            <text:p>2285</text:p>
          </table:table-cell>
          <table:table-cell office:value-type="float" office:value="0.809206" calcext:value-type="float">
            <text:p>0.809206</text:p>
          </table:table-cell>
          <table:table-cell office:value-type="float" office:value="281.019" calcext:value-type="float">
            <text:p>281.019</text:p>
          </table:table-cell>
          <table:table-cell office:value-type="float" office:value="0.32056" calcext:value-type="float">
            <text:p>0.32056</text:p>
          </table:table-cell>
          <table:table-cell office:value-type="float" office:value="9" calcext:value-type="float">
            <text:p>9</text:p>
          </table:table-cell>
          <table:table-cell office:value-type="float" office:value="0.870965" calcext:value-type="float">
            <text:p>0.870965</text:p>
          </table:table-cell>
          <table:table-cell office:value-type="float" office:value="49.6451" calcext:value-type="float">
            <text:p>49.6451</text:p>
          </table:table-cell>
          <table:table-cell office:value-type="float" office:value="0.145326" calcext:value-type="float">
            <text:p>0.145326</text:p>
          </table:table-cell>
          <table:table-cell office:value-type="float" office:value="57" calcext:value-type="float">
            <text:p>57</text:p>
          </table:table-cell>
          <table:table-cell office:value-type="float" office:value="0.931598" calcext:value-type="float">
            <text:p>0.931598</text:p>
          </table:table-cell>
          <table:table-cell office:value-type="float" office:value="37.2702" calcext:value-type="float">
            <text:p>37.2702</text:p>
          </table:table-cell>
          <table:table-cell office:value-type="float" office:value="0.113187" calcext:value-type="float">
            <text:p>0.113187</text:p>
          </table:table-cell>
          <table:table-cell/>
          <table:table-cell office:value-type="float" office:value="4669" calcext:value-type="float">
            <text:p>4669</text:p>
          </table:table-cell>
          <table:table-cell office:value-type="float" office:value="0.86091" calcext:value-type="float">
            <text:p>0.86091</text:p>
          </table:table-cell>
          <table:table-cell office:value-type="float" office:value="69.3085" calcext:value-type="float">
            <text:p>69.3085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15" calcext:value-type="float">
            <text:p>15</text:p>
          </table:table-cell>
          <table:table-cell office:value-type="float" office:value="0.90191" calcext:value-type="float">
            <text:p>0.90191</text:p>
          </table:table-cell>
          <table:table-cell office:value-type="float" office:value="31.4768" calcext:value-type="float">
            <text:p>31.4768</text:p>
          </table:table-cell>
          <table:table-cell office:value-type="float" office:value="0.112865" calcext:value-type="float">
            <text:p>0.112865</text:p>
          </table:table-cell>
          <table:table-cell office:value-type="float" office:value="108" calcext:value-type="float">
            <text:p>108</text:p>
          </table:table-cell>
          <table:table-cell office:value-type="float" office:value="0.944218" calcext:value-type="float">
            <text:p>0.944218</text:p>
          </table:table-cell>
          <table:table-cell office:value-type="float" office:value="26.8007" calcext:value-type="float">
            <text:p>26.8007</text:p>
          </table:table-cell>
          <table:table-cell office:value-type="float" office:value="0.0752297" calcext:value-type="float">
            <text:p>0.07522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.795684" calcext:value-type="float">
            <text:p>0.795684</text:p>
          </table:table-cell>
          <table:table-cell office:value-type="float" office:value="2667.62" calcext:value-type="float">
            <text:p>2667.62</text:p>
          </table:table-cell>
          <table:table-cell office:value-type="float" office:value="0.262754" calcext:value-type="float">
            <text:p>0.262754</text:p>
          </table:table-cell>
          <table:table-cell office:value-type="float" office:value="2" calcext:value-type="float">
            <text:p>2</text:p>
          </table:table-cell>
          <table:table-cell office:value-type="float" office:value="0.821834" calcext:value-type="float">
            <text:p>0.821834</text:p>
          </table:table-cell>
          <table:table-cell office:value-type="float" office:value="121.853" calcext:value-type="float">
            <text:p>121.853</text:p>
          </table:table-cell>
          <table:table-cell office:value-type="float" office:value="0.219342" calcext:value-type="float">
            <text:p>0.219342</text:p>
          </table:table-cell>
          <table:table-cell office:value-type="float" office:value="3020" calcext:value-type="float">
            <text:p>3020</text:p>
          </table:table-cell>
          <table:table-cell office:value-type="float" office:value="0.813489" calcext:value-type="float">
            <text:p>0.813489</text:p>
          </table:table-cell>
          <table:table-cell office:value-type="float" office:value="198.431" calcext:value-type="float">
            <text:p>198.431</text:p>
          </table:table-cell>
          <table:table-cell office:value-type="float" office:value="0.329309" calcext:value-type="float">
            <text:p>0.329309</text:p>
          </table:table-cell>
          <table:table-cell office:value-type="float" office:value="9" calcext:value-type="float">
            <text:p>9</text:p>
          </table:table-cell>
          <table:table-cell office:value-type="float" office:value="0.867161" calcext:value-type="float">
            <text:p>0.867161</text:p>
          </table:table-cell>
          <table:table-cell office:value-type="float" office:value="56.6278" calcext:value-type="float">
            <text:p>56.6278</text:p>
          </table:table-cell>
          <table:table-cell office:value-type="float" office:value="0.172155" calcext:value-type="float">
            <text:p>0.172155</text:p>
          </table:table-cell>
          <table:table-cell office:value-type="float" office:value="56" calcext:value-type="float">
            <text:p>56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51.3088" calcext:value-type="float">
            <text:p>51.3088</text:p>
          </table:table-cell>
          <table:table-cell office:value-type="float" office:value="0.13694" calcext:value-type="float">
            <text:p>0.13694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0.849527" calcext:value-type="float">
            <text:p>0.849527</text:p>
          </table:table-cell>
          <table:table-cell office:value-type="float" office:value="220.831" calcext:value-type="float">
            <text:p>220.831</text:p>
          </table:table-cell>
          <table:table-cell office:value-type="float" office:value="0.233687" calcext:value-type="float">
            <text:p>0.233687</text:p>
          </table:table-cell>
          <table:table-cell office:value-type="float" office:value="15" calcext:value-type="float">
            <text:p>15</text:p>
          </table:table-cell>
          <table:table-cell office:value-type="float" office:value="0.906338" calcext:value-type="float">
            <text:p>0.906338</text:p>
          </table:table-cell>
          <table:table-cell office:value-type="float" office:value="30.1777" calcext:value-type="float">
            <text:p>30.1777</text:p>
          </table:table-cell>
          <table:table-cell office:value-type="float" office:value="0.108655" calcext:value-type="float">
            <text:p>0.108655</text:p>
          </table:table-cell>
          <table:table-cell office:value-type="float" office:value="107" calcext:value-type="float">
            <text:p>107</text:p>
          </table:table-cell>
          <table:table-cell office:value-type="float" office:value="0.941365" calcext:value-type="float">
            <text:p>0.941365</text:p>
          </table:table-cell>
          <table:table-cell office:value-type="float" office:value="33.8658" calcext:value-type="float">
            <text:p>33.8658</text:p>
          </table:table-cell>
          <table:table-cell office:value-type="float" office:value="0.0878234" calcext:value-type="float">
            <text:p>0.0878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804828" calcext:value-type="float">
            <text:p>0.804828</text:p>
          </table:table-cell>
          <table:table-cell office:value-type="float" office:value="18920" calcext:value-type="float">
            <text:p>18920</text:p>
          </table:table-cell>
          <table:table-cell office:value-type="float" office:value="0.270144" calcext:value-type="float">
            <text:p>0.270144</text:p>
          </table:table-cell>
          <table:table-cell office:value-type="float" office:value="2" calcext:value-type="float">
            <text:p>2</text:p>
          </table:table-cell>
          <table:table-cell office:value-type="float" office:value="0.833809" calcext:value-type="float">
            <text:p>0.833809</text:p>
          </table:table-cell>
          <table:table-cell office:value-type="float" office:value="78.0333" calcext:value-type="float">
            <text:p>78.0333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2309" calcext:value-type="float">
            <text:p>2309</text:p>
          </table:table-cell>
          <table:table-cell office:value-type="float" office:value="0.796591" calcext:value-type="float">
            <text:p>0.796591</text:p>
          </table:table-cell>
          <table:table-cell office:value-type="float" office:value="119.745" calcext:value-type="float">
            <text:p>119.745</text:p>
          </table:table-cell>
          <table:table-cell office:value-type="float" office:value="0.293849" calcext:value-type="float">
            <text:p>0.293849</text:p>
          </table:table-cell>
          <table:table-cell office:value-type="float" office:value="9" calcext:value-type="float">
            <text:p>9</text:p>
          </table:table-cell>
          <table:table-cell office:value-type="float" office:value="0.869535" calcext:value-type="float">
            <text:p>0.869535</text:p>
          </table:table-cell>
          <table:table-cell office:value-type="float" office:value="42.0439" calcext:value-type="float">
            <text:p>42.0439</text:p>
          </table:table-cell>
          <table:table-cell office:value-type="float" office:value="0.129609" calcext:value-type="float">
            <text:p>0.129609</text:p>
          </table:table-cell>
          <table:table-cell office:value-type="float" office:value="55" calcext:value-type="float">
            <text:p>55</text:p>
          </table:table-cell>
          <table:table-cell office:value-type="float" office:value="0.934419" calcext:value-type="float">
            <text:p>0.934419</text:p>
          </table:table-cell>
          <table:table-cell office:value-type="float" office:value="34.1179" calcext:value-type="float">
            <text:p>34.1179</text:p>
          </table:table-cell>
          <table:table-cell office:value-type="float" office:value="0.087709" calcext:value-type="float">
            <text:p>0.087709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0.850461" calcext:value-type="float">
            <text:p>0.850461</text:p>
          </table:table-cell>
          <table:table-cell office:value-type="float" office:value="119.534" calcext:value-type="float">
            <text:p>119.534</text:p>
          </table:table-cell>
          <table:table-cell office:value-type="float" office:value="0.255971" calcext:value-type="float">
            <text:p>0.255971</text:p>
          </table:table-cell>
          <table:table-cell office:value-type="float" office:value="15" calcext:value-type="float">
            <text:p>15</text:p>
          </table:table-cell>
          <table:table-cell office:value-type="float" office:value="0.899826" calcext:value-type="float">
            <text:p>0.899826</text:p>
          </table:table-cell>
          <table:table-cell office:value-type="float" office:value="31.0045" calcext:value-type="float">
            <text:p>31.0045</text:p>
          </table:table-cell>
          <table:table-cell office:value-type="float" office:value="0.125661" calcext:value-type="float">
            <text:p>0.125661</text:p>
          </table:table-cell>
          <table:table-cell office:value-type="float" office:value="107" calcext:value-type="float">
            <text:p>107</text:p>
          </table:table-cell>
          <table:table-cell office:value-type="float" office:value="0.943539" calcext:value-type="float">
            <text:p>0.943539</text:p>
          </table:table-cell>
          <table:table-cell office:value-type="float" office:value="24.927" calcext:value-type="float">
            <text:p>24.927</text:p>
          </table:table-cell>
          <table:table-cell office:value-type="float" office:value="0.0891355" calcext:value-type="float">
            <text:p>0.08913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.79747" calcext:value-type="float">
            <text:p>0.79747</text:p>
          </table:table-cell>
          <table:table-cell office:value-type="float" office:value="229.868" calcext:value-type="float">
            <text:p>229.868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" calcext:value-type="float">
            <text:p>2</text:p>
          </table:table-cell>
          <table:table-cell office:value-type="float" office:value="0.8347" calcext:value-type="float">
            <text:p>0.8347</text:p>
          </table:table-cell>
          <table:table-cell office:value-type="float" office:value="86.7546" calcext:value-type="float">
            <text:p>86.7546</text:p>
          </table:table-cell>
          <table:table-cell office:value-type="float" office:value="0.175009" calcext:value-type="float">
            <text:p>0.175009</text:p>
          </table:table-cell>
          <table:table-cell office:value-type="float" office:value="3075" calcext:value-type="float">
            <text:p>3075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162.014" calcext:value-type="float">
            <text:p>162.014</text:p>
          </table:table-cell>
          <table:table-cell office:value-type="float" office:value="0.32337" calcext:value-type="float">
            <text:p>0.32337</text:p>
          </table:table-cell>
          <table:table-cell office:value-type="float" office:value="9" calcext:value-type="float">
            <text:p>9</text:p>
          </table:table-cell>
          <table:table-cell office:value-type="float" office:value="0.866001" calcext:value-type="float">
            <text:p>0.866001</text:p>
          </table:table-cell>
          <table:table-cell office:value-type="float" office:value="52.4788" calcext:value-type="float">
            <text:p>52.4788</text:p>
          </table:table-cell>
          <table:table-cell office:value-type="float" office:value="0.142096" calcext:value-type="float">
            <text:p>0.142096</text:p>
          </table:table-cell>
          <table:table-cell office:value-type="float" office:value="53" calcext:value-type="float">
            <text:p>53</text:p>
          </table:table-cell>
          <table:table-cell office:value-type="float" office:value="0.933664" calcext:value-type="float">
            <text:p>0.933664</text:p>
          </table:table-cell>
          <table:table-cell office:value-type="float" office:value="35.322" calcext:value-type="float">
            <text:p>35.322</text:p>
          </table:table-cell>
          <table:table-cell office:value-type="float" office:value="0.109847" calcext:value-type="float">
            <text:p>0.109847</text:p>
          </table:table-cell>
          <table:table-cell/>
          <table:table-cell office:value-type="float" office:value="3599" calcext:value-type="float">
            <text:p>3599</text:p>
          </table:table-cell>
          <table:table-cell office:value-type="float" office:value="0.834539" calcext:value-type="float">
            <text:p>0.834539</text:p>
          </table:table-cell>
          <table:table-cell office:value-type="float" office:value="439.069" calcext:value-type="float">
            <text:p>439.069</text:p>
          </table:table-cell>
          <table:table-cell office:value-type="float" office:value="0.293984" calcext:value-type="float">
            <text:p>0.293984</text:p>
          </table:table-cell>
          <table:table-cell office:value-type="float" office:value="15" calcext:value-type="float">
            <text:p>15</text:p>
          </table:table-cell>
          <table:table-cell office:value-type="float" office:value="0.898158" calcext:value-type="float">
            <text:p>0.898158</text:p>
          </table:table-cell>
          <table:table-cell office:value-type="float" office:value="33.7434" calcext:value-type="float">
            <text:p>33.7434</text:p>
          </table:table-cell>
          <table:table-cell office:value-type="float" office:value="0.115936" calcext:value-type="float">
            <text:p>0.115936</text:p>
          </table:table-cell>
          <table:table-cell office:value-type="float" office:value="106" calcext:value-type="float">
            <text:p>106</text:p>
          </table:table-cell>
          <table:table-cell office:value-type="float" office:value="0.937774" calcext:value-type="float">
            <text:p>0.937774</text:p>
          </table:table-cell>
          <table:table-cell office:value-type="float" office:value="27.8372" calcext:value-type="float">
            <text:p>27.8372</text:p>
          </table:table-cell>
          <table:table-cell office:value-type="float" office:value="0.0795834" calcext:value-type="float">
            <text:p>0.07958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.829426" calcext:value-type="float">
            <text:p>0.829426</text:p>
          </table:table-cell>
          <table:table-cell office:value-type="float" office:value="404.252" calcext:value-type="float">
            <text:p>404.252</text:p>
          </table:table-cell>
          <table:table-cell office:value-type="float" office:value="0.226909" calcext:value-type="float">
            <text:p>0.226909</text:p>
          </table:table-cell>
          <table:table-cell office:value-type="float" office:value="2" calcext:value-type="float">
            <text:p>2</text:p>
          </table:table-cell>
          <table:table-cell office:value-type="float" office:value="0.836834" calcext:value-type="float">
            <text:p>0.836834</text:p>
          </table:table-cell>
          <table:table-cell office:value-type="float" office:value="86.4525" calcext:value-type="float">
            <text:p>86.4525</text:p>
          </table:table-cell>
          <table:table-cell office:value-type="float" office:value="0.175095" calcext:value-type="float">
            <text:p>0.175095</text:p>
          </table:table-cell>
          <table:table-cell office:value-type="float" office:value="2785" calcext:value-type="float">
            <text:p>2785</text:p>
          </table:table-cell>
          <table:table-cell office:value-type="float" office:value="0.817874" calcext:value-type="float">
            <text:p>0.817874</text:p>
          </table:table-cell>
          <table:table-cell office:value-type="float" office:value="413.875" calcext:value-type="float">
            <text:p>413.875</text:p>
          </table:table-cell>
          <table:table-cell office:value-type="float" office:value="0.352402" calcext:value-type="float">
            <text:p>0.352402</text:p>
          </table:table-cell>
          <table:table-cell office:value-type="float" office:value="9" calcext:value-type="float">
            <text:p>9</text:p>
          </table:table-cell>
          <table:table-cell office:value-type="float" office:value="0.872262" calcext:value-type="float">
            <text:p>0.872262</text:p>
          </table:table-cell>
          <table:table-cell office:value-type="float" office:value="53.7684" calcext:value-type="float">
            <text:p>53.7684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54" calcext:value-type="float">
            <text:p>54</text:p>
          </table:table-cell>
          <table:table-cell office:value-type="float" office:value="0.930708" calcext:value-type="float">
            <text:p>0.930708</text:p>
          </table:table-cell>
          <table:table-cell office:value-type="float" office:value="51.9474" calcext:value-type="float">
            <text:p>51.9474</text:p>
          </table:table-cell>
          <table:table-cell office:value-type="float" office:value="0.124924" calcext:value-type="float">
            <text:p>0.124924</text:p>
          </table:table-cell>
          <table:table-cell/>
          <table:table-cell office:value-type="float" office:value="3823" calcext:value-type="float">
            <text:p>3823</text:p>
          </table:table-cell>
          <table:table-cell office:value-type="float" office:value="0.854206" calcext:value-type="float">
            <text:p>0.854206</text:p>
          </table:table-cell>
          <table:table-cell office:value-type="float" office:value="63.3278" calcext:value-type="float">
            <text:p>63.3278</text:p>
          </table:table-cell>
          <table:table-cell office:value-type="float" office:value="0.221268" calcext:value-type="float">
            <text:p>0.221268</text:p>
          </table:table-cell>
          <table:table-cell office:value-type="float" office:value="15" calcext:value-type="float">
            <text:p>15</text:p>
          </table:table-cell>
          <table:table-cell office:value-type="float" office:value="0.896964" calcext:value-type="float">
            <text:p>0.896964</text:p>
          </table:table-cell>
          <table:table-cell office:value-type="float" office:value="30.4626" calcext:value-type="float">
            <text:p>30.4626</text:p>
          </table:table-cell>
          <table:table-cell office:value-type="float" office:value="0.128654" calcext:value-type="float">
            <text:p>0.128654</text:p>
          </table:table-cell>
          <table:table-cell office:value-type="float" office:value="108" calcext:value-type="float">
            <text:p>108</text:p>
          </table:table-cell>
          <table:table-cell office:value-type="float" office:value="0.938986" calcext:value-type="float">
            <text:p>0.938986</text:p>
          </table:table-cell>
          <table:table-cell office:value-type="float" office:value="24.9394" calcext:value-type="float">
            <text:p>24.9394</text:p>
          </table:table-cell>
          <table:table-cell office:value-type="float" office:value="0.0873052" calcext:value-type="float">
            <text:p>0.08730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815402" calcext:value-type="float">
            <text:p>0.815402</text:p>
          </table:table-cell>
          <table:table-cell office:value-type="float" office:value="21751.9" calcext:value-type="float">
            <text:p>21751.9</text:p>
          </table:table-cell>
          <table:table-cell office:value-type="float" office:value="0.260611" calcext:value-type="float">
            <text:p>0.260611</text:p>
          </table:table-cell>
          <table:table-cell office:value-type="float" office:value="2" calcext:value-type="float">
            <text:p>2</text:p>
          </table:table-cell>
          <table:table-cell office:value-type="float" office:value="0.828263" calcext:value-type="float">
            <text:p>0.828263</text:p>
          </table:table-cell>
          <table:table-cell office:value-type="float" office:value="78.2574" calcext:value-type="float">
            <text:p>78.2574</text:p>
          </table:table-cell>
          <table:table-cell office:value-type="float" office:value="0.174953" calcext:value-type="float">
            <text:p>0.174953</text:p>
          </table:table-cell>
          <table:table-cell office:value-type="float" office:value="2250" calcext:value-type="float">
            <text:p>2250</text:p>
          </table:table-cell>
          <table:table-cell office:value-type="float" office:value="0.813523" calcext:value-type="float">
            <text:p>0.813523</text:p>
          </table:table-cell>
          <table:table-cell office:value-type="float" office:value="158.638" calcext:value-type="float">
            <text:p>158.638</text:p>
          </table:table-cell>
          <table:table-cell office:value-type="float" office:value="0.282708" calcext:value-type="float">
            <text:p>0.282708</text:p>
          </table:table-cell>
          <table:table-cell office:value-type="float" office:value="9" calcext:value-type="float">
            <text:p>9</text:p>
          </table:table-cell>
          <table:table-cell office:value-type="float" office:value="0.876531" calcext:value-type="float">
            <text:p>0.876531</text:p>
          </table:table-cell>
          <table:table-cell office:value-type="float" office:value="37.3975" calcext:value-type="float">
            <text:p>37.3975</text:p>
          </table:table-cell>
          <table:table-cell office:value-type="float" office:value="0.129782" calcext:value-type="float">
            <text:p>0.129782</text:p>
          </table:table-cell>
          <table:table-cell office:value-type="float" office:value="55" calcext:value-type="float">
            <text:p>55</text:p>
          </table:table-cell>
          <table:table-cell office:value-type="float" office:value="0.932374" calcext:value-type="float">
            <text:p>0.932374</text:p>
          </table:table-cell>
          <table:table-cell office:value-type="float" office:value="30.3194" calcext:value-type="float">
            <text:p>30.3194</text:p>
          </table:table-cell>
          <table:table-cell office:value-type="float" office:value="0.0912086" calcext:value-type="float">
            <text:p>0.0912086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0.851437" calcext:value-type="float">
            <text:p>0.851437</text:p>
          </table:table-cell>
          <table:table-cell office:value-type="float" office:value="67.1683" calcext:value-type="float">
            <text:p>67.1683</text:p>
          </table:table-cell>
          <table:table-cell office:value-type="float" office:value="0.217255" calcext:value-type="float">
            <text:p>0.217255</text:p>
          </table:table-cell>
          <table:table-cell office:value-type="float" office:value="15" calcext:value-type="float">
            <text:p>15</text:p>
          </table:table-cell>
          <table:table-cell office:value-type="float" office:value="0.903641" calcext:value-type="float">
            <text:p>0.903641</text:p>
          </table:table-cell>
          <table:table-cell office:value-type="float" office:value="24.1837" calcext:value-type="float">
            <text:p>24.1837</text:p>
          </table:table-cell>
          <table:table-cell office:value-type="float" office:value="0.1099" calcext:value-type="float">
            <text:p>0.1099</text:p>
          </table:table-cell>
          <table:table-cell office:value-type="float" office:value="109" calcext:value-type="float">
            <text:p>109</text:p>
          </table:table-cell>
          <table:table-cell office:value-type="float" office:value="0.937638" calcext:value-type="float">
            <text:p>0.937638</text:p>
          </table:table-cell>
          <table:table-cell office:value-type="float" office:value="30.1542" calcext:value-type="float">
            <text:p>30.1542</text:p>
          </table:table-cell>
          <table:table-cell office:value-type="float" office:value="0.0920391" calcext:value-type="float">
            <text:p>0.09203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814755" calcext:value-type="float">
            <text:p>0.814755</text:p>
          </table:table-cell>
          <table:table-cell office:value-type="float" office:value="352.88" calcext:value-type="float">
            <text:p>352.88</text:p>
          </table:table-cell>
          <table:table-cell office:value-type="float" office:value="0.256679" calcext:value-type="float">
            <text:p>0.256679</text:p>
          </table:table-cell>
          <table:table-cell office:value-type="float" office:value="2" calcext:value-type="float">
            <text:p>2</text:p>
          </table:table-cell>
          <table:table-cell office:value-type="float" office:value="0.835175" calcext:value-type="float">
            <text:p>0.835175</text:p>
          </table:table-cell>
          <table:table-cell office:value-type="float" office:value="77.4004" calcext:value-type="float">
            <text:p>77.4004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2637" calcext:value-type="float">
            <text:p>2637</text:p>
          </table:table-cell>
          <table:table-cell office:value-type="float" office:value="0.815299" calcext:value-type="float">
            <text:p>0.815299</text:p>
          </table:table-cell>
          <table:table-cell office:value-type="float" office:value="353.624" calcext:value-type="float">
            <text:p>353.624</text:p>
          </table:table-cell>
          <table:table-cell office:value-type="float" office:value="0.37709" calcext:value-type="float">
            <text:p>0.37709</text:p>
          </table:table-cell>
          <table:table-cell office:value-type="float" office:value="9" calcext:value-type="float">
            <text:p>9</text:p>
          </table:table-cell>
          <table:table-cell office:value-type="float" office:value="0.868126" calcext:value-type="float">
            <text:p>0.868126</text:p>
          </table:table-cell>
          <table:table-cell office:value-type="float" office:value="48.0854" calcext:value-type="float">
            <text:p>48.0854</text:p>
          </table:table-cell>
          <table:table-cell office:value-type="float" office:value="0.158225" calcext:value-type="float">
            <text:p>0.158225</text:p>
          </table:table-cell>
          <table:table-cell office:value-type="float" office:value="54" calcext:value-type="float">
            <text:p>54</text:p>
          </table:table-cell>
          <table:table-cell office:value-type="float" office:value="0.939738" calcext:value-type="float">
            <text:p>0.939738</text:p>
          </table:table-cell>
          <table:table-cell office:value-type="float" office:value="42.7762" calcext:value-type="float">
            <text:p>42.7762</text:p>
          </table:table-cell>
          <table:table-cell office:value-type="float" office:value="0.116955" calcext:value-type="float">
            <text:p>0.116955</text:p>
          </table:table-cell>
          <table:table-cell/>
          <table:table-cell office:value-type="float" office:value="3952" calcext:value-type="float">
            <text:p>3952</text:p>
          </table:table-cell>
          <table:table-cell office:value-type="float" office:value="0.853969" calcext:value-type="float">
            <text:p>0.853969</text:p>
          </table:table-cell>
          <table:table-cell office:value-type="float" office:value="78.0381" calcext:value-type="float">
            <text:p>78.0381</text:p>
          </table:table-cell>
          <table:table-cell office:value-type="float" office:value="0.235159" calcext:value-type="float">
            <text:p>0.235159</text:p>
          </table:table-cell>
          <table:table-cell office:value-type="float" office:value="15" calcext:value-type="float">
            <text:p>15</text:p>
          </table:table-cell>
          <table:table-cell office:value-type="float" office:value="0.897936" calcext:value-type="float">
            <text:p>0.897936</text:p>
          </table:table-cell>
          <table:table-cell office:value-type="float" office:value="29.8436" calcext:value-type="float">
            <text:p>29.8436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108" calcext:value-type="float">
            <text:p>108</text:p>
          </table:table-cell>
          <table:table-cell office:value-type="float" office:value="0.940117" calcext:value-type="float">
            <text:p>0.940117</text:p>
          </table:table-cell>
          <table:table-cell office:value-type="float" office:value="26.7895" calcext:value-type="float">
            <text:p>26.7895</text:p>
          </table:table-cell>
          <table:table-cell office:value-type="float" office:value="0.106842" calcext:value-type="float">
            <text:p>0.1068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80245" calcext:value-type="float">
            <text:p>0.80245</text:p>
          </table:table-cell>
          <table:table-cell office:value-type="float" office:value="202.252" calcext:value-type="float">
            <text:p>202.252</text:p>
          </table:table-cell>
          <table:table-cell office:value-type="float" office:value="0.214551" calcext:value-type="float">
            <text:p>0.214551</text:p>
          </table:table-cell>
          <table:table-cell office:value-type="float" office:value="2" calcext:value-type="float">
            <text:p>2</text:p>
          </table:table-cell>
          <table:table-cell office:value-type="float" office:value="0.829556" calcext:value-type="float">
            <text:p>0.829556</text:p>
          </table:table-cell>
          <table:table-cell office:value-type="float" office:value="82.2455" calcext:value-type="float">
            <text:p>82.2455</text:p>
          </table:table-cell>
          <table:table-cell office:value-type="float" office:value="0.156057" calcext:value-type="float">
            <text:p>0.156057</text:p>
          </table:table-cell>
          <table:table-cell office:value-type="float" office:value="2645" calcext:value-type="float">
            <text:p>2645</text:p>
          </table:table-cell>
          <table:table-cell office:value-type="float" office:value="0.805328" calcext:value-type="float">
            <text:p>0.805328</text:p>
          </table:table-cell>
          <table:table-cell office:value-type="float" office:value="172.089" calcext:value-type="float">
            <text:p>172.089</text:p>
          </table:table-cell>
          <table:table-cell office:value-type="float" office:value="0.285241" calcext:value-type="float">
            <text:p>0.285241</text:p>
          </table:table-cell>
          <table:table-cell office:value-type="float" office:value="9" calcext:value-type="float">
            <text:p>9</text:p>
          </table:table-cell>
          <table:table-cell office:value-type="float" office:value="0.863842" calcext:value-type="float">
            <text:p>0.863842</text:p>
          </table:table-cell>
          <table:table-cell office:value-type="float" office:value="50.4677" calcext:value-type="float">
            <text:p>50.4677</text:p>
          </table:table-cell>
          <table:table-cell office:value-type="float" office:value="0.122231" calcext:value-type="float">
            <text:p>0.122231</text:p>
          </table:table-cell>
          <table:table-cell office:value-type="float" office:value="54" calcext:value-type="float">
            <text:p>54</text:p>
          </table:table-cell>
          <table:table-cell office:value-type="float" office:value="0.930915" calcext:value-type="float">
            <text:p>0.930915</text:p>
          </table:table-cell>
          <table:table-cell office:value-type="float" office:value="55.6755" calcext:value-type="float">
            <text:p>55.6755</text:p>
          </table:table-cell>
          <table:table-cell office:value-type="float" office:value="0.101746" calcext:value-type="float">
            <text:p>0.101746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0.854673" calcext:value-type="float">
            <text:p>0.854673</text:p>
          </table:table-cell>
          <table:table-cell office:value-type="float" office:value="54.9638" calcext:value-type="float">
            <text:p>54.9638</text:p>
          </table:table-cell>
          <table:table-cell office:value-type="float" office:value="0.203486" calcext:value-type="float">
            <text:p>0.203486</text:p>
          </table:table-cell>
          <table:table-cell office:value-type="float" office:value="15" calcext:value-type="float">
            <text:p>15</text:p>
          </table:table-cell>
          <table:table-cell office:value-type="float" office:value="0.897417" calcext:value-type="float">
            <text:p>0.897417</text:p>
          </table:table-cell>
          <table:table-cell office:value-type="float" office:value="31.8162" calcext:value-type="float">
            <text:p>31.8162</text:p>
          </table:table-cell>
          <table:table-cell office:value-type="float" office:value="0.107979" calcext:value-type="float">
            <text:p>0.107979</text:p>
          </table:table-cell>
          <table:table-cell office:value-type="float" office:value="109" calcext:value-type="float">
            <text:p>109</text:p>
          </table:table-cell>
          <table:table-cell office:value-type="float" office:value="0.939423" calcext:value-type="float">
            <text:p>0.939423</text:p>
          </table:table-cell>
          <table:table-cell office:value-type="float" office:value="50.7417" calcext:value-type="float">
            <text:p>50.7417</text:p>
          </table:table-cell>
          <table:table-cell office:value-type="float" office:value="0.0917993" calcext:value-type="float">
            <text:p>0.09179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.791463" calcext:value-type="float">
            <text:p>0.791463</text:p>
          </table:table-cell>
          <table:table-cell office:value-type="float" office:value="773.822" calcext:value-type="float">
            <text:p>773.822</text:p>
          </table:table-cell>
          <table:table-cell office:value-type="float" office:value="0.257488" calcext:value-type="float">
            <text:p>0.257488</text:p>
          </table:table-cell>
          <table:table-cell office:value-type="float" office:value="2" calcext:value-type="float">
            <text:p>2</text:p>
          </table:table-cell>
          <table:table-cell office:value-type="float" office:value="0.817029" calcext:value-type="float">
            <text:p>0.817029</text:p>
          </table:table-cell>
          <table:table-cell office:value-type="float" office:value="105.035" calcext:value-type="float">
            <text:p>105.035</text:p>
          </table:table-cell>
          <table:table-cell office:value-type="float" office:value="0.183605" calcext:value-type="float">
            <text:p>0.183605</text:p>
          </table:table-cell>
          <table:table-cell office:value-type="float" office:value="2355" calcext:value-type="float">
            <text:p>2355</text:p>
          </table:table-cell>
          <table:table-cell office:value-type="float" office:value="0.798121" calcext:value-type="float">
            <text:p>0.798121</text:p>
          </table:table-cell>
          <table:table-cell office:value-type="float" office:value="845.808" calcext:value-type="float">
            <text:p>845.808</text:p>
          </table:table-cell>
          <table:table-cell office:value-type="float" office:value="0.367001" calcext:value-type="float">
            <text:p>0.367001</text:p>
          </table:table-cell>
          <table:table-cell office:value-type="float" office:value="9" calcext:value-type="float">
            <text:p>9</text:p>
          </table:table-cell>
          <table:table-cell office:value-type="float" office:value="0.866365" calcext:value-type="float">
            <text:p>0.866365</text:p>
          </table:table-cell>
          <table:table-cell office:value-type="float" office:value="46.4382" calcext:value-type="float">
            <text:p>46.4382</text:p>
          </table:table-cell>
          <table:table-cell office:value-type="float" office:value="0.118703" calcext:value-type="float">
            <text:p>0.118703</text:p>
          </table:table-cell>
          <table:table-cell office:value-type="float" office:value="55" calcext:value-type="float">
            <text:p>55</text:p>
          </table:table-cell>
          <table:table-cell office:value-type="float" office:value="0.932899" calcext:value-type="float">
            <text:p>0.932899</text:p>
          </table:table-cell>
          <table:table-cell office:value-type="float" office:value="39.4024" calcext:value-type="float">
            <text:p>39.4024</text:p>
          </table:table-cell>
          <table:table-cell office:value-type="float" office:value="0.097004" calcext:value-type="float">
            <text:p>0.097004</text:p>
          </table:table-cell>
          <table:table-cell/>
          <table:table-cell office:value-type="float" office:value="3022" calcext:value-type="float">
            <text:p>3022</text:p>
          </table:table-cell>
          <table:table-cell office:value-type="float" office:value="0.834032" calcext:value-type="float">
            <text:p>0.834032</text:p>
          </table:table-cell>
          <table:table-cell office:value-type="float" office:value="99.3875" calcext:value-type="float">
            <text:p>99.3875</text:p>
          </table:table-cell>
          <table:table-cell office:value-type="float" office:value="0.265881" calcext:value-type="float">
            <text:p>0.265881</text:p>
          </table:table-cell>
          <table:table-cell office:value-type="float" office:value="15" calcext:value-type="float">
            <text:p>15</text:p>
          </table:table-cell>
          <table:table-cell office:value-type="float" office:value="0.886476" calcext:value-type="float">
            <text:p>0.886476</text:p>
          </table:table-cell>
          <table:table-cell office:value-type="float" office:value="37.7887" calcext:value-type="float">
            <text:p>37.7887</text:p>
          </table:table-cell>
          <table:table-cell office:value-type="float" office:value="0.131311" calcext:value-type="float">
            <text:p>0.131311</text:p>
          </table:table-cell>
          <table:table-cell office:value-type="float" office:value="111" calcext:value-type="float">
            <text:p>111</text:p>
          </table:table-cell>
          <table:table-cell office:value-type="float" office:value="0.947974" calcext:value-type="float">
            <text:p>0.947974</text:p>
          </table:table-cell>
          <table:table-cell office:value-type="float" office:value="27.2739" calcext:value-type="float">
            <text:p>27.2739</text:p>
          </table:table-cell>
          <table:table-cell office:value-type="float" office:value="0.0813224" calcext:value-type="float">
            <text:p>0.08132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797291" calcext:value-type="float">
            <text:p>0.797291</text:p>
          </table:table-cell>
          <table:table-cell office:value-type="float" office:value="8409.01" calcext:value-type="float">
            <text:p>8409.01</text:p>
          </table:table-cell>
          <table:table-cell office:value-type="float" office:value="0.282743" calcext:value-type="float">
            <text:p>0.282743</text:p>
          </table:table-cell>
          <table:table-cell office:value-type="float" office:value="2" calcext:value-type="float">
            <text:p>2</text:p>
          </table:table-cell>
          <table:table-cell office:value-type="float" office:value="0.820531" calcext:value-type="float">
            <text:p>0.820531</text:p>
          </table:table-cell>
          <table:table-cell office:value-type="float" office:value="86.6002" calcext:value-type="float">
            <text:p>86.6002</text:p>
          </table:table-cell>
          <table:table-cell office:value-type="float" office:value="0.175863" calcext:value-type="float">
            <text:p>0.175863</text:p>
          </table:table-cell>
          <table:table-cell office:value-type="float" office:value="2770" calcext:value-type="float">
            <text:p>2770</text:p>
          </table:table-cell>
          <table:table-cell office:value-type="float" office:value="0.806447" calcext:value-type="float">
            <text:p>0.806447</text:p>
          </table:table-cell>
          <table:table-cell office:value-type="float" office:value="148.477" calcext:value-type="float">
            <text:p>148.477</text:p>
          </table:table-cell>
          <table:table-cell office:value-type="float" office:value="0.318864" calcext:value-type="float">
            <text:p>0.318864</text:p>
          </table:table-cell>
          <table:table-cell office:value-type="float" office:value="9" calcext:value-type="float">
            <text:p>9</text:p>
          </table:table-cell>
          <table:table-cell office:value-type="float" office:value="0.863801" calcext:value-type="float">
            <text:p>0.863801</text:p>
          </table:table-cell>
          <table:table-cell office:value-type="float" office:value="56.7687" calcext:value-type="float">
            <text:p>56.7687</text:p>
          </table:table-cell>
          <table:table-cell office:value-type="float" office:value="0.13302" calcext:value-type="float">
            <text:p>0.13302</text:p>
          </table:table-cell>
          <table:table-cell office:value-type="float" office:value="54" calcext:value-type="float">
            <text:p>54</text:p>
          </table:table-cell>
          <table:table-cell office:value-type="float" office:value="0.91862" calcext:value-type="float">
            <text:p>0.91862</text:p>
          </table:table-cell>
          <table:table-cell office:value-type="float" office:value="59.2498" calcext:value-type="float">
            <text:p>59.2498</text:p>
          </table:table-cell>
          <table:table-cell office:value-type="float" office:value="0.097342" calcext:value-type="float">
            <text:p>0.097342</text:p>
          </table:table-cell>
          <table:table-cell/>
          <table:table-cell office:value-type="float" office:value="3453" calcext:value-type="float">
            <text:p>3453</text:p>
          </table:table-cell>
          <table:table-cell office:value-type="float" office:value="0.836679" calcext:value-type="float">
            <text:p>0.836679</text:p>
          </table:table-cell>
          <table:table-cell office:value-type="float" office:value="151.945" calcext:value-type="float">
            <text:p>151.945</text:p>
          </table:table-cell>
          <table:table-cell office:value-type="float" office:value="0.275891" calcext:value-type="float">
            <text:p>0.275891</text:p>
          </table:table-cell>
          <table:table-cell office:value-type="float" office:value="15" calcext:value-type="float">
            <text:p>15</text:p>
          </table:table-cell>
          <table:table-cell office:value-type="float" office:value="0.889026" calcext:value-type="float">
            <text:p>0.889026</text:p>
          </table:table-cell>
          <table:table-cell office:value-type="float" office:value="39.6185" calcext:value-type="float">
            <text:p>39.6185</text:p>
          </table:table-cell>
          <table:table-cell office:value-type="float" office:value="0.149125" calcext:value-type="float">
            <text:p>0.149125</text:p>
          </table:table-cell>
          <table:table-cell office:value-type="float" office:value="109" calcext:value-type="float">
            <text:p>109</text:p>
          </table:table-cell>
          <table:table-cell office:value-type="float" office:value="0.945136" calcext:value-type="float">
            <text:p>0.945136</text:p>
          </table:table-cell>
          <table:table-cell office:value-type="float" office:value="41.7128" calcext:value-type="float">
            <text:p>41.7128</text:p>
          </table:table-cell>
          <table:table-cell office:value-type="float" office:value="0.0891891" calcext:value-type="float">
            <text:p>0.08918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785438" calcext:value-type="float">
            <text:p>0.785438</text:p>
          </table:table-cell>
          <table:table-cell office:value-type="float" office:value="390.966" calcext:value-type="float">
            <text:p>390.966</text:p>
          </table:table-cell>
          <table:table-cell office:value-type="float" office:value="0.240186" calcext:value-type="float">
            <text:p>0.240186</text:p>
          </table:table-cell>
          <table:table-cell office:value-type="float" office:value="2" calcext:value-type="float">
            <text:p>2</text:p>
          </table:table-cell>
          <table:table-cell office:value-type="float" office:value="0.812904" calcext:value-type="float">
            <text:p>0.812904</text:p>
          </table:table-cell>
          <table:table-cell office:value-type="float" office:value="84.078" calcext:value-type="float">
            <text:p>84.078</text:p>
          </table:table-cell>
          <table:table-cell office:value-type="float" office:value="0.174392" calcext:value-type="float">
            <text:p>0.174392</text:p>
          </table:table-cell>
          <table:table-cell office:value-type="float" office:value="3181" calcext:value-type="float">
            <text:p>3181</text:p>
          </table:table-cell>
          <table:table-cell office:value-type="float" office:value="0.791373" calcext:value-type="float">
            <text:p>0.791373</text:p>
          </table:table-cell>
          <table:table-cell office:value-type="float" office:value="263.803" calcext:value-type="float">
            <text:p>263.803</text:p>
          </table:table-cell>
          <table:table-cell office:value-type="float" office:value="0.373877" calcext:value-type="float">
            <text:p>0.373877</text:p>
          </table:table-cell>
          <table:table-cell office:value-type="float" office:value="9" calcext:value-type="float">
            <text:p>9</text:p>
          </table:table-cell>
          <table:table-cell office:value-type="float" office:value="0.864941" calcext:value-type="float">
            <text:p>0.864941</text:p>
          </table:table-cell>
          <table:table-cell office:value-type="float" office:value="46.725" calcext:value-type="float">
            <text:p>46.725</text:p>
          </table:table-cell>
          <table:table-cell office:value-type="float" office:value="0.135662" calcext:value-type="float">
            <text:p>0.135662</text:p>
          </table:table-cell>
          <table:table-cell office:value-type="float" office:value="53" calcext:value-type="float">
            <text:p>53</text:p>
          </table:table-cell>
          <table:table-cell office:value-type="float" office:value="0.921898" calcext:value-type="float">
            <text:p>0.921898</text:p>
          </table:table-cell>
          <table:table-cell office:value-type="float" office:value="60.9907" calcext:value-type="float">
            <text:p>60.9907</text:p>
          </table:table-cell>
          <table:table-cell office:value-type="float" office:value="0.122494" calcext:value-type="float">
            <text:p>0.122494</text:p>
          </table:table-cell>
          <table:table-cell/>
          <table:table-cell office:value-type="float" office:value="5084" calcext:value-type="float">
            <text:p>5084</text:p>
          </table:table-cell>
          <table:table-cell office:value-type="float" office:value="0.820704" calcext:value-type="float">
            <text:p>0.820704</text:p>
          </table:table-cell>
          <table:table-cell office:value-type="float" office:value="832.988" calcext:value-type="float">
            <text:p>832.988</text:p>
          </table:table-cell>
          <table:table-cell office:value-type="float" office:value="0.328334" calcext:value-type="float">
            <text:p>0.328334</text:p>
          </table:table-cell>
          <table:table-cell office:value-type="float" office:value="15" calcext:value-type="float">
            <text:p>15</text:p>
          </table:table-cell>
          <table:table-cell office:value-type="float" office:value="0.883993" calcext:value-type="float">
            <text:p>0.883993</text:p>
          </table:table-cell>
          <table:table-cell office:value-type="float" office:value="30.225" calcext:value-type="float">
            <text:p>30.225</text:p>
          </table:table-cell>
          <table:table-cell office:value-type="float" office:value="0.147747" calcext:value-type="float">
            <text:p>0.147747</text:p>
          </table:table-cell>
          <table:table-cell office:value-type="float" office:value="108" calcext:value-type="float">
            <text:p>108</text:p>
          </table:table-cell>
          <table:table-cell office:value-type="float" office:value="0.949427" calcext:value-type="float">
            <text:p>0.949427</text:p>
          </table:table-cell>
          <table:table-cell office:value-type="float" office:value="24.9307" calcext:value-type="float">
            <text:p>24.9307</text:p>
          </table:table-cell>
          <table:table-cell office:value-type="float" office:value="0.0870715" calcext:value-type="float">
            <text:p>0.08707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.813239" calcext:value-type="float">
            <text:p>0.813239</text:p>
          </table:table-cell>
          <table:table-cell office:value-type="float" office:value="306.262" calcext:value-type="float">
            <text:p>306.262</text:p>
          </table:table-cell>
          <table:table-cell office:value-type="float" office:value="0.251311" calcext:value-type="float">
            <text:p>0.251311</text:p>
          </table:table-cell>
          <table:table-cell office:value-type="float" office:value="2" calcext:value-type="float">
            <text:p>2</text:p>
          </table:table-cell>
          <table:table-cell office:value-type="float" office:value="0.819742" calcext:value-type="float">
            <text:p>0.819742</text:p>
          </table:table-cell>
          <table:table-cell office:value-type="float" office:value="80.7109" calcext:value-type="float">
            <text:p>80.7109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2748" calcext:value-type="float">
            <text:p>2748</text:p>
          </table:table-cell>
          <table:table-cell office:value-type="float" office:value="0.797006" calcext:value-type="float">
            <text:p>0.797006</text:p>
          </table:table-cell>
          <table:table-cell office:value-type="float" office:value="477.22" calcext:value-type="float">
            <text:p>477.22</text:p>
          </table:table-cell>
          <table:table-cell office:value-type="float" office:value="0.404204" calcext:value-type="float">
            <text:p>0.404204</text:p>
          </table:table-cell>
          <table:table-cell office:value-type="float" office:value="9" calcext:value-type="float">
            <text:p>9</text:p>
          </table:table-cell>
          <table:table-cell office:value-type="float" office:value="0.853507" calcext:value-type="float">
            <text:p>0.853507</text:p>
          </table:table-cell>
          <table:table-cell office:value-type="float" office:value="36.8609" calcext:value-type="float">
            <text:p>36.8609</text:p>
          </table:table-cell>
          <table:table-cell office:value-type="float" office:value="0.155024" calcext:value-type="float">
            <text:p>0.155024</text:p>
          </table:table-cell>
          <table:table-cell office:value-type="float" office:value="53" calcext:value-type="float">
            <text:p>53</text:p>
          </table:table-cell>
          <table:table-cell office:value-type="float" office:value="0.923261" calcext:value-type="float">
            <text:p>0.923261</text:p>
          </table:table-cell>
          <table:table-cell office:value-type="float" office:value="39.2904" calcext:value-type="float">
            <text:p>39.2904</text:p>
          </table:table-cell>
          <table:table-cell office:value-type="float" office:value="0.129172" calcext:value-type="float">
            <text:p>0.129172</text:p>
          </table:table-cell>
          <table:table-cell/>
          <table:table-cell office:value-type="float" office:value="4170" calcext:value-type="float">
            <text:p>4170</text:p>
          </table:table-cell>
          <table:table-cell office:value-type="float" office:value="0.838385" calcext:value-type="float">
            <text:p>0.838385</text:p>
          </table:table-cell>
          <table:table-cell office:value-type="float" office:value="68.7151" calcext:value-type="float">
            <text:p>68.7151</text:p>
          </table:table-cell>
          <table:table-cell office:value-type="float" office:value="0.277751" calcext:value-type="float">
            <text:p>0.277751</text:p>
          </table:table-cell>
          <table:table-cell office:value-type="float" office:value="15" calcext:value-type="float">
            <text:p>15</text:p>
          </table:table-cell>
          <table:table-cell office:value-type="float" office:value="0.887737" calcext:value-type="float">
            <text:p>0.887737</text:p>
          </table:table-cell>
          <table:table-cell office:value-type="float" office:value="25.3104" calcext:value-type="float">
            <text:p>25.3104</text:p>
          </table:table-cell>
          <table:table-cell office:value-type="float" office:value="0.135467" calcext:value-type="float">
            <text:p>0.135467</text:p>
          </table:table-cell>
          <table:table-cell office:value-type="float" office:value="109" calcext:value-type="float">
            <text:p>109</text:p>
          </table:table-cell>
          <table:table-cell office:value-type="float" office:value="0.943877" calcext:value-type="float">
            <text:p>0.943877</text:p>
          </table:table-cell>
          <table:table-cell office:value-type="float" office:value="24.053" calcext:value-type="float">
            <text:p>24.053</text:p>
          </table:table-cell>
          <table:table-cell office:value-type="float" office:value="0.0915183" calcext:value-type="float">
            <text:p>0.09151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0.785556" calcext:value-type="float">
            <text:p>0.785556</text:p>
          </table:table-cell>
          <table:table-cell office:value-type="float" office:value="4191.97" calcext:value-type="float">
            <text:p>4191.97</text:p>
          </table:table-cell>
          <table:table-cell office:value-type="float" office:value="0.315099" calcext:value-type="float">
            <text:p>0.315099</text:p>
          </table:table-cell>
          <table:table-cell office:value-type="float" office:value="2" calcext:value-type="float">
            <text:p>2</text:p>
          </table:table-cell>
          <table:table-cell office:value-type="float" office:value="0.800328" calcext:value-type="float">
            <text:p>0.800328</text:p>
          </table:table-cell>
          <table:table-cell office:value-type="float" office:value="76.8346" calcext:value-type="float">
            <text:p>76.8346</text:p>
          </table:table-cell>
          <table:table-cell office:value-type="float" office:value="0.199514" calcext:value-type="float">
            <text:p>0.199514</text:p>
          </table:table-cell>
          <table:table-cell office:value-type="float" office:value="3560" calcext:value-type="float">
            <text:p>3560</text:p>
          </table:table-cell>
          <table:table-cell office:value-type="float" office:value="0.783071" calcext:value-type="float">
            <text:p>0.783071</text:p>
          </table:table-cell>
          <table:table-cell office:value-type="float" office:value="4793.75" calcext:value-type="float">
            <text:p>4793.75</text:p>
          </table:table-cell>
          <table:table-cell office:value-type="float" office:value="0.797362" calcext:value-type="float">
            <text:p>0.797362</text:p>
          </table:table-cell>
          <table:table-cell office:value-type="float" office:value="9" calcext:value-type="float">
            <text:p>9</text:p>
          </table:table-cell>
          <table:table-cell office:value-type="float" office:value="0.843669" calcext:value-type="float">
            <text:p>0.843669</text:p>
          </table:table-cell>
          <table:table-cell office:value-type="float" office:value="52.6859" calcext:value-type="float">
            <text:p>52.6859</text:p>
          </table:table-cell>
          <table:table-cell office:value-type="float" office:value="0.171305" calcext:value-type="float">
            <text:p>0.171305</text:p>
          </table:table-cell>
          <table:table-cell office:value-type="float" office:value="55" calcext:value-type="float">
            <text:p>55</text:p>
          </table:table-cell>
          <table:table-cell office:value-type="float" office:value="0.922671" calcext:value-type="float">
            <text:p>0.922671</text:p>
          </table:table-cell>
          <table:table-cell office:value-type="float" office:value="47.6337" calcext:value-type="float">
            <text:p>47.6337</text:p>
          </table:table-cell>
          <table:table-cell office:value-type="float" office:value="0.120044" calcext:value-type="float">
            <text:p>0.120044</text:p>
          </table:table-cell>
          <table:table-cell/>
          <table:table-cell office:value-type="float" office:value="4005" calcext:value-type="float">
            <text:p>4005</text:p>
          </table:table-cell>
          <table:table-cell office:value-type="float" office:value="0.838776" calcext:value-type="float">
            <text:p>0.838776</text:p>
          </table:table-cell>
          <table:table-cell office:value-type="float" office:value="73.2458" calcext:value-type="float">
            <text:p>73.2458</text:p>
          </table:table-cell>
          <table:table-cell office:value-type="float" office:value="0.237266" calcext:value-type="float">
            <text:p>0.237266</text:p>
          </table:table-cell>
          <table:table-cell office:value-type="float" office:value="15" calcext:value-type="float">
            <text:p>15</text:p>
          </table:table-cell>
          <table:table-cell office:value-type="float" office:value="0.877972" calcext:value-type="float">
            <text:p>0.877972</text:p>
          </table:table-cell>
          <table:table-cell office:value-type="float" office:value="27.237" calcext:value-type="float">
            <text:p>27.237</text:p>
          </table:table-cell>
          <table:table-cell office:value-type="float" office:value="0.136835" calcext:value-type="float">
            <text:p>0.136835</text:p>
          </table:table-cell>
          <table:table-cell office:value-type="float" office:value="108" calcext:value-type="float">
            <text:p>108</text:p>
          </table:table-cell>
          <table:table-cell office:value-type="float" office:value="0.93701" calcext:value-type="float">
            <text:p>0.93701</text:p>
          </table:table-cell>
          <table:table-cell office:value-type="float" office:value="32.5019" calcext:value-type="float">
            <text:p>32.5019</text:p>
          </table:table-cell>
          <table:table-cell office:value-type="float" office:value="0.0912707" calcext:value-type="float">
            <text:p>0.09127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.769123" calcext:value-type="float">
            <text:p>0.769123</text:p>
          </table:table-cell>
          <table:table-cell office:value-type="float" office:value="265.978" calcext:value-type="float">
            <text:p>265.978</text:p>
          </table:table-cell>
          <table:table-cell office:value-type="float" office:value="0.284452" calcext:value-type="float">
            <text:p>0.284452</text:p>
          </table:table-cell>
          <table:table-cell office:value-type="float" office:value="2" calcext:value-type="float">
            <text:p>2</text:p>
          </table:table-cell>
          <table:table-cell office:value-type="float" office:value="0.810879" calcext:value-type="float">
            <text:p>0.810879</text:p>
          </table:table-cell>
          <table:table-cell office:value-type="float" office:value="103.655" calcext:value-type="float">
            <text:p>103.655</text:p>
          </table:table-cell>
          <table:table-cell office:value-type="float" office:value="0.177768" calcext:value-type="float">
            <text:p>0.177768</text:p>
          </table:table-cell>
          <table:table-cell office:value-type="float" office:value="2872" calcext:value-type="float">
            <text:p>2872</text:p>
          </table:table-cell>
          <table:table-cell office:value-type="float" office:value="0.782469" calcext:value-type="float">
            <text:p>0.782469</text:p>
          </table:table-cell>
          <table:table-cell office:value-type="float" office:value="175.784" calcext:value-type="float">
            <text:p>175.784</text:p>
          </table:table-cell>
          <table:table-cell office:value-type="float" office:value="0.388681" calcext:value-type="float">
            <text:p>0.388681</text:p>
          </table:table-cell>
          <table:table-cell office:value-type="float" office:value="9" calcext:value-type="float">
            <text:p>9</text:p>
          </table:table-cell>
          <table:table-cell office:value-type="float" office:value="0.848899" calcext:value-type="float">
            <text:p>0.848899</text:p>
          </table:table-cell>
          <table:table-cell office:value-type="float" office:value="46.4996" calcext:value-type="float">
            <text:p>46.4996</text:p>
          </table:table-cell>
          <table:table-cell office:value-type="float" office:value="0.152578" calcext:value-type="float">
            <text:p>0.152578</text:p>
          </table:table-cell>
          <table:table-cell office:value-type="float" office:value="56" calcext:value-type="float">
            <text:p>56</text:p>
          </table:table-cell>
          <table:table-cell office:value-type="float" office:value="0.919385" calcext:value-type="float">
            <text:p>0.919385</text:p>
          </table:table-cell>
          <table:table-cell office:value-type="float" office:value="36.3233" calcext:value-type="float">
            <text:p>36.3233</text:p>
          </table:table-cell>
          <table:table-cell office:value-type="float" office:value="0.0983183" calcext:value-type="float">
            <text:p>0.0983183</text:p>
          </table:table-cell>
          <table:table-cell/>
          <table:table-cell office:value-type="float" office:value="5489" calcext:value-type="float">
            <text:p>5489</text:p>
          </table:table-cell>
          <table:table-cell office:value-type="float" office:value="0.826651" calcext:value-type="float">
            <text:p>0.826651</text:p>
          </table:table-cell>
          <table:table-cell office:value-type="float" office:value="89.8214" calcext:value-type="float">
            <text:p>89.8214</text:p>
          </table:table-cell>
          <table:table-cell office:value-type="float" office:value="0.278364" calcext:value-type="float">
            <text:p>0.278364</text:p>
          </table:table-cell>
          <table:table-cell office:value-type="float" office:value="15" calcext:value-type="float">
            <text:p>15</text:p>
          </table:table-cell>
          <table:table-cell office:value-type="float" office:value="0.876472" calcext:value-type="float">
            <text:p>0.876472</text:p>
          </table:table-cell>
          <table:table-cell office:value-type="float" office:value="26.7367" calcext:value-type="float">
            <text:p>26.7367</text:p>
          </table:table-cell>
          <table:table-cell office:value-type="float" office:value="0.132369" calcext:value-type="float">
            <text:p>0.132369</text:p>
          </table:table-cell>
          <table:table-cell office:value-type="float" office:value="109" calcext:value-type="float">
            <text:p>109</text:p>
          </table:table-cell>
          <table:table-cell office:value-type="float" office:value="0.948792" calcext:value-type="float">
            <text:p>0.948792</text:p>
          </table:table-cell>
          <table:table-cell office:value-type="float" office:value="16.06" calcext:value-type="float">
            <text:p>16.06</text:p>
          </table:table-cell>
          <table:table-cell office:value-type="float" office:value="0.0610381" calcext:value-type="float">
            <text:p>0.0610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765941" calcext:value-type="float">
            <text:p>0.765941</text:p>
          </table:table-cell>
          <table:table-cell office:value-type="float" office:value="182.175" calcext:value-type="float">
            <text:p>182.175</text:p>
          </table:table-cell>
          <table:table-cell office:value-type="float" office:value="0.240144" calcext:value-type="float">
            <text:p>0.240144</text:p>
          </table:table-cell>
          <table:table-cell office:value-type="float" office:value="2" calcext:value-type="float">
            <text:p>2</text:p>
          </table:table-cell>
          <table:table-cell office:value-type="float" office:value="0.811314" calcext:value-type="float">
            <text:p>0.811314</text:p>
          </table:table-cell>
          <table:table-cell office:value-type="float" office:value="75.7849" calcext:value-type="float">
            <text:p>75.7849</text:p>
          </table:table-cell>
          <table:table-cell office:value-type="float" office:value="0.196939" calcext:value-type="float">
            <text:p>0.196939</text:p>
          </table:table-cell>
          <table:table-cell office:value-type="float" office:value="3577" calcext:value-type="float">
            <text:p>3577</text:p>
          </table:table-cell>
          <table:table-cell office:value-type="float" office:value="0.794539" calcext:value-type="float">
            <text:p>0.794539</text:p>
          </table:table-cell>
          <table:table-cell office:value-type="float" office:value="184.556" calcext:value-type="float">
            <text:p>184.556</text:p>
          </table:table-cell>
          <table:table-cell office:value-type="float" office:value="0.323073" calcext:value-type="float">
            <text:p>0.323073</text:p>
          </table:table-cell>
          <table:table-cell office:value-type="float" office:value="9" calcext:value-type="float">
            <text:p>9</text:p>
          </table:table-cell>
          <table:table-cell office:value-type="float" office:value="0.845246" calcext:value-type="float">
            <text:p>0.845246</text:p>
          </table:table-cell>
          <table:table-cell office:value-type="float" office:value="46.5586" calcext:value-type="float">
            <text:p>46.5586</text:p>
          </table:table-cell>
          <table:table-cell office:value-type="float" office:value="0.164812" calcext:value-type="float">
            <text:p>0.164812</text:p>
          </table:table-cell>
          <table:table-cell office:value-type="float" office:value="53" calcext:value-type="float">
            <text:p>53</text:p>
          </table:table-cell>
          <table:table-cell office:value-type="float" office:value="0.913673" calcext:value-type="float">
            <text:p>0.913673</text:p>
          </table:table-cell>
          <table:table-cell office:value-type="float" office:value="46.6102" calcext:value-type="float">
            <text:p>46.6102</text:p>
          </table:table-cell>
          <table:table-cell office:value-type="float" office:value="0.161174" calcext:value-type="float">
            <text:p>0.161174</text:p>
          </table:table-cell>
          <table:table-cell/>
          <table:table-cell office:value-type="float" office:value="3466" calcext:value-type="float">
            <text:p>3466</text:p>
          </table:table-cell>
          <table:table-cell office:value-type="float" office:value="0.832518" calcext:value-type="float">
            <text:p>0.832518</text:p>
          </table:table-cell>
          <table:table-cell office:value-type="float" office:value="68.6702" calcext:value-type="float">
            <text:p>68.6702</text:p>
          </table:table-cell>
          <table:table-cell office:value-type="float" office:value="0.257339" calcext:value-type="float">
            <text:p>0.257339</text:p>
          </table:table-cell>
          <table:table-cell office:value-type="float" office:value="15" calcext:value-type="float">
            <text:p>15</text:p>
          </table:table-cell>
          <table:table-cell office:value-type="float" office:value="0.87634" calcext:value-type="float">
            <text:p>0.87634</text:p>
          </table:table-cell>
          <table:table-cell office:value-type="float" office:value="25.5939" calcext:value-type="float">
            <text:p>25.5939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107" calcext:value-type="float">
            <text:p>107</text:p>
          </table:table-cell>
          <table:table-cell office:value-type="float" office:value="0.942606" calcext:value-type="float">
            <text:p>0.942606</text:p>
          </table:table-cell>
          <table:table-cell office:value-type="float" office:value="28.1183" calcext:value-type="float">
            <text:p>28.1183</text:p>
          </table:table-cell>
          <table:table-cell office:value-type="float" office:value="0.0848709" calcext:value-type="float">
            <text:p>0.08487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786965" calcext:value-type="float">
            <text:p>0.786965</text:p>
          </table:table-cell>
          <table:table-cell office:value-type="float" office:value="166.115" calcext:value-type="float">
            <text:p>166.115</text:p>
          </table:table-cell>
          <table:table-cell office:value-type="float" office:value="0.248053" calcext:value-type="float">
            <text:p>0.248053</text:p>
          </table:table-cell>
          <table:table-cell office:value-type="float" office:value="2" calcext:value-type="float">
            <text:p>2</text:p>
          </table:table-cell>
          <table:table-cell office:value-type="float" office:value="0.821495" calcext:value-type="float">
            <text:p>0.821495</text:p>
          </table:table-cell>
          <table:table-cell office:value-type="float" office:value="88.2577" calcext:value-type="float">
            <text:p>88.2577</text:p>
          </table:table-cell>
          <table:table-cell office:value-type="float" office:value="0.191807" calcext:value-type="float">
            <text:p>0.191807</text:p>
          </table:table-cell>
          <table:table-cell office:value-type="float" office:value="2591" calcext:value-type="float">
            <text:p>2591</text:p>
          </table:table-cell>
          <table:table-cell office:value-type="float" office:value="0.801415" calcext:value-type="float">
            <text:p>0.801415</text:p>
          </table:table-cell>
          <table:table-cell office:value-type="float" office:value="196.628" calcext:value-type="float">
            <text:p>196.628</text:p>
          </table:table-cell>
          <table:table-cell office:value-type="float" office:value="0.342102" calcext:value-type="float">
            <text:p>0.342102</text:p>
          </table:table-cell>
          <table:table-cell office:value-type="float" office:value="9" calcext:value-type="float">
            <text:p>9</text:p>
          </table:table-cell>
          <table:table-cell office:value-type="float" office:value="0.862465" calcext:value-type="float">
            <text:p>0.862465</text:p>
          </table:table-cell>
          <table:table-cell office:value-type="float" office:value="42.7338" calcext:value-type="float">
            <text:p>42.7338</text:p>
          </table:table-cell>
          <table:table-cell office:value-type="float" office:value="0.158601" calcext:value-type="float">
            <text:p>0.158601</text:p>
          </table:table-cell>
          <table:table-cell office:value-type="float" office:value="53" calcext:value-type="float">
            <text:p>53</text:p>
          </table:table-cell>
          <table:table-cell office:value-type="float" office:value="0.929128" calcext:value-type="float">
            <text:p>0.929128</text:p>
          </table:table-cell>
          <table:table-cell office:value-type="float" office:value="41.4362" calcext:value-type="float">
            <text:p>41.4362</text:p>
          </table:table-cell>
          <table:table-cell office:value-type="float" office:value="0.115387" calcext:value-type="float">
            <text:p>0.115387</text:p>
          </table:table-cell>
          <table:table-cell/>
          <table:table-cell office:value-type="float" office:value="3682" calcext:value-type="float">
            <text:p>3682</text:p>
          </table:table-cell>
          <table:table-cell office:value-type="float" office:value="0.81633" calcext:value-type="float">
            <text:p>0.81633</text:p>
          </table:table-cell>
          <table:table-cell office:value-type="float" office:value="179.587" calcext:value-type="float">
            <text:p>179.587</text:p>
          </table:table-cell>
          <table:table-cell office:value-type="float" office:value="0.29107" calcext:value-type="float">
            <text:p>0.29107</text:p>
          </table:table-cell>
          <table:table-cell office:value-type="float" office:value="15" calcext:value-type="float">
            <text:p>15</text:p>
          </table:table-cell>
          <table:table-cell office:value-type="float" office:value="0.874012" calcext:value-type="float">
            <text:p>0.874012</text:p>
          </table:table-cell>
          <table:table-cell office:value-type="float" office:value="24.7365" calcext:value-type="float">
            <text:p>24.7365</text:p>
          </table:table-cell>
          <table:table-cell office:value-type="float" office:value="0.135524" calcext:value-type="float">
            <text:p>0.135524</text:p>
          </table:table-cell>
          <table:table-cell office:value-type="float" office:value="108" calcext:value-type="float">
            <text:p>108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26.4724" calcext:value-type="float">
            <text:p>26.4724</text:p>
          </table:table-cell>
          <table:table-cell office:value-type="float" office:value="0.0709712" calcext:value-type="float">
            <text:p>0.07097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.792648" calcext:value-type="float">
            <text:p>0.792648</text:p>
          </table:table-cell>
          <table:table-cell office:value-type="float" office:value="58299.3" calcext:value-type="float">
            <text:p>58299.3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2" calcext:value-type="float">
            <text:p>2</text:p>
          </table:table-cell>
          <table:table-cell office:value-type="float" office:value="0.829051" calcext:value-type="float">
            <text:p>0.829051</text:p>
          </table:table-cell>
          <table:table-cell office:value-type="float" office:value="74.8407" calcext:value-type="float">
            <text:p>74.8407</text:p>
          </table:table-cell>
          <table:table-cell office:value-type="float" office:value="0.178353" calcext:value-type="float">
            <text:p>0.178353</text:p>
          </table:table-cell>
          <table:table-cell office:value-type="float" office:value="3032" calcext:value-type="float">
            <text:p>3032</text:p>
          </table:table-cell>
          <table:table-cell office:value-type="float" office:value="0.785981" calcext:value-type="float">
            <text:p>0.785981</text:p>
          </table:table-cell>
          <table:table-cell office:value-type="float" office:value="236325" calcext:value-type="float">
            <text:p>236325</text:p>
          </table:table-cell>
          <table:table-cell office:value-type="float" office:value="1.91718" calcext:value-type="float">
            <text:p>1.91718</text:p>
          </table:table-cell>
          <table:table-cell office:value-type="float" office:value="9" calcext:value-type="float">
            <text:p>9</text:p>
          </table:table-cell>
          <table:table-cell office:value-type="float" office:value="0.867318" calcext:value-type="float">
            <text:p>0.867318</text:p>
          </table:table-cell>
          <table:table-cell office:value-type="float" office:value="44.3293" calcext:value-type="float">
            <text:p>44.3293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54" calcext:value-type="float">
            <text:p>54</text:p>
          </table:table-cell>
          <table:table-cell office:value-type="float" office:value="0.924583" calcext:value-type="float">
            <text:p>0.924583</text:p>
          </table:table-cell>
          <table:table-cell office:value-type="float" office:value="33.5726" calcext:value-type="float">
            <text:p>33.5726</text:p>
          </table:table-cell>
          <table:table-cell office:value-type="float" office:value="0.113396" calcext:value-type="float">
            <text:p>0.113396</text:p>
          </table:table-cell>
          <table:table-cell/>
          <table:table-cell office:value-type="float" office:value="3534" calcext:value-type="float">
            <text:p>3534</text:p>
          </table:table-cell>
          <table:table-cell office:value-type="float" office:value="0.816809" calcext:value-type="float">
            <text:p>0.816809</text:p>
          </table:table-cell>
          <table:table-cell office:value-type="float" office:value="63.4849" calcext:value-type="float">
            <text:p>63.4849</text:p>
          </table:table-cell>
          <table:table-cell office:value-type="float" office:value="0.27518" calcext:value-type="float">
            <text:p>0.27518</text:p>
          </table:table-cell>
          <table:table-cell office:value-type="float" office:value="15" calcext:value-type="float">
            <text:p>15</text:p>
          </table:table-cell>
          <table:table-cell office:value-type="float" office:value="0.870425" calcext:value-type="float">
            <text:p>0.870425</text:p>
          </table:table-cell>
          <table:table-cell office:value-type="float" office:value="28.3958" calcext:value-type="float">
            <text:p>28.3958</text:p>
          </table:table-cell>
          <table:table-cell office:value-type="float" office:value="0.149402" calcext:value-type="float">
            <text:p>0.149402</text:p>
          </table:table-cell>
          <table:table-cell office:value-type="float" office:value="107" calcext:value-type="float">
            <text:p>107</text:p>
          </table:table-cell>
          <table:table-cell office:value-type="float" office:value="0.941767" calcext:value-type="float">
            <text:p>0.941767</text:p>
          </table:table-cell>
          <table:table-cell office:value-type="float" office:value="25.5753" calcext:value-type="float">
            <text:p>25.5753</text:p>
          </table:table-cell>
          <table:table-cell office:value-type="float" office:value="0.0845979" calcext:value-type="float">
            <text:p>0.08459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783023" calcext:value-type="float">
            <text:p>0.783023</text:p>
          </table:table-cell>
          <table:table-cell office:value-type="float" office:value="149.308" calcext:value-type="float">
            <text:p>149.308</text:p>
          </table:table-cell>
          <table:table-cell office:value-type="float" office:value="0.246616" calcext:value-type="float">
            <text:p>0.246616</text:p>
          </table:table-cell>
          <table:table-cell office:value-type="float" office:value="2" calcext:value-type="float">
            <text:p>2</text:p>
          </table:table-cell>
          <table:table-cell office:value-type="float" office:value="0.823131" calcext:value-type="float">
            <text:p>0.823131</text:p>
          </table:table-cell>
          <table:table-cell office:value-type="float" office:value="69.4948" calcext:value-type="float">
            <text:p>69.4948</text:p>
          </table:table-cell>
          <table:table-cell office:value-type="float" office:value="0.212802" calcext:value-type="float">
            <text:p>0.212802</text:p>
          </table:table-cell>
          <table:table-cell office:value-type="float" office:value="2436" calcext:value-type="float">
            <text:p>2436</text:p>
          </table:table-cell>
          <table:table-cell office:value-type="float" office:value="0.804281" calcext:value-type="float">
            <text:p>0.804281</text:p>
          </table:table-cell>
          <table:table-cell office:value-type="float" office:value="136.037" calcext:value-type="float">
            <text:p>136.037</text:p>
          </table:table-cell>
          <table:table-cell office:value-type="float" office:value="0.297592" calcext:value-type="float">
            <text:p>0.297592</text:p>
          </table:table-cell>
          <table:table-cell office:value-type="float" office:value="9" calcext:value-type="float">
            <text:p>9</text:p>
          </table:table-cell>
          <table:table-cell office:value-type="float" office:value="0.868661" calcext:value-type="float">
            <text:p>0.868661</text:p>
          </table:table-cell>
          <table:table-cell office:value-type="float" office:value="40.8312" calcext:value-type="float">
            <text:p>40.8312</text:p>
          </table:table-cell>
          <table:table-cell office:value-type="float" office:value="0.154097" calcext:value-type="float">
            <text:p>0.154097</text:p>
          </table:table-cell>
          <table:table-cell office:value-type="float" office:value="53" calcext:value-type="float">
            <text:p>53</text:p>
          </table:table-cell>
          <table:table-cell office:value-type="float" office:value="0.928641" calcext:value-type="float">
            <text:p>0.928641</text:p>
          </table:table-cell>
          <table:table-cell office:value-type="float" office:value="34.5181" calcext:value-type="float">
            <text:p>34.5181</text:p>
          </table:table-cell>
          <table:table-cell office:value-type="float" office:value="0.118012" calcext:value-type="float">
            <text:p>0.118012</text:p>
          </table:table-cell>
          <table:table-cell/>
          <table:table-cell office:value-type="float" office:value="3272" calcext:value-type="float">
            <text:p>3272</text:p>
          </table:table-cell>
          <table:table-cell office:value-type="float" office:value="0.800283" calcext:value-type="float">
            <text:p>0.800283</text:p>
          </table:table-cell>
          <table:table-cell office:value-type="float" office:value="63.3354" calcext:value-type="float">
            <text:p>63.3354</text:p>
          </table:table-cell>
          <table:table-cell office:value-type="float" office:value="0.326731" calcext:value-type="float">
            <text:p>0.326731</text:p>
          </table:table-cell>
          <table:table-cell office:value-type="float" office:value="15" calcext:value-type="float">
            <text:p>15</text:p>
          </table:table-cell>
          <table:table-cell office:value-type="float" office:value="0.868053" calcext:value-type="float">
            <text:p>0.868053</text:p>
          </table:table-cell>
          <table:table-cell office:value-type="float" office:value="26.2992" calcext:value-type="float">
            <text:p>26.2992</text:p>
          </table:table-cell>
          <table:table-cell office:value-type="float" office:value="0.171289" calcext:value-type="float">
            <text:p>0.171289</text:p>
          </table:table-cell>
          <table:table-cell office:value-type="float" office:value="105" calcext:value-type="float">
            <text:p>105</text:p>
          </table:table-cell>
          <table:table-cell office:value-type="float" office:value="0.936298" calcext:value-type="float">
            <text:p>0.936298</text:p>
          </table:table-cell>
          <table:table-cell office:value-type="float" office:value="29.2939" calcext:value-type="float">
            <text:p>29.2939</text:p>
          </table:table-cell>
          <table:table-cell office:value-type="float" office:value="0.1021" calcext:value-type="float">
            <text:p>0.10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768357" calcext:value-type="float">
            <text:p>0.768357</text:p>
          </table:table-cell>
          <table:table-cell office:value-type="float" office:value="214.83" calcext:value-type="float">
            <text:p>214.83</text:p>
          </table:table-cell>
          <table:table-cell office:value-type="float" office:value="0.221392" calcext:value-type="float">
            <text:p>0.221392</text:p>
          </table:table-cell>
          <table:table-cell office:value-type="float" office:value="2" calcext:value-type="float">
            <text:p>2</text:p>
          </table:table-cell>
          <table:table-cell office:value-type="float" office:value="0.816777" calcext:value-type="float">
            <text:p>0.816777</text:p>
          </table:table-cell>
          <table:table-cell office:value-type="float" office:value="81.1586" calcext:value-type="float">
            <text:p>81.1586</text:p>
          </table:table-cell>
          <table:table-cell office:value-type="float" office:value="0.169994" calcext:value-type="float">
            <text:p>0.169994</text:p>
          </table:table-cell>
          <table:table-cell office:value-type="float" office:value="2625" calcext:value-type="float">
            <text:p>2625</text:p>
          </table:table-cell>
          <table:table-cell office:value-type="float" office:value="0.800988" calcext:value-type="float">
            <text:p>0.800988</text:p>
          </table:table-cell>
          <table:table-cell office:value-type="float" office:value="176.445" calcext:value-type="float">
            <text:p>176.445</text:p>
          </table:table-cell>
          <table:table-cell office:value-type="float" office:value="0.279898" calcext:value-type="float">
            <text:p>0.279898</text:p>
          </table:table-cell>
          <table:table-cell office:value-type="float" office:value="9" calcext:value-type="float">
            <text:p>9</text:p>
          </table:table-cell>
          <table:table-cell office:value-type="float" office:value="0.860387" calcext:value-type="float">
            <text:p>0.860387</text:p>
          </table:table-cell>
          <table:table-cell office:value-type="float" office:value="48.3083" calcext:value-type="float">
            <text:p>48.3083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53" calcext:value-type="float">
            <text:p>53</text:p>
          </table:table-cell>
          <table:table-cell office:value-type="float" office:value="0.910852" calcext:value-type="float">
            <text:p>0.910852</text:p>
          </table:table-cell>
          <table:table-cell office:value-type="float" office:value="56.9484" calcext:value-type="float">
            <text:p>56.9484</text:p>
          </table:table-cell>
          <table:table-cell office:value-type="float" office:value="0.129072" calcext:value-type="float">
            <text:p>0.129072</text:p>
          </table:table-cell>
          <table:table-cell/>
          <table:table-cell office:value-type="float" office:value="3482" calcext:value-type="float">
            <text:p>3482</text:p>
          </table:table-cell>
          <table:table-cell office:value-type="float" office:value="0.810534" calcext:value-type="float">
            <text:p>0.810534</text:p>
          </table:table-cell>
          <table:table-cell office:value-type="float" office:value="58.714" calcext:value-type="float">
            <text:p>58.714</text:p>
          </table:table-cell>
          <table:table-cell office:value-type="float" office:value="0.298778" calcext:value-type="float">
            <text:p>0.298778</text:p>
          </table:table-cell>
          <table:table-cell office:value-type="float" office:value="17" calcext:value-type="float">
            <text:p>17</text:p>
          </table:table-cell>
          <table:table-cell office:value-type="float" office:value="0.866185" calcext:value-type="float">
            <text:p>0.866185</text:p>
          </table:table-cell>
          <table:table-cell office:value-type="float" office:value="28.9754" calcext:value-type="float">
            <text:p>28.9754</text:p>
          </table:table-cell>
          <table:table-cell office:value-type="float" office:value="0.142163" calcext:value-type="float">
            <text:p>0.142163</text:p>
          </table:table-cell>
          <table:table-cell office:value-type="float" office:value="106" calcext:value-type="float">
            <text:p>106</text:p>
          </table:table-cell>
          <table:table-cell office:value-type="float" office:value="0.934112" calcext:value-type="float">
            <text:p>0.934112</text:p>
          </table:table-cell>
          <table:table-cell office:value-type="float" office:value="31.5567" calcext:value-type="float">
            <text:p>31.5567</text:p>
          </table:table-cell>
          <table:table-cell office:value-type="float" office:value="0.0814802" calcext:value-type="float">
            <text:p>0.08148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79613" calcext:value-type="float">
            <text:p>0.79613</text:p>
          </table:table-cell>
          <table:table-cell office:value-type="float" office:value="124.193" calcext:value-type="float">
            <text:p>124.193</text:p>
          </table:table-cell>
          <table:table-cell office:value-type="float" office:value="0.231026" calcext:value-type="float">
            <text:p>0.231026</text:p>
          </table:table-cell>
          <table:table-cell office:value-type="float" office:value="2" calcext:value-type="float">
            <text:p>2</text:p>
          </table:table-cell>
          <table:table-cell office:value-type="float" office:value="0.827892" calcext:value-type="float">
            <text:p>0.827892</text:p>
          </table:table-cell>
          <table:table-cell office:value-type="float" office:value="66.826" calcext:value-type="float">
            <text:p>66.826</text:p>
          </table:table-cell>
          <table:table-cell office:value-type="float" office:value="0.165818" calcext:value-type="float">
            <text:p>0.165818</text:p>
          </table:table-cell>
          <table:table-cell office:value-type="float" office:value="2758" calcext:value-type="float">
            <text:p>2758</text:p>
          </table:table-cell>
          <table:table-cell office:value-type="float" office:value="0.809276" calcext:value-type="float">
            <text:p>0.809276</text:p>
          </table:table-cell>
          <table:table-cell office:value-type="float" office:value="103.968" calcext:value-type="float">
            <text:p>103.968</text:p>
          </table:table-cell>
          <table:table-cell office:value-type="float" office:value="0.258737" calcext:value-type="float">
            <text:p>0.258737</text:p>
          </table:table-cell>
          <table:table-cell office:value-type="float" office:value="9" calcext:value-type="float">
            <text:p>9</text:p>
          </table:table-cell>
          <table:table-cell office:value-type="float" office:value="0.872559" calcext:value-type="float">
            <text:p>0.872559</text:p>
          </table:table-cell>
          <table:table-cell office:value-type="float" office:value="40.274" calcext:value-type="float">
            <text:p>40.274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53" calcext:value-type="float">
            <text:p>53</text:p>
          </table:table-cell>
          <table:table-cell office:value-type="float" office:value="0.930441" calcext:value-type="float">
            <text:p>0.930441</text:p>
          </table:table-cell>
          <table:table-cell office:value-type="float" office:value="31.6397" calcext:value-type="float">
            <text:p>31.6397</text:p>
          </table:table-cell>
          <table:table-cell office:value-type="float" office:value="0.0941598" calcext:value-type="float">
            <text:p>0.0941598</text:p>
          </table:table-cell>
          <table:table-cell/>
          <table:table-cell office:value-type="float" office:value="4626" calcext:value-type="float">
            <text:p>4626</text:p>
          </table:table-cell>
          <table:table-cell office:value-type="float" office:value="0.799977" calcext:value-type="float">
            <text:p>0.799977</text:p>
          </table:table-cell>
          <table:table-cell office:value-type="float" office:value="65.1789" calcext:value-type="float">
            <text:p>65.1789</text:p>
          </table:table-cell>
          <table:table-cell office:value-type="float" office:value="0.33052" calcext:value-type="float">
            <text:p>0.33052</text:p>
          </table:table-cell>
          <table:table-cell office:value-type="float" office:value="15" calcext:value-type="float">
            <text:p>15</text:p>
          </table:table-cell>
          <table:table-cell office:value-type="float" office:value="0.870218" calcext:value-type="float">
            <text:p>0.870218</text:p>
          </table:table-cell>
          <table:table-cell office:value-type="float" office:value="22.7801" calcext:value-type="float">
            <text:p>22.7801</text:p>
          </table:table-cell>
          <table:table-cell office:value-type="float" office:value="0.158378" calcext:value-type="float">
            <text:p>0.158378</text:p>
          </table:table-cell>
          <table:table-cell office:value-type="float" office:value="107" calcext:value-type="float">
            <text:p>107</text:p>
          </table:table-cell>
          <table:table-cell office:value-type="float" office:value="0.9437" calcext:value-type="float">
            <text:p>0.9437</text:p>
          </table:table-cell>
          <table:table-cell office:value-type="float" office:value="18.7575" calcext:value-type="float">
            <text:p>18.7575</text:p>
          </table:table-cell>
          <table:table-cell office:value-type="float" office:value="0.0830636" calcext:value-type="float">
            <text:p>0.08306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.777356" calcext:value-type="float">
            <text:p>0.777356</text:p>
          </table:table-cell>
          <table:table-cell office:value-type="float" office:value="268.237" calcext:value-type="float">
            <text:p>268.237</text:p>
          </table:table-cell>
          <table:table-cell office:value-type="float" office:value="0.237248" calcext:value-type="float">
            <text:p>0.237248</text:p>
          </table:table-cell>
          <table:table-cell office:value-type="float" office:value="2" calcext:value-type="float">
            <text:p>2</text:p>
          </table:table-cell>
          <table:table-cell office:value-type="float" office:value="0.823211" calcext:value-type="float">
            <text:p>0.823211</text:p>
          </table:table-cell>
          <table:table-cell office:value-type="float" office:value="101.127" calcext:value-type="float">
            <text:p>101.127</text:p>
          </table:table-cell>
          <table:table-cell office:value-type="float" office:value="0.180438" calcext:value-type="float">
            <text:p>0.180438</text:p>
          </table:table-cell>
          <table:table-cell office:value-type="float" office:value="2309" calcext:value-type="float">
            <text:p>2309</text:p>
          </table:table-cell>
          <table:table-cell office:value-type="float" office:value="0.805249" calcext:value-type="float">
            <text:p>0.805249</text:p>
          </table:table-cell>
          <table:table-cell office:value-type="float" office:value="180.893" calcext:value-type="float">
            <text:p>180.893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9" calcext:value-type="float">
            <text:p>9</text:p>
          </table:table-cell>
          <table:table-cell office:value-type="float" office:value="0.86833" calcext:value-type="float">
            <text:p>0.86833</text:p>
          </table:table-cell>
          <table:table-cell office:value-type="float" office:value="54.7067" calcext:value-type="float">
            <text:p>54.7067</text:p>
          </table:table-cell>
          <table:table-cell office:value-type="float" office:value="0.130686" calcext:value-type="float">
            <text:p>0.130686</text:p>
          </table:table-cell>
          <table:table-cell office:value-type="float" office:value="53" calcext:value-type="float">
            <text:p>53</text:p>
          </table:table-cell>
          <table:table-cell office:value-type="float" office:value="0.921223" calcext:value-type="float">
            <text:p>0.921223</text:p>
          </table:table-cell>
          <table:table-cell office:value-type="float" office:value="55.337" calcext:value-type="float">
            <text:p>55.337</text:p>
          </table:table-cell>
          <table:table-cell office:value-type="float" office:value="0.110284" calcext:value-type="float">
            <text:p>0.110284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float" office:value="0.812285" calcext:value-type="float">
            <text:p>0.812285</text:p>
          </table:table-cell>
          <table:table-cell office:value-type="float" office:value="73.5395" calcext:value-type="float">
            <text:p>73.5395</text:p>
          </table:table-cell>
          <table:table-cell office:value-type="float" office:value="0.320172" calcext:value-type="float">
            <text:p>0.320172</text:p>
          </table:table-cell>
          <table:table-cell office:value-type="float" office:value="15" calcext:value-type="float">
            <text:p>15</text:p>
          </table:table-cell>
          <table:table-cell office:value-type="float" office:value="0.868354" calcext:value-type="float">
            <text:p>0.868354</text:p>
          </table:table-cell>
          <table:table-cell office:value-type="float" office:value="33.5217" calcext:value-type="float">
            <text:p>33.5217</text:p>
          </table:table-cell>
          <table:table-cell office:value-type="float" office:value="0.152102" calcext:value-type="float">
            <text:p>0.152102</text:p>
          </table:table-cell>
          <table:table-cell office:value-type="float" office:value="105" calcext:value-type="float">
            <text:p>105</text:p>
          </table:table-cell>
          <table:table-cell office:value-type="float" office:value="0.93357" calcext:value-type="float">
            <text:p>0.93357</text:p>
          </table:table-cell>
          <table:table-cell office:value-type="float" office:value="38.8116" calcext:value-type="float">
            <text:p>38.8116</text:p>
          </table:table-cell>
          <table:table-cell office:value-type="float" office:value="0.0935095" calcext:value-type="float">
            <text:p>0.09350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803119" calcext:value-type="float">
            <text:p>0.803119</text:p>
          </table:table-cell>
          <table:table-cell office:value-type="float" office:value="119.092" calcext:value-type="float">
            <text:p>119.092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2" calcext:value-type="float">
            <text:p>2</text:p>
          </table:table-cell>
          <table:table-cell office:value-type="float" office:value="0.834946" calcext:value-type="float">
            <text:p>0.834946</text:p>
          </table:table-cell>
          <table:table-cell office:value-type="float" office:value="74.3135" calcext:value-type="float">
            <text:p>74.3135</text:p>
          </table:table-cell>
          <table:table-cell office:value-type="float" office:value="0.179332" calcext:value-type="float">
            <text:p>0.179332</text:p>
          </table:table-cell>
          <table:table-cell office:value-type="float" office:value="3205" calcext:value-type="float">
            <text:p>3205</text:p>
          </table:table-cell>
          <table:table-cell office:value-type="float" office:value="0.81538" calcext:value-type="float">
            <text:p>0.81538</text:p>
          </table:table-cell>
          <table:table-cell office:value-type="float" office:value="124.146" calcext:value-type="float">
            <text:p>124.146</text:p>
          </table:table-cell>
          <table:table-cell office:value-type="float" office:value="0.304287" calcext:value-type="float">
            <text:p>0.304287</text:p>
          </table:table-cell>
          <table:table-cell office:value-type="float" office:value="9" calcext:value-type="float">
            <text:p>9</text:p>
          </table:table-cell>
          <table:table-cell office:value-type="float" office:value="0.874095" calcext:value-type="float">
            <text:p>0.874095</text:p>
          </table:table-cell>
          <table:table-cell office:value-type="float" office:value="36.4859" calcext:value-type="float">
            <text:p>36.4859</text:p>
          </table:table-cell>
          <table:table-cell office:value-type="float" office:value="0.130903" calcext:value-type="float">
            <text:p>0.130903</text:p>
          </table:table-cell>
          <table:table-cell office:value-type="float" office:value="52" calcext:value-type="float">
            <text:p>52</text:p>
          </table:table-cell>
          <table:table-cell office:value-type="float" office:value="0.923772" calcext:value-type="float">
            <text:p>0.923772</text:p>
          </table:table-cell>
          <table:table-cell office:value-type="float" office:value="34.8546" calcext:value-type="float">
            <text:p>34.8546</text:p>
          </table:table-cell>
          <table:table-cell office:value-type="float" office:value="0.108339" calcext:value-type="float">
            <text:p>0.108339</text:p>
          </table:table-cell>
          <table:table-cell/>
          <table:table-cell office:value-type="float" office:value="4834" calcext:value-type="float">
            <text:p>4834</text:p>
          </table:table-cell>
          <table:table-cell office:value-type="float" office:value="0.829761" calcext:value-type="float">
            <text:p>0.829761</text:p>
          </table:table-cell>
          <table:table-cell office:value-type="float" office:value="73.983" calcext:value-type="float">
            <text:p>73.983</text:p>
          </table:table-cell>
          <table:table-cell office:value-type="float" office:value="0.275927" calcext:value-type="float">
            <text:p>0.275927</text:p>
          </table:table-cell>
          <table:table-cell office:value-type="float" office:value="14" calcext:value-type="float">
            <text:p>14</text:p>
          </table:table-cell>
          <table:table-cell office:value-type="float" office:value="0.888686" calcext:value-type="float">
            <text:p>0.888686</text:p>
          </table:table-cell>
          <table:table-cell office:value-type="float" office:value="28.5677" calcext:value-type="float">
            <text:p>28.5677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103" calcext:value-type="float">
            <text:p>103</text:p>
          </table:table-cell>
          <table:table-cell office:value-type="float" office:value="0.942478" calcext:value-type="float">
            <text:p>0.942478</text:p>
          </table:table-cell>
          <table:table-cell office:value-type="float" office:value="26.651" calcext:value-type="float">
            <text:p>26.651</text:p>
          </table:table-cell>
          <table:table-cell office:value-type="float" office:value="0.0793086" calcext:value-type="float">
            <text:p>0.07930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761425" calcext:value-type="float">
            <text:p>0.761425</text:p>
          </table:table-cell>
          <table:table-cell office:value-type="float" office:value="251.401" calcext:value-type="float">
            <text:p>251.401</text:p>
          </table:table-cell>
          <table:table-cell office:value-type="float" office:value="0.244049" calcext:value-type="float">
            <text:p>0.244049</text:p>
          </table:table-cell>
          <table:table-cell office:value-type="float" office:value="2" calcext:value-type="float">
            <text:p>2</text:p>
          </table:table-cell>
          <table:table-cell office:value-type="float" office:value="0.817976" calcext:value-type="float">
            <text:p>0.817976</text:p>
          </table:table-cell>
          <table:table-cell office:value-type="float" office:value="108.085" calcext:value-type="float">
            <text:p>108.085</text:p>
          </table:table-cell>
          <table:table-cell office:value-type="float" office:value="0.184498" calcext:value-type="float">
            <text:p>0.184498</text:p>
          </table:table-cell>
          <table:table-cell office:value-type="float" office:value="3206" calcext:value-type="float">
            <text:p>3206</text:p>
          </table:table-cell>
          <table:table-cell office:value-type="float" office:value="0.801909" calcext:value-type="float">
            <text:p>0.801909</text:p>
          </table:table-cell>
          <table:table-cell office:value-type="float" office:value="276.981" calcext:value-type="float">
            <text:p>276.981</text:p>
          </table:table-cell>
          <table:table-cell office:value-type="float" office:value="0.290845" calcext:value-type="float">
            <text:p>0.290845</text:p>
          </table:table-cell>
          <table:table-cell office:value-type="float" office:value="9" calcext:value-type="float">
            <text:p>9</text:p>
          </table:table-cell>
          <table:table-cell office:value-type="float" office:value="0.864677" calcext:value-type="float">
            <text:p>0.864677</text:p>
          </table:table-cell>
          <table:table-cell office:value-type="float" office:value="52.9667" calcext:value-type="float">
            <text:p>52.9667</text:p>
          </table:table-cell>
          <table:table-cell office:value-type="float" office:value="0.142284" calcext:value-type="float">
            <text:p>0.142284</text:p>
          </table:table-cell>
          <table:table-cell office:value-type="float" office:value="53" calcext:value-type="float">
            <text:p>53</text:p>
          </table:table-cell>
          <table:table-cell office:value-type="float" office:value="0.929669" calcext:value-type="float">
            <text:p>0.929669</text:p>
          </table:table-cell>
          <table:table-cell office:value-type="float" office:value="42.9419" calcext:value-type="float">
            <text:p>42.9419</text:p>
          </table:table-cell>
          <table:table-cell office:value-type="float" office:value="0.114972" calcext:value-type="float">
            <text:p>0.114972</text:p>
          </table:table-cell>
          <table:table-cell/>
          <table:table-cell office:value-type="float" office:value="4547" calcext:value-type="float">
            <text:p>4547</text:p>
          </table:table-cell>
          <table:table-cell office:value-type="float" office:value="0.845605" calcext:value-type="float">
            <text:p>0.845605</text:p>
          </table:table-cell>
          <table:table-cell office:value-type="float" office:value="58.9041" calcext:value-type="float">
            <text:p>58.9041</text:p>
          </table:table-cell>
          <table:table-cell office:value-type="float" office:value="0.206308" calcext:value-type="float">
            <text:p>0.206308</text:p>
          </table:table-cell>
          <table:table-cell office:value-type="float" office:value="15" calcext:value-type="float">
            <text:p>15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22.0977" calcext:value-type="float">
            <text:p>22.0977</text:p>
          </table:table-cell>
          <table:table-cell office:value-type="float" office:value="0.104551" calcext:value-type="float">
            <text:p>0.104551</text:p>
          </table:table-cell>
          <table:table-cell office:value-type="float" office:value="103" calcext:value-type="float">
            <text:p>103</text:p>
          </table:table-cell>
          <table:table-cell office:value-type="float" office:value="0.949677" calcext:value-type="float">
            <text:p>0.949677</text:p>
          </table:table-cell>
          <table:table-cell office:value-type="float" office:value="20.7987" calcext:value-type="float">
            <text:p>20.7987</text:p>
          </table:table-cell>
          <table:table-cell office:value-type="float" office:value="0.0624195" calcext:value-type="float">
            <text:p>0.06241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796703" calcext:value-type="float">
            <text:p>0.796703</text:p>
          </table:table-cell>
          <table:table-cell office:value-type="float" office:value="196.068" calcext:value-type="float">
            <text:p>196.068</text:p>
          </table:table-cell>
          <table:table-cell office:value-type="float" office:value="0.219679" calcext:value-type="float">
            <text:p>0.219679</text:p>
          </table:table-cell>
          <table:table-cell office:value-type="float" office:value="2" calcext:value-type="float">
            <text:p>2</text:p>
          </table:table-cell>
          <table:table-cell office:value-type="float" office:value="0.836807" calcext:value-type="float">
            <text:p>0.836807</text:p>
          </table:table-cell>
          <table:table-cell office:value-type="float" office:value="71.2273" calcext:value-type="float">
            <text:p>71.2273</text:p>
          </table:table-cell>
          <table:table-cell office:value-type="float" office:value="0.164537" calcext:value-type="float">
            <text:p>0.164537</text:p>
          </table:table-cell>
          <table:table-cell office:value-type="float" office:value="2411" calcext:value-type="float">
            <text:p>2411</text:p>
          </table:table-cell>
          <table:table-cell office:value-type="float" office:value="0.825636" calcext:value-type="float">
            <text:p>0.825636</text:p>
          </table:table-cell>
          <table:table-cell office:value-type="float" office:value="97.668" calcext:value-type="float">
            <text:p>97.668</text:p>
          </table:table-cell>
          <table:table-cell office:value-type="float" office:value="0.222841" calcext:value-type="float">
            <text:p>0.222841</text:p>
          </table:table-cell>
          <table:table-cell office:value-type="float" office:value="9" calcext:value-type="float">
            <text:p>9</text:p>
          </table:table-cell>
          <table:table-cell office:value-type="float" office:value="0.869402" calcext:value-type="float">
            <text:p>0.869402</text:p>
          </table:table-cell>
          <table:table-cell office:value-type="float" office:value="44.8089" calcext:value-type="float">
            <text:p>44.8089</text:p>
          </table:table-cell>
          <table:table-cell office:value-type="float" office:value="0.118071" calcext:value-type="float">
            <text:p>0.118071</text:p>
          </table:table-cell>
          <table:table-cell office:value-type="float" office:value="52" calcext:value-type="float">
            <text:p>52</text:p>
          </table:table-cell>
          <table:table-cell office:value-type="float" office:value="0.920085" calcext:value-type="float">
            <text:p>0.920085</text:p>
          </table:table-cell>
          <table:table-cell office:value-type="float" office:value="47.4518" calcext:value-type="float">
            <text:p>47.4518</text:p>
          </table:table-cell>
          <table:table-cell office:value-type="float" office:value="0.114181" calcext:value-type="float">
            <text:p>0.114181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0.864949" calcext:value-type="float">
            <text:p>0.864949</text:p>
          </table:table-cell>
          <table:table-cell office:value-type="float" office:value="51.3072" calcext:value-type="float">
            <text:p>51.3072</text:p>
          </table:table-cell>
          <table:table-cell office:value-type="float" office:value="0.173617" calcext:value-type="float">
            <text:p>0.173617</text:p>
          </table:table-cell>
          <table:table-cell office:value-type="float" office:value="15" calcext:value-type="float">
            <text:p>15</text:p>
          </table:table-cell>
          <table:table-cell office:value-type="float" office:value="0.898803" calcext:value-type="float">
            <text:p>0.898803</text:p>
          </table:table-cell>
          <table:table-cell office:value-type="float" office:value="26.5214" calcext:value-type="float">
            <text:p>26.5214</text:p>
          </table:table-cell>
          <table:table-cell office:value-type="float" office:value="0.103704" calcext:value-type="float">
            <text:p>0.103704</text:p>
          </table:table-cell>
          <table:table-cell office:value-type="float" office:value="96" calcext:value-type="float">
            <text:p>96</text:p>
          </table:table-cell>
          <table:table-cell office:value-type="float" office:value="0.941694" calcext:value-type="float">
            <text:p>0.941694</text:p>
          </table:table-cell>
          <table:table-cell office:value-type="float" office:value="34.8688" calcext:value-type="float">
            <text:p>34.8688</text:p>
          </table:table-cell>
          <table:table-cell office:value-type="float" office:value="0.089801" calcext:value-type="float">
            <text:p>0.0898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793911" calcext:value-type="float">
            <text:p>0.793911</text:p>
          </table:table-cell>
          <table:table-cell office:value-type="float" office:value="125.813" calcext:value-type="float">
            <text:p>125.813</text:p>
          </table:table-cell>
          <table:table-cell office:value-type="float" office:value="0.215975" calcext:value-type="float">
            <text:p>0.215975</text:p>
          </table:table-cell>
          <table:table-cell office:value-type="float" office:value="2" calcext:value-type="float">
            <text:p>2</text:p>
          </table:table-cell>
          <table:table-cell office:value-type="float" office:value="0.839215" calcext:value-type="float">
            <text:p>0.839215</text:p>
          </table:table-cell>
          <table:table-cell office:value-type="float" office:value="67.4417" calcext:value-type="float">
            <text:p>67.4417</text:p>
          </table:table-cell>
          <table:table-cell office:value-type="float" office:value="0.160554" calcext:value-type="float">
            <text:p>0.160554</text:p>
          </table:table-cell>
          <table:table-cell office:value-type="float" office:value="2382" calcext:value-type="float">
            <text:p>2382</text:p>
          </table:table-cell>
          <table:table-cell office:value-type="float" office:value="0.824239" calcext:value-type="float">
            <text:p>0.824239</text:p>
          </table:table-cell>
          <table:table-cell office:value-type="float" office:value="88.9566" calcext:value-type="float">
            <text:p>88.9566</text:p>
          </table:table-cell>
          <table:table-cell office:value-type="float" office:value="0.230632" calcext:value-type="float">
            <text:p>0.230632</text:p>
          </table:table-cell>
          <table:table-cell office:value-type="float" office:value="9" calcext:value-type="float">
            <text:p>9</text:p>
          </table:table-cell>
          <table:table-cell office:value-type="float" office:value="0.868469" calcext:value-type="float">
            <text:p>0.868469</text:p>
          </table:table-cell>
          <table:table-cell office:value-type="float" office:value="47.3086" calcext:value-type="float">
            <text:p>47.3086</text:p>
          </table:table-cell>
          <table:table-cell office:value-type="float" office:value="0.124935" calcext:value-type="float">
            <text:p>0.124935</text:p>
          </table:table-cell>
          <table:table-cell office:value-type="float" office:value="53" calcext:value-type="float">
            <text:p>53</text:p>
          </table:table-cell>
          <table:table-cell office:value-type="float" office:value="0.920672" calcext:value-type="float">
            <text:p>0.920672</text:p>
          </table:table-cell>
          <table:table-cell office:value-type="float" office:value="37.5648" calcext:value-type="float">
            <text:p>37.5648</text:p>
          </table:table-cell>
          <table:table-cell office:value-type="float" office:value="0.102135" calcext:value-type="float">
            <text:p>0.102135</text:p>
          </table:table-cell>
          <table:table-cell/>
          <table:table-cell office:value-type="float" office:value="3223" calcext:value-type="float">
            <text:p>3223</text:p>
          </table:table-cell>
          <table:table-cell office:value-type="float" office:value="0.847584" calcext:value-type="float">
            <text:p>0.847584</text:p>
          </table:table-cell>
          <table:table-cell office:value-type="float" office:value="2102.89" calcext:value-type="float">
            <text:p>2102.89</text:p>
          </table:table-cell>
          <table:table-cell office:value-type="float" office:value="0.223912" calcext:value-type="float">
            <text:p>0.223912</text:p>
          </table:table-cell>
          <table:table-cell office:value-type="float" office:value="15" calcext:value-type="float">
            <text:p>15</text:p>
          </table:table-cell>
          <table:table-cell office:value-type="float" office:value="0.900189" calcext:value-type="float">
            <text:p>0.900189</text:p>
          </table:table-cell>
          <table:table-cell office:value-type="float" office:value="19.4481" calcext:value-type="float">
            <text:p>19.4481</text:p>
          </table:table-cell>
          <table:table-cell office:value-type="float" office:value="0.101952" calcext:value-type="float">
            <text:p>0.101952</text:p>
          </table:table-cell>
          <table:table-cell office:value-type="float" office:value="103" calcext:value-type="float">
            <text:p>103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20.0503" calcext:value-type="float">
            <text:p>20.0503</text:p>
          </table:table-cell>
          <table:table-cell office:value-type="float" office:value="0.0792497" calcext:value-type="float">
            <text:p>0.07924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810189" calcext:value-type="float">
            <text:p>0.810189</text:p>
          </table:table-cell>
          <table:table-cell office:value-type="float" office:value="157.935" calcext:value-type="float">
            <text:p>157.935</text:p>
          </table:table-cell>
          <table:table-cell office:value-type="float" office:value="0.238055" calcext:value-type="float">
            <text:p>0.238055</text:p>
          </table:table-cell>
          <table:table-cell office:value-type="float" office:value="2" calcext:value-type="float">
            <text:p>2</text:p>
          </table:table-cell>
          <table:table-cell office:value-type="float" office:value="0.842912" calcext:value-type="float">
            <text:p>0.842912</text:p>
          </table:table-cell>
          <table:table-cell office:value-type="float" office:value="71.1139" calcext:value-type="float">
            <text:p>71.1139</text:p>
          </table:table-cell>
          <table:table-cell office:value-type="float" office:value="0.198245" calcext:value-type="float">
            <text:p>0.198245</text:p>
          </table:table-cell>
          <table:table-cell office:value-type="float" office:value="2549" calcext:value-type="float">
            <text:p>2549</text:p>
          </table:table-cell>
          <table:table-cell office:value-type="float" office:value="0.822729" calcext:value-type="float">
            <text:p>0.822729</text:p>
          </table:table-cell>
          <table:table-cell office:value-type="float" office:value="103.872" calcext:value-type="float">
            <text:p>103.872</text:p>
          </table:table-cell>
          <table:table-cell office:value-type="float" office:value="0.29704" calcext:value-type="float">
            <text:p>0.29704</text:p>
          </table:table-cell>
          <table:table-cell office:value-type="float" office:value="9" calcext:value-type="float">
            <text:p>9</text:p>
          </table:table-cell>
          <table:table-cell office:value-type="float" office:value="0.877495" calcext:value-type="float">
            <text:p>0.877495</text:p>
          </table:table-cell>
          <table:table-cell office:value-type="float" office:value="48.275" calcext:value-type="float">
            <text:p>48.275</text:p>
          </table:table-cell>
          <table:table-cell office:value-type="float" office:value="0.175689" calcext:value-type="float">
            <text:p>0.175689</text:p>
          </table:table-cell>
          <table:table-cell office:value-type="float" office:value="52" calcext:value-type="float">
            <text:p>52</text:p>
          </table:table-cell>
          <table:table-cell office:value-type="float" office:value="0.926057" calcext:value-type="float">
            <text:p>0.926057</text:p>
          </table:table-cell>
          <table:table-cell office:value-type="float" office:value="43.2645" calcext:value-type="float">
            <text:p>43.2645</text:p>
          </table:table-cell>
          <table:table-cell office:value-type="float" office:value="0.143253" calcext:value-type="float">
            <text:p>0.143253</text:p>
          </table:table-cell>
          <table:table-cell/>
          <table:table-cell office:value-type="float" office:value="3531" calcext:value-type="float">
            <text:p>3531</text:p>
          </table:table-cell>
          <table:table-cell office:value-type="float" office:value="0.858177" calcext:value-type="float">
            <text:p>0.858177</text:p>
          </table:table-cell>
          <table:table-cell office:value-type="float" office:value="54.2394" calcext:value-type="float">
            <text:p>54.2394</text:p>
          </table:table-cell>
          <table:table-cell office:value-type="float" office:value="0.21143" calcext:value-type="float">
            <text:p>0.21143</text:p>
          </table:table-cell>
          <table:table-cell office:value-type="float" office:value="15" calcext:value-type="float">
            <text:p>15</text:p>
          </table:table-cell>
          <table:table-cell office:value-type="float" office:value="0.901497" calcext:value-type="float">
            <text:p>0.901497</text:p>
          </table:table-cell>
          <table:table-cell office:value-type="float" office:value="26.6548" calcext:value-type="float">
            <text:p>26.6548</text:p>
          </table:table-cell>
          <table:table-cell office:value-type="float" office:value="0.121415" calcext:value-type="float">
            <text:p>0.121415</text:p>
          </table:table-cell>
          <table:table-cell office:value-type="float" office:value="104" calcext:value-type="float">
            <text:p>104</text:p>
          </table:table-cell>
          <table:table-cell office:value-type="float" office:value="0.935373" calcext:value-type="float">
            <text:p>0.935373</text:p>
          </table:table-cell>
          <table:table-cell office:value-type="float" office:value="21.7339" calcext:value-type="float">
            <text:p>21.7339</text:p>
          </table:table-cell>
          <table:table-cell office:value-type="float" office:value="0.0951184" calcext:value-type="float">
            <text:p>0.09511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0.802328" calcext:value-type="float">
            <text:p>0.802328</text:p>
          </table:table-cell>
          <table:table-cell office:value-type="float" office:value="1425.95" calcext:value-type="float">
            <text:p>1425.95</text:p>
          </table:table-cell>
          <table:table-cell office:value-type="float" office:value="0.266197" calcext:value-type="float">
            <text:p>0.266197</text:p>
          </table:table-cell>
          <table:table-cell office:value-type="float" office:value="2" calcext:value-type="float">
            <text:p>2</text:p>
          </table:table-cell>
          <table:table-cell office:value-type="float" office:value="0.835039" calcext:value-type="float">
            <text:p>0.835039</text:p>
          </table:table-cell>
          <table:table-cell office:value-type="float" office:value="65.6449" calcext:value-type="float">
            <text:p>65.6449</text:p>
          </table:table-cell>
          <table:table-cell office:value-type="float" office:value="0.154136" calcext:value-type="float">
            <text:p>0.154136</text:p>
          </table:table-cell>
          <table:table-cell office:value-type="float" office:value="2393" calcext:value-type="float">
            <text:p>2393</text:p>
          </table:table-cell>
          <table:table-cell office:value-type="float" office:value="0.810164" calcext:value-type="float">
            <text:p>0.810164</text:p>
          </table:table-cell>
          <table:table-cell office:value-type="float" office:value="740.673" calcext:value-type="float">
            <text:p>740.673</text:p>
          </table:table-cell>
          <table:table-cell office:value-type="float" office:value="0.367089" calcext:value-type="float">
            <text:p>0.367089</text:p>
          </table:table-cell>
          <table:table-cell office:value-type="float" office:value="9" calcext:value-type="float">
            <text:p>9</text:p>
          </table:table-cell>
          <table:table-cell office:value-type="float" office:value="0.888206" calcext:value-type="float">
            <text:p>0.888206</text:p>
          </table:table-cell>
          <table:table-cell office:value-type="float" office:value="37.4487" calcext:value-type="float">
            <text:p>37.4487</text:p>
          </table:table-cell>
          <table:table-cell office:value-type="float" office:value="0.108528" calcext:value-type="float">
            <text:p>0.108528</text:p>
          </table:table-cell>
          <table:table-cell office:value-type="float" office:value="53" calcext:value-type="float">
            <text:p>53</text:p>
          </table:table-cell>
          <table:table-cell office:value-type="float" office:value="0.935701" calcext:value-type="float">
            <text:p>0.935701</text:p>
          </table:table-cell>
          <table:table-cell office:value-type="float" office:value="34.5928" calcext:value-type="float">
            <text:p>34.5928</text:p>
          </table:table-cell>
          <table:table-cell office:value-type="float" office:value="0.108854" calcext:value-type="float">
            <text:p>0.108854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0.862156" calcext:value-type="float">
            <text:p>0.862156</text:p>
          </table:table-cell>
          <table:table-cell office:value-type="float" office:value="40.5689" calcext:value-type="float">
            <text:p>40.5689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15" calcext:value-type="float">
            <text:p>15</text:p>
          </table:table-cell>
          <table:table-cell office:value-type="float" office:value="0.912211" calcext:value-type="float">
            <text:p>0.912211</text:p>
          </table:table-cell>
          <table:table-cell office:value-type="float" office:value="15.5226" calcext:value-type="float">
            <text:p>15.5226</text:p>
          </table:table-cell>
          <table:table-cell office:value-type="float" office:value="0.097968" calcext:value-type="float">
            <text:p>0.097968</text:p>
          </table:table-cell>
          <table:table-cell office:value-type="float" office:value="104" calcext:value-type="float">
            <text:p>104</text:p>
          </table:table-cell>
          <table:table-cell office:value-type="float" office:value="0.945182" calcext:value-type="float">
            <text:p>0.945182</text:p>
          </table:table-cell>
          <table:table-cell office:value-type="float" office:value="20.007" calcext:value-type="float">
            <text:p>20.007</text:p>
          </table:table-cell>
          <table:table-cell office:value-type="float" office:value="0.0760574" calcext:value-type="float">
            <text:p>0.07605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789195" calcext:value-type="float">
            <text:p>0.789195</text:p>
          </table:table-cell>
          <table:table-cell office:value-type="float" office:value="166.965" calcext:value-type="float">
            <text:p>166.965</text:p>
          </table:table-cell>
          <table:table-cell office:value-type="float" office:value="0.295744" calcext:value-type="float">
            <text:p>0.295744</text:p>
          </table:table-cell>
          <table:table-cell office:value-type="float" office:value="2" calcext:value-type="float">
            <text:p>2</text:p>
          </table:table-cell>
          <table:table-cell office:value-type="float" office:value="0.842567" calcext:value-type="float">
            <text:p>0.842567</text:p>
          </table:table-cell>
          <table:table-cell office:value-type="float" office:value="51.7212" calcext:value-type="float">
            <text:p>51.7212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2648" calcext:value-type="float">
            <text:p>2648</text:p>
          </table:table-cell>
          <table:table-cell office:value-type="float" office:value="0.819556" calcext:value-type="float">
            <text:p>0.819556</text:p>
          </table:table-cell>
          <table:table-cell office:value-type="float" office:value="78.5767" calcext:value-type="float">
            <text:p>78.5767</text:p>
          </table:table-cell>
          <table:table-cell office:value-type="float" office:value="0.277366" calcext:value-type="float">
            <text:p>0.277366</text:p>
          </table:table-cell>
          <table:table-cell office:value-type="float" office:value="9" calcext:value-type="float">
            <text:p>9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27.2224" calcext:value-type="float">
            <text:p>27.2224</text:p>
          </table:table-cell>
          <table:table-cell office:value-type="float" office:value="0.123527" calcext:value-type="float">
            <text:p>0.123527</text:p>
          </table:table-cell>
          <table:table-cell office:value-type="float" office:value="53" calcext:value-type="float">
            <text:p>53</text:p>
          </table:table-cell>
          <table:table-cell office:value-type="float" office:value="0.930488" calcext:value-type="float">
            <text:p>0.930488</text:p>
          </table:table-cell>
          <table:table-cell office:value-type="float" office:value="21.4772" calcext:value-type="float">
            <text:p>21.4772</text:p>
          </table:table-cell>
          <table:table-cell office:value-type="float" office:value="0.10077" calcext:value-type="float">
            <text:p>0.10077</text:p>
          </table:table-cell>
          <table:table-cell/>
          <table:table-cell office:value-type="float" office:value="3556" calcext:value-type="float">
            <text:p>3556</text:p>
          </table:table-cell>
          <table:table-cell office:value-type="float" office:value="0.857024" calcext:value-type="float">
            <text:p>0.857024</text:p>
          </table:table-cell>
          <table:table-cell office:value-type="float" office:value="44.5322" calcext:value-type="float">
            <text:p>44.5322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14" calcext:value-type="float">
            <text:p>14</text:p>
          </table:table-cell>
          <table:table-cell office:value-type="float" office:value="0.908979" calcext:value-type="float">
            <text:p>0.908979</text:p>
          </table:table-cell>
          <table:table-cell office:value-type="float" office:value="19.5891" calcext:value-type="float">
            <text:p>19.5891</text:p>
          </table:table-cell>
          <table:table-cell office:value-type="float" office:value="0.0963508" calcext:value-type="float">
            <text:p>0.0963508</text:p>
          </table:table-cell>
          <table:table-cell office:value-type="float" office:value="106" calcext:value-type="float">
            <text:p>106</text:p>
          </table:table-cell>
          <table:table-cell office:value-type="float" office:value="0.942279" calcext:value-type="float">
            <text:p>0.942279</text:p>
          </table:table-cell>
          <table:table-cell office:value-type="float" office:value="25.1689" calcext:value-type="float">
            <text:p>25.1689</text:p>
          </table:table-cell>
          <table:table-cell office:value-type="float" office:value="0.0772813" calcext:value-type="float">
            <text:p>0.07728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.796321" calcext:value-type="float">
            <text:p>0.796321</text:p>
          </table:table-cell>
          <table:table-cell office:value-type="float" office:value="191.063" calcext:value-type="float">
            <text:p>191.063</text:p>
          </table:table-cell>
          <table:table-cell office:value-type="float" office:value="0.233684" calcext:value-type="float">
            <text:p>0.233684</text:p>
          </table:table-cell>
          <table:table-cell office:value-type="float" office:value="2" calcext:value-type="float">
            <text:p>2</text:p>
          </table:table-cell>
          <table:table-cell office:value-type="float" office:value="0.83957" calcext:value-type="float">
            <text:p>0.83957</text:p>
          </table:table-cell>
          <table:table-cell office:value-type="float" office:value="76.2364" calcext:value-type="float">
            <text:p>76.2364</text:p>
          </table:table-cell>
          <table:table-cell office:value-type="float" office:value="0.165237" calcext:value-type="float">
            <text:p>0.165237</text:p>
          </table:table-cell>
          <table:table-cell office:value-type="float" office:value="2393" calcext:value-type="float">
            <text:p>2393</text:p>
          </table:table-cell>
          <table:table-cell office:value-type="float" office:value="0.821072" calcext:value-type="float">
            <text:p>0.821072</text:p>
          </table:table-cell>
          <table:table-cell office:value-type="float" office:value="107.734" calcext:value-type="float">
            <text:p>107.734</text:p>
          </table:table-cell>
          <table:table-cell office:value-type="float" office:value="0.243237" calcext:value-type="float">
            <text:p>0.243237</text:p>
          </table:table-cell>
          <table:table-cell office:value-type="float" office:value="9" calcext:value-type="float">
            <text:p>9</text:p>
          </table:table-cell>
          <table:table-cell office:value-type="float" office:value="0.881158" calcext:value-type="float">
            <text:p>0.881158</text:p>
          </table:table-cell>
          <table:table-cell office:value-type="float" office:value="40.5234" calcext:value-type="float">
            <text:p>40.5234</text:p>
          </table:table-cell>
          <table:table-cell office:value-type="float" office:value="0.108515" calcext:value-type="float">
            <text:p>0.108515</text:p>
          </table:table-cell>
          <table:table-cell office:value-type="float" office:value="53" calcext:value-type="float">
            <text:p>53</text:p>
          </table:table-cell>
          <table:table-cell office:value-type="float" office:value="0.933599" calcext:value-type="float">
            <text:p>0.933599</text:p>
          </table:table-cell>
          <table:table-cell office:value-type="float" office:value="25.9287" calcext:value-type="float">
            <text:p>25.9287</text:p>
          </table:table-cell>
          <table:table-cell office:value-type="float" office:value="0.0808937" calcext:value-type="float">
            <text:p>0.0808937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0.854872" calcext:value-type="float">
            <text:p>0.854872</text:p>
          </table:table-cell>
          <table:table-cell office:value-type="float" office:value="52.3177" calcext:value-type="float">
            <text:p>52.3177</text:p>
          </table:table-cell>
          <table:table-cell office:value-type="float" office:value="0.207576" calcext:value-type="float">
            <text:p>0.207576</text:p>
          </table:table-cell>
          <table:table-cell office:value-type="float" office:value="15" calcext:value-type="float">
            <text:p>15</text:p>
          </table:table-cell>
          <table:table-cell office:value-type="float" office:value="0.905309" calcext:value-type="float">
            <text:p>0.905309</text:p>
          </table:table-cell>
          <table:table-cell office:value-type="float" office:value="26.5833" calcext:value-type="float">
            <text:p>26.5833</text:p>
          </table:table-cell>
          <table:table-cell office:value-type="float" office:value="0.0947723" calcext:value-type="float">
            <text:p>0.0947723</text:p>
          </table:table-cell>
          <table:table-cell office:value-type="float" office:value="107" calcext:value-type="float">
            <text:p>107</text:p>
          </table:table-cell>
          <table:table-cell office:value-type="float" office:value="0.94511" calcext:value-type="float">
            <text:p>0.94511</text:p>
          </table:table-cell>
          <table:table-cell office:value-type="float" office:value="24.7763" calcext:value-type="float">
            <text:p>24.7763</text:p>
          </table:table-cell>
          <table:table-cell office:value-type="float" office:value="0.0696276" calcext:value-type="float">
            <text:p>0.06962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789747" calcext:value-type="float">
            <text:p>0.789747</text:p>
          </table:table-cell>
          <table:table-cell office:value-type="float" office:value="263.246" calcext:value-type="float">
            <text:p>263.246</text:p>
          </table:table-cell>
          <table:table-cell office:value-type="float" office:value="0.236352" calcext:value-type="float">
            <text:p>0.236352</text:p>
          </table:table-cell>
          <table:table-cell office:value-type="float" office:value="2" calcext:value-type="float">
            <text:p>2</text:p>
          </table:table-cell>
          <table:table-cell office:value-type="float" office:value="0.834079" calcext:value-type="float">
            <text:p>0.834079</text:p>
          </table:table-cell>
          <table:table-cell office:value-type="float" office:value="82.646" calcext:value-type="float">
            <text:p>82.646</text:p>
          </table:table-cell>
          <table:table-cell office:value-type="float" office:value="0.169773" calcext:value-type="float">
            <text:p>0.169773</text:p>
          </table:table-cell>
          <table:table-cell office:value-type="float" office:value="2160" calcext:value-type="float">
            <text:p>2160</text:p>
          </table:table-cell>
          <table:table-cell office:value-type="float" office:value="0.807885" calcext:value-type="float">
            <text:p>0.807885</text:p>
          </table:table-cell>
          <table:table-cell office:value-type="float" office:value="200.34" calcext:value-type="float">
            <text:p>200.34</text:p>
          </table:table-cell>
          <table:table-cell office:value-type="float" office:value="0.291069" calcext:value-type="float">
            <text:p>0.291069</text:p>
          </table:table-cell>
          <table:table-cell office:value-type="float" office:value="9" calcext:value-type="float">
            <text:p>9</text:p>
          </table:table-cell>
          <table:table-cell office:value-type="float" office:value="0.876506" calcext:value-type="float">
            <text:p>0.876506</text:p>
          </table:table-cell>
          <table:table-cell office:value-type="float" office:value="35.3151" calcext:value-type="float">
            <text:p>35.3151</text:p>
          </table:table-cell>
          <table:table-cell office:value-type="float" office:value="0.118964" calcext:value-type="float">
            <text:p>0.118964</text:p>
          </table:table-cell>
          <table:table-cell office:value-type="float" office:value="54" calcext:value-type="float">
            <text:p>54</text:p>
          </table:table-cell>
          <table:table-cell office:value-type="float" office:value="0.930352" calcext:value-type="float">
            <text:p>0.930352</text:p>
          </table:table-cell>
          <table:table-cell office:value-type="float" office:value="34.2045" calcext:value-type="float">
            <text:p>34.2045</text:p>
          </table:table-cell>
          <table:table-cell office:value-type="float" office:value="0.103046" calcext:value-type="float">
            <text:p>0.103046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float" office:value="0.85404" calcext:value-type="float">
            <text:p>0.85404</text:p>
          </table:table-cell>
          <table:table-cell office:value-type="float" office:value="51.2664" calcext:value-type="float">
            <text:p>51.2664</text:p>
          </table:table-cell>
          <table:table-cell office:value-type="float" office:value="0.200302" calcext:value-type="float">
            <text:p>0.200302</text:p>
          </table:table-cell>
          <table:table-cell office:value-type="float" office:value="15" calcext:value-type="float">
            <text:p>15</text:p>
          </table:table-cell>
          <table:table-cell office:value-type="float" office:value="0.898814" calcext:value-type="float">
            <text:p>0.898814</text:p>
          </table:table-cell>
          <table:table-cell office:value-type="float" office:value="21.7614" calcext:value-type="float">
            <text:p>21.7614</text:p>
          </table:table-cell>
          <table:table-cell office:value-type="float" office:value="0.110354" calcext:value-type="float">
            <text:p>0.110354</text:p>
          </table:table-cell>
          <table:table-cell office:value-type="float" office:value="107" calcext:value-type="float">
            <text:p>107</text:p>
          </table:table-cell>
          <table:table-cell office:value-type="float" office:value="0.94742" calcext:value-type="float">
            <text:p>0.94742</text:p>
          </table:table-cell>
          <table:table-cell office:value-type="float" office:value="15.5755" calcext:value-type="float">
            <text:p>15.5755</text:p>
          </table:table-cell>
          <table:table-cell office:value-type="float" office:value="0.0683074" calcext:value-type="float">
            <text:p>0.06830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0.814065" calcext:value-type="float">
            <text:p>0.814065</text:p>
          </table:table-cell>
          <table:table-cell office:value-type="float" office:value="184.506" calcext:value-type="float">
            <text:p>184.506</text:p>
          </table:table-cell>
          <table:table-cell office:value-type="float" office:value="0.255738" calcext:value-type="float">
            <text:p>0.255738</text:p>
          </table:table-cell>
          <table:table-cell office:value-type="float" office:value="2" calcext:value-type="float">
            <text:p>2</text:p>
          </table:table-cell>
          <table:table-cell office:value-type="float" office:value="0.84446" calcext:value-type="float">
            <text:p>0.84446</text:p>
          </table:table-cell>
          <table:table-cell office:value-type="float" office:value="63.1219" calcext:value-type="float">
            <text:p>63.1219</text:p>
          </table:table-cell>
          <table:table-cell office:value-type="float" office:value="0.203278" calcext:value-type="float">
            <text:p>0.203278</text:p>
          </table:table-cell>
          <table:table-cell office:value-type="float" office:value="2563" calcext:value-type="float">
            <text:p>2563</text:p>
          </table:table-cell>
          <table:table-cell office:value-type="float" office:value="0.817982" calcext:value-type="float">
            <text:p>0.817982</text:p>
          </table:table-cell>
          <table:table-cell office:value-type="float" office:value="183.427" calcext:value-type="float">
            <text:p>183.427</text:p>
          </table:table-cell>
          <table:table-cell office:value-type="float" office:value="0.357037" calcext:value-type="float">
            <text:p>0.357037</text:p>
          </table:table-cell>
          <table:table-cell office:value-type="float" office:value="9" calcext:value-type="float">
            <text:p>9</text:p>
          </table:table-cell>
          <table:table-cell office:value-type="float" office:value="0.87185" calcext:value-type="float">
            <text:p>0.87185</text:p>
          </table:table-cell>
          <table:table-cell office:value-type="float" office:value="41.5054" calcext:value-type="float">
            <text:p>41.5054</text:p>
          </table:table-cell>
          <table:table-cell office:value-type="float" office:value="0.175594" calcext:value-type="float">
            <text:p>0.175594</text:p>
          </table:table-cell>
          <table:table-cell office:value-type="float" office:value="54" calcext:value-type="float">
            <text:p>54</text:p>
          </table:table-cell>
          <table:table-cell office:value-type="float" office:value="0.928945" calcext:value-type="float">
            <text:p>0.928945</text:p>
          </table:table-cell>
          <table:table-cell office:value-type="float" office:value="38.1305" calcext:value-type="float">
            <text:p>38.1305</text:p>
          </table:table-cell>
          <table:table-cell office:value-type="float" office:value="0.158117" calcext:value-type="float">
            <text:p>0.158117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0.86276" calcext:value-type="float">
            <text:p>0.86276</text:p>
          </table:table-cell>
          <table:table-cell office:value-type="float" office:value="41.1384" calcext:value-type="float">
            <text:p>41.1384</text:p>
          </table:table-cell>
          <table:table-cell office:value-type="float" office:value="0.22134" calcext:value-type="float">
            <text:p>0.22134</text:p>
          </table:table-cell>
          <table:table-cell office:value-type="float" office:value="15" calcext:value-type="float">
            <text:p>15</text:p>
          </table:table-cell>
          <table:table-cell office:value-type="float" office:value="0.898429" calcext:value-type="float">
            <text:p>0.898429</text:p>
          </table:table-cell>
          <table:table-cell office:value-type="float" office:value="20.7518" calcext:value-type="float">
            <text:p>20.7518</text:p>
          </table:table-cell>
          <table:table-cell office:value-type="float" office:value="0.126398" calcext:value-type="float">
            <text:p>0.126398</text:p>
          </table:table-cell>
          <table:table-cell office:value-type="float" office:value="107" calcext:value-type="float">
            <text:p>107</text:p>
          </table:table-cell>
          <table:table-cell office:value-type="float" office:value="0.946896" calcext:value-type="float">
            <text:p>0.946896</text:p>
          </table:table-cell>
          <table:table-cell office:value-type="float" office:value="14.4613" calcext:value-type="float">
            <text:p>14.4613</text:p>
          </table:table-cell>
          <table:table-cell office:value-type="float" office:value="0.0822285" calcext:value-type="float">
            <text:p>0.08222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.804738" calcext:value-type="float">
            <text:p>0.804738</text:p>
          </table:table-cell>
          <table:table-cell office:value-type="float" office:value="171.208" calcext:value-type="float">
            <text:p>171.208</text:p>
          </table:table-cell>
          <table:table-cell office:value-type="float" office:value="0.22968" calcext:value-type="float">
            <text:p>0.22968</text:p>
          </table:table-cell>
          <table:table-cell office:value-type="float" office:value="2" calcext:value-type="float">
            <text:p>2</text:p>
          </table:table-cell>
          <table:table-cell office:value-type="float" office:value="0.832449" calcext:value-type="float">
            <text:p>0.832449</text:p>
          </table:table-cell>
          <table:table-cell office:value-type="float" office:value="93.3728" calcext:value-type="float">
            <text:p>93.3728</text:p>
          </table:table-cell>
          <table:table-cell office:value-type="float" office:value="0.191618" calcext:value-type="float">
            <text:p>0.191618</text:p>
          </table:table-cell>
          <table:table-cell office:value-type="float" office:value="2430" calcext:value-type="float">
            <text:p>2430</text:p>
          </table:table-cell>
          <table:table-cell office:value-type="float" office:value="0.829563" calcext:value-type="float">
            <text:p>0.829563</text:p>
          </table:table-cell>
          <table:table-cell office:value-type="float" office:value="87.3248" calcext:value-type="float">
            <text:p>87.3248</text:p>
          </table:table-cell>
          <table:table-cell office:value-type="float" office:value="0.257992" calcext:value-type="float">
            <text:p>0.257992</text:p>
          </table:table-cell>
          <table:table-cell office:value-type="float" office:value="9" calcext:value-type="float">
            <text:p>9</text:p>
          </table:table-cell>
          <table:table-cell office:value-type="float" office:value="0.865556" calcext:value-type="float">
            <text:p>0.865556</text:p>
          </table:table-cell>
          <table:table-cell office:value-type="float" office:value="51.8726" calcext:value-type="float">
            <text:p>51.8726</text:p>
          </table:table-cell>
          <table:table-cell office:value-type="float" office:value="0.159708" calcext:value-type="float">
            <text:p>0.159708</text:p>
          </table:table-cell>
          <table:table-cell office:value-type="float" office:value="53" calcext:value-type="float">
            <text:p>53</text:p>
          </table:table-cell>
          <table:table-cell office:value-type="float" office:value="0.927302" calcext:value-type="float">
            <text:p>0.927302</text:p>
          </table:table-cell>
          <table:table-cell office:value-type="float" office:value="37.3492" calcext:value-type="float">
            <text:p>37.3492</text:p>
          </table:table-cell>
          <table:table-cell office:value-type="float" office:value="0.122829" calcext:value-type="float">
            <text:p>0.12282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856693" calcext:value-type="float">
            <text:p>0.856693</text:p>
          </table:table-cell>
          <table:table-cell office:value-type="float" office:value="162.247" calcext:value-type="float">
            <text:p>162.247</text:p>
          </table:table-cell>
          <table:table-cell office:value-type="float" office:value="0.22549" calcext:value-type="float">
            <text:p>0.22549</text:p>
          </table:table-cell>
          <table:table-cell office:value-type="float" office:value="15" calcext:value-type="float">
            <text:p>15</text:p>
          </table:table-cell>
          <table:table-cell office:value-type="float" office:value="0.897332" calcext:value-type="float">
            <text:p>0.897332</text:p>
          </table:table-cell>
          <table:table-cell office:value-type="float" office:value="25.4395" calcext:value-type="float">
            <text:p>25.4395</text:p>
          </table:table-cell>
          <table:table-cell office:value-type="float" office:value="0.115988" calcext:value-type="float">
            <text:p>0.115988</text:p>
          </table:table-cell>
          <table:table-cell office:value-type="float" office:value="107" calcext:value-type="float">
            <text:p>107</text:p>
          </table:table-cell>
          <table:table-cell office:value-type="float" office:value="0.946153" calcext:value-type="float">
            <text:p>0.946153</text:p>
          </table:table-cell>
          <table:table-cell office:value-type="float" office:value="25.9706" calcext:value-type="float">
            <text:p>25.9706</text:p>
          </table:table-cell>
          <table:table-cell office:value-type="float" office:value="0.0834772" calcext:value-type="float">
            <text:p>0.08347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.815395" calcext:value-type="float">
            <text:p>0.815395</text:p>
          </table:table-cell>
          <table:table-cell office:value-type="float" office:value="252.575" calcext:value-type="float">
            <text:p>252.575</text:p>
          </table:table-cell>
          <table:table-cell office:value-type="float" office:value="0.201995" calcext:value-type="float">
            <text:p>0.201995</text:p>
          </table:table-cell>
          <table:table-cell office:value-type="float" office:value="2" calcext:value-type="float">
            <text:p>2</text:p>
          </table:table-cell>
          <table:table-cell office:value-type="float" office:value="0.851469" calcext:value-type="float">
            <text:p>0.851469</text:p>
          </table:table-cell>
          <table:table-cell office:value-type="float" office:value="76.3665" calcext:value-type="float">
            <text:p>76.3665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2354" calcext:value-type="float">
            <text:p>2354</text:p>
          </table:table-cell>
          <table:table-cell office:value-type="float" office:value="0.829436" calcext:value-type="float">
            <text:p>0.829436</text:p>
          </table:table-cell>
          <table:table-cell office:value-type="float" office:value="105.333" calcext:value-type="float">
            <text:p>105.333</text:p>
          </table:table-cell>
          <table:table-cell office:value-type="float" office:value="0.268142" calcext:value-type="float">
            <text:p>0.268142</text:p>
          </table:table-cell>
          <table:table-cell office:value-type="float" office:value="9" calcext:value-type="float">
            <text:p>9</text:p>
          </table:table-cell>
          <table:table-cell office:value-type="float" office:value="0.87772" calcext:value-type="float">
            <text:p>0.87772</text:p>
          </table:table-cell>
          <table:table-cell office:value-type="float" office:value="54.0937" calcext:value-type="float">
            <text:p>54.0937</text:p>
          </table:table-cell>
          <table:table-cell office:value-type="float" office:value="0.142818" calcext:value-type="float">
            <text:p>0.142818</text:p>
          </table:table-cell>
          <table:table-cell office:value-type="float" office:value="54" calcext:value-type="float">
            <text:p>54</text:p>
          </table:table-cell>
          <table:table-cell office:value-type="float" office:value="0.927663" calcext:value-type="float">
            <text:p>0.927663</text:p>
          </table:table-cell>
          <table:table-cell office:value-type="float" office:value="51.4391" calcext:value-type="float">
            <text:p>51.4391</text:p>
          </table:table-cell>
          <table:table-cell office:value-type="float" office:value="0.121025" calcext:value-type="float">
            <text:p>0.121025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0.86884" calcext:value-type="float">
            <text:p>0.86884</text:p>
          </table:table-cell>
          <table:table-cell office:value-type="float" office:value="43.9507" calcext:value-type="float">
            <text:p>43.9507</text:p>
          </table:table-cell>
          <table:table-cell office:value-type="float" office:value="0.194601" calcext:value-type="float">
            <text:p>0.194601</text:p>
          </table:table-cell>
          <table:table-cell office:value-type="float" office:value="15" calcext:value-type="float">
            <text:p>15</text:p>
          </table:table-cell>
          <table:table-cell office:value-type="float" office:value="0.902472" calcext:value-type="float">
            <text:p>0.902472</text:p>
          </table:table-cell>
          <table:table-cell office:value-type="float" office:value="26.6349" calcext:value-type="float">
            <text:p>26.6349</text:p>
          </table:table-cell>
          <table:table-cell office:value-type="float" office:value="0.120948" calcext:value-type="float">
            <text:p>0.120948</text:p>
          </table:table-cell>
          <table:table-cell office:value-type="float" office:value="108" calcext:value-type="float">
            <text:p>108</text:p>
          </table:table-cell>
          <table:table-cell office:value-type="float" office:value="0.942297" calcext:value-type="float">
            <text:p>0.942297</text:p>
          </table:table-cell>
          <table:table-cell office:value-type="float" office:value="32.5598" calcext:value-type="float">
            <text:p>32.5598</text:p>
          </table:table-cell>
          <table:table-cell office:value-type="float" office:value="0.0869683" calcext:value-type="float">
            <text:p>0.08696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.816227" calcext:value-type="float">
            <text:p>0.816227</text:p>
          </table:table-cell>
          <table:table-cell office:value-type="float" office:value="448.328" calcext:value-type="float">
            <text:p>448.328</text:p>
          </table:table-cell>
          <table:table-cell office:value-type="float" office:value="0.190179" calcext:value-type="float">
            <text:p>0.190179</text:p>
          </table:table-cell>
          <table:table-cell office:value-type="float" office:value="2" calcext:value-type="float">
            <text:p>2</text:p>
          </table:table-cell>
          <table:table-cell office:value-type="float" office:value="0.843038" calcext:value-type="float">
            <text:p>0.843038</text:p>
          </table:table-cell>
          <table:table-cell office:value-type="float" office:value="66.407" calcext:value-type="float">
            <text:p>66.407</text:p>
          </table:table-cell>
          <table:table-cell office:value-type="float" office:value="0.144255" calcext:value-type="float">
            <text:p>0.144255</text:p>
          </table:table-cell>
          <table:table-cell office:value-type="float" office:value="3692" calcext:value-type="float">
            <text:p>3692</text:p>
          </table:table-cell>
          <table:table-cell office:value-type="float" office:value="0.833408" calcext:value-type="float">
            <text:p>0.833408</text:p>
          </table:table-cell>
          <table:table-cell office:value-type="float" office:value="72.9853" calcext:value-type="float">
            <text:p>72.9853</text:p>
          </table:table-cell>
          <table:table-cell office:value-type="float" office:value="0.224638" calcext:value-type="float">
            <text:p>0.224638</text:p>
          </table:table-cell>
          <table:table-cell office:value-type="float" office:value="9" calcext:value-type="float">
            <text:p>9</text:p>
          </table:table-cell>
          <table:table-cell office:value-type="float" office:value="0.876304" calcext:value-type="float">
            <text:p>0.876304</text:p>
          </table:table-cell>
          <table:table-cell office:value-type="float" office:value="37.2268" calcext:value-type="float">
            <text:p>37.2268</text:p>
          </table:table-cell>
          <table:table-cell office:value-type="float" office:value="0.116676" calcext:value-type="float">
            <text:p>0.116676</text:p>
          </table:table-cell>
          <table:table-cell office:value-type="float" office:value="54" calcext:value-type="float">
            <text:p>54</text:p>
          </table:table-cell>
          <table:table-cell office:value-type="float" office:value="0.928709" calcext:value-type="float">
            <text:p>0.928709</text:p>
          </table:table-cell>
          <table:table-cell office:value-type="float" office:value="31.4355" calcext:value-type="float">
            <text:p>31.4355</text:p>
          </table:table-cell>
          <table:table-cell office:value-type="float" office:value="0.0859822" calcext:value-type="float">
            <text:p>0.085982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0.85354" calcext:value-type="float">
            <text:p>0.85354</text:p>
          </table:table-cell>
          <table:table-cell office:value-type="float" office:value="53.3867" calcext:value-type="float">
            <text:p>53.3867</text:p>
          </table:table-cell>
          <table:table-cell office:value-type="float" office:value="0.216363" calcext:value-type="float">
            <text:p>0.216363</text:p>
          </table:table-cell>
          <table:table-cell office:value-type="float" office:value="15" calcext:value-type="float">
            <text:p>15</text:p>
          </table:table-cell>
          <table:table-cell office:value-type="float" office:value="0.889903" calcext:value-type="float">
            <text:p>0.889903</text:p>
          </table:table-cell>
          <table:table-cell office:value-type="float" office:value="24.7976" calcext:value-type="float">
            <text:p>24.7976</text:p>
          </table:table-cell>
          <table:table-cell office:value-type="float" office:value="0.111765" calcext:value-type="float">
            <text:p>0.111765</text:p>
          </table:table-cell>
          <table:table-cell office:value-type="float" office:value="109" calcext:value-type="float">
            <text:p>109</text:p>
          </table:table-cell>
          <table:table-cell office:value-type="float" office:value="0.949071" calcext:value-type="float">
            <text:p>0.949071</text:p>
          </table:table-cell>
          <table:table-cell office:value-type="float" office:value="19.0478" calcext:value-type="float">
            <text:p>19.0478</text:p>
          </table:table-cell>
          <table:table-cell office:value-type="float" office:value="0.0696662" calcext:value-type="float">
            <text:p>0.06966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.798297" calcext:value-type="float">
            <text:p>0.798297</text:p>
          </table:table-cell>
          <table:table-cell office:value-type="float" office:value="353189" calcext:value-type="float">
            <text:p>353189</text:p>
          </table:table-cell>
          <table:table-cell office:value-type="float" office:value="0.575167" calcext:value-type="float">
            <text:p>0.575167</text:p>
          </table:table-cell>
          <table:table-cell office:value-type="float" office:value="2" calcext:value-type="float">
            <text:p>2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71.2795" calcext:value-type="float">
            <text:p>71.2795</text:p>
          </table:table-cell>
          <table:table-cell office:value-type="float" office:value="0.173677" calcext:value-type="float">
            <text:p>0.173677</text:p>
          </table:table-cell>
          <table:table-cell office:value-type="float" office:value="3887" calcext:value-type="float">
            <text:p>3887</text:p>
          </table:table-cell>
          <table:table-cell office:value-type="float" office:value="0.805758" calcext:value-type="float">
            <text:p>0.805758</text:p>
          </table:table-cell>
          <table:table-cell office:value-type="float" office:value="304356" calcext:value-type="float">
            <text:p>304356</text:p>
          </table:table-cell>
          <table:table-cell office:value-type="float" office:value="2.26426" calcext:value-type="float">
            <text:p>2.26426</text:p>
          </table:table-cell>
          <table:table-cell office:value-type="float" office:value="9" calcext:value-type="float">
            <text:p>9</text:p>
          </table:table-cell>
          <table:table-cell office:value-type="float" office:value="0.867015" calcext:value-type="float">
            <text:p>0.867015</text:p>
          </table:table-cell>
          <table:table-cell office:value-type="float" office:value="42.9181" calcext:value-type="float">
            <text:p>42.9181</text:p>
          </table:table-cell>
          <table:table-cell office:value-type="float" office:value="0.147428" calcext:value-type="float">
            <text:p>0.147428</text:p>
          </table:table-cell>
          <table:table-cell office:value-type="float" office:value="55" calcext:value-type="float">
            <text:p>55</text:p>
          </table:table-cell>
          <table:table-cell office:value-type="float" office:value="0.927787" calcext:value-type="float">
            <text:p>0.927787</text:p>
          </table:table-cell>
          <table:table-cell office:value-type="float" office:value="35.2734" calcext:value-type="float">
            <text:p>35.2734</text:p>
          </table:table-cell>
          <table:table-cell office:value-type="float" office:value="0.107862" calcext:value-type="float">
            <text:p>0.107862</text:p>
          </table:table-cell>
          <table:table-cell/>
          <table:table-cell office:value-type="float" office:value="3077" calcext:value-type="float">
            <text:p>3077</text:p>
          </table:table-cell>
          <table:table-cell office:value-type="float" office:value="0.860733" calcext:value-type="float">
            <text:p>0.860733</text:p>
          </table:table-cell>
          <table:table-cell office:value-type="float" office:value="61.652" calcext:value-type="float">
            <text:p>61.652</text:p>
          </table:table-cell>
          <table:table-cell office:value-type="float" office:value="0.219334" calcext:value-type="float">
            <text:p>0.219334</text:p>
          </table:table-cell>
          <table:table-cell office:value-type="float" office:value="15" calcext:value-type="float">
            <text:p>15</text:p>
          </table:table-cell>
          <table:table-cell office:value-type="float" office:value="0.895015" calcext:value-type="float">
            <text:p>0.895015</text:p>
          </table:table-cell>
          <table:table-cell office:value-type="float" office:value="21.8533" calcext:value-type="float">
            <text:p>21.8533</text:p>
          </table:table-cell>
          <table:table-cell office:value-type="float" office:value="0.115204" calcext:value-type="float">
            <text:p>0.115204</text:p>
          </table:table-cell>
          <table:table-cell office:value-type="float" office:value="108" calcext:value-type="float">
            <text:p>108</text:p>
          </table:table-cell>
          <table:table-cell office:value-type="float" office:value="0.94404" calcext:value-type="float">
            <text:p>0.94404</text:p>
          </table:table-cell>
          <table:table-cell office:value-type="float" office:value="19.4434" calcext:value-type="float">
            <text:p>19.4434</text:p>
          </table:table-cell>
          <table:table-cell office:value-type="float" office:value="0.0708877" calcext:value-type="float">
            <text:p>0.07088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0.783687" calcext:value-type="float">
            <text:p>0.783687</text:p>
          </table:table-cell>
          <table:table-cell office:value-type="float" office:value="194.782" calcext:value-type="float">
            <text:p>194.782</text:p>
          </table:table-cell>
          <table:table-cell office:value-type="float" office:value="0.262361" calcext:value-type="float">
            <text:p>0.262361</text:p>
          </table:table-cell>
          <table:table-cell office:value-type="float" office:value="2" calcext:value-type="float">
            <text:p>2</text:p>
          </table:table-cell>
          <table:table-cell office:value-type="float" office:value="0.830068" calcext:value-type="float">
            <text:p>0.830068</text:p>
          </table:table-cell>
          <table:table-cell office:value-type="float" office:value="78.0211" calcext:value-type="float">
            <text:p>78.0211</text:p>
          </table:table-cell>
          <table:table-cell office:value-type="float" office:value="0.194494" calcext:value-type="float">
            <text:p>0.194494</text:p>
          </table:table-cell>
          <table:table-cell office:value-type="float" office:value="2828" calcext:value-type="float">
            <text:p>2828</text:p>
          </table:table-cell>
          <table:table-cell office:value-type="float" office:value="0.815031" calcext:value-type="float">
            <text:p>0.815031</text:p>
          </table:table-cell>
          <table:table-cell office:value-type="float" office:value="199.05" calcext:value-type="float">
            <text:p>199.05</text:p>
          </table:table-cell>
          <table:table-cell office:value-type="float" office:value="0.364489" calcext:value-type="float">
            <text:p>0.364489</text:p>
          </table:table-cell>
          <table:table-cell office:value-type="float" office:value="9" calcext:value-type="float">
            <text:p>9</text:p>
          </table:table-cell>
          <table:table-cell office:value-type="float" office:value="0.871317" calcext:value-type="float">
            <text:p>0.871317</text:p>
          </table:table-cell>
          <table:table-cell office:value-type="float" office:value="41.6994" calcext:value-type="float">
            <text:p>41.6994</text:p>
          </table:table-cell>
          <table:table-cell office:value-type="float" office:value="0.145996" calcext:value-type="float">
            <text:p>0.145996</text:p>
          </table:table-cell>
          <table:table-cell office:value-type="float" office:value="55" calcext:value-type="float">
            <text:p>55</text:p>
          </table:table-cell>
          <table:table-cell office:value-type="float" office:value="0.929822" calcext:value-type="float">
            <text:p>0.929822</text:p>
          </table:table-cell>
          <table:table-cell office:value-type="float" office:value="34.5829" calcext:value-type="float">
            <text:p>34.5829</text:p>
          </table:table-cell>
          <table:table-cell office:value-type="float" office:value="0.126759" calcext:value-type="float">
            <text:p>0.126759</text:p>
          </table:table-cell>
          <table:table-cell/>
          <table:table-cell office:value-type="float" office:value="3210" calcext:value-type="float">
            <text:p>3210</text:p>
          </table:table-cell>
          <table:table-cell office:value-type="float" office:value="0.846133" calcext:value-type="float">
            <text:p>0.846133</text:p>
          </table:table-cell>
          <table:table-cell office:value-type="float" office:value="102.791" calcext:value-type="float">
            <text:p>102.791</text:p>
          </table:table-cell>
          <table:table-cell office:value-type="float" office:value="0.267896" calcext:value-type="float">
            <text:p>0.267896</text:p>
          </table:table-cell>
          <table:table-cell office:value-type="float" office:value="15" calcext:value-type="float">
            <text:p>15</text:p>
          </table:table-cell>
          <table:table-cell office:value-type="float" office:value="0.887932" calcext:value-type="float">
            <text:p>0.887932</text:p>
          </table:table-cell>
          <table:table-cell office:value-type="float" office:value="23.4858" calcext:value-type="float">
            <text:p>23.4858</text:p>
          </table:table-cell>
          <table:table-cell office:value-type="float" office:value="0.126905" calcext:value-type="float">
            <text:p>0.126905</text:p>
          </table:table-cell>
          <table:table-cell office:value-type="float" office:value="106" calcext:value-type="float">
            <text:p>106</text:p>
          </table:table-cell>
          <table:table-cell office:value-type="float" office:value="0.946985" calcext:value-type="float">
            <text:p>0.946985</text:p>
          </table:table-cell>
          <table:table-cell office:value-type="float" office:value="17.5778" calcext:value-type="float">
            <text:p>17.5778</text:p>
          </table:table-cell>
          <table:table-cell office:value-type="float" office:value="0.0730042" calcext:value-type="float">
            <text:p>0.07300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.809771" calcext:value-type="float">
            <text:p>0.809771</text:p>
          </table:table-cell>
          <table:table-cell office:value-type="float" office:value="180.448" calcext:value-type="float">
            <text:p>180.448</text:p>
          </table:table-cell>
          <table:table-cell office:value-type="float" office:value="0.213046" calcext:value-type="float">
            <text:p>0.213046</text:p>
          </table:table-cell>
          <table:table-cell office:value-type="float" office:value="2" calcext:value-type="float">
            <text:p>2</text:p>
          </table:table-cell>
          <table:table-cell office:value-type="float" office:value="0.844771" calcext:value-type="float">
            <text:p>0.844771</text:p>
          </table:table-cell>
          <table:table-cell office:value-type="float" office:value="58.0863" calcext:value-type="float">
            <text:p>58.0863</text:p>
          </table:table-cell>
          <table:table-cell office:value-type="float" office:value="0.164922" calcext:value-type="float">
            <text:p>0.164922</text:p>
          </table:table-cell>
          <table:table-cell office:value-type="float" office:value="3031" calcext:value-type="float">
            <text:p>3031</text:p>
          </table:table-cell>
          <table:table-cell office:value-type="float" office:value="0.831673" calcext:value-type="float">
            <text:p>0.831673</text:p>
          </table:table-cell>
          <table:table-cell office:value-type="float" office:value="90.2708" calcext:value-type="float">
            <text:p>90.2708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9" calcext:value-type="float">
            <text:p>9</text:p>
          </table:table-cell>
          <table:table-cell office:value-type="float" office:value="0.880991" calcext:value-type="float">
            <text:p>0.880991</text:p>
          </table:table-cell>
          <table:table-cell office:value-type="float" office:value="37.4938" calcext:value-type="float">
            <text:p>37.4938</text:p>
          </table:table-cell>
          <table:table-cell office:value-type="float" office:value="0.123538" calcext:value-type="float">
            <text:p>0.123538</text:p>
          </table:table-cell>
          <table:table-cell office:value-type="float" office:value="54" calcext:value-type="float">
            <text:p>54</text:p>
          </table:table-cell>
          <table:table-cell office:value-type="float" office:value="0.928939" calcext:value-type="float">
            <text:p>0.928939</text:p>
          </table:table-cell>
          <table:table-cell office:value-type="float" office:value="29.6959" calcext:value-type="float">
            <text:p>29.6959</text:p>
          </table:table-cell>
          <table:table-cell office:value-type="float" office:value="0.087964" calcext:value-type="float">
            <text:p>0.087964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0.845964" calcext:value-type="float">
            <text:p>0.845964</text:p>
          </table:table-cell>
          <table:table-cell office:value-type="float" office:value="57.3453" calcext:value-type="float">
            <text:p>57.3453</text:p>
          </table:table-cell>
          <table:table-cell office:value-type="float" office:value="0.233329" calcext:value-type="float">
            <text:p>0.233329</text:p>
          </table:table-cell>
          <table:table-cell office:value-type="float" office:value="15" calcext:value-type="float">
            <text:p>15</text:p>
          </table:table-cell>
          <table:table-cell office:value-type="float" office:value="0.88635" calcext:value-type="float">
            <text:p>0.88635</text:p>
          </table:table-cell>
          <table:table-cell office:value-type="float" office:value="25.5696" calcext:value-type="float">
            <text:p>25.5696</text:p>
          </table:table-cell>
          <table:table-cell office:value-type="float" office:value="0.135287" calcext:value-type="float">
            <text:p>0.135287</text:p>
          </table:table-cell>
          <table:table-cell office:value-type="float" office:value="108" calcext:value-type="float">
            <text:p>108</text:p>
          </table:table-cell>
          <table:table-cell office:value-type="float" office:value="0.947277" calcext:value-type="float">
            <text:p>0.947277</text:p>
          </table:table-cell>
          <table:table-cell office:value-type="float" office:value="28.7932" calcext:value-type="float">
            <text:p>28.7932</text:p>
          </table:table-cell>
          <table:table-cell office:value-type="float" office:value="0.0674612" calcext:value-type="float">
            <text:p>0.06746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801386" calcext:value-type="float">
            <text:p>0.801386</text:p>
          </table:table-cell>
          <table:table-cell office:value-type="float" office:value="930.613" calcext:value-type="float">
            <text:p>930.613</text:p>
          </table:table-cell>
          <table:table-cell office:value-type="float" office:value="0.295722" calcext:value-type="float">
            <text:p>0.295722</text:p>
          </table:table-cell>
          <table:table-cell office:value-type="float" office:value="2" calcext:value-type="float">
            <text:p>2</text:p>
          </table:table-cell>
          <table:table-cell office:value-type="float" office:value="0.831621" calcext:value-type="float">
            <text:p>0.831621</text:p>
          </table:table-cell>
          <table:table-cell office:value-type="float" office:value="71.6688" calcext:value-type="float">
            <text:p>71.6688</text:p>
          </table:table-cell>
          <table:table-cell office:value-type="float" office:value="0.178541" calcext:value-type="float">
            <text:p>0.178541</text:p>
          </table:table-cell>
          <table:table-cell office:value-type="float" office:value="2654" calcext:value-type="float">
            <text:p>2654</text:p>
          </table:table-cell>
          <table:table-cell office:value-type="float" office:value="0.822691" calcext:value-type="float">
            <text:p>0.822691</text:p>
          </table:table-cell>
          <table:table-cell office:value-type="float" office:value="77.3502" calcext:value-type="float">
            <text:p>77.3502</text:p>
          </table:table-cell>
          <table:table-cell office:value-type="float" office:value="0.268456" calcext:value-type="float">
            <text:p>0.268456</text:p>
          </table:table-cell>
          <table:table-cell office:value-type="float" office:value="9" calcext:value-type="float">
            <text:p>9</text:p>
          </table:table-cell>
          <table:table-cell office:value-type="float" office:value="0.868598" calcext:value-type="float">
            <text:p>0.868598</text:p>
          </table:table-cell>
          <table:table-cell office:value-type="float" office:value="38.5708" calcext:value-type="float">
            <text:p>38.5708</text:p>
          </table:table-cell>
          <table:table-cell office:value-type="float" office:value="0.144111" calcext:value-type="float">
            <text:p>0.144111</text:p>
          </table:table-cell>
          <table:table-cell office:value-type="float" office:value="54" calcext:value-type="float">
            <text:p>54</text:p>
          </table:table-cell>
          <table:table-cell office:value-type="float" office:value="0.923689" calcext:value-type="float">
            <text:p>0.923689</text:p>
          </table:table-cell>
          <table:table-cell office:value-type="float" office:value="33.2042" calcext:value-type="float">
            <text:p>33.2042</text:p>
          </table:table-cell>
          <table:table-cell office:value-type="float" office:value="0.119312" calcext:value-type="float">
            <text:p>0.119312</text:p>
          </table:table-cell>
          <table:table-cell/>
          <table:table-cell office:value-type="float" office:value="3024" calcext:value-type="float">
            <text:p>3024</text:p>
          </table:table-cell>
          <table:table-cell office:value-type="float" office:value="0.838495" calcext:value-type="float">
            <text:p>0.838495</text:p>
          </table:table-cell>
          <table:table-cell office:value-type="float" office:value="42.2887" calcext:value-type="float">
            <text:p>42.2887</text:p>
          </table:table-cell>
          <table:table-cell office:value-type="float" office:value="0.251845" calcext:value-type="float">
            <text:p>0.251845</text:p>
          </table:table-cell>
          <table:table-cell office:value-type="float" office:value="15" calcext:value-type="float">
            <text:p>15</text:p>
          </table:table-cell>
          <table:table-cell office:value-type="float" office:value="0.884774" calcext:value-type="float">
            <text:p>0.884774</text:p>
          </table:table-cell>
          <table:table-cell office:value-type="float" office:value="23.8493" calcext:value-type="float">
            <text:p>23.8493</text:p>
          </table:table-cell>
          <table:table-cell office:value-type="float" office:value="0.13407" calcext:value-type="float">
            <text:p>0.13407</text:p>
          </table:table-cell>
          <table:table-cell office:value-type="float" office:value="107" calcext:value-type="float">
            <text:p>107</text:p>
          </table:table-cell>
          <table:table-cell office:value-type="float" office:value="0.93919" calcext:value-type="float">
            <text:p>0.93919</text:p>
          </table:table-cell>
          <table:table-cell office:value-type="float" office:value="18.5201" calcext:value-type="float">
            <text:p>18.5201</text:p>
          </table:table-cell>
          <table:table-cell office:value-type="float" office:value="0.0846956" calcext:value-type="float">
            <text:p>0.08469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.814105" calcext:value-type="float">
            <text:p>0.814105</text:p>
          </table:table-cell>
          <table:table-cell office:value-type="float" office:value="124.344" calcext:value-type="float">
            <text:p>124.344</text:p>
          </table:table-cell>
          <table:table-cell office:value-type="float" office:value="0.230984" calcext:value-type="float">
            <text:p>0.230984</text:p>
          </table:table-cell>
          <table:table-cell office:value-type="float" office:value="2" calcext:value-type="float">
            <text:p>2</text:p>
          </table:table-cell>
          <table:table-cell office:value-type="float" office:value="0.840678" calcext:value-type="float">
            <text:p>0.840678</text:p>
          </table:table-cell>
          <table:table-cell office:value-type="float" office:value="67.6192" calcext:value-type="float">
            <text:p>67.6192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3092" calcext:value-type="float">
            <text:p>3092</text:p>
          </table:table-cell>
          <table:table-cell office:value-type="float" office:value="0.825757" calcext:value-type="float">
            <text:p>0.825757</text:p>
          </table:table-cell>
          <table:table-cell office:value-type="float" office:value="99.2101" calcext:value-type="float">
            <text:p>99.2101</text:p>
          </table:table-cell>
          <table:table-cell office:value-type="float" office:value="0.269822" calcext:value-type="float">
            <text:p>0.269822</text:p>
          </table:table-cell>
          <table:table-cell office:value-type="float" office:value="9" calcext:value-type="float">
            <text:p>9</text:p>
          </table:table-cell>
          <table:table-cell office:value-type="float" office:value="0.875469" calcext:value-type="float">
            <text:p>0.875469</text:p>
          </table:table-cell>
          <table:table-cell office:value-type="float" office:value="33.5883" calcext:value-type="float">
            <text:p>33.5883</text:p>
          </table:table-cell>
          <table:table-cell office:value-type="float" office:value="0.143959" calcext:value-type="float">
            <text:p>0.143959</text:p>
          </table:table-cell>
          <table:table-cell office:value-type="float" office:value="55" calcext:value-type="float">
            <text:p>55</text:p>
          </table:table-cell>
          <table:table-cell office:value-type="float" office:value="0.924733" calcext:value-type="float">
            <text:p>0.924733</text:p>
          </table:table-cell>
          <table:table-cell office:value-type="float" office:value="34.7873" calcext:value-type="float">
            <text:p>34.7873</text:p>
          </table:table-cell>
          <table:table-cell office:value-type="float" office:value="0.122023" calcext:value-type="float">
            <text:p>0.122023</text:p>
          </table:table-cell>
          <table:table-cell/>
          <table:table-cell office:value-type="float" office:value="2855" calcext:value-type="float">
            <text:p>2855</text:p>
          </table:table-cell>
          <table:table-cell office:value-type="float" office:value="0.837869" calcext:value-type="float">
            <text:p>0.837869</text:p>
          </table:table-cell>
          <table:table-cell office:value-type="float" office:value="49.0563" calcext:value-type="float">
            <text:p>49.0563</text:p>
          </table:table-cell>
          <table:table-cell office:value-type="float" office:value="0.25302" calcext:value-type="float">
            <text:p>0.25302</text:p>
          </table:table-cell>
          <table:table-cell office:value-type="float" office:value="15" calcext:value-type="float">
            <text:p>15</text:p>
          </table:table-cell>
          <table:table-cell office:value-type="float" office:value="0.888352" calcext:value-type="float">
            <text:p>0.888352</text:p>
          </table:table-cell>
          <table:table-cell office:value-type="float" office:value="21.8275" calcext:value-type="float">
            <text:p>21.8275</text:p>
          </table:table-cell>
          <table:table-cell office:value-type="float" office:value="0.129183" calcext:value-type="float">
            <text:p>0.129183</text:p>
          </table:table-cell>
          <table:table-cell office:value-type="float" office:value="108" calcext:value-type="float">
            <text:p>108</text:p>
          </table:table-cell>
          <table:table-cell office:value-type="float" office:value="0.942478" calcext:value-type="float">
            <text:p>0.942478</text:p>
          </table:table-cell>
          <table:table-cell office:value-type="float" office:value="22.431" calcext:value-type="float">
            <text:p>22.431</text:p>
          </table:table-cell>
          <table:table-cell office:value-type="float" office:value="0.0902044" calcext:value-type="float">
            <text:p>0.09020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.798107" calcext:value-type="float">
            <text:p>0.798107</text:p>
          </table:table-cell>
          <table:table-cell office:value-type="float" office:value="119.123" calcext:value-type="float">
            <text:p>119.123</text:p>
          </table:table-cell>
          <table:table-cell office:value-type="float" office:value="0.199238" calcext:value-type="float">
            <text:p>0.199238</text:p>
          </table:table-cell>
          <table:table-cell office:value-type="float" office:value="2" calcext:value-type="float">
            <text:p>2</text:p>
          </table:table-cell>
          <table:table-cell office:value-type="float" office:value="0.841666" calcext:value-type="float">
            <text:p>0.841666</text:p>
          </table:table-cell>
          <table:table-cell office:value-type="float" office:value="64.0287" calcext:value-type="float">
            <text:p>64.0287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2768" calcext:value-type="float">
            <text:p>2768</text:p>
          </table:table-cell>
          <table:table-cell office:value-type="float" office:value="0.812495" calcext:value-type="float">
            <text:p>0.812495</text:p>
          </table:table-cell>
          <table:table-cell office:value-type="float" office:value="104.354" calcext:value-type="float">
            <text:p>104.354</text:p>
          </table:table-cell>
          <table:table-cell office:value-type="float" office:value="0.306417" calcext:value-type="float">
            <text:p>0.306417</text:p>
          </table:table-cell>
          <table:table-cell office:value-type="float" office:value="9" calcext:value-type="float">
            <text:p>9</text:p>
          </table:table-cell>
          <table:table-cell office:value-type="float" office:value="0.865651" calcext:value-type="float">
            <text:p>0.865651</text:p>
          </table:table-cell>
          <table:table-cell office:value-type="float" office:value="42.4918" calcext:value-type="float">
            <text:p>42.4918</text:p>
          </table:table-cell>
          <table:table-cell office:value-type="float" office:value="0.125225" calcext:value-type="float">
            <text:p>0.125225</text:p>
          </table:table-cell>
          <table:table-cell office:value-type="float" office:value="54" calcext:value-type="float">
            <text:p>54</text:p>
          </table:table-cell>
          <table:table-cell office:value-type="float" office:value="0.922339" calcext:value-type="float">
            <text:p>0.922339</text:p>
          </table:table-cell>
          <table:table-cell office:value-type="float" office:value="33.955" calcext:value-type="float">
            <text:p>33.955</text:p>
          </table:table-cell>
          <table:table-cell office:value-type="float" office:value="0.101134" calcext:value-type="float">
            <text:p>0.101134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float" office:value="0.833402" calcext:value-type="float">
            <text:p>0.833402</text:p>
          </table:table-cell>
          <table:table-cell office:value-type="float" office:value="55.5946" calcext:value-type="float">
            <text:p>55.5946</text:p>
          </table:table-cell>
          <table:table-cell office:value-type="float" office:value="0.271083" calcext:value-type="float">
            <text:p>0.271083</text:p>
          </table:table-cell>
          <table:table-cell office:value-type="float" office:value="15" calcext:value-type="float">
            <text:p>15</text:p>
          </table:table-cell>
          <table:table-cell office:value-type="float" office:value="0.885086" calcext:value-type="float">
            <text:p>0.885086</text:p>
          </table:table-cell>
          <table:table-cell office:value-type="float" office:value="23.7798" calcext:value-type="float">
            <text:p>23.7798</text:p>
          </table:table-cell>
          <table:table-cell office:value-type="float" office:value="0.123049" calcext:value-type="float">
            <text:p>0.123049</text:p>
          </table:table-cell>
          <table:table-cell office:value-type="float" office:value="108" calcext:value-type="float">
            <text:p>108</text:p>
          </table:table-cell>
          <table:table-cell office:value-type="float" office:value="0.937247" calcext:value-type="float">
            <text:p>0.937247</text:p>
          </table:table-cell>
          <table:table-cell office:value-type="float" office:value="29.1827" calcext:value-type="float">
            <text:p>29.1827</text:p>
          </table:table-cell>
          <table:table-cell office:value-type="float" office:value="0.0938588" calcext:value-type="float">
            <text:p>0.09385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.805546" calcext:value-type="float">
            <text:p>0.805546</text:p>
          </table:table-cell>
          <table:table-cell office:value-type="float" office:value="198.162" calcext:value-type="float">
            <text:p>198.162</text:p>
          </table:table-cell>
          <table:table-cell office:value-type="float" office:value="0.231414" calcext:value-type="float">
            <text:p>0.231414</text:p>
          </table:table-cell>
          <table:table-cell office:value-type="float" office:value="2" calcext:value-type="float">
            <text:p>2</text:p>
          </table:table-cell>
          <table:table-cell office:value-type="float" office:value="0.818044" calcext:value-type="float">
            <text:p>0.818044</text:p>
          </table:table-cell>
          <table:table-cell office:value-type="float" office:value="117.888" calcext:value-type="float">
            <text:p>117.888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2494" calcext:value-type="float">
            <text:p>2494</text:p>
          </table:table-cell>
          <table:table-cell office:value-type="float" office:value="0.812646" calcext:value-type="float">
            <text:p>0.812646</text:p>
          </table:table-cell>
          <table:table-cell office:value-type="float" office:value="160.023" calcext:value-type="float">
            <text:p>160.023</text:p>
          </table:table-cell>
          <table:table-cell office:value-type="float" office:value="0.312893" calcext:value-type="float">
            <text:p>0.312893</text:p>
          </table:table-cell>
          <table:table-cell office:value-type="float" office:value="9" calcext:value-type="float">
            <text:p>9</text:p>
          </table:table-cell>
          <table:table-cell office:value-type="float" office:value="0.86103" calcext:value-type="float">
            <text:p>0.86103</text:p>
          </table:table-cell>
          <table:table-cell office:value-type="float" office:value="71.4217" calcext:value-type="float">
            <text:p>71.4217</text:p>
          </table:table-cell>
          <table:table-cell office:value-type="float" office:value="0.145258" calcext:value-type="float">
            <text:p>0.145258</text:p>
          </table:table-cell>
          <table:table-cell office:value-type="float" office:value="53" calcext:value-type="float">
            <text:p>53</text:p>
          </table:table-cell>
          <table:table-cell office:value-type="float" office:value="0.920068" calcext:value-type="float">
            <text:p>0.920068</text:p>
          </table:table-cell>
          <table:table-cell office:value-type="float" office:value="58.4693" calcext:value-type="float">
            <text:p>58.4693</text:p>
          </table:table-cell>
          <table:table-cell office:value-type="float" office:value="0.112435" calcext:value-type="float">
            <text:p>0.112435</text:p>
          </table:table-cell>
          <table:table-cell/>
          <table:table-cell office:value-type="float" office:value="3154" calcext:value-type="float">
            <text:p>3154</text:p>
          </table:table-cell>
          <table:table-cell office:value-type="float" office:value="0.844849" calcext:value-type="float">
            <text:p>0.844849</text:p>
          </table:table-cell>
          <table:table-cell office:value-type="float" office:value="70.5155" calcext:value-type="float">
            <text:p>70.5155</text:p>
          </table:table-cell>
          <table:table-cell office:value-type="float" office:value="0.274289" calcext:value-type="float">
            <text:p>0.274289</text:p>
          </table:table-cell>
          <table:table-cell office:value-type="float" office:value="15" calcext:value-type="float">
            <text:p>15</text:p>
          </table:table-cell>
          <table:table-cell office:value-type="float" office:value="0.885493" calcext:value-type="float">
            <text:p>0.885493</text:p>
          </table:table-cell>
          <table:table-cell office:value-type="float" office:value="38.3211" calcext:value-type="float">
            <text:p>38.3211</text:p>
          </table:table-cell>
          <table:table-cell office:value-type="float" office:value="0.12633" calcext:value-type="float">
            <text:p>0.12633</text:p>
          </table:table-cell>
          <table:table-cell office:value-type="float" office:value="106" calcext:value-type="float">
            <text:p>106</text:p>
          </table:table-cell>
          <table:table-cell office:value-type="float" office:value="0.938392" calcext:value-type="float">
            <text:p>0.938392</text:p>
          </table:table-cell>
          <table:table-cell office:value-type="float" office:value="43.8516" calcext:value-type="float">
            <text:p>43.8516</text:p>
          </table:table-cell>
          <table:table-cell office:value-type="float" office:value="0.0850447" calcext:value-type="float">
            <text:p>0.08504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.802836" calcext:value-type="float">
            <text:p>0.802836</text:p>
          </table:table-cell>
          <table:table-cell office:value-type="float" office:value="139.261" calcext:value-type="float">
            <text:p>139.261</text:p>
          </table:table-cell>
          <table:table-cell office:value-type="float" office:value="0.235999" calcext:value-type="float">
            <text:p>0.235999</text:p>
          </table:table-cell>
          <table:table-cell office:value-type="float" office:value="2" calcext:value-type="float">
            <text:p>2</text:p>
          </table:table-cell>
          <table:table-cell office:value-type="float" office:value="0.832507" calcext:value-type="float">
            <text:p>0.832507</text:p>
          </table:table-cell>
          <table:table-cell office:value-type="float" office:value="78.5498" calcext:value-type="float">
            <text:p>78.5498</text:p>
          </table:table-cell>
          <table:table-cell office:value-type="float" office:value="0.202277" calcext:value-type="float">
            <text:p>0.202277</text:p>
          </table:table-cell>
          <table:table-cell office:value-type="float" office:value="2586" calcext:value-type="float">
            <text:p>2586</text:p>
          </table:table-cell>
          <table:table-cell office:value-type="float" office:value="0.818227" calcext:value-type="float">
            <text:p>0.818227</text:p>
          </table:table-cell>
          <table:table-cell office:value-type="float" office:value="118.492" calcext:value-type="float">
            <text:p>118.492</text:p>
          </table:table-cell>
          <table:table-cell office:value-type="float" office:value="0.305425" calcext:value-type="float">
            <text:p>0.305425</text:p>
          </table:table-cell>
          <table:table-cell office:value-type="float" office:value="9" calcext:value-type="float">
            <text:p>9</text:p>
          </table:table-cell>
          <table:table-cell office:value-type="float" office:value="0.873288" calcext:value-type="float">
            <text:p>0.873288</text:p>
          </table:table-cell>
          <table:table-cell office:value-type="float" office:value="55.1786" calcext:value-type="float">
            <text:p>55.1786</text:p>
          </table:table-cell>
          <table:table-cell office:value-type="float" office:value="0.159049" calcext:value-type="float">
            <text:p>0.159049</text:p>
          </table:table-cell>
          <table:table-cell office:value-type="float" office:value="54" calcext:value-type="float">
            <text:p>54</text:p>
          </table:table-cell>
          <table:table-cell office:value-type="float" office:value="0.917023" calcext:value-type="float">
            <text:p>0.917023</text:p>
          </table:table-cell>
          <table:table-cell office:value-type="float" office:value="51.0014" calcext:value-type="float">
            <text:p>51.0014</text:p>
          </table:table-cell>
          <table:table-cell office:value-type="float" office:value="0.123588" calcext:value-type="float">
            <text:p>0.123588</text:p>
          </table:table-cell>
          <table:table-cell/>
          <table:table-cell office:value-type="float" office:value="3252" calcext:value-type="float">
            <text:p>3252</text:p>
          </table:table-cell>
          <table:table-cell office:value-type="float" office:value="0.828266" calcext:value-type="float">
            <text:p>0.828266</text:p>
          </table:table-cell>
          <table:table-cell office:value-type="float" office:value="78.6181" calcext:value-type="float">
            <text:p>78.6181</text:p>
          </table:table-cell>
          <table:table-cell office:value-type="float" office:value="0.306161" calcext:value-type="float">
            <text:p>0.306161</text:p>
          </table:table-cell>
          <table:table-cell office:value-type="float" office:value="15" calcext:value-type="float">
            <text:p>15</text:p>
          </table:table-cell>
          <table:table-cell office:value-type="float" office:value="0.875945" calcext:value-type="float">
            <text:p>0.875945</text:p>
          </table:table-cell>
          <table:table-cell office:value-type="float" office:value="28.3729" calcext:value-type="float">
            <text:p>28.3729</text:p>
          </table:table-cell>
          <table:table-cell office:value-type="float" office:value="0.148967" calcext:value-type="float">
            <text:p>0.148967</text:p>
          </table:table-cell>
          <table:table-cell office:value-type="float" office:value="106" calcext:value-type="float">
            <text:p>106</text:p>
          </table:table-cell>
          <table:table-cell office:value-type="float" office:value="0.928915" calcext:value-type="float">
            <text:p>0.928915</text:p>
          </table:table-cell>
          <table:table-cell office:value-type="float" office:value="22.3252" calcext:value-type="float">
            <text:p>22.3252</text:p>
          </table:table-cell>
          <table:table-cell office:value-type="float" office:value="0.0888664" calcext:value-type="float">
            <text:p>0.08886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.79948" calcext:value-type="float">
            <text:p>0.79948</text:p>
          </table:table-cell>
          <table:table-cell office:value-type="float" office:value="42742.7" calcext:value-type="float">
            <text:p>42742.7</text:p>
          </table:table-cell>
          <table:table-cell office:value-type="float" office:value="0.32849" calcext:value-type="float">
            <text:p>0.32849</text:p>
          </table:table-cell>
          <table:table-cell office:value-type="float" office:value="2" calcext:value-type="float">
            <text:p>2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72.7871" calcext:value-type="float">
            <text:p>72.7871</text:p>
          </table:table-cell>
          <table:table-cell office:value-type="float" office:value="0.177171" calcext:value-type="float">
            <text:p>0.177171</text:p>
          </table:table-cell>
          <table:table-cell office:value-type="float" office:value="2228" calcext:value-type="float">
            <text:p>2228</text:p>
          </table:table-cell>
          <table:table-cell office:value-type="float" office:value="0.794184" calcext:value-type="float">
            <text:p>0.794184</text:p>
          </table:table-cell>
          <table:table-cell office:value-type="float" office:value="33283" calcext:value-type="float">
            <text:p>33283</text:p>
          </table:table-cell>
          <table:table-cell office:value-type="float" office:value="1.02882" calcext:value-type="float">
            <text:p>1.02882</text:p>
          </table:table-cell>
          <table:table-cell office:value-type="float" office:value="9" calcext:value-type="float">
            <text:p>9</text:p>
          </table:table-cell>
          <table:table-cell office:value-type="float" office:value="0.875611" calcext:value-type="float">
            <text:p>0.875611</text:p>
          </table:table-cell>
          <table:table-cell office:value-type="float" office:value="40.9501" calcext:value-type="float">
            <text:p>40.9501</text:p>
          </table:table-cell>
          <table:table-cell office:value-type="float" office:value="0.138372" calcext:value-type="float">
            <text:p>0.138372</text:p>
          </table:table-cell>
          <table:table-cell office:value-type="float" office:value="55" calcext:value-type="float">
            <text:p>55</text:p>
          </table:table-cell>
          <table:table-cell office:value-type="float" office:value="0.924542" calcext:value-type="float">
            <text:p>0.924542</text:p>
          </table:table-cell>
          <table:table-cell office:value-type="float" office:value="44.6994" calcext:value-type="float">
            <text:p>44.6994</text:p>
          </table:table-cell>
          <table:table-cell office:value-type="float" office:value="0.113657" calcext:value-type="float">
            <text:p>0.113657</text:p>
          </table:table-cell>
          <table:table-cell/>
          <table:table-cell office:value-type="float" office:value="2803" calcext:value-type="float">
            <text:p>2803</text:p>
          </table:table-cell>
          <table:table-cell office:value-type="float" office:value="0.833592" calcext:value-type="float">
            <text:p>0.833592</text:p>
          </table:table-cell>
          <table:table-cell office:value-type="float" office:value="122.407" calcext:value-type="float">
            <text:p>122.407</text:p>
          </table:table-cell>
          <table:table-cell office:value-type="float" office:value="0.283085" calcext:value-type="float">
            <text:p>0.283085</text:p>
          </table:table-cell>
          <table:table-cell office:value-type="float" office:value="15" calcext:value-type="float">
            <text:p>15</text:p>
          </table:table-cell>
          <table:table-cell office:value-type="float" office:value="0.886721" calcext:value-type="float">
            <text:p>0.886721</text:p>
          </table:table-cell>
          <table:table-cell office:value-type="float" office:value="24.1279" calcext:value-type="float">
            <text:p>24.1279</text:p>
          </table:table-cell>
          <table:table-cell office:value-type="float" office:value="0.133474" calcext:value-type="float">
            <text:p>0.133474</text:p>
          </table:table-cell>
          <table:table-cell office:value-type="float" office:value="109" calcext:value-type="float">
            <text:p>109</text:p>
          </table:table-cell>
          <table:table-cell office:value-type="float" office:value="0.948103" calcext:value-type="float">
            <text:p>0.948103</text:p>
          </table:table-cell>
          <table:table-cell office:value-type="float" office:value="22.2486" calcext:value-type="float">
            <text:p>22.2486</text:p>
          </table:table-cell>
          <table:table-cell office:value-type="float" office:value="0.0700566" calcext:value-type="float">
            <text:p>0.07005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.818729" calcext:value-type="float">
            <text:p>0.818729</text:p>
          </table:table-cell>
          <table:table-cell office:value-type="float" office:value="1036.88" calcext:value-type="float">
            <text:p>1036.88</text:p>
          </table:table-cell>
          <table:table-cell office:value-type="float" office:value="0.222893" calcext:value-type="float">
            <text:p>0.222893</text:p>
          </table:table-cell>
          <table:table-cell office:value-type="float" office:value="2" calcext:value-type="float">
            <text:p>2</text:p>
          </table:table-cell>
          <table:table-cell office:value-type="float" office:value="0.852483" calcext:value-type="float">
            <text:p>0.852483</text:p>
          </table:table-cell>
          <table:table-cell office:value-type="float" office:value="82.3594" calcext:value-type="float">
            <text:p>82.3594</text:p>
          </table:table-cell>
          <table:table-cell office:value-type="float" office:value="0.171743" calcext:value-type="float">
            <text:p>0.171743</text:p>
          </table:table-cell>
          <table:table-cell office:value-type="float" office:value="3112" calcext:value-type="float">
            <text:p>3112</text:p>
          </table:table-cell>
          <table:table-cell office:value-type="float" office:value="0.837664" calcext:value-type="float">
            <text:p>0.837664</text:p>
          </table:table-cell>
          <table:table-cell office:value-type="float" office:value="97.6594" calcext:value-type="float">
            <text:p>97.6594</text:p>
          </table:table-cell>
          <table:table-cell office:value-type="float" office:value="0.252951" calcext:value-type="float">
            <text:p>0.252951</text:p>
          </table:table-cell>
          <table:table-cell office:value-type="float" office:value="9" calcext:value-type="float">
            <text:p>9</text:p>
          </table:table-cell>
          <table:table-cell office:value-type="float" office:value="0.883379" calcext:value-type="float">
            <text:p>0.883379</text:p>
          </table:table-cell>
          <table:table-cell office:value-type="float" office:value="32.8709" calcext:value-type="float">
            <text:p>32.8709</text:p>
          </table:table-cell>
          <table:table-cell office:value-type="float" office:value="0.13722" calcext:value-type="float">
            <text:p>0.13722</text:p>
          </table:table-cell>
          <table:table-cell office:value-type="float" office:value="55" calcext:value-type="float">
            <text:p>55</text:p>
          </table:table-cell>
          <table:table-cell office:value-type="float" office:value="0.935473" calcext:value-type="float">
            <text:p>0.935473</text:p>
          </table:table-cell>
          <table:table-cell office:value-type="float" office:value="35.5216" calcext:value-type="float">
            <text:p>35.5216</text:p>
          </table:table-cell>
          <table:table-cell office:value-type="float" office:value="0.106833" calcext:value-type="float">
            <text:p>0.106833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0.845753" calcext:value-type="float">
            <text:p>0.845753</text:p>
          </table:table-cell>
          <table:table-cell office:value-type="float" office:value="72.549" calcext:value-type="float">
            <text:p>72.549</text:p>
          </table:table-cell>
          <table:table-cell office:value-type="float" office:value="0.266915" calcext:value-type="float">
            <text:p>0.266915</text:p>
          </table:table-cell>
          <table:table-cell office:value-type="float" office:value="15" calcext:value-type="float">
            <text:p>15</text:p>
          </table:table-cell>
          <table:table-cell office:value-type="float" office:value="0.896246" calcext:value-type="float">
            <text:p>0.896246</text:p>
          </table:table-cell>
          <table:table-cell office:value-type="float" office:value="22.0275" calcext:value-type="float">
            <text:p>22.0275</text:p>
          </table:table-cell>
          <table:table-cell office:value-type="float" office:value="0.124036" calcext:value-type="float">
            <text:p>0.124036</text:p>
          </table:table-cell>
          <table:table-cell office:value-type="float" office:value="109" calcext:value-type="float">
            <text:p>109</text:p>
          </table:table-cell>
          <table:table-cell office:value-type="float" office:value="0.9433" calcext:value-type="float">
            <text:p>0.9433</text:p>
          </table:table-cell>
          <table:table-cell office:value-type="float" office:value="17.1959" calcext:value-type="float">
            <text:p>17.1959</text:p>
          </table:table-cell>
          <table:table-cell office:value-type="float" office:value="0.077792" calcext:value-type="float">
            <text:p>0.0777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.792654" calcext:value-type="float">
            <text:p>0.792654</text:p>
          </table:table-cell>
          <table:table-cell office:value-type="float" office:value="888.42" calcext:value-type="float">
            <text:p>888.42</text:p>
          </table:table-cell>
          <table:table-cell office:value-type="float" office:value="0.234871" calcext:value-type="float">
            <text:p>0.234871</text:p>
          </table:table-cell>
          <table:table-cell office:value-type="float" office:value="2" calcext:value-type="float">
            <text:p>2</text:p>
          </table:table-cell>
          <table:table-cell office:value-type="float" office:value="0.853232" calcext:value-type="float">
            <text:p>0.853232</text:p>
          </table:table-cell>
          <table:table-cell office:value-type="float" office:value="72.0541" calcext:value-type="float">
            <text:p>72.0541</text:p>
          </table:table-cell>
          <table:table-cell office:value-type="float" office:value="0.17673" calcext:value-type="float">
            <text:p>0.17673</text:p>
          </table:table-cell>
          <table:table-cell office:value-type="float" office:value="2806" calcext:value-type="float">
            <text:p>2806</text:p>
          </table:table-cell>
          <table:table-cell office:value-type="float" office:value="0.822383" calcext:value-type="float">
            <text:p>0.822383</text:p>
          </table:table-cell>
          <table:table-cell office:value-type="float" office:value="664.71" calcext:value-type="float">
            <text:p>664.71</text:p>
          </table:table-cell>
          <table:table-cell office:value-type="float" office:value="0.338364" calcext:value-type="float">
            <text:p>0.338364</text:p>
          </table:table-cell>
          <table:table-cell office:value-type="float" office:value="9" calcext:value-type="float">
            <text:p>9</text:p>
          </table:table-cell>
          <table:table-cell office:value-type="float" office:value="0.885159" calcext:value-type="float">
            <text:p>0.885159</text:p>
          </table:table-cell>
          <table:table-cell office:value-type="float" office:value="37.1199" calcext:value-type="float">
            <text:p>37.1199</text:p>
          </table:table-cell>
          <table:table-cell office:value-type="float" office:value="0.131693" calcext:value-type="float">
            <text:p>0.131693</text:p>
          </table:table-cell>
          <table:table-cell office:value-type="float" office:value="55" calcext:value-type="float">
            <text:p>55</text:p>
          </table:table-cell>
          <table:table-cell office:value-type="float" office:value="0.940749" calcext:value-type="float">
            <text:p>0.940749</text:p>
          </table:table-cell>
          <table:table-cell office:value-type="float" office:value="30.1443" calcext:value-type="float">
            <text:p>30.1443</text:p>
          </table:table-cell>
          <table:table-cell office:value-type="float" office:value="0.100163" calcext:value-type="float">
            <text:p>0.100163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0.825703" calcext:value-type="float">
            <text:p>0.825703</text:p>
          </table:table-cell>
          <table:table-cell office:value-type="float" office:value="107.239" calcext:value-type="float">
            <text:p>107.239</text:p>
          </table:table-cell>
          <table:table-cell office:value-type="float" office:value="0.329044" calcext:value-type="float">
            <text:p>0.329044</text:p>
          </table:table-cell>
          <table:table-cell office:value-type="float" office:value="15" calcext:value-type="float">
            <text:p>15</text:p>
          </table:table-cell>
          <table:table-cell office:value-type="float" office:value="0.883219" calcext:value-type="float">
            <text:p>0.883219</text:p>
          </table:table-cell>
          <table:table-cell office:value-type="float" office:value="25.9349" calcext:value-type="float">
            <text:p>25.9349</text:p>
          </table:table-cell>
          <table:table-cell office:value-type="float" office:value="0.147864" calcext:value-type="float">
            <text:p>0.147864</text:p>
          </table:table-cell>
          <table:table-cell office:value-type="float" office:value="107" calcext:value-type="float">
            <text:p>107</text:p>
          </table:table-cell>
          <table:table-cell office:value-type="float" office:value="0.944163" calcext:value-type="float">
            <text:p>0.944163</text:p>
          </table:table-cell>
          <table:table-cell office:value-type="float" office:value="21.8998" calcext:value-type="float">
            <text:p>21.8998</text:p>
          </table:table-cell>
          <table:table-cell office:value-type="float" office:value="0.0785137" calcext:value-type="float">
            <text:p>0.07851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.821237" calcext:value-type="float">
            <text:p>0.821237</text:p>
          </table:table-cell>
          <table:table-cell office:value-type="float" office:value="129.993" calcext:value-type="float">
            <text:p>129.993</text:p>
          </table:table-cell>
          <table:table-cell office:value-type="float" office:value="0.229632" calcext:value-type="float">
            <text:p>0.229632</text:p>
          </table:table-cell>
          <table:table-cell office:value-type="float" office:value="2" calcext:value-type="float">
            <text:p>2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71.4636" calcext:value-type="float">
            <text:p>71.4636</text:p>
          </table:table-cell>
          <table:table-cell office:value-type="float" office:value="0.172523" calcext:value-type="float">
            <text:p>0.172523</text:p>
          </table:table-cell>
          <table:table-cell office:value-type="float" office:value="5074" calcext:value-type="float">
            <text:p>5074</text:p>
          </table:table-cell>
          <table:table-cell office:value-type="float" office:value="0.838389" calcext:value-type="float">
            <text:p>0.838389</text:p>
          </table:table-cell>
          <table:table-cell office:value-type="float" office:value="82.1888" calcext:value-type="float">
            <text:p>82.1888</text:p>
          </table:table-cell>
          <table:table-cell office:value-type="float" office:value="0.246907" calcext:value-type="float">
            <text:p>0.246907</text:p>
          </table:table-cell>
          <table:table-cell office:value-type="float" office:value="9" calcext:value-type="float">
            <text:p>9</text:p>
          </table:table-cell>
          <table:table-cell office:value-type="float" office:value="0.895311" calcext:value-type="float">
            <text:p>0.895311</text:p>
          </table:table-cell>
          <table:table-cell office:value-type="float" office:value="29.8929" calcext:value-type="float">
            <text:p>29.8929</text:p>
          </table:table-cell>
          <table:table-cell office:value-type="float" office:value="0.108533" calcext:value-type="float">
            <text:p>0.108533</text:p>
          </table:table-cell>
          <table:table-cell office:value-type="float" office:value="53" calcext:value-type="float">
            <text:p>53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19.4756" calcext:value-type="float">
            <text:p>19.4756</text:p>
          </table:table-cell>
          <table:table-cell office:value-type="float" office:value="0.0882948" calcext:value-type="float">
            <text:p>0.0882948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0.825867" calcext:value-type="float">
            <text:p>0.825867</text:p>
          </table:table-cell>
          <table:table-cell office:value-type="float" office:value="47.3506" calcext:value-type="float">
            <text:p>47.3506</text:p>
          </table:table-cell>
          <table:table-cell office:value-type="float" office:value="0.296456" calcext:value-type="float">
            <text:p>0.296456</text:p>
          </table:table-cell>
          <table:table-cell office:value-type="float" office:value="15" calcext:value-type="float">
            <text:p>15</text:p>
          </table:table-cell>
          <table:table-cell office:value-type="float" office:value="0.88455" calcext:value-type="float">
            <text:p>0.88455</text:p>
          </table:table-cell>
          <table:table-cell office:value-type="float" office:value="27.0098" calcext:value-type="float">
            <text:p>27.0098</text:p>
          </table:table-cell>
          <table:table-cell office:value-type="float" office:value="0.142958" calcext:value-type="float">
            <text:p>0.142958</text:p>
          </table:table-cell>
          <table:table-cell office:value-type="float" office:value="107" calcext:value-type="float">
            <text:p>107</text:p>
          </table:table-cell>
          <table:table-cell office:value-type="float" office:value="0.942881" calcext:value-type="float">
            <text:p>0.942881</text:p>
          </table:table-cell>
          <table:table-cell office:value-type="float" office:value="19.5647" calcext:value-type="float">
            <text:p>19.5647</text:p>
          </table:table-cell>
          <table:table-cell office:value-type="float" office:value="0.0771924" calcext:value-type="float">
            <text:p>0.07719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.825499" calcext:value-type="float">
            <text:p>0.825499</text:p>
          </table:table-cell>
          <table:table-cell office:value-type="float" office:value="135.2" calcext:value-type="float">
            <text:p>135.2</text:p>
          </table:table-cell>
          <table:table-cell office:value-type="float" office:value="0.197848" calcext:value-type="float">
            <text:p>0.197848</text:p>
          </table:table-cell>
          <table:table-cell office:value-type="float" office:value="2" calcext:value-type="float">
            <text:p>2</text:p>
          </table:table-cell>
          <table:table-cell office:value-type="float" office:value="0.84807" calcext:value-type="float">
            <text:p>0.84807</text:p>
          </table:table-cell>
          <table:table-cell office:value-type="float" office:value="55.6093" calcext:value-type="float">
            <text:p>55.6093</text:p>
          </table:table-cell>
          <table:table-cell office:value-type="float" office:value="0.168411" calcext:value-type="float">
            <text:p>0.168411</text:p>
          </table:table-cell>
          <table:table-cell office:value-type="float" office:value="4366" calcext:value-type="float">
            <text:p>4366</text:p>
          </table:table-cell>
          <table:table-cell office:value-type="float" office:value="0.841425" calcext:value-type="float">
            <text:p>0.841425</text:p>
          </table:table-cell>
          <table:table-cell office:value-type="float" office:value="108.612" calcext:value-type="float">
            <text:p>108.612</text:p>
          </table:table-cell>
          <table:table-cell office:value-type="float" office:value="0.30146" calcext:value-type="float">
            <text:p>0.30146</text:p>
          </table:table-cell>
          <table:table-cell office:value-type="float" office:value="9" calcext:value-type="float">
            <text:p>9</text:p>
          </table:table-cell>
          <table:table-cell office:value-type="float" office:value="0.879417" calcext:value-type="float">
            <text:p>0.879417</text:p>
          </table:table-cell>
          <table:table-cell office:value-type="float" office:value="36.839" calcext:value-type="float">
            <text:p>36.839</text:p>
          </table:table-cell>
          <table:table-cell office:value-type="float" office:value="0.134045" calcext:value-type="float">
            <text:p>0.134045</text:p>
          </table:table-cell>
          <table:table-cell office:value-type="float" office:value="54" calcext:value-type="float">
            <text:p>54</text:p>
          </table:table-cell>
          <table:table-cell office:value-type="float" office:value="0.938399" calcext:value-type="float">
            <text:p>0.938399</text:p>
          </table:table-cell>
          <table:table-cell office:value-type="float" office:value="19.2889" calcext:value-type="float">
            <text:p>19.2889</text:p>
          </table:table-cell>
          <table:table-cell office:value-type="float" office:value="0.0901928" calcext:value-type="float">
            <text:p>0.0901928</text:p>
          </table:table-cell>
          <table:table-cell/>
          <table:table-cell office:value-type="float" office:value="3021" calcext:value-type="float">
            <text:p>3021</text:p>
          </table:table-cell>
          <table:table-cell office:value-type="float" office:value="0.823656" calcext:value-type="float">
            <text:p>0.823656</text:p>
          </table:table-cell>
          <table:table-cell office:value-type="float" office:value="72.2579" calcext:value-type="float">
            <text:p>72.2579</text:p>
          </table:table-cell>
          <table:table-cell office:value-type="float" office:value="0.341279" calcext:value-type="float">
            <text:p>0.341279</text:p>
          </table:table-cell>
          <table:table-cell office:value-type="float" office:value="15" calcext:value-type="float">
            <text:p>15</text:p>
          </table:table-cell>
          <table:table-cell office:value-type="float" office:value="0.880427" calcext:value-type="float">
            <text:p>0.880427</text:p>
          </table:table-cell>
          <table:table-cell office:value-type="float" office:value="24.7215" calcext:value-type="float">
            <text:p>24.7215</text:p>
          </table:table-cell>
          <table:table-cell office:value-type="float" office:value="0.152394" calcext:value-type="float">
            <text:p>0.152394</text:p>
          </table:table-cell>
          <table:table-cell office:value-type="float" office:value="105" calcext:value-type="float">
            <text:p>105</text:p>
          </table:table-cell>
          <table:table-cell office:value-type="float" office:value="0.950713" calcext:value-type="float">
            <text:p>0.950713</text:p>
          </table:table-cell>
          <table:table-cell office:value-type="float" office:value="13.3245" calcext:value-type="float">
            <text:p>13.3245</text:p>
          </table:table-cell>
          <table:table-cell office:value-type="float" office:value="0.0587511" calcext:value-type="float">
            <text:p>0.05875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.790967" calcext:value-type="float">
            <text:p>0.790967</text:p>
          </table:table-cell>
          <table:table-cell office:value-type="float" office:value="873.245" calcext:value-type="float">
            <text:p>873.245</text:p>
          </table:table-cell>
          <table:table-cell office:value-type="float" office:value="0.238734" calcext:value-type="float">
            <text:p>0.238734</text:p>
          </table:table-cell>
          <table:table-cell office:value-type="float" office:value="2" calcext:value-type="float">
            <text:p>2</text:p>
          </table:table-cell>
          <table:table-cell office:value-type="float" office:value="0.830439" calcext:value-type="float">
            <text:p>0.830439</text:p>
          </table:table-cell>
          <table:table-cell office:value-type="float" office:value="85.4018" calcext:value-type="float">
            <text:p>85.4018</text:p>
          </table:table-cell>
          <table:table-cell office:value-type="float" office:value="0.191656" calcext:value-type="float">
            <text:p>0.191656</text:p>
          </table:table-cell>
          <table:table-cell office:value-type="float" office:value="3691" calcext:value-type="float">
            <text:p>3691</text:p>
          </table:table-cell>
          <table:table-cell office:value-type="float" office:value="0.80319" calcext:value-type="float">
            <text:p>0.80319</text:p>
          </table:table-cell>
          <table:table-cell office:value-type="float" office:value="1256.24" calcext:value-type="float">
            <text:p>1256.24</text:p>
          </table:table-cell>
          <table:table-cell office:value-type="float" office:value="0.397156" calcext:value-type="float">
            <text:p>0.397156</text:p>
          </table:table-cell>
          <table:table-cell office:value-type="float" office:value="9" calcext:value-type="float">
            <text:p>9</text:p>
          </table:table-cell>
          <table:table-cell office:value-type="float" office:value="0.872505" calcext:value-type="float">
            <text:p>0.872505</text:p>
          </table:table-cell>
          <table:table-cell office:value-type="float" office:value="40.2473" calcext:value-type="float">
            <text:p>40.2473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54" calcext:value-type="float">
            <text:p>54</text:p>
          </table:table-cell>
          <table:table-cell office:value-type="float" office:value="0.930605" calcext:value-type="float">
            <text:p>0.930605</text:p>
          </table:table-cell>
          <table:table-cell office:value-type="float" office:value="25.7194" calcext:value-type="float">
            <text:p>25.7194</text:p>
          </table:table-cell>
          <table:table-cell office:value-type="float" office:value="0.0909106" calcext:value-type="float">
            <text:p>0.0909106</text:p>
          </table:table-cell>
          <table:table-cell/>
          <table:table-cell office:value-type="float" office:value="3372" calcext:value-type="float">
            <text:p>3372</text:p>
          </table:table-cell>
          <table:table-cell office:value-type="float" office:value="0.803638" calcext:value-type="float">
            <text:p>0.803638</text:p>
          </table:table-cell>
          <table:table-cell office:value-type="float" office:value="59.4889" calcext:value-type="float">
            <text:p>59.4889</text:p>
          </table:table-cell>
          <table:table-cell office:value-type="float" office:value="0.354666" calcext:value-type="float">
            <text:p>0.354666</text:p>
          </table:table-cell>
          <table:table-cell office:value-type="float" office:value="15" calcext:value-type="float">
            <text:p>15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27.226" calcext:value-type="float">
            <text:p>27.226</text:p>
          </table:table-cell>
          <table:table-cell office:value-type="float" office:value="0.161342" calcext:value-type="float">
            <text:p>0.161342</text:p>
          </table:table-cell>
          <table:table-cell office:value-type="float" office:value="107" calcext:value-type="float">
            <text:p>107</text:p>
          </table:table-cell>
          <table:table-cell office:value-type="float" office:value="0.942931" calcext:value-type="float">
            <text:p>0.942931</text:p>
          </table:table-cell>
          <table:table-cell office:value-type="float" office:value="17.3148" calcext:value-type="float">
            <text:p>17.3148</text:p>
          </table:table-cell>
          <table:table-cell office:value-type="float" office:value="0.0621581" calcext:value-type="float">
            <text:p>0.06215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.841902" calcext:value-type="float">
            <text:p>0.841902</text:p>
          </table:table-cell>
          <table:table-cell office:value-type="float" office:value="93.9644" calcext:value-type="float">
            <text:p>93.9644</text:p>
          </table:table-cell>
          <table:table-cell office:value-type="float" office:value="0.181276" calcext:value-type="float">
            <text:p>0.181276</text:p>
          </table:table-cell>
          <table:table-cell office:value-type="float" office:value="2" calcext:value-type="float">
            <text:p>2</text:p>
          </table:table-cell>
          <table:table-cell office:value-type="float" office:value="0.857707" calcext:value-type="float">
            <text:p>0.857707</text:p>
          </table:table-cell>
          <table:table-cell office:value-type="float" office:value="51.3297" calcext:value-type="float">
            <text:p>51.3297</text:p>
          </table:table-cell>
          <table:table-cell office:value-type="float" office:value="0.169199" calcext:value-type="float">
            <text:p>0.169199</text:p>
          </table:table-cell>
          <table:table-cell office:value-type="float" office:value="2666" calcext:value-type="float">
            <text:p>2666</text:p>
          </table:table-cell>
          <table:table-cell office:value-type="float" office:value="0.847713" calcext:value-type="float">
            <text:p>0.847713</text:p>
          </table:table-cell>
          <table:table-cell office:value-type="float" office:value="114.722" calcext:value-type="float">
            <text:p>114.722</text:p>
          </table:table-cell>
          <table:table-cell office:value-type="float" office:value="0.251766" calcext:value-type="float">
            <text:p>0.251766</text:p>
          </table:table-cell>
          <table:table-cell office:value-type="float" office:value="9" calcext:value-type="float">
            <text:p>9</text:p>
          </table:table-cell>
          <table:table-cell office:value-type="float" office:value="0.887735" calcext:value-type="float">
            <text:p>0.887735</text:p>
          </table:table-cell>
          <table:table-cell office:value-type="float" office:value="35.5214" calcext:value-type="float">
            <text:p>35.5214</text:p>
          </table:table-cell>
          <table:table-cell office:value-type="float" office:value="0.130657" calcext:value-type="float">
            <text:p>0.130657</text:p>
          </table:table-cell>
          <table:table-cell office:value-type="float" office:value="53" calcext:value-type="float">
            <text:p>53</text:p>
          </table:table-cell>
          <table:table-cell office:value-type="float" office:value="0.931736" calcext:value-type="float">
            <text:p>0.931736</text:p>
          </table:table-cell>
          <table:table-cell office:value-type="float" office:value="29.7818" calcext:value-type="float">
            <text:p>29.7818</text:p>
          </table:table-cell>
          <table:table-cell office:value-type="float" office:value="0.101043" calcext:value-type="float">
            <text:p>0.101043</text:p>
          </table:table-cell>
          <table:table-cell/>
          <table:table-cell office:value-type="float" office:value="3054" calcext:value-type="float">
            <text:p>3054</text:p>
          </table:table-cell>
          <table:table-cell office:value-type="float" office:value="0.816597" calcext:value-type="float">
            <text:p>0.816597</text:p>
          </table:table-cell>
          <table:table-cell office:value-type="float" office:value="62.7855" calcext:value-type="float">
            <text:p>62.7855</text:p>
          </table:table-cell>
          <table:table-cell office:value-type="float" office:value="0.387389" calcext:value-type="float">
            <text:p>0.387389</text:p>
          </table:table-cell>
          <table:table-cell office:value-type="float" office:value="15" calcext:value-type="float">
            <text:p>15</text:p>
          </table:table-cell>
          <table:table-cell office:value-type="float" office:value="0.878548" calcext:value-type="float">
            <text:p>0.878548</text:p>
          </table:table-cell>
          <table:table-cell office:value-type="float" office:value="24.0418" calcext:value-type="float">
            <text:p>24.0418</text:p>
          </table:table-cell>
          <table:table-cell office:value-type="float" office:value="0.165119" calcext:value-type="float">
            <text:p>0.165119</text:p>
          </table:table-cell>
          <table:table-cell office:value-type="float" office:value="106" calcext:value-type="float">
            <text:p>106</text:p>
          </table:table-cell>
          <table:table-cell office:value-type="float" office:value="0.939833" calcext:value-type="float">
            <text:p>0.939833</text:p>
          </table:table-cell>
          <table:table-cell office:value-type="float" office:value="19.9193" calcext:value-type="float">
            <text:p>19.9193</text:p>
          </table:table-cell>
          <table:table-cell office:value-type="float" office:value="0.0853819" calcext:value-type="float">
            <text:p>0.0853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.810647" calcext:value-type="float">
            <text:p>0.810647</text:p>
          </table:table-cell>
          <table:table-cell office:value-type="float" office:value="122.866" calcext:value-type="float">
            <text:p>122.866</text:p>
          </table:table-cell>
          <table:table-cell office:value-type="float" office:value="0.213656" calcext:value-type="float">
            <text:p>0.213656</text:p>
          </table:table-cell>
          <table:table-cell office:value-type="float" office:value="2" calcext:value-type="float">
            <text:p>2</text:p>
          </table:table-cell>
          <table:table-cell office:value-type="float" office:value="0.854253" calcext:value-type="float">
            <text:p>0.854253</text:p>
          </table:table-cell>
          <table:table-cell office:value-type="float" office:value="64.0367" calcext:value-type="float">
            <text:p>64.0367</text:p>
          </table:table-cell>
          <table:table-cell office:value-type="float" office:value="0.182133" calcext:value-type="float">
            <text:p>0.182133</text:p>
          </table:table-cell>
          <table:table-cell office:value-type="float" office:value="2399" calcext:value-type="float">
            <text:p>2399</text:p>
          </table:table-cell>
          <table:table-cell office:value-type="float" office:value="0.823279" calcext:value-type="float">
            <text:p>0.823279</text:p>
          </table:table-cell>
          <table:table-cell office:value-type="float" office:value="101.661" calcext:value-type="float">
            <text:p>101.661</text:p>
          </table:table-cell>
          <table:table-cell office:value-type="float" office:value="0.276061" calcext:value-type="float">
            <text:p>0.276061</text:p>
          </table:table-cell>
          <table:table-cell office:value-type="float" office:value="9" calcext:value-type="float">
            <text:p>9</text:p>
          </table:table-cell>
          <table:table-cell office:value-type="float" office:value="0.872259" calcext:value-type="float">
            <text:p>0.872259</text:p>
          </table:table-cell>
          <table:table-cell office:value-type="float" office:value="42.8137" calcext:value-type="float">
            <text:p>42.8137</text:p>
          </table:table-cell>
          <table:table-cell office:value-type="float" office:value="0.146962" calcext:value-type="float">
            <text:p>0.146962</text:p>
          </table:table-cell>
          <table:table-cell office:value-type="float" office:value="55" calcext:value-type="float">
            <text:p>55</text:p>
          </table:table-cell>
          <table:table-cell office:value-type="float" office:value="0.928397" calcext:value-type="float">
            <text:p>0.928397</text:p>
          </table:table-cell>
          <table:table-cell office:value-type="float" office:value="25.5534" calcext:value-type="float">
            <text:p>25.5534</text:p>
          </table:table-cell>
          <table:table-cell office:value-type="float" office:value="0.090788" calcext:value-type="float">
            <text:p>0.090788</text:p>
          </table:table-cell>
          <table:table-cell/>
          <table:table-cell office:value-type="float" office:value="2899" calcext:value-type="float">
            <text:p>2899</text:p>
          </table:table-cell>
          <table:table-cell office:value-type="float" office:value="0.816696" calcext:value-type="float">
            <text:p>0.816696</text:p>
          </table:table-cell>
          <table:table-cell office:value-type="float" office:value="6907.96" calcext:value-type="float">
            <text:p>6907.96</text:p>
          </table:table-cell>
          <table:table-cell office:value-type="float" office:value="0.70852" calcext:value-type="float">
            <text:p>0.70852</text:p>
          </table:table-cell>
          <table:table-cell office:value-type="float" office:value="15" calcext:value-type="float">
            <text:p>15</text:p>
          </table:table-cell>
          <table:table-cell office:value-type="float" office:value="0.881204" calcext:value-type="float">
            <text:p>0.881204</text:p>
          </table:table-cell>
          <table:table-cell office:value-type="float" office:value="24.9307" calcext:value-type="float">
            <text:p>24.9307</text:p>
          </table:table-cell>
          <table:table-cell office:value-type="float" office:value="0.148173" calcext:value-type="float">
            <text:p>0.148173</text:p>
          </table:table-cell>
          <table:table-cell office:value-type="float" office:value="107" calcext:value-type="float">
            <text:p>107</text:p>
          </table:table-cell>
          <table:table-cell office:value-type="float" office:value="0.942674" calcext:value-type="float">
            <text:p>0.942674</text:p>
          </table:table-cell>
          <table:table-cell office:value-type="float" office:value="20.3738" calcext:value-type="float">
            <text:p>20.3738</text:p>
          </table:table-cell>
          <table:table-cell office:value-type="float" office:value="0.0793739" calcext:value-type="float">
            <text:p>0.07937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.800377" calcext:value-type="float">
            <text:p>0.800377</text:p>
          </table:table-cell>
          <table:table-cell office:value-type="float" office:value="128.836" calcext:value-type="float">
            <text:p>128.836</text:p>
          </table:table-cell>
          <table:table-cell office:value-type="float" office:value="0.232499" calcext:value-type="float">
            <text:p>0.232499</text:p>
          </table:table-cell>
          <table:table-cell office:value-type="float" office:value="2" calcext:value-type="float">
            <text:p>2</text:p>
          </table:table-cell>
          <table:table-cell office:value-type="float" office:value="0.84168" calcext:value-type="float">
            <text:p>0.84168</text:p>
          </table:table-cell>
          <table:table-cell office:value-type="float" office:value="66.9485" calcext:value-type="float">
            <text:p>66.9485</text:p>
          </table:table-cell>
          <table:table-cell office:value-type="float" office:value="0.183494" calcext:value-type="float">
            <text:p>0.183494</text:p>
          </table:table-cell>
          <table:table-cell office:value-type="float" office:value="3492" calcext:value-type="float">
            <text:p>3492</text:p>
          </table:table-cell>
          <table:table-cell office:value-type="float" office:value="0.821828" calcext:value-type="float">
            <text:p>0.821828</text:p>
          </table:table-cell>
          <table:table-cell office:value-type="float" office:value="106.003" calcext:value-type="float">
            <text:p>106.003</text:p>
          </table:table-cell>
          <table:table-cell office:value-type="float" office:value="0.289731" calcext:value-type="float">
            <text:p>0.289731</text:p>
          </table:table-cell>
          <table:table-cell office:value-type="float" office:value="9" calcext:value-type="float">
            <text:p>9</text:p>
          </table:table-cell>
          <table:table-cell office:value-type="float" office:value="0.874646" calcext:value-type="float">
            <text:p>0.874646</text:p>
          </table:table-cell>
          <table:table-cell office:value-type="float" office:value="39.8713" calcext:value-type="float">
            <text:p>39.8713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54" calcext:value-type="float">
            <text:p>54</text:p>
          </table:table-cell>
          <table:table-cell office:value-type="float" office:value="0.919904" calcext:value-type="float">
            <text:p>0.919904</text:p>
          </table:table-cell>
          <table:table-cell office:value-type="float" office:value="33.6704" calcext:value-type="float">
            <text:p>33.6704</text:p>
          </table:table-cell>
          <table:table-cell office:value-type="float" office:value="0.114283" calcext:value-type="float">
            <text:p>0.114283</text:p>
          </table:table-cell>
          <table:table-cell/>
          <table:table-cell office:value-type="float" office:value="5220" calcext:value-type="float">
            <text:p>5220</text:p>
          </table:table-cell>
          <table:table-cell office:value-type="float" office:value="0.847077" calcext:value-type="float">
            <text:p>0.847077</text:p>
          </table:table-cell>
          <table:table-cell office:value-type="float" office:value="238.152" calcext:value-type="float">
            <text:p>238.152</text:p>
          </table:table-cell>
          <table:table-cell office:value-type="float" office:value="0.238634" calcext:value-type="float">
            <text:p>0.238634</text:p>
          </table:table-cell>
          <table:table-cell office:value-type="float" office:value="14" calcext:value-type="float">
            <text:p>14</text:p>
          </table:table-cell>
          <table:table-cell office:value-type="float" office:value="0.888915" calcext:value-type="float">
            <text:p>0.888915</text:p>
          </table:table-cell>
          <table:table-cell office:value-type="float" office:value="20.8048" calcext:value-type="float">
            <text:p>20.8048</text:p>
          </table:table-cell>
          <table:table-cell office:value-type="float" office:value="0.112161" calcext:value-type="float">
            <text:p>0.112161</text:p>
          </table:table-cell>
          <table:table-cell office:value-type="float" office:value="104" calcext:value-type="float">
            <text:p>104</text:p>
          </table:table-cell>
          <table:table-cell office:value-type="float" office:value="0.944459" calcext:value-type="float">
            <text:p>0.944459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0.0763236" calcext:value-type="float">
            <text:p>0.07632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.795723" calcext:value-type="float">
            <text:p>0.795723</text:p>
          </table:table-cell>
          <table:table-cell office:value-type="float" office:value="1196.23" calcext:value-type="float">
            <text:p>1196.23</text:p>
          </table:table-cell>
          <table:table-cell office:value-type="float" office:value="0.230593" calcext:value-type="float">
            <text:p>0.230593</text:p>
          </table:table-cell>
          <table:table-cell office:value-type="float" office:value="2" calcext:value-type="float">
            <text:p>2</text:p>
          </table:table-cell>
          <table:table-cell office:value-type="float" office:value="0.829885" calcext:value-type="float">
            <text:p>0.829885</text:p>
          </table:table-cell>
          <table:table-cell office:value-type="float" office:value="93.2564" calcext:value-type="float">
            <text:p>93.2564</text:p>
          </table:table-cell>
          <table:table-cell office:value-type="float" office:value="0.18138" calcext:value-type="float">
            <text:p>0.18138</text:p>
          </table:table-cell>
          <table:table-cell office:value-type="float" office:value="2797" calcext:value-type="float">
            <text:p>2797</text:p>
          </table:table-cell>
          <table:table-cell office:value-type="float" office:value="0.821547" calcext:value-type="float">
            <text:p>0.821547</text:p>
          </table:table-cell>
          <table:table-cell office:value-type="float" office:value="166.378" calcext:value-type="float">
            <text:p>166.378</text:p>
          </table:table-cell>
          <table:table-cell office:value-type="float" office:value="0.287342" calcext:value-type="float">
            <text:p>0.287342</text:p>
          </table:table-cell>
          <table:table-cell office:value-type="float" office:value="9" calcext:value-type="float">
            <text:p>9</text:p>
          </table:table-cell>
          <table:table-cell office:value-type="float" office:value="0.867056" calcext:value-type="float">
            <text:p>0.867056</text:p>
          </table:table-cell>
          <table:table-cell office:value-type="float" office:value="46.9549" calcext:value-type="float">
            <text:p>46.9549</text:p>
          </table:table-cell>
          <table:table-cell office:value-type="float" office:value="0.14879" calcext:value-type="float">
            <text:p>0.14879</text:p>
          </table:table-cell>
          <table:table-cell office:value-type="float" office:value="54" calcext:value-type="float">
            <text:p>54</text:p>
          </table:table-cell>
          <table:table-cell office:value-type="float" office:value="0.920458" calcext:value-type="float">
            <text:p>0.920458</text:p>
          </table:table-cell>
          <table:table-cell office:value-type="float" office:value="51.9847" calcext:value-type="float">
            <text:p>51.9847</text:p>
          </table:table-cell>
          <table:table-cell office:value-type="float" office:value="0.120054" calcext:value-type="float">
            <text:p>0.120054</text:p>
          </table:table-cell>
          <table:table-cell/>
          <table:table-cell office:value-type="float" office:value="3562" calcext:value-type="float">
            <text:p>3562</text:p>
          </table:table-cell>
          <table:table-cell office:value-type="float" office:value="0.849983" calcext:value-type="float">
            <text:p>0.849983</text:p>
          </table:table-cell>
          <table:table-cell office:value-type="float" office:value="77.7362" calcext:value-type="float">
            <text:p>77.7362</text:p>
          </table:table-cell>
          <table:table-cell office:value-type="float" office:value="0.205241" calcext:value-type="float">
            <text:p>0.205241</text:p>
          </table:table-cell>
          <table:table-cell office:value-type="float" office:value="15" calcext:value-type="float">
            <text:p>15</text:p>
          </table:table-cell>
          <table:table-cell office:value-type="float" office:value="0.888079" calcext:value-type="float">
            <text:p>0.888079</text:p>
          </table:table-cell>
          <table:table-cell office:value-type="float" office:value="31.8653" calcext:value-type="float">
            <text:p>31.8653</text:p>
          </table:table-cell>
          <table:table-cell office:value-type="float" office:value="0.121832" calcext:value-type="float">
            <text:p>0.121832</text:p>
          </table:table-cell>
          <table:table-cell office:value-type="float" office:value="108" calcext:value-type="float">
            <text:p>108</text:p>
          </table:table-cell>
          <table:table-cell office:value-type="float" office:value="0.94688" calcext:value-type="float">
            <text:p>0.94688</text:p>
          </table:table-cell>
          <table:table-cell office:value-type="float" office:value="31.1874" calcext:value-type="float">
            <text:p>31.1874</text:p>
          </table:table-cell>
          <table:table-cell office:value-type="float" office:value="0.0673486" calcext:value-type="float">
            <text:p>0.06734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.803022" calcext:value-type="float">
            <text:p>0.803022</text:p>
          </table:table-cell>
          <table:table-cell office:value-type="float" office:value="1671.7" calcext:value-type="float">
            <text:p>1671.7</text:p>
          </table:table-cell>
          <table:table-cell office:value-type="float" office:value="0.24146" calcext:value-type="float">
            <text:p>0.24146</text:p>
          </table:table-cell>
          <table:table-cell office:value-type="float" office:value="2" calcext:value-type="float">
            <text:p>2</text:p>
          </table:table-cell>
          <table:table-cell office:value-type="float" office:value="0.842494" calcext:value-type="float">
            <text:p>0.842494</text:p>
          </table:table-cell>
          <table:table-cell office:value-type="float" office:value="71.6062" calcext:value-type="float">
            <text:p>71.6062</text:p>
          </table:table-cell>
          <table:table-cell office:value-type="float" office:value="0.180074" calcext:value-type="float">
            <text:p>0.180074</text:p>
          </table:table-cell>
          <table:table-cell office:value-type="float" office:value="3059" calcext:value-type="float">
            <text:p>3059</text:p>
          </table:table-cell>
          <table:table-cell office:value-type="float" office:value="0.817597" calcext:value-type="float">
            <text:p>0.817597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.318351" calcext:value-type="float">
            <text:p>0.318351</text:p>
          </table:table-cell>
          <table:table-cell office:value-type="float" office:value="9" calcext:value-type="float">
            <text:p>9</text:p>
          </table:table-cell>
          <table:table-cell office:value-type="float" office:value="0.878807" calcext:value-type="float">
            <text:p>0.878807</text:p>
          </table:table-cell>
          <table:table-cell office:value-type="float" office:value="43.5465" calcext:value-type="float">
            <text:p>43.5465</text:p>
          </table:table-cell>
          <table:table-cell office:value-type="float" office:value="0.1395" calcext:value-type="float">
            <text:p>0.1395</text:p>
          </table:table-cell>
          <table:table-cell office:value-type="float" office:value="53" calcext:value-type="float">
            <text:p>53</text:p>
          </table:table-cell>
          <table:table-cell office:value-type="float" office:value="0.928341" calcext:value-type="float">
            <text:p>0.928341</text:p>
          </table:table-cell>
          <table:table-cell office:value-type="float" office:value="39.06" calcext:value-type="float">
            <text:p>39.06</text:p>
          </table:table-cell>
          <table:table-cell office:value-type="float" office:value="0.105297" calcext:value-type="float">
            <text:p>0.105297</text:p>
          </table:table-cell>
          <table:table-cell/>
          <table:table-cell office:value-type="float" office:value="4484" calcext:value-type="float">
            <text:p>4484</text:p>
          </table:table-cell>
          <table:table-cell office:value-type="float" office:value="0.84664" calcext:value-type="float">
            <text:p>0.84664</text:p>
          </table:table-cell>
          <table:table-cell office:value-type="float" office:value="204.688" calcext:value-type="float">
            <text:p>204.688</text:p>
          </table:table-cell>
          <table:table-cell office:value-type="float" office:value="0.256737" calcext:value-type="float">
            <text:p>0.256737</text:p>
          </table:table-cell>
          <table:table-cell office:value-type="float" office:value="15" calcext:value-type="float">
            <text:p>15</text:p>
          </table:table-cell>
          <table:table-cell office:value-type="float" office:value="0.890144" calcext:value-type="float">
            <text:p>0.890144</text:p>
          </table:table-cell>
          <table:table-cell office:value-type="float" office:value="30.9984" calcext:value-type="float">
            <text:p>30.9984</text:p>
          </table:table-cell>
          <table:table-cell office:value-type="float" office:value="0.118901" calcext:value-type="float">
            <text:p>0.118901</text:p>
          </table:table-cell>
          <table:table-cell office:value-type="float" office:value="109" calcext:value-type="float">
            <text:p>109</text:p>
          </table:table-cell>
          <table:table-cell office:value-type="float" office:value="0.938219" calcext:value-type="float">
            <text:p>0.938219</text:p>
          </table:table-cell>
          <table:table-cell office:value-type="float" office:value="30.1245" calcext:value-type="float">
            <text:p>30.1245</text:p>
          </table:table-cell>
          <table:table-cell office:value-type="float" office:value="0.0877638" calcext:value-type="float">
            <text:p>0.08776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.815335" calcext:value-type="float">
            <text:p>0.815335</text:p>
          </table:table-cell>
          <table:table-cell office:value-type="float" office:value="1055.07" calcext:value-type="float">
            <text:p>1055.07</text:p>
          </table:table-cell>
          <table:table-cell office:value-type="float" office:value="0.240451" calcext:value-type="float">
            <text:p>0.240451</text:p>
          </table:table-cell>
          <table:table-cell office:value-type="float" office:value="2" calcext:value-type="float">
            <text:p>2</text:p>
          </table:table-cell>
          <table:table-cell office:value-type="float" office:value="0.845868" calcext:value-type="float">
            <text:p>0.845868</text:p>
          </table:table-cell>
          <table:table-cell office:value-type="float" office:value="70.1444" calcext:value-type="float">
            <text:p>70.1444</text:p>
          </table:table-cell>
          <table:table-cell office:value-type="float" office:value="0.198165" calcext:value-type="float">
            <text:p>0.198165</text:p>
          </table:table-cell>
          <table:table-cell office:value-type="float" office:value="2847" calcext:value-type="float">
            <text:p>2847</text:p>
          </table:table-cell>
          <table:table-cell office:value-type="float" office:value="0.82785" calcext:value-type="float">
            <text:p>0.82785</text:p>
          </table:table-cell>
          <table:table-cell office:value-type="float" office:value="117.6" calcext:value-type="float">
            <text:p>117.6</text:p>
          </table:table-cell>
          <table:table-cell office:value-type="float" office:value="0.314947" calcext:value-type="float">
            <text:p>0.314947</text:p>
          </table:table-cell>
          <table:table-cell office:value-type="float" office:value="9" calcext:value-type="float">
            <text:p>9</text:p>
          </table:table-cell>
          <table:table-cell office:value-type="float" office:value="0.871099" calcext:value-type="float">
            <text:p>0.871099</text:p>
          </table:table-cell>
          <table:table-cell office:value-type="float" office:value="46.9602" calcext:value-type="float">
            <text:p>46.9602</text:p>
          </table:table-cell>
          <table:table-cell office:value-type="float" office:value="0.161864" calcext:value-type="float">
            <text:p>0.161864</text:p>
          </table:table-cell>
          <table:table-cell office:value-type="float" office:value="53" calcext:value-type="float">
            <text:p>53</text:p>
          </table:table-cell>
          <table:table-cell office:value-type="float" office:value="0.913957" calcext:value-type="float">
            <text:p>0.913957</text:p>
          </table:table-cell>
          <table:table-cell office:value-type="float" office:value="41.8075" calcext:value-type="float">
            <text:p>41.8075</text:p>
          </table:table-cell>
          <table:table-cell office:value-type="float" office:value="0.145184" calcext:value-type="float">
            <text:p>0.145184</text:p>
          </table:table-cell>
          <table:table-cell/>
          <table:table-cell office:value-type="float" office:value="3525" calcext:value-type="float">
            <text:p>3525</text:p>
          </table:table-cell>
          <table:table-cell office:value-type="float" office:value="0.843174" calcext:value-type="float">
            <text:p>0.843174</text:p>
          </table:table-cell>
          <table:table-cell office:value-type="float" office:value="76.1164" calcext:value-type="float">
            <text:p>76.1164</text:p>
          </table:table-cell>
          <table:table-cell office:value-type="float" office:value="0.242406" calcext:value-type="float">
            <text:p>0.242406</text:p>
          </table:table-cell>
          <table:table-cell office:value-type="float" office:value="15" calcext:value-type="float">
            <text:p>15</text:p>
          </table:table-cell>
          <table:table-cell office:value-type="float" office:value="0.891725" calcext:value-type="float">
            <text:p>0.891725</text:p>
          </table:table-cell>
          <table:table-cell office:value-type="float" office:value="22.9331" calcext:value-type="float">
            <text:p>22.9331</text:p>
          </table:table-cell>
          <table:table-cell office:value-type="float" office:value="0.118761" calcext:value-type="float">
            <text:p>0.118761</text:p>
          </table:table-cell>
          <table:table-cell office:value-type="float" office:value="110" calcext:value-type="float">
            <text:p>110</text:p>
          </table:table-cell>
          <table:table-cell office:value-type="float" office:value="0.944714" calcext:value-type="float">
            <text:p>0.944714</text:p>
          </table:table-cell>
          <table:table-cell office:value-type="float" office:value="20.5728" calcext:value-type="float">
            <text:p>20.5728</text:p>
          </table:table-cell>
          <table:table-cell office:value-type="float" office:value="0.0720314" calcext:value-type="float">
            <text:p>0.07203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.773275" calcext:value-type="float">
            <text:p>0.773275</text:p>
          </table:table-cell>
          <table:table-cell office:value-type="float" office:value="211.359" calcext:value-type="float">
            <text:p>211.359</text:p>
          </table:table-cell>
          <table:table-cell office:value-type="float" office:value="0.233633" calcext:value-type="float">
            <text:p>0.233633</text:p>
          </table:table-cell>
          <table:table-cell office:value-type="float" office:value="2" calcext:value-type="float">
            <text:p>2</text:p>
          </table:table-cell>
          <table:table-cell office:value-type="float" office:value="0.822141" calcext:value-type="float">
            <text:p>0.822141</text:p>
          </table:table-cell>
          <table:table-cell office:value-type="float" office:value="80.3343" calcext:value-type="float">
            <text:p>80.3343</text:p>
          </table:table-cell>
          <table:table-cell office:value-type="float" office:value="0.176236" calcext:value-type="float">
            <text:p>0.176236</text:p>
          </table:table-cell>
          <table:table-cell office:value-type="float" office:value="3353" calcext:value-type="float">
            <text:p>3353</text:p>
          </table:table-cell>
          <table:table-cell office:value-type="float" office:value="0.806011" calcext:value-type="float">
            <text:p>0.806011</text:p>
          </table:table-cell>
          <table:table-cell office:value-type="float" office:value="114.279" calcext:value-type="float">
            <text:p>114.279</text:p>
          </table:table-cell>
          <table:table-cell office:value-type="float" office:value="0.275879" calcext:value-type="float">
            <text:p>0.275879</text:p>
          </table:table-cell>
          <table:table-cell office:value-type="float" office:value="9" calcext:value-type="float">
            <text:p>9</text:p>
          </table:table-cell>
          <table:table-cell office:value-type="float" office:value="0.852949" calcext:value-type="float">
            <text:p>0.852949</text:p>
          </table:table-cell>
          <table:table-cell office:value-type="float" office:value="53.8359" calcext:value-type="float">
            <text:p>53.8359</text:p>
          </table:table-cell>
          <table:table-cell office:value-type="float" office:value="0.141498" calcext:value-type="float">
            <text:p>0.141498</text:p>
          </table:table-cell>
          <table:table-cell office:value-type="float" office:value="53" calcext:value-type="float">
            <text:p>53</text:p>
          </table:table-cell>
          <table:table-cell office:value-type="float" office:value="0.922289" calcext:value-type="float">
            <text:p>0.922289</text:p>
          </table:table-cell>
          <table:table-cell office:value-type="float" office:value="44.7347" calcext:value-type="float">
            <text:p>44.7347</text:p>
          </table:table-cell>
          <table:table-cell office:value-type="float" office:value="0.115111" calcext:value-type="float">
            <text:p>0.115111</text:p>
          </table:table-cell>
          <table:table-cell/>
          <table:table-cell office:value-type="float" office:value="3063" calcext:value-type="float">
            <text:p>3063</text:p>
          </table:table-cell>
          <table:table-cell office:value-type="float" office:value="0.836113" calcext:value-type="float">
            <text:p>0.836113</text:p>
          </table:table-cell>
          <table:table-cell office:value-type="float" office:value="60.1274" calcext:value-type="float">
            <text:p>60.1274</text:p>
          </table:table-cell>
          <table:table-cell office:value-type="float" office:value="0.213359" calcext:value-type="float">
            <text:p>0.213359</text:p>
          </table:table-cell>
          <table:table-cell office:value-type="float" office:value="15" calcext:value-type="float">
            <text:p>15</text:p>
          </table:table-cell>
          <table:table-cell office:value-type="float" office:value="0.882847" calcext:value-type="float">
            <text:p>0.882847</text:p>
          </table:table-cell>
          <table:table-cell office:value-type="float" office:value="26.6641" calcext:value-type="float">
            <text:p>26.6641</text:p>
          </table:table-cell>
          <table:table-cell office:value-type="float" office:value="0.11467" calcext:value-type="float">
            <text:p>0.11467</text:p>
          </table:table-cell>
          <table:table-cell office:value-type="float" office:value="110" calcext:value-type="float">
            <text:p>110</text:p>
          </table:table-cell>
          <table:table-cell office:value-type="float" office:value="0.946241" calcext:value-type="float">
            <text:p>0.946241</text:p>
          </table:table-cell>
          <table:table-cell office:value-type="float" office:value="16.15" calcext:value-type="float">
            <text:p>16.15</text:p>
          </table:table-cell>
          <table:table-cell office:value-type="float" office:value="0.0593063" calcext:value-type="float">
            <text:p>0.05930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.790346" calcext:value-type="float">
            <text:p>0.790346</text:p>
          </table:table-cell>
          <table:table-cell office:value-type="float" office:value="133.208" calcext:value-type="float">
            <text:p>133.208</text:p>
          </table:table-cell>
          <table:table-cell office:value-type="float" office:value="0.216817" calcext:value-type="float">
            <text:p>0.216817</text:p>
          </table:table-cell>
          <table:table-cell office:value-type="float" office:value="2" calcext:value-type="float">
            <text:p>2</text:p>
          </table:table-cell>
          <table:table-cell office:value-type="float" office:value="0.830221" calcext:value-type="float">
            <text:p>0.830221</text:p>
          </table:table-cell>
          <table:table-cell office:value-type="float" office:value="79.033" calcext:value-type="float">
            <text:p>79.033</text:p>
          </table:table-cell>
          <table:table-cell office:value-type="float" office:value="0.199951" calcext:value-type="float">
            <text:p>0.199951</text:p>
          </table:table-cell>
          <table:table-cell office:value-type="float" office:value="2837" calcext:value-type="float">
            <text:p>2837</text:p>
          </table:table-cell>
          <table:table-cell office:value-type="float" office:value="0.807961" calcext:value-type="float">
            <text:p>0.807961</text:p>
          </table:table-cell>
          <table:table-cell office:value-type="float" office:value="121.75" calcext:value-type="float">
            <text:p>121.75</text:p>
          </table:table-cell>
          <table:table-cell office:value-type="float" office:value="0.317468" calcext:value-type="float">
            <text:p>0.317468</text:p>
          </table:table-cell>
          <table:table-cell office:value-type="float" office:value="9" calcext:value-type="float">
            <text:p>9</text:p>
          </table:table-cell>
          <table:table-cell office:value-type="float" office:value="0.87694" calcext:value-type="float">
            <text:p>0.87694</text:p>
          </table:table-cell>
          <table:table-cell office:value-type="float" office:value="44.424" calcext:value-type="float">
            <text:p>44.424</text:p>
          </table:table-cell>
          <table:table-cell office:value-type="float" office:value="0.146307" calcext:value-type="float">
            <text:p>0.146307</text:p>
          </table:table-cell>
          <table:table-cell office:value-type="float" office:value="54" calcext:value-type="float">
            <text:p>54</text:p>
          </table:table-cell>
          <table:table-cell office:value-type="float" office:value="0.923928" calcext:value-type="float">
            <text:p>0.923928</text:p>
          </table:table-cell>
          <table:table-cell office:value-type="float" office:value="36.969" calcext:value-type="float">
            <text:p>36.969</text:p>
          </table:table-cell>
          <table:table-cell office:value-type="float" office:value="0.109749" calcext:value-type="float">
            <text:p>0.109749</text:p>
          </table:table-cell>
          <table:table-cell/>
          <table:table-cell office:value-type="float" office:value="4688" calcext:value-type="float">
            <text:p>4688</text:p>
          </table:table-cell>
          <table:table-cell office:value-type="float" office:value="0.83721" calcext:value-type="float">
            <text:p>0.83721</text:p>
          </table:table-cell>
          <table:table-cell office:value-type="float" office:value="72.6413" calcext:value-type="float">
            <text:p>72.6413</text:p>
          </table:table-cell>
          <table:table-cell office:value-type="float" office:value="0.238178" calcext:value-type="float">
            <text:p>0.238178</text:p>
          </table:table-cell>
          <table:table-cell office:value-type="float" office:value="15" calcext:value-type="float">
            <text:p>15</text:p>
          </table:table-cell>
          <table:table-cell office:value-type="float" office:value="0.892225" calcext:value-type="float">
            <text:p>0.892225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0.113292" calcext:value-type="float">
            <text:p>0.113292</text:p>
          </table:table-cell>
          <table:table-cell office:value-type="float" office:value="108" calcext:value-type="float">
            <text:p>108</text:p>
          </table:table-cell>
          <table:table-cell office:value-type="float" office:value="0.947079" calcext:value-type="float">
            <text:p>0.947079</text:p>
          </table:table-cell>
          <table:table-cell office:value-type="float" office:value="20.6603" calcext:value-type="float">
            <text:p>20.6603</text:p>
          </table:table-cell>
          <table:table-cell office:value-type="float" office:value="0.0672906" calcext:value-type="float">
            <text:p>0.06729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.787885" calcext:value-type="float">
            <text:p>0.787885</text:p>
          </table:table-cell>
          <table:table-cell office:value-type="float" office:value="548.618" calcext:value-type="float">
            <text:p>548.618</text:p>
          </table:table-cell>
          <table:table-cell office:value-type="float" office:value="0.246952" calcext:value-type="float">
            <text:p>0.246952</text:p>
          </table:table-cell>
          <table:table-cell office:value-type="float" office:value="2" calcext:value-type="float">
            <text:p>2</text:p>
          </table:table-cell>
          <table:table-cell office:value-type="float" office:value="0.821136" calcext:value-type="float">
            <text:p>0.821136</text:p>
          </table:table-cell>
          <table:table-cell office:value-type="float" office:value="85.1245" calcext:value-type="float">
            <text:p>85.1245</text:p>
          </table:table-cell>
          <table:table-cell office:value-type="float" office:value="0.186136" calcext:value-type="float">
            <text:p>0.186136</text:p>
          </table:table-cell>
          <table:table-cell office:value-type="float" office:value="2672" calcext:value-type="float">
            <text:p>2672</text:p>
          </table:table-cell>
          <table:table-cell office:value-type="float" office:value="0.805506" calcext:value-type="float">
            <text:p>0.805506</text:p>
          </table:table-cell>
          <table:table-cell office:value-type="float" office:value="128.621" calcext:value-type="float">
            <text:p>128.621</text:p>
          </table:table-cell>
          <table:table-cell office:value-type="float" office:value="0.278078" calcext:value-type="float">
            <text:p>0.278078</text:p>
          </table:table-cell>
          <table:table-cell office:value-type="float" office:value="9" calcext:value-type="float">
            <text:p>9</text:p>
          </table:table-cell>
          <table:table-cell office:value-type="float" office:value="0.869818" calcext:value-type="float">
            <text:p>0.869818</text:p>
          </table:table-cell>
          <table:table-cell office:value-type="float" office:value="44.0463" calcext:value-type="float">
            <text:p>44.0463</text:p>
          </table:table-cell>
          <table:table-cell office:value-type="float" office:value="0.131986" calcext:value-type="float">
            <text:p>0.131986</text:p>
          </table:table-cell>
          <table:table-cell office:value-type="float" office:value="55" calcext:value-type="float">
            <text:p>55</text:p>
          </table:table-cell>
          <table:table-cell office:value-type="float" office:value="0.923872" calcext:value-type="float">
            <text:p>0.923872</text:p>
          </table:table-cell>
          <table:table-cell office:value-type="float" office:value="39.2483" calcext:value-type="float">
            <text:p>39.2483</text:p>
          </table:table-cell>
          <table:table-cell office:value-type="float" office:value="0.0999509" calcext:value-type="float">
            <text:p>0.0999509</text:p>
          </table:table-cell>
          <table:table-cell/>
          <table:table-cell office:value-type="float" office:value="3211" calcext:value-type="float">
            <text:p>3211</text:p>
          </table:table-cell>
          <table:table-cell office:value-type="float" office:value="0.83553" calcext:value-type="float">
            <text:p>0.83553</text:p>
          </table:table-cell>
          <table:table-cell office:value-type="float" office:value="77.6288" calcext:value-type="float">
            <text:p>77.6288</text:p>
          </table:table-cell>
          <table:table-cell office:value-type="float" office:value="0.209707" calcext:value-type="float">
            <text:p>0.209707</text:p>
          </table:table-cell>
          <table:table-cell office:value-type="float" office:value="15" calcext:value-type="float">
            <text:p>15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25.6619" calcext:value-type="float">
            <text:p>25.6619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109" calcext:value-type="float">
            <text:p>109</text:p>
          </table:table-cell>
          <table:table-cell office:value-type="float" office:value="0.945989" calcext:value-type="float">
            <text:p>0.945989</text:p>
          </table:table-cell>
          <table:table-cell office:value-type="float" office:value="25.783" calcext:value-type="float">
            <text:p>25.783</text:p>
          </table:table-cell>
          <table:table-cell office:value-type="float" office:value="0.0797131" calcext:value-type="float">
            <text:p>0.07971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.796847" calcext:value-type="float">
            <text:p>0.796847</text:p>
          </table:table-cell>
          <table:table-cell office:value-type="float" office:value="600.384" calcext:value-type="float">
            <text:p>600.384</text:p>
          </table:table-cell>
          <table:table-cell office:value-type="float" office:value="0.311962" calcext:value-type="float">
            <text:p>0.311962</text:p>
          </table:table-cell>
          <table:table-cell office:value-type="float" office:value="2" calcext:value-type="float">
            <text:p>2</text:p>
          </table:table-cell>
          <table:table-cell office:value-type="float" office:value="0.837569" calcext:value-type="float">
            <text:p>0.837569</text:p>
          </table:table-cell>
          <table:table-cell office:value-type="float" office:value="85.0278" calcext:value-type="float">
            <text:p>85.0278</text:p>
          </table:table-cell>
          <table:table-cell office:value-type="float" office:value="0.198482" calcext:value-type="float">
            <text:p>0.198482</text:p>
          </table:table-cell>
          <table:table-cell office:value-type="float" office:value="3309" calcext:value-type="float">
            <text:p>3309</text:p>
          </table:table-cell>
          <table:table-cell office:value-type="float" office:value="0.810933" calcext:value-type="float">
            <text:p>0.810933</text:p>
          </table:table-cell>
          <table:table-cell office:value-type="float" office:value="130.416" calcext:value-type="float">
            <text:p>130.416</text:p>
          </table:table-cell>
          <table:table-cell office:value-type="float" office:value="0.322442" calcext:value-type="float">
            <text:p>0.322442</text:p>
          </table:table-cell>
          <table:table-cell office:value-type="float" office:value="9" calcext:value-type="float">
            <text:p>9</text:p>
          </table:table-cell>
          <table:table-cell office:value-type="float" office:value="0.870421" calcext:value-type="float">
            <text:p>0.870421</text:p>
          </table:table-cell>
          <table:table-cell office:value-type="float" office:value="45.4893" calcext:value-type="float">
            <text:p>45.4893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53" calcext:value-type="float">
            <text:p>53</text:p>
          </table:table-cell>
          <table:table-cell office:value-type="float" office:value="0.923074" calcext:value-type="float">
            <text:p>0.923074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0.127201" calcext:value-type="float">
            <text:p>0.127201</text:p>
          </table:table-cell>
          <table:table-cell/>
          <table:table-cell office:value-type="float" office:value="4191" calcext:value-type="float">
            <text:p>4191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482.862" calcext:value-type="float">
            <text:p>482.862</text:p>
          </table:table-cell>
          <table:table-cell office:value-type="float" office:value="0.290129" calcext:value-type="float">
            <text:p>0.290129</text:p>
          </table:table-cell>
          <table:table-cell office:value-type="float" office:value="15" calcext:value-type="float">
            <text:p>15</text:p>
          </table:table-cell>
          <table:table-cell office:value-type="float" office:value="0.886796" calcext:value-type="float">
            <text:p>0.886796</text:p>
          </table:table-cell>
          <table:table-cell office:value-type="float" office:value="29.4669" calcext:value-type="float">
            <text:p>29.4669</text:p>
          </table:table-cell>
          <table:table-cell office:value-type="float" office:value="0.131371" calcext:value-type="float">
            <text:p>0.131371</text:p>
          </table:table-cell>
          <table:table-cell office:value-type="float" office:value="109" calcext:value-type="float">
            <text:p>109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22.92" calcext:value-type="float">
            <text:p>22.92</text:p>
          </table:table-cell>
          <table:table-cell office:value-type="float" office:value="0.073123" calcext:value-type="float">
            <text:p>0.0731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.767388" calcext:value-type="float">
            <text:p>0.767388</text:p>
          </table:table-cell>
          <table:table-cell office:value-type="float" office:value="224.353" calcext:value-type="float">
            <text:p>224.353</text:p>
          </table:table-cell>
          <table:table-cell office:value-type="float" office:value="0.245597" calcext:value-type="float">
            <text:p>0.245597</text:p>
          </table:table-cell>
          <table:table-cell office:value-type="float" office:value="2" calcext:value-type="float">
            <text:p>2</text:p>
          </table:table-cell>
          <table:table-cell office:value-type="float" office:value="0.831959" calcext:value-type="float">
            <text:p>0.831959</text:p>
          </table:table-cell>
          <table:table-cell office:value-type="float" office:value="95.2594" calcext:value-type="float">
            <text:p>95.2594</text:p>
          </table:table-cell>
          <table:table-cell office:value-type="float" office:value="0.17996" calcext:value-type="float">
            <text:p>0.17996</text:p>
          </table:table-cell>
          <table:table-cell office:value-type="float" office:value="2950" calcext:value-type="float">
            <text:p>2950</text:p>
          </table:table-cell>
          <table:table-cell office:value-type="float" office:value="0.803387" calcext:value-type="float">
            <text:p>0.803387</text:p>
          </table:table-cell>
          <table:table-cell office:value-type="float" office:value="114.798" calcext:value-type="float">
            <text:p>114.798</text:p>
          </table:table-cell>
          <table:table-cell office:value-type="float" office:value="0.292144" calcext:value-type="float">
            <text:p>0.292144</text:p>
          </table:table-cell>
          <table:table-cell office:value-type="float" office:value="9" calcext:value-type="float">
            <text:p>9</text:p>
          </table:table-cell>
          <table:table-cell office:value-type="float" office:value="0.868405" calcext:value-type="float">
            <text:p>0.868405</text:p>
          </table:table-cell>
          <table:table-cell office:value-type="float" office:value="47.4604" calcext:value-type="float">
            <text:p>47.4604</text:p>
          </table:table-cell>
          <table:table-cell office:value-type="float" office:value="0.123766" calcext:value-type="float">
            <text:p>0.123766</text:p>
          </table:table-cell>
          <table:table-cell office:value-type="float" office:value="54" calcext:value-type="float">
            <text:p>54</text:p>
          </table:table-cell>
          <table:table-cell office:value-type="float" office:value="0.920034" calcext:value-type="float">
            <text:p>0.920034</text:p>
          </table:table-cell>
          <table:table-cell office:value-type="float" office:value="34.0262" calcext:value-type="float">
            <text:p>34.0262</text:p>
          </table:table-cell>
          <table:table-cell office:value-type="float" office:value="0.0992472" calcext:value-type="float">
            <text:p>0.0992472</text:p>
          </table:table-cell>
          <table:table-cell/>
          <table:table-cell office:value-type="float" office:value="3423" calcext:value-type="float">
            <text:p>3423</text:p>
          </table:table-cell>
          <table:table-cell office:value-type="float" office:value="0.841276" calcext:value-type="float">
            <text:p>0.841276</text:p>
          </table:table-cell>
          <table:table-cell office:value-type="float" office:value="260.38" calcext:value-type="float">
            <text:p>260.38</text:p>
          </table:table-cell>
          <table:table-cell office:value-type="float" office:value="0.290112" calcext:value-type="float">
            <text:p>0.290112</text:p>
          </table:table-cell>
          <table:table-cell office:value-type="float" office:value="15" calcext:value-type="float">
            <text:p>15</text:p>
          </table:table-cell>
          <table:table-cell office:value-type="float" office:value="0.893688" calcext:value-type="float">
            <text:p>0.893688</text:p>
          </table:table-cell>
          <table:table-cell office:value-type="float" office:value="27.0212" calcext:value-type="float">
            <text:p>27.0212</text:p>
          </table:table-cell>
          <table:table-cell office:value-type="float" office:value="0.113721" calcext:value-type="float">
            <text:p>0.113721</text:p>
          </table:table-cell>
          <table:table-cell office:value-type="float" office:value="109" calcext:value-type="float">
            <text:p>109</text:p>
          </table:table-cell>
          <table:table-cell office:value-type="float" office:value="0.940524" calcext:value-type="float">
            <text:p>0.940524</text:p>
          </table:table-cell>
          <table:table-cell office:value-type="float" office:value="27.3665" calcext:value-type="float">
            <text:p>27.3665</text:p>
          </table:table-cell>
          <table:table-cell office:value-type="float" office:value="0.0829949" calcext:value-type="float">
            <text:p>0.08299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.7847" calcext:value-type="float">
            <text:p>0.7847</text:p>
          </table:table-cell>
          <table:table-cell office:value-type="float" office:value="340.217" calcext:value-type="float">
            <text:p>340.217</text:p>
          </table:table-cell>
          <table:table-cell office:value-type="float" office:value="0.242798" calcext:value-type="float">
            <text:p>0.242798</text:p>
          </table:table-cell>
          <table:table-cell office:value-type="float" office:value="2" calcext:value-type="float">
            <text:p>2</text:p>
          </table:table-cell>
          <table:table-cell office:value-type="float" office:value="0.836708" calcext:value-type="float">
            <text:p>0.836708</text:p>
          </table:table-cell>
          <table:table-cell office:value-type="float" office:value="81.8124" calcext:value-type="float">
            <text:p>81.8124</text:p>
          </table:table-cell>
          <table:table-cell office:value-type="float" office:value="0.180942" calcext:value-type="float">
            <text:p>0.180942</text:p>
          </table:table-cell>
          <table:table-cell office:value-type="float" office:value="2827" calcext:value-type="float">
            <text:p>2827</text:p>
          </table:table-cell>
          <table:table-cell office:value-type="float" office:value="0.808349" calcext:value-type="float">
            <text:p>0.808349</text:p>
          </table:table-cell>
          <table:table-cell office:value-type="float" office:value="95.2369" calcext:value-type="float">
            <text:p>95.2369</text:p>
          </table:table-cell>
          <table:table-cell office:value-type="float" office:value="0.274113" calcext:value-type="float">
            <text:p>0.274113</text:p>
          </table:table-cell>
          <table:table-cell office:value-type="float" office:value="9" calcext:value-type="float">
            <text:p>9</text:p>
          </table:table-cell>
          <table:table-cell office:value-type="float" office:value="0.868229" calcext:value-type="float">
            <text:p>0.868229</text:p>
          </table:table-cell>
          <table:table-cell office:value-type="float" office:value="37.9905" calcext:value-type="float">
            <text:p>37.9905</text:p>
          </table:table-cell>
          <table:table-cell office:value-type="float" office:value="0.145362" calcext:value-type="float">
            <text:p>0.145362</text:p>
          </table:table-cell>
          <table:table-cell office:value-type="float" office:value="54" calcext:value-type="float">
            <text:p>54</text:p>
          </table:table-cell>
          <table:table-cell office:value-type="float" office:value="0.922856" calcext:value-type="float">
            <text:p>0.922856</text:p>
          </table:table-cell>
          <table:table-cell office:value-type="float" office:value="38.5892" calcext:value-type="float">
            <text:p>38.5892</text:p>
          </table:table-cell>
          <table:table-cell office:value-type="float" office:value="0.127736" calcext:value-type="float">
            <text:p>0.127736</text:p>
          </table:table-cell>
          <table:table-cell/>
          <table:table-cell office:value-type="float" office:value="3521" calcext:value-type="float">
            <text:p>3521</text:p>
          </table:table-cell>
          <table:table-cell office:value-type="float" office:value="0.858116" calcext:value-type="float">
            <text:p>0.858116</text:p>
          </table:table-cell>
          <table:table-cell office:value-type="float" office:value="237.1" calcext:value-type="float">
            <text:p>237.1</text:p>
          </table:table-cell>
          <table:table-cell office:value-type="float" office:value="0.211345" calcext:value-type="float">
            <text:p>0.211345</text:p>
          </table:table-cell>
          <table:table-cell office:value-type="float" office:value="15" calcext:value-type="float">
            <text:p>15</text:p>
          </table:table-cell>
          <table:table-cell office:value-type="float" office:value="0.897285" calcext:value-type="float">
            <text:p>0.897285</text:p>
          </table:table-cell>
          <table:table-cell office:value-type="float" office:value="25.096" calcext:value-type="float">
            <text:p>25.096</text:p>
          </table:table-cell>
          <table:table-cell office:value-type="float" office:value="0.111884" calcext:value-type="float">
            <text:p>0.111884</text:p>
          </table:table-cell>
          <table:table-cell office:value-type="float" office:value="108" calcext:value-type="float">
            <text:p>108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18.2751" calcext:value-type="float">
            <text:p>18.2751</text:p>
          </table:table-cell>
          <table:table-cell office:value-type="float" office:value="0.0661954" calcext:value-type="float">
            <text:p>0.06619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.815003" calcext:value-type="float">
            <text:p>0.815003</text:p>
          </table:table-cell>
          <table:table-cell office:value-type="float" office:value="192.398" calcext:value-type="float">
            <text:p>192.398</text:p>
          </table:table-cell>
          <table:table-cell office:value-type="float" office:value="0.211197" calcext:value-type="float">
            <text:p>0.211197</text:p>
          </table:table-cell>
          <table:table-cell office:value-type="float" office:value="2" calcext:value-type="float">
            <text:p>2</text:p>
          </table:table-cell>
          <table:table-cell office:value-type="float" office:value="0.844377" calcext:value-type="float">
            <text:p>0.844377</text:p>
          </table:table-cell>
          <table:table-cell office:value-type="float" office:value="92.6126" calcext:value-type="float">
            <text:p>92.6126</text:p>
          </table:table-cell>
          <table:table-cell office:value-type="float" office:value="0.165854" calcext:value-type="float">
            <text:p>0.165854</text:p>
          </table:table-cell>
          <table:table-cell office:value-type="float" office:value="3013" calcext:value-type="float">
            <text:p>3013</text:p>
          </table:table-cell>
          <table:table-cell office:value-type="float" office:value="0.837262" calcext:value-type="float">
            <text:p>0.837262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0.249761" calcext:value-type="float">
            <text:p>0.249761</text:p>
          </table:table-cell>
          <table:table-cell office:value-type="float" office:value="9" calcext:value-type="float">
            <text:p>9</text:p>
          </table:table-cell>
          <table:table-cell office:value-type="float" office:value="0.878197" calcext:value-type="float">
            <text:p>0.878197</text:p>
          </table:table-cell>
          <table:table-cell office:value-type="float" office:value="39.876" calcext:value-type="float">
            <text:p>39.876</text:p>
          </table:table-cell>
          <table:table-cell office:value-type="float" office:value="0.128942" calcext:value-type="float">
            <text:p>0.128942</text:p>
          </table:table-cell>
          <table:table-cell office:value-type="float" office:value="55" calcext:value-type="float">
            <text:p>55</text:p>
          </table:table-cell>
          <table:table-cell office:value-type="float" office:value="0.926079" calcext:value-type="float">
            <text:p>0.926079</text:p>
          </table:table-cell>
          <table:table-cell office:value-type="float" office:value="35.2141" calcext:value-type="float">
            <text:p>35.2141</text:p>
          </table:table-cell>
          <table:table-cell office:value-type="float" office:value="0.104371" calcext:value-type="float">
            <text:p>0.10437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0.861773" calcext:value-type="float">
            <text:p>0.861773</text:p>
          </table:table-cell>
          <table:table-cell office:value-type="float" office:value="2230.33" calcext:value-type="float">
            <text:p>2230.33</text:p>
          </table:table-cell>
          <table:table-cell office:value-type="float" office:value="0.247469" calcext:value-type="float">
            <text:p>0.247469</text:p>
          </table:table-cell>
          <table:table-cell office:value-type="float" office:value="15" calcext:value-type="float">
            <text:p>15</text:p>
          </table:table-cell>
          <table:table-cell office:value-type="float" office:value="0.905043" calcext:value-type="float">
            <text:p>0.905043</text:p>
          </table:table-cell>
          <table:table-cell office:value-type="float" office:value="23.9604" calcext:value-type="float">
            <text:p>23.9604</text:p>
          </table:table-cell>
          <table:table-cell office:value-type="float" office:value="0.0973984" calcext:value-type="float">
            <text:p>0.0973984</text:p>
          </table:table-cell>
          <table:table-cell office:value-type="float" office:value="109" calcext:value-type="float">
            <text:p>109</text:p>
          </table:table-cell>
          <table:table-cell office:value-type="float" office:value="0.950063" calcext:value-type="float">
            <text:p>0.950063</text:p>
          </table:table-cell>
          <table:table-cell office:value-type="float" office:value="22.4568" calcext:value-type="float">
            <text:p>22.4568</text:p>
          </table:table-cell>
          <table:table-cell office:value-type="float" office:value="0.0647101" calcext:value-type="float">
            <text:p>0.06471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.799882" calcext:value-type="float">
            <text:p>0.799882</text:p>
          </table:table-cell>
          <table:table-cell office:value-type="float" office:value="184.07" calcext:value-type="float">
            <text:p>184.07</text:p>
          </table:table-cell>
          <table:table-cell office:value-type="float" office:value="0.219694" calcext:value-type="float">
            <text:p>0.219694</text:p>
          </table:table-cell>
          <table:table-cell office:value-type="float" office:value="2" calcext:value-type="float">
            <text:p>2</text:p>
          </table:table-cell>
          <table:table-cell office:value-type="float" office:value="0.829724" calcext:value-type="float">
            <text:p>0.829724</text:p>
          </table:table-cell>
          <table:table-cell office:value-type="float" office:value="97.6341" calcext:value-type="float">
            <text:p>97.6341</text:p>
          </table:table-cell>
          <table:table-cell office:value-type="float" office:value="0.187182" calcext:value-type="float">
            <text:p>0.187182</text:p>
          </table:table-cell>
          <table:table-cell office:value-type="float" office:value="2962" calcext:value-type="float">
            <text:p>2962</text:p>
          </table:table-cell>
          <table:table-cell office:value-type="float" office:value="0.81485" calcext:value-type="float">
            <text:p>0.81485</text:p>
          </table:table-cell>
          <table:table-cell office:value-type="float" office:value="144.319" calcext:value-type="float">
            <text:p>144.319</text:p>
          </table:table-cell>
          <table:table-cell office:value-type="float" office:value="0.290178" calcext:value-type="float">
            <text:p>0.290178</text:p>
          </table:table-cell>
          <table:table-cell office:value-type="float" office:value="9" calcext:value-type="float">
            <text:p>9</text:p>
          </table:table-cell>
          <table:table-cell office:value-type="float" office:value="0.859627" calcext:value-type="float">
            <text:p>0.859627</text:p>
          </table:table-cell>
          <table:table-cell office:value-type="float" office:value="44.7313" calcext:value-type="float">
            <text:p>44.7313</text:p>
          </table:table-cell>
          <table:table-cell office:value-type="float" office:value="0.14641" calcext:value-type="float">
            <text:p>0.14641</text:p>
          </table:table-cell>
          <table:table-cell office:value-type="float" office:value="54" calcext:value-type="float">
            <text:p>54</text:p>
          </table:table-cell>
          <table:table-cell office:value-type="float" office:value="0.924492" calcext:value-type="float">
            <text:p>0.924492</text:p>
          </table:table-cell>
          <table:table-cell office:value-type="float" office:value="44.1401" calcext:value-type="float">
            <text:p>44.1401</text:p>
          </table:table-cell>
          <table:table-cell office:value-type="float" office:value="0.120847" calcext:value-type="float">
            <text:p>0.120847</text:p>
          </table:table-cell>
          <table:table-cell/>
          <table:table-cell office:value-type="float" office:value="3146" calcext:value-type="float">
            <text:p>3146</text:p>
          </table:table-cell>
          <table:table-cell office:value-type="float" office:value="0.870267" calcext:value-type="float">
            <text:p>0.870267</text:p>
          </table:table-cell>
          <table:table-cell office:value-type="float" office:value="51.4315" calcext:value-type="float">
            <text:p>51.4315</text:p>
          </table:table-cell>
          <table:table-cell office:value-type="float" office:value="0.181278" calcext:value-type="float">
            <text:p>0.181278</text:p>
          </table:table-cell>
          <table:table-cell office:value-type="float" office:value="15" calcext:value-type="float">
            <text:p>15</text:p>
          </table:table-cell>
          <table:table-cell office:value-type="float" office:value="0.902653" calcext:value-type="float">
            <text:p>0.902653</text:p>
          </table:table-cell>
          <table:table-cell office:value-type="float" office:value="26.0714" calcext:value-type="float">
            <text:p>26.0714</text:p>
          </table:table-cell>
          <table:table-cell office:value-type="float" office:value="0.113367" calcext:value-type="float">
            <text:p>0.113367</text:p>
          </table:table-cell>
          <table:table-cell office:value-type="float" office:value="110" calcext:value-type="float">
            <text:p>110</text:p>
          </table:table-cell>
          <table:table-cell office:value-type="float" office:value="0.9507" calcext:value-type="float">
            <text:p>0.9507</text:p>
          </table:table-cell>
          <table:table-cell office:value-type="float" office:value="17.675" calcext:value-type="float">
            <text:p>17.675</text:p>
          </table:table-cell>
          <table:table-cell office:value-type="float" office:value="0.0624496" calcext:value-type="float">
            <text:p>0.06244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.796735" calcext:value-type="float">
            <text:p>0.796735</text:p>
          </table:table-cell>
          <table:table-cell office:value-type="float" office:value="177.959" calcext:value-type="float">
            <text:p>177.959</text:p>
          </table:table-cell>
          <table:table-cell office:value-type="float" office:value="0.235443" calcext:value-type="float">
            <text:p>0.235443</text:p>
          </table:table-cell>
          <table:table-cell office:value-type="float" office:value="2" calcext:value-type="float">
            <text:p>2</text:p>
          </table:table-cell>
          <table:table-cell office:value-type="float" office:value="0.824584" calcext:value-type="float">
            <text:p>0.824584</text:p>
          </table:table-cell>
          <table:table-cell office:value-type="float" office:value="116.022" calcext:value-type="float">
            <text:p>116.022</text:p>
          </table:table-cell>
          <table:table-cell office:value-type="float" office:value="0.184442" calcext:value-type="float">
            <text:p>0.184442</text:p>
          </table:table-cell>
          <table:table-cell office:value-type="float" office:value="2636" calcext:value-type="float">
            <text:p>2636</text:p>
          </table:table-cell>
          <table:table-cell office:value-type="float" office:value="0.816417" calcext:value-type="float">
            <text:p>0.816417</text:p>
          </table:table-cell>
          <table:table-cell office:value-type="float" office:value="131.51" calcext:value-type="float">
            <text:p>131.51</text:p>
          </table:table-cell>
          <table:table-cell office:value-type="float" office:value="0.285183" calcext:value-type="float">
            <text:p>0.285183</text:p>
          </table:table-cell>
          <table:table-cell office:value-type="float" office:value="9" calcext:value-type="float">
            <text:p>9</text:p>
          </table:table-cell>
          <table:table-cell office:value-type="float" office:value="0.865849" calcext:value-type="float">
            <text:p>0.865849</text:p>
          </table:table-cell>
          <table:table-cell office:value-type="float" office:value="47.7864" calcext:value-type="float">
            <text:p>47.7864</text:p>
          </table:table-cell>
          <table:table-cell office:value-type="float" office:value="0.141974" calcext:value-type="float">
            <text:p>0.141974</text:p>
          </table:table-cell>
          <table:table-cell office:value-type="float" office:value="55" calcext:value-type="float">
            <text:p>5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47.1245" calcext:value-type="float">
            <text:p>47.1245</text:p>
          </table:table-cell>
          <table:table-cell office:value-type="float" office:value="0.123597" calcext:value-type="float">
            <text:p>0.123597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0.858342" calcext:value-type="float">
            <text:p>0.858342</text:p>
          </table:table-cell>
          <table:table-cell office:value-type="float" office:value="62.3311" calcext:value-type="float">
            <text:p>62.3311</text:p>
          </table:table-cell>
          <table:table-cell office:value-type="float" office:value="0.198363" calcext:value-type="float">
            <text:p>0.198363</text:p>
          </table:table-cell>
          <table:table-cell office:value-type="float" office:value="15" calcext:value-type="float">
            <text:p>15</text:p>
          </table:table-cell>
          <table:table-cell office:value-type="float" office:value="0.897331" calcext:value-type="float">
            <text:p>0.897331</text:p>
          </table:table-cell>
          <table:table-cell office:value-type="float" office:value="22.8974" calcext:value-type="float">
            <text:p>22.8974</text:p>
          </table:table-cell>
          <table:table-cell office:value-type="float" office:value="0.100666" calcext:value-type="float">
            <text:p>0.100666</text:p>
          </table:table-cell>
          <table:table-cell office:value-type="float" office:value="111" calcext:value-type="float">
            <text:p>111</text:p>
          </table:table-cell>
          <table:table-cell office:value-type="float" office:value="0.946072" calcext:value-type="float">
            <text:p>0.946072</text:p>
          </table:table-cell>
          <table:table-cell office:value-type="float" office:value="18.1221" calcext:value-type="float">
            <text:p>18.1221</text:p>
          </table:table-cell>
          <table:table-cell office:value-type="float" office:value="0.0575516" calcext:value-type="float">
            <text:p>0.05755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.768097" calcext:value-type="float">
            <text:p>0.768097</text:p>
          </table:table-cell>
          <table:table-cell office:value-type="float" office:value="197.188" calcext:value-type="float">
            <text:p>197.188</text:p>
          </table:table-cell>
          <table:table-cell office:value-type="float" office:value="0.219843" calcext:value-type="float">
            <text:p>0.219843</text:p>
          </table:table-cell>
          <table:table-cell office:value-type="float" office:value="2" calcext:value-type="float">
            <text:p>2</text:p>
          </table:table-cell>
          <table:table-cell office:value-type="float" office:value="0.81454" calcext:value-type="float">
            <text:p>0.81454</text:p>
          </table:table-cell>
          <table:table-cell office:value-type="float" office:value="99.1334" calcext:value-type="float">
            <text:p>99.1334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2781" calcext:value-type="float">
            <text:p>2781</text:p>
          </table:table-cell>
          <table:table-cell office:value-type="float" office:value="0.806212" calcext:value-type="float">
            <text:p>0.806212</text:p>
          </table:table-cell>
          <table:table-cell office:value-type="float" office:value="190.563" calcext:value-type="float">
            <text:p>190.563</text:p>
          </table:table-cell>
          <table:table-cell office:value-type="float" office:value="0.297225" calcext:value-type="float">
            <text:p>0.297225</text:p>
          </table:table-cell>
          <table:table-cell office:value-type="float" office:value="9" calcext:value-type="float">
            <text:p>9</text:p>
          </table:table-cell>
          <table:table-cell office:value-type="float" office:value="0.854228" calcext:value-type="float">
            <text:p>0.854228</text:p>
          </table:table-cell>
          <table:table-cell office:value-type="float" office:value="42.4904" calcext:value-type="float">
            <text:p>42.4904</text:p>
          </table:table-cell>
          <table:table-cell office:value-type="float" office:value="0.121947" calcext:value-type="float">
            <text:p>0.121947</text:p>
          </table:table-cell>
          <table:table-cell office:value-type="float" office:value="55" calcext:value-type="float">
            <text:p>55</text:p>
          </table:table-cell>
          <table:table-cell office:value-type="float" office:value="0.915698" calcext:value-type="float">
            <text:p>0.915698</text:p>
          </table:table-cell>
          <table:table-cell office:value-type="float" office:value="33.3795" calcext:value-type="float">
            <text:p>33.3795</text:p>
          </table:table-cell>
          <table:table-cell office:value-type="float" office:value="0.100861" calcext:value-type="float">
            <text:p>0.100861</text:p>
          </table:table-cell>
          <table:table-cell/>
          <table:table-cell office:value-type="float" office:value="4018" calcext:value-type="float">
            <text:p>4018</text:p>
          </table:table-cell>
          <table:table-cell office:value-type="float" office:value="0.854513" calcext:value-type="float">
            <text:p>0.854513</text:p>
          </table:table-cell>
          <table:table-cell office:value-type="float" office:value="125.917" calcext:value-type="float">
            <text:p>125.917</text:p>
          </table:table-cell>
          <table:table-cell office:value-type="float" office:value="0.227918" calcext:value-type="float">
            <text:p>0.227918</text:p>
          </table:table-cell>
          <table:table-cell office:value-type="float" office:value="15" calcext:value-type="float">
            <text:p>15</text:p>
          </table:table-cell>
          <table:table-cell office:value-type="float" office:value="0.896649" calcext:value-type="float">
            <text:p>0.896649</text:p>
          </table:table-cell>
          <table:table-cell office:value-type="float" office:value="23.8206" calcext:value-type="float">
            <text:p>23.8206</text:p>
          </table:table-cell>
          <table:table-cell office:value-type="float" office:value="0.0920247" calcext:value-type="float">
            <text:p>0.0920247</text:p>
          </table:table-cell>
          <table:table-cell office:value-type="float" office:value="110" calcext:value-type="float">
            <text:p>110</text:p>
          </table:table-cell>
          <table:table-cell office:value-type="float" office:value="0.94882" calcext:value-type="float">
            <text:p>0.94882</text:p>
          </table:table-cell>
          <table:table-cell office:value-type="float" office:value="17.742" calcext:value-type="float">
            <text:p>17.742</text:p>
          </table:table-cell>
          <table:table-cell office:value-type="float" office:value="0.0575331" calcext:value-type="float">
            <text:p>0.05753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.779383" calcext:value-type="float">
            <text:p>0.779383</text:p>
          </table:table-cell>
          <table:table-cell office:value-type="float" office:value="241.628" calcext:value-type="float">
            <text:p>241.628</text:p>
          </table:table-cell>
          <table:table-cell office:value-type="float" office:value="0.224949" calcext:value-type="float">
            <text:p>0.224949</text:p>
          </table:table-cell>
          <table:table-cell office:value-type="float" office:value="2" calcext:value-type="float">
            <text:p>2</text:p>
          </table:table-cell>
          <table:table-cell office:value-type="float" office:value="0.80529" calcext:value-type="float">
            <text:p>0.80529</text:p>
          </table:table-cell>
          <table:table-cell office:value-type="float" office:value="113.116" calcext:value-type="float">
            <text:p>113.116</text:p>
          </table:table-cell>
          <table:table-cell office:value-type="float" office:value="0.189956" calcext:value-type="float">
            <text:p>0.189956</text:p>
          </table:table-cell>
          <table:table-cell office:value-type="float" office:value="2634" calcext:value-type="float">
            <text:p>2634</text:p>
          </table:table-cell>
          <table:table-cell office:value-type="float" office:value="0.796389" calcext:value-type="float">
            <text:p>0.796389</text:p>
          </table:table-cell>
          <table:table-cell office:value-type="float" office:value="132.753" calcext:value-type="float">
            <text:p>132.753</text:p>
          </table:table-cell>
          <table:table-cell office:value-type="float" office:value="0.290475" calcext:value-type="float">
            <text:p>0.290475</text:p>
          </table:table-cell>
          <table:table-cell office:value-type="float" office:value="9" calcext:value-type="float">
            <text:p>9</text:p>
          </table:table-cell>
          <table:table-cell office:value-type="float" office:value="0.858174" calcext:value-type="float">
            <text:p>0.858174</text:p>
          </table:table-cell>
          <table:table-cell office:value-type="float" office:value="49.1683" calcext:value-type="float">
            <text:p>49.1683</text:p>
          </table:table-cell>
          <table:table-cell office:value-type="float" office:value="0.149273" calcext:value-type="float">
            <text:p>0.149273</text:p>
          </table:table-cell>
          <table:table-cell office:value-type="float" office:value="56" calcext:value-type="float">
            <text:p>56</text:p>
          </table:table-cell>
          <table:table-cell office:value-type="float" office:value="0.91394" calcext:value-type="float">
            <text:p>0.91394</text:p>
          </table:table-cell>
          <table:table-cell office:value-type="float" office:value="50.9169" calcext:value-type="float">
            <text:p>50.9169</text:p>
          </table:table-cell>
          <table:table-cell office:value-type="float" office:value="0.122939" calcext:value-type="float">
            <text:p>0.122939</text:p>
          </table:table-cell>
          <table:table-cell/>
          <table:table-cell office:value-type="float" office:value="3563" calcext:value-type="float">
            <text:p>3563</text:p>
          </table:table-cell>
          <table:table-cell office:value-type="float" office:value="0.851654" calcext:value-type="float">
            <text:p>0.851654</text:p>
          </table:table-cell>
          <table:table-cell office:value-type="float" office:value="86.9753" calcext:value-type="float">
            <text:p>86.9753</text:p>
          </table:table-cell>
          <table:table-cell office:value-type="float" office:value="0.208845" calcext:value-type="float">
            <text:p>0.208845</text:p>
          </table:table-cell>
          <table:table-cell office:value-type="float" office:value="15" calcext:value-type="float">
            <text:p>15</text:p>
          </table:table-cell>
          <table:table-cell office:value-type="float" office:value="0.899134" calcext:value-type="float">
            <text:p>0.899134</text:p>
          </table:table-cell>
          <table:table-cell office:value-type="float" office:value="28.6004" calcext:value-type="float">
            <text:p>28.6004</text:p>
          </table:table-cell>
          <table:table-cell office:value-type="float" office:value="0.113764" calcext:value-type="float">
            <text:p>0.113764</text:p>
          </table:table-cell>
          <table:table-cell office:value-type="float" office:value="110" calcext:value-type="float">
            <text:p>110</text:p>
          </table:table-cell>
          <table:table-cell office:value-type="float" office:value="0.9541" calcext:value-type="float">
            <text:p>0.9541</text:p>
          </table:table-cell>
          <table:table-cell office:value-type="float" office:value="17.8724" calcext:value-type="float">
            <text:p>17.8724</text:p>
          </table:table-cell>
          <table:table-cell office:value-type="float" office:value="0.0612422" calcext:value-type="float">
            <text:p>0.06124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.769935" calcext:value-type="float">
            <text:p>0.769935</text:p>
          </table:table-cell>
          <table:table-cell office:value-type="float" office:value="214.656" calcext:value-type="float">
            <text:p>214.656</text:p>
          </table:table-cell>
          <table:table-cell office:value-type="float" office:value="0.233038" calcext:value-type="float">
            <text:p>0.233038</text:p>
          </table:table-cell>
          <table:table-cell office:value-type="float" office:value="2" calcext:value-type="float">
            <text:p>2</text:p>
          </table:table-cell>
          <table:table-cell office:value-type="float" office:value="0.801455" calcext:value-type="float">
            <text:p>0.801455</text:p>
          </table:table-cell>
          <table:table-cell office:value-type="float" office:value="118.942" calcext:value-type="float">
            <text:p>118.942</text:p>
          </table:table-cell>
          <table:table-cell office:value-type="float" office:value="0.184418" calcext:value-type="float">
            <text:p>0.184418</text:p>
          </table:table-cell>
          <table:table-cell office:value-type="float" office:value="2604" calcext:value-type="float">
            <text:p>2604</text:p>
          </table:table-cell>
          <table:table-cell office:value-type="float" office:value="0.801276" calcext:value-type="float">
            <text:p>0.801276</text:p>
          </table:table-cell>
          <table:table-cell office:value-type="float" office:value="148.985" calcext:value-type="float">
            <text:p>148.985</text:p>
          </table:table-cell>
          <table:table-cell office:value-type="float" office:value="0.281876" calcext:value-type="float">
            <text:p>0.281876</text:p>
          </table:table-cell>
          <table:table-cell office:value-type="float" office:value="9" calcext:value-type="float">
            <text:p>9</text:p>
          </table:table-cell>
          <table:table-cell office:value-type="float" office:value="0.847946" calcext:value-type="float">
            <text:p>0.847946</text:p>
          </table:table-cell>
          <table:table-cell office:value-type="float" office:value="71.1701" calcext:value-type="float">
            <text:p>71.1701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55" calcext:value-type="float">
            <text:p>55</text:p>
          </table:table-cell>
          <table:table-cell office:value-type="float" office:value="0.909917" calcext:value-type="float">
            <text:p>0.909917</text:p>
          </table:table-cell>
          <table:table-cell office:value-type="float" office:value="74.784" calcext:value-type="float">
            <text:p>74.784</text:p>
          </table:table-cell>
          <table:table-cell office:value-type="float" office:value="0.120094" calcext:value-type="float">
            <text:p>0.120094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0.856701" calcext:value-type="float">
            <text:p>0.856701</text:p>
          </table:table-cell>
          <table:table-cell office:value-type="float" office:value="176.398" calcext:value-type="float">
            <text:p>176.398</text:p>
          </table:table-cell>
          <table:table-cell office:value-type="float" office:value="0.192239" calcext:value-type="float">
            <text:p>0.192239</text:p>
          </table:table-cell>
          <table:table-cell office:value-type="float" office:value="15" calcext:value-type="float">
            <text:p>15</text:p>
          </table:table-cell>
          <table:table-cell office:value-type="float" office:value="0.892147" calcext:value-type="float">
            <text:p>0.892147</text:p>
          </table:table-cell>
          <table:table-cell office:value-type="float" office:value="29.7587" calcext:value-type="float">
            <text:p>29.7587</text:p>
          </table:table-cell>
          <table:table-cell office:value-type="float" office:value="0.110921" calcext:value-type="float">
            <text:p>0.110921</text:p>
          </table:table-cell>
          <table:table-cell office:value-type="float" office:value="113" calcext:value-type="float">
            <text:p>113</text:p>
          </table:table-cell>
          <table:table-cell office:value-type="float" office:value="0.947043" calcext:value-type="float">
            <text:p>0.947043</text:p>
          </table:table-cell>
          <table:table-cell office:value-type="float" office:value="27.8678" calcext:value-type="float">
            <text:p>27.8678</text:p>
          </table:table-cell>
          <table:table-cell office:value-type="float" office:value="0.0644106" calcext:value-type="float">
            <text:p>0.0644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.772946" calcext:value-type="float">
            <text:p>0.772946</text:p>
          </table:table-cell>
          <table:table-cell office:value-type="float" office:value="198.735" calcext:value-type="float">
            <text:p>198.735</text:p>
          </table:table-cell>
          <table:table-cell office:value-type="float" office:value="0.24619" calcext:value-type="float">
            <text:p>0.24619</text:p>
          </table:table-cell>
          <table:table-cell office:value-type="float" office:value="2" calcext:value-type="float">
            <text:p>2</text:p>
          </table:table-cell>
          <table:table-cell office:value-type="float" office:value="0.817067" calcext:value-type="float">
            <text:p>0.817067</text:p>
          </table:table-cell>
          <table:table-cell office:value-type="float" office:value="82.5701" calcext:value-type="float">
            <text:p>82.5701</text:p>
          </table:table-cell>
          <table:table-cell office:value-type="float" office:value="0.192728" calcext:value-type="float">
            <text:p>0.192728</text:p>
          </table:table-cell>
          <table:table-cell office:value-type="float" office:value="3079" calcext:value-type="float">
            <text:p>3079</text:p>
          </table:table-cell>
          <table:table-cell office:value-type="float" office:value="0.797979" calcext:value-type="float">
            <text:p>0.797979</text:p>
          </table:table-cell>
          <table:table-cell office:value-type="float" office:value="127.748" calcext:value-type="float">
            <text:p>127.748</text:p>
          </table:table-cell>
          <table:table-cell office:value-type="float" office:value="0.310028" calcext:value-type="float">
            <text:p>0.310028</text:p>
          </table:table-cell>
          <table:table-cell office:value-type="float" office:value="9" calcext:value-type="float">
            <text:p>9</text:p>
          </table:table-cell>
          <table:table-cell office:value-type="float" office:value="0.863455" calcext:value-type="float">
            <text:p>0.863455</text:p>
          </table:table-cell>
          <table:table-cell office:value-type="float" office:value="34.9455" calcext:value-type="float">
            <text:p>34.9455</text:p>
          </table:table-cell>
          <table:table-cell office:value-type="float" office:value="0.126772" calcext:value-type="float">
            <text:p>0.126772</text:p>
          </table:table-cell>
          <table:table-cell office:value-type="float" office:value="55" calcext:value-type="float">
            <text:p>55</text:p>
          </table:table-cell>
          <table:table-cell office:value-type="float" office:value="0.912145" calcext:value-type="float">
            <text:p>0.912145</text:p>
          </table:table-cell>
          <table:table-cell office:value-type="float" office:value="32.1462" calcext:value-type="float">
            <text:p>32.1462</text:p>
          </table:table-cell>
          <table:table-cell office:value-type="float" office:value="0.0968989" calcext:value-type="float">
            <text:p>0.0968989</text:p>
          </table:table-cell>
          <table:table-cell/>
          <table:table-cell office:value-type="float" office:value="4773" calcext:value-type="float">
            <text:p>4773</text:p>
          </table:table-cell>
          <table:table-cell office:value-type="float" office:value="0.862364" calcext:value-type="float">
            <text:p>0.862364</text:p>
          </table:table-cell>
          <table:table-cell office:value-type="float" office:value="113.676" calcext:value-type="float">
            <text:p>113.676</text:p>
          </table:table-cell>
          <table:table-cell office:value-type="float" office:value="0.226854" calcext:value-type="float">
            <text:p>0.226854</text:p>
          </table:table-cell>
          <table:table-cell office:value-type="float" office:value="15" calcext:value-type="float">
            <text:p>15</text:p>
          </table:table-cell>
          <table:table-cell office:value-type="float" office:value="0.901075" calcext:value-type="float">
            <text:p>0.901075</text:p>
          </table:table-cell>
          <table:table-cell office:value-type="float" office:value="21.5099" calcext:value-type="float">
            <text:p>21.5099</text:p>
          </table:table-cell>
          <table:table-cell office:value-type="float" office:value="0.103681" calcext:value-type="float">
            <text:p>0.103681</text:p>
          </table:table-cell>
          <table:table-cell office:value-type="float" office:value="111" calcext:value-type="float">
            <text:p>111</text:p>
          </table:table-cell>
          <table:table-cell office:value-type="float" office:value="0.945953" calcext:value-type="float">
            <text:p>0.945953</text:p>
          </table:table-cell>
          <table:table-cell office:value-type="float" office:value="12.467" calcext:value-type="float">
            <text:p>12.467</text:p>
          </table:table-cell>
          <table:table-cell office:value-type="float" office:value="0.0629456" calcext:value-type="float">
            <text:p>0.06294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.777309" calcext:value-type="float">
            <text:p>0.777309</text:p>
          </table:table-cell>
          <table:table-cell office:value-type="float" office:value="2294.95" calcext:value-type="float">
            <text:p>2294.95</text:p>
          </table:table-cell>
          <table:table-cell office:value-type="float" office:value="0.306414" calcext:value-type="float">
            <text:p>0.306414</text:p>
          </table:table-cell>
          <table:table-cell office:value-type="float" office:value="2" calcext:value-type="float">
            <text:p>2</text:p>
          </table:table-cell>
          <table:table-cell office:value-type="float" office:value="0.820947" calcext:value-type="float">
            <text:p>0.820947</text:p>
          </table:table-cell>
          <table:table-cell office:value-type="float" office:value="113.103" calcext:value-type="float">
            <text:p>113.103</text:p>
          </table:table-cell>
          <table:table-cell office:value-type="float" office:value="0.189083" calcext:value-type="float">
            <text:p>0.189083</text:p>
          </table:table-cell>
          <table:table-cell office:value-type="float" office:value="3639" calcext:value-type="float">
            <text:p>3639</text:p>
          </table:table-cell>
          <table:table-cell office:value-type="float" office:value="0.806477" calcext:value-type="float">
            <text:p>0.806477</text:p>
          </table:table-cell>
          <table:table-cell office:value-type="float" office:value="142.991" calcext:value-type="float">
            <text:p>142.991</text:p>
          </table:table-cell>
          <table:table-cell office:value-type="float" office:value="0.316783" calcext:value-type="float">
            <text:p>0.316783</text:p>
          </table:table-cell>
          <table:table-cell office:value-type="float" office:value="9" calcext:value-type="float">
            <text:p>9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66.9008" calcext:value-type="float">
            <text:p>66.9008</text:p>
          </table:table-cell>
          <table:table-cell office:value-type="float" office:value="0.160818" calcext:value-type="float">
            <text:p>0.160818</text:p>
          </table:table-cell>
          <table:table-cell office:value-type="float" office:value="55" calcext:value-type="float">
            <text:p>55</text:p>
          </table:table-cell>
          <table:table-cell office:value-type="float" office:value="0.910093" calcext:value-type="float">
            <text:p>0.910093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0.126613" calcext:value-type="float">
            <text:p>0.126613</text:p>
          </table:table-cell>
          <table:table-cell/>
          <table:table-cell office:value-type="float" office:value="4701" calcext:value-type="float">
            <text:p>4701</text:p>
          </table:table-cell>
          <table:table-cell office:value-type="float" office:value="0.858004" calcext:value-type="float">
            <text:p>0.858004</text:p>
          </table:table-cell>
          <table:table-cell office:value-type="float" office:value="50.7354" calcext:value-type="float">
            <text:p>50.7354</text:p>
          </table:table-cell>
          <table:table-cell office:value-type="float" office:value="0.205047" calcext:value-type="float">
            <text:p>0.205047</text:p>
          </table:table-cell>
          <table:table-cell office:value-type="float" office:value="15" calcext:value-type="float">
            <text:p>15</text:p>
          </table:table-cell>
          <table:table-cell office:value-type="float" office:value="0.897621" calcext:value-type="float">
            <text:p>0.897621</text:p>
          </table:table-cell>
          <table:table-cell office:value-type="float" office:value="37.4885" calcext:value-type="float">
            <text:p>37.4885</text:p>
          </table:table-cell>
          <table:table-cell office:value-type="float" office:value="0.115072" calcext:value-type="float">
            <text:p>0.115072</text:p>
          </table:table-cell>
          <table:table-cell office:value-type="float" office:value="110" calcext:value-type="float">
            <text:p>110</text:p>
          </table:table-cell>
          <table:table-cell office:value-type="float" office:value="0.942361" calcext:value-type="float">
            <text:p>0.942361</text:p>
          </table:table-cell>
          <table:table-cell office:value-type="float" office:value="49.1855" calcext:value-type="float">
            <text:p>49.1855</text:p>
          </table:table-cell>
          <table:table-cell office:value-type="float" office:value="0.0750101" calcext:value-type="float">
            <text:p>0.07501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.791831" calcext:value-type="float">
            <text:p>0.791831</text:p>
          </table:table-cell>
          <table:table-cell office:value-type="float" office:value="515.263" calcext:value-type="float">
            <text:p>515.263</text:p>
          </table:table-cell>
          <table:table-cell office:value-type="float" office:value="0.243022" calcext:value-type="float">
            <text:p>0.243022</text:p>
          </table:table-cell>
          <table:table-cell office:value-type="float" office:value="2" calcext:value-type="float">
            <text:p>2</text:p>
          </table:table-cell>
          <table:table-cell office:value-type="float" office:value="0.830134" calcext:value-type="float">
            <text:p>0.830134</text:p>
          </table:table-cell>
          <table:table-cell office:value-type="float" office:value="72.7855" calcext:value-type="float">
            <text:p>72.7855</text:p>
          </table:table-cell>
          <table:table-cell office:value-type="float" office:value="0.158429" calcext:value-type="float">
            <text:p>0.158429</text:p>
          </table:table-cell>
          <table:table-cell office:value-type="float" office:value="2613" calcext:value-type="float">
            <text:p>2613</text:p>
          </table:table-cell>
          <table:table-cell office:value-type="float" office:value="0.819865" calcext:value-type="float">
            <text:p>0.819865</text:p>
          </table:table-cell>
          <table:table-cell office:value-type="float" office:value="735.48" calcext:value-type="float">
            <text:p>735.48</text:p>
          </table:table-cell>
          <table:table-cell office:value-type="float" office:value="0.306602" calcext:value-type="float">
            <text:p>0.306602</text:p>
          </table:table-cell>
          <table:table-cell office:value-type="float" office:value="9" calcext:value-type="float">
            <text:p>9</text:p>
          </table:table-cell>
          <table:table-cell office:value-type="float" office:value="0.869814" calcext:value-type="float">
            <text:p>0.869814</text:p>
          </table:table-cell>
          <table:table-cell office:value-type="float" office:value="46.7889" calcext:value-type="float">
            <text:p>46.7889</text:p>
          </table:table-cell>
          <table:table-cell office:value-type="float" office:value="0.127762" calcext:value-type="float">
            <text:p>0.127762</text:p>
          </table:table-cell>
          <table:table-cell office:value-type="float" office:value="56" calcext:value-type="float">
            <text:p>56</text:p>
          </table:table-cell>
          <table:table-cell office:value-type="float" office:value="0.917979" calcext:value-type="float">
            <text:p>0.917979</text:p>
          </table:table-cell>
          <table:table-cell office:value-type="float" office:value="49.0008" calcext:value-type="float">
            <text:p>49.0008</text:p>
          </table:table-cell>
          <table:table-cell office:value-type="float" office:value="0.111838" calcext:value-type="float">
            <text:p>0.111838</text:p>
          </table:table-cell>
          <table:table-cell/>
          <table:table-cell office:value-type="float" office:value="3365" calcext:value-type="float">
            <text:p>3365</text:p>
          </table:table-cell>
          <table:table-cell office:value-type="float" office:value="0.856878" calcext:value-type="float">
            <text:p>0.856878</text:p>
          </table:table-cell>
          <table:table-cell office:value-type="float" office:value="8768.95" calcext:value-type="float">
            <text:p>8768.95</text:p>
          </table:table-cell>
          <table:table-cell office:value-type="float" office:value="0.376788" calcext:value-type="float">
            <text:p>0.376788</text:p>
          </table:table-cell>
          <table:table-cell office:value-type="float" office:value="15" calcext:value-type="float">
            <text:p>15</text:p>
          </table:table-cell>
          <table:table-cell office:value-type="float" office:value="0.899283" calcext:value-type="float">
            <text:p>0.899283</text:p>
          </table:table-cell>
          <table:table-cell office:value-type="float" office:value="26.8991" calcext:value-type="float">
            <text:p>26.8991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110" calcext:value-type="float">
            <text:p>110</text:p>
          </table:table-cell>
          <table:table-cell office:value-type="float" office:value="0.949315" calcext:value-type="float">
            <text:p>0.949315</text:p>
          </table:table-cell>
          <table:table-cell office:value-type="float" office:value="19.2398" calcext:value-type="float">
            <text:p>19.2398</text:p>
          </table:table-cell>
          <table:table-cell office:value-type="float" office:value="0.0670425" calcext:value-type="float">
            <text:p>0.067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.795103" calcext:value-type="float">
            <text:p>0.795103</text:p>
          </table:table-cell>
          <table:table-cell office:value-type="float" office:value="405.218" calcext:value-type="float">
            <text:p>405.218</text:p>
          </table:table-cell>
          <table:table-cell office:value-type="float" office:value="0.225387" calcext:value-type="float">
            <text:p>0.225387</text:p>
          </table:table-cell>
          <table:table-cell office:value-type="float" office:value="2" calcext:value-type="float">
            <text:p>2</text:p>
          </table:table-cell>
          <table:table-cell office:value-type="float" office:value="0.821188" calcext:value-type="float">
            <text:p>0.821188</text:p>
          </table:table-cell>
          <table:table-cell office:value-type="float" office:value="120.891" calcext:value-type="float">
            <text:p>120.891</text:p>
          </table:table-cell>
          <table:table-cell office:value-type="float" office:value="0.161981" calcext:value-type="float">
            <text:p>0.161981</text:p>
          </table:table-cell>
          <table:table-cell office:value-type="float" office:value="2656" calcext:value-type="float">
            <text:p>2656</text:p>
          </table:table-cell>
          <table:table-cell office:value-type="float" office:value="0.819508" calcext:value-type="float">
            <text:p>0.819508</text:p>
          </table:table-cell>
          <table:table-cell office:value-type="float" office:value="114.929" calcext:value-type="float">
            <text:p>114.929</text:p>
          </table:table-cell>
          <table:table-cell office:value-type="float" office:value="0.243027" calcext:value-type="float">
            <text:p>0.243027</text:p>
          </table:table-cell>
          <table:table-cell office:value-type="float" office:value="9" calcext:value-type="float">
            <text:p>9</text:p>
          </table:table-cell>
          <table:table-cell office:value-type="float" office:value="0.8731" calcext:value-type="float">
            <text:p>0.8731</text:p>
          </table:table-cell>
          <table:table-cell office:value-type="float" office:value="45.693" calcext:value-type="float">
            <text:p>45.693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55" calcext:value-type="float">
            <text:p>55</text:p>
          </table:table-cell>
          <table:table-cell office:value-type="float" office:value="0.929804" calcext:value-type="float">
            <text:p>0.929804</text:p>
          </table:table-cell>
          <table:table-cell office:value-type="float" office:value="38.4309" calcext:value-type="float">
            <text:p>38.4309</text:p>
          </table:table-cell>
          <table:table-cell office:value-type="float" office:value="0.0947424" calcext:value-type="float">
            <text:p>0.0947424</text:p>
          </table:table-cell>
          <table:table-cell/>
          <table:table-cell office:value-type="float" office:value="5228" calcext:value-type="float">
            <text:p>5228</text:p>
          </table:table-cell>
          <table:table-cell office:value-type="float" office:value="0.862751" calcext:value-type="float">
            <text:p>0.862751</text:p>
          </table:table-cell>
          <table:table-cell office:value-type="float" office:value="283.094" calcext:value-type="float">
            <text:p>283.094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15" calcext:value-type="float">
            <text:p>15</text:p>
          </table:table-cell>
          <table:table-cell office:value-type="float" office:value="0.904408" calcext:value-type="float">
            <text:p>0.904408</text:p>
          </table:table-cell>
          <table:table-cell office:value-type="float" office:value="25.6656" calcext:value-type="float">
            <text:p>25.6656</text:p>
          </table:table-cell>
          <table:table-cell office:value-type="float" office:value="0.0952497" calcext:value-type="float">
            <text:p>0.0952497</text:p>
          </table:table-cell>
          <table:table-cell office:value-type="float" office:value="110" calcext:value-type="float">
            <text:p>110</text:p>
          </table:table-cell>
          <table:table-cell office:value-type="float" office:value="0.954926" calcext:value-type="float">
            <text:p>0.954926</text:p>
          </table:table-cell>
          <table:table-cell office:value-type="float" office:value="20.5429" calcext:value-type="float">
            <text:p>20.5429</text:p>
          </table:table-cell>
          <table:table-cell office:value-type="float" office:value="0.0695835" calcext:value-type="float">
            <text:p>0.06958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.790993" calcext:value-type="float">
            <text:p>0.790993</text:p>
          </table:table-cell>
          <table:table-cell office:value-type="float" office:value="195.774" calcext:value-type="float">
            <text:p>195.774</text:p>
          </table:table-cell>
          <table:table-cell office:value-type="float" office:value="0.233052" calcext:value-type="float">
            <text:p>0.233052</text:p>
          </table:table-cell>
          <table:table-cell office:value-type="float" office:value="2" calcext:value-type="float">
            <text:p>2</text:p>
          </table:table-cell>
          <table:table-cell office:value-type="float" office:value="0.829114" calcext:value-type="float">
            <text:p>0.829114</text:p>
          </table:table-cell>
          <table:table-cell office:value-type="float" office:value="85.2979" calcext:value-type="float">
            <text:p>85.2979</text:p>
          </table:table-cell>
          <table:table-cell office:value-type="float" office:value="0.174673" calcext:value-type="float">
            <text:p>0.174673</text:p>
          </table:table-cell>
          <table:table-cell office:value-type="float" office:value="2523" calcext:value-type="float">
            <text:p>2523</text:p>
          </table:table-cell>
          <table:table-cell office:value-type="float" office:value="0.826156" calcext:value-type="float">
            <text:p>0.826156</text:p>
          </table:table-cell>
          <table:table-cell office:value-type="float" office:value="136.563" calcext:value-type="float">
            <text:p>136.563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9" calcext:value-type="float">
            <text:p>9</text:p>
          </table:table-cell>
          <table:table-cell office:value-type="float" office:value="0.86935" calcext:value-type="float">
            <text:p>0.86935</text:p>
          </table:table-cell>
          <table:table-cell office:value-type="float" office:value="57.1219" calcext:value-type="float">
            <text:p>57.1219</text:p>
          </table:table-cell>
          <table:table-cell office:value-type="float" office:value="0.135802" calcext:value-type="float">
            <text:p>0.135802</text:p>
          </table:table-cell>
          <table:table-cell office:value-type="float" office:value="56" calcext:value-type="float">
            <text:p>56</text:p>
          </table:table-cell>
          <table:table-cell office:value-type="float" office:value="0.931416" calcext:value-type="float">
            <text:p>0.931416</text:p>
          </table:table-cell>
          <table:table-cell office:value-type="float" office:value="47.3459" calcext:value-type="float">
            <text:p>47.3459</text:p>
          </table:table-cell>
          <table:table-cell office:value-type="float" office:value="0.0956855" calcext:value-type="float">
            <text:p>0.0956855</text:p>
          </table:table-cell>
          <table:table-cell/>
          <table:table-cell office:value-type="float" office:value="3818" calcext:value-type="float">
            <text:p>3818</text:p>
          </table:table-cell>
          <table:table-cell office:value-type="float" office:value="0.862984" calcext:value-type="float">
            <text:p>0.862984</text:p>
          </table:table-cell>
          <table:table-cell office:value-type="float" office:value="70.2009" calcext:value-type="float">
            <text:p>70.2009</text:p>
          </table:table-cell>
          <table:table-cell office:value-type="float" office:value="0.20221" calcext:value-type="float">
            <text:p>0.20221</text:p>
          </table:table-cell>
          <table:table-cell office:value-type="float" office:value="15" calcext:value-type="float">
            <text:p>15</text:p>
          </table:table-cell>
          <table:table-cell office:value-type="float" office:value="0.902424" calcext:value-type="float">
            <text:p>0.902424</text:p>
          </table:table-cell>
          <table:table-cell office:value-type="float" office:value="29.6916" calcext:value-type="float">
            <text:p>29.6916</text:p>
          </table:table-cell>
          <table:table-cell office:value-type="float" office:value="0.104133" calcext:value-type="float">
            <text:p>0.104133</text:p>
          </table:table-cell>
          <table:table-cell office:value-type="float" office:value="112" calcext:value-type="float">
            <text:p>112</text:p>
          </table:table-cell>
          <table:table-cell office:value-type="float" office:value="0.946502" calcext:value-type="float">
            <text:p>0.946502</text:p>
          </table:table-cell>
          <table:table-cell office:value-type="float" office:value="16.4056" calcext:value-type="float">
            <text:p>16.4056</text:p>
          </table:table-cell>
          <table:table-cell office:value-type="float" office:value="0.0700435" calcext:value-type="float">
            <text:p>0.07004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.788943" calcext:value-type="float">
            <text:p>0.788943</text:p>
          </table:table-cell>
          <table:table-cell office:value-type="float" office:value="37728.5" calcext:value-type="float">
            <text:p>37728.5</text:p>
          </table:table-cell>
          <table:table-cell office:value-type="float" office:value="0.315234" calcext:value-type="float">
            <text:p>0.315234</text:p>
          </table:table-cell>
          <table:table-cell office:value-type="float" office:value="2" calcext:value-type="float">
            <text:p>2</text:p>
          </table:table-cell>
          <table:table-cell office:value-type="float" office:value="0.823155" calcext:value-type="float">
            <text:p>0.823155</text:p>
          </table:table-cell>
          <table:table-cell office:value-type="float" office:value="80.6008" calcext:value-type="float">
            <text:p>80.6008</text:p>
          </table:table-cell>
          <table:table-cell office:value-type="float" office:value="0.1685" calcext:value-type="float">
            <text:p>0.1685</text:p>
          </table:table-cell>
          <table:table-cell office:value-type="float" office:value="2814" calcext:value-type="float">
            <text:p>2814</text:p>
          </table:table-cell>
          <table:table-cell office:value-type="float" office:value="0.807836" calcext:value-type="float">
            <text:p>0.807836</text:p>
          </table:table-cell>
          <table:table-cell office:value-type="float" office:value="1729.21" calcext:value-type="float">
            <text:p>1729.21</text:p>
          </table:table-cell>
          <table:table-cell office:value-type="float" office:value="0.432879" calcext:value-type="float">
            <text:p>0.432879</text:p>
          </table:table-cell>
          <table:table-cell office:value-type="float" office:value="9" calcext:value-type="float">
            <text:p>9</text:p>
          </table:table-cell>
          <table:table-cell office:value-type="float" office:value="0.871402" calcext:value-type="float">
            <text:p>0.871402</text:p>
          </table:table-cell>
          <table:table-cell office:value-type="float" office:value="48.8197" calcext:value-type="float">
            <text:p>48.8197</text:p>
          </table:table-cell>
          <table:table-cell office:value-type="float" office:value="0.137761" calcext:value-type="float">
            <text:p>0.137761</text:p>
          </table:table-cell>
          <table:table-cell office:value-type="float" office:value="55" calcext:value-type="float">
            <text:p>55</text:p>
          </table:table-cell>
          <table:table-cell office:value-type="float" office:value="0.932883" calcext:value-type="float">
            <text:p>0.932883</text:p>
          </table:table-cell>
          <table:table-cell office:value-type="float" office:value="36.0018" calcext:value-type="float">
            <text:p>36.0018</text:p>
          </table:table-cell>
          <table:table-cell office:value-type="float" office:value="0.0980184" calcext:value-type="float">
            <text:p>0.0980184</text:p>
          </table:table-cell>
          <table:table-cell/>
          <table:table-cell office:value-type="float" office:value="4167" calcext:value-type="float">
            <text:p>4167</text:p>
          </table:table-cell>
          <table:table-cell office:value-type="float" office:value="0.865358" calcext:value-type="float">
            <text:p>0.865358</text:p>
          </table:table-cell>
          <table:table-cell office:value-type="float" office:value="52.4219" calcext:value-type="float">
            <text:p>52.4219</text:p>
          </table:table-cell>
          <table:table-cell office:value-type="float" office:value="0.167431" calcext:value-type="float">
            <text:p>0.167431</text:p>
          </table:table-cell>
          <table:table-cell office:value-type="float" office:value="15" calcext:value-type="float">
            <text:p>15</text:p>
          </table:table-cell>
          <table:table-cell office:value-type="float" office:value="0.902258" calcext:value-type="float">
            <text:p>0.902258</text:p>
          </table:table-cell>
          <table:table-cell office:value-type="float" office:value="29.5936" calcext:value-type="float">
            <text:p>29.5936</text:p>
          </table:table-cell>
          <table:table-cell office:value-type="float" office:value="0.10424" calcext:value-type="float">
            <text:p>0.10424</text:p>
          </table:table-cell>
          <table:table-cell office:value-type="float" office:value="110" calcext:value-type="float">
            <text:p>110</text:p>
          </table:table-cell>
          <table:table-cell office:value-type="float" office:value="0.948942" calcext:value-type="float">
            <text:p>0.948942</text:p>
          </table:table-cell>
          <table:table-cell office:value-type="float" office:value="27.4941" calcext:value-type="float">
            <text:p>27.4941</text:p>
          </table:table-cell>
          <table:table-cell office:value-type="float" office:value="0.0641476" calcext:value-type="float">
            <text:p>0.06414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.793336" calcext:value-type="float">
            <text:p>0.793336</text:p>
          </table:table-cell>
          <table:table-cell office:value-type="float" office:value="154.255" calcext:value-type="float">
            <text:p>154.255</text:p>
          </table:table-cell>
          <table:table-cell office:value-type="float" office:value="0.25954" calcext:value-type="float">
            <text:p>0.25954</text:p>
          </table:table-cell>
          <table:table-cell office:value-type="float" office:value="2" calcext:value-type="float">
            <text:p>2</text:p>
          </table:table-cell>
          <table:table-cell office:value-type="float" office:value="0.814927" calcext:value-type="float">
            <text:p>0.814927</text:p>
          </table:table-cell>
          <table:table-cell office:value-type="float" office:value="98.2278" calcext:value-type="float">
            <text:p>98.2278</text:p>
          </table:table-cell>
          <table:table-cell office:value-type="float" office:value="0.221521" calcext:value-type="float">
            <text:p>0.221521</text:p>
          </table:table-cell>
          <table:table-cell office:value-type="float" office:value="2724" calcext:value-type="float">
            <text:p>2724</text:p>
          </table:table-cell>
          <table:table-cell office:value-type="float" office:value="0.808557" calcext:value-type="float">
            <text:p>0.808557</text:p>
          </table:table-cell>
          <table:table-cell office:value-type="float" office:value="117.158" calcext:value-type="float">
            <text:p>117.158</text:p>
          </table:table-cell>
          <table:table-cell office:value-type="float" office:value="0.32211" calcext:value-type="float">
            <text:p>0.32211</text:p>
          </table:table-cell>
          <table:table-cell office:value-type="float" office:value="9" calcext:value-type="float">
            <text:p>9</text:p>
          </table:table-cell>
          <table:table-cell office:value-type="float" office:value="0.857837" calcext:value-type="float">
            <text:p>0.857837</text:p>
          </table:table-cell>
          <table:table-cell office:value-type="float" office:value="51.3079" calcext:value-type="float">
            <text:p>51.3079</text:p>
          </table:table-cell>
          <table:table-cell office:value-type="float" office:value="0.177699" calcext:value-type="float">
            <text:p>0.177699</text:p>
          </table:table-cell>
          <table:table-cell office:value-type="float" office:value="56" calcext:value-type="float">
            <text:p>56</text:p>
          </table:table-cell>
          <table:table-cell office:value-type="float" office:value="0.92067" calcext:value-type="float">
            <text:p>0.92067</text:p>
          </table:table-cell>
          <table:table-cell office:value-type="float" office:value="41.6589" calcext:value-type="float">
            <text:p>41.6589</text:p>
          </table:table-cell>
          <table:table-cell office:value-type="float" office:value="0.130694" calcext:value-type="float">
            <text:p>0.130694</text:p>
          </table:table-cell>
          <table:table-cell/>
          <table:table-cell office:value-type="float" office:value="3972" calcext:value-type="float">
            <text:p>3972</text:p>
          </table:table-cell>
          <table:table-cell office:value-type="float" office:value="0.854084" calcext:value-type="float">
            <text:p>0.854084</text:p>
          </table:table-cell>
          <table:table-cell office:value-type="float" office:value="51.5798" calcext:value-type="float">
            <text:p>51.5798</text:p>
          </table:table-cell>
          <table:table-cell office:value-type="float" office:value="0.210971" calcext:value-type="float">
            <text:p>0.210971</text:p>
          </table:table-cell>
          <table:table-cell office:value-type="float" office:value="15" calcext:value-type="float">
            <text:p>15</text:p>
          </table:table-cell>
          <table:table-cell office:value-type="float" office:value="0.898051" calcext:value-type="float">
            <text:p>0.898051</text:p>
          </table:table-cell>
          <table:table-cell office:value-type="float" office:value="29.0118" calcext:value-type="float">
            <text:p>29.0118</text:p>
          </table:table-cell>
          <table:table-cell office:value-type="float" office:value="0.126712" calcext:value-type="float">
            <text:p>0.126712</text:p>
          </table:table-cell>
          <table:table-cell office:value-type="float" office:value="110" calcext:value-type="float">
            <text:p>110</text:p>
          </table:table-cell>
          <table:table-cell office:value-type="float" office:value="0.948196" calcext:value-type="float">
            <text:p>0.948196</text:p>
          </table:table-cell>
          <table:table-cell office:value-type="float" office:value="21.531" calcext:value-type="float">
            <text:p>21.531</text:p>
          </table:table-cell>
          <table:table-cell office:value-type="float" office:value="0.0723363" calcext:value-type="float">
            <text:p>0.07233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.794155" calcext:value-type="float">
            <text:p>0.794155</text:p>
          </table:table-cell>
          <table:table-cell office:value-type="float" office:value="308.967" calcext:value-type="float">
            <text:p>308.967</text:p>
          </table:table-cell>
          <table:table-cell office:value-type="float" office:value="0.22062" calcext:value-type="float">
            <text:p>0.22062</text:p>
          </table:table-cell>
          <table:table-cell office:value-type="float" office:value="2" calcext:value-type="float">
            <text:p>2</text:p>
          </table:table-cell>
          <table:table-cell office:value-type="float" office:value="0.829576" calcext:value-type="float">
            <text:p>0.829576</text:p>
          </table:table-cell>
          <table:table-cell office:value-type="float" office:value="99.6292" calcext:value-type="float">
            <text:p>99.6292</text:p>
          </table:table-cell>
          <table:table-cell office:value-type="float" office:value="0.177646" calcext:value-type="float">
            <text:p>0.177646</text:p>
          </table:table-cell>
          <table:table-cell office:value-type="float" office:value="2946" calcext:value-type="float">
            <text:p>2946</text:p>
          </table:table-cell>
          <table:table-cell office:value-type="float" office:value="0.824601" calcext:value-type="float">
            <text:p>0.824601</text:p>
          </table:table-cell>
          <table:table-cell office:value-type="float" office:value="107.474" calcext:value-type="float">
            <text:p>107.474</text:p>
          </table:table-cell>
          <table:table-cell office:value-type="float" office:value="0.252522" calcext:value-type="float">
            <text:p>0.252522</text:p>
          </table:table-cell>
          <table:table-cell office:value-type="float" office:value="9" calcext:value-type="float">
            <text:p>9</text:p>
          </table:table-cell>
          <table:table-cell office:value-type="float" office:value="0.876386" calcext:value-type="float">
            <text:p>0.876386</text:p>
          </table:table-cell>
          <table:table-cell office:value-type="float" office:value="50.953" calcext:value-type="float">
            <text:p>50.953</text:p>
          </table:table-cell>
          <table:table-cell office:value-type="float" office:value="0.131646" calcext:value-type="float">
            <text:p>0.131646</text:p>
          </table:table-cell>
          <table:table-cell office:value-type="float" office:value="56" calcext:value-type="float">
            <text:p>56</text:p>
          </table:table-cell>
          <table:table-cell office:value-type="float" office:value="0.923466" calcext:value-type="float">
            <text:p>0.923466</text:p>
          </table:table-cell>
          <table:table-cell office:value-type="float" office:value="47.3536" calcext:value-type="float">
            <text:p>47.3536</text:p>
          </table:table-cell>
          <table:table-cell office:value-type="float" office:value="0.121411" calcext:value-type="float">
            <text:p>0.121411</text:p>
          </table:table-cell>
          <table:table-cell/>
          <table:table-cell office:value-type="float" office:value="3777" calcext:value-type="float">
            <text:p>3777</text:p>
          </table:table-cell>
          <table:table-cell office:value-type="float" office:value="0.865692" calcext:value-type="float">
            <text:p>0.865692</text:p>
          </table:table-cell>
          <table:table-cell office:value-type="float" office:value="46.7024" calcext:value-type="float">
            <text:p>46.7024</text:p>
          </table:table-cell>
          <table:table-cell office:value-type="float" office:value="0.170982" calcext:value-type="float">
            <text:p>0.170982</text:p>
          </table:table-cell>
          <table:table-cell office:value-type="float" office:value="15" calcext:value-type="float">
            <text:p>15</text:p>
          </table:table-cell>
          <table:table-cell office:value-type="float" office:value="0.902215" calcext:value-type="float">
            <text:p>0.902215</text:p>
          </table:table-cell>
          <table:table-cell office:value-type="float" office:value="29.7714" calcext:value-type="float">
            <text:p>29.7714</text:p>
          </table:table-cell>
          <table:table-cell office:value-type="float" office:value="0.104109" calcext:value-type="float">
            <text:p>0.104109</text:p>
          </table:table-cell>
          <table:table-cell office:value-type="float" office:value="110" calcext:value-type="float">
            <text:p>110</text:p>
          </table:table-cell>
          <table:table-cell office:value-type="float" office:value="0.947706" calcext:value-type="float">
            <text:p>0.947706</text:p>
          </table:table-cell>
          <table:table-cell office:value-type="float" office:value="31.8039" calcext:value-type="float">
            <text:p>31.8039</text:p>
          </table:table-cell>
          <table:table-cell office:value-type="float" office:value="0.0653729" calcext:value-type="float">
            <text:p>0.06537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.806664" calcext:value-type="float">
            <text:p>0.806664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0.198689" calcext:value-type="float">
            <text:p>0.198689</text:p>
          </table:table-cell>
          <table:table-cell office:value-type="float" office:value="2" calcext:value-type="float">
            <text:p>2</text:p>
          </table:table-cell>
          <table:table-cell office:value-type="float" office:value="0.834243" calcext:value-type="float">
            <text:p>0.834243</text:p>
          </table:table-cell>
          <table:table-cell office:value-type="float" office:value="78.858" calcext:value-type="float">
            <text:p>78.858</text:p>
          </table:table-cell>
          <table:table-cell office:value-type="float" office:value="0.156422" calcext:value-type="float">
            <text:p>0.156422</text:p>
          </table:table-cell>
          <table:table-cell office:value-type="float" office:value="2529" calcext:value-type="float">
            <text:p>2529</text:p>
          </table:table-cell>
          <table:table-cell office:value-type="float" office:value="0.823799" calcext:value-type="float">
            <text:p>0.823799</text:p>
          </table:table-cell>
          <table:table-cell office:value-type="float" office:value="121.048" calcext:value-type="float">
            <text:p>121.048</text:p>
          </table:table-cell>
          <table:table-cell office:value-type="float" office:value="0.261825" calcext:value-type="float">
            <text:p>0.261825</text:p>
          </table:table-cell>
          <table:table-cell office:value-type="float" office:value="9" calcext:value-type="float">
            <text:p>9</text:p>
          </table:table-cell>
          <table:table-cell office:value-type="float" office:value="0.875027" calcext:value-type="float">
            <text:p>0.875027</text:p>
          </table:table-cell>
          <table:table-cell office:value-type="float" office:value="44.6233" calcext:value-type="float">
            <text:p>44.6233</text:p>
          </table:table-cell>
          <table:table-cell office:value-type="float" office:value="0.121894" calcext:value-type="float">
            <text:p>0.121894</text:p>
          </table:table-cell>
          <table:table-cell office:value-type="float" office:value="56" calcext:value-type="float">
            <text:p>56</text:p>
          </table:table-cell>
          <table:table-cell office:value-type="float" office:value="0.934426" calcext:value-type="float">
            <text:p>0.934426</text:p>
          </table:table-cell>
          <table:table-cell office:value-type="float" office:value="33.4396" calcext:value-type="float">
            <text:p>33.4396</text:p>
          </table:table-cell>
          <table:table-cell office:value-type="float" office:value="0.0821852" calcext:value-type="float">
            <text:p>0.082185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0.858657" calcext:value-type="float">
            <text:p>0.858657</text:p>
          </table:table-cell>
          <table:table-cell office:value-type="float" office:value="54.0886" calcext:value-type="float">
            <text:p>54.0886</text:p>
          </table:table-cell>
          <table:table-cell office:value-type="float" office:value="0.202648" calcext:value-type="float">
            <text:p>0.202648</text:p>
          </table:table-cell>
          <table:table-cell office:value-type="float" office:value="15" calcext:value-type="float">
            <text:p>15</text:p>
          </table:table-cell>
          <table:table-cell office:value-type="float" office:value="0.902449" calcext:value-type="float">
            <text:p>0.902449</text:p>
          </table:table-cell>
          <table:table-cell office:value-type="float" office:value="26.3482" calcext:value-type="float">
            <text:p>26.3482</text:p>
          </table:table-cell>
          <table:table-cell office:value-type="float" office:value="0.103826" calcext:value-type="float">
            <text:p>0.103826</text:p>
          </table:table-cell>
          <table:table-cell office:value-type="float" office:value="110" calcext:value-type="float">
            <text:p>110</text:p>
          </table:table-cell>
          <table:table-cell office:value-type="float" office:value="0.948143" calcext:value-type="float">
            <text:p>0.948143</text:p>
          </table:table-cell>
          <table:table-cell office:value-type="float" office:value="22.9596" calcext:value-type="float">
            <text:p>22.9596</text:p>
          </table:table-cell>
          <table:table-cell office:value-type="float" office:value="0.0703662" calcext:value-type="float">
            <text:p>0.07036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.800412" calcext:value-type="float">
            <text:p>0.800412</text:p>
          </table:table-cell>
          <table:table-cell office:value-type="float" office:value="832.351" calcext:value-type="float">
            <text:p>832.351</text:p>
          </table:table-cell>
          <table:table-cell office:value-type="float" office:value="0.213798" calcext:value-type="float">
            <text:p>0.213798</text:p>
          </table:table-cell>
          <table:table-cell office:value-type="float" office:value="2" calcext:value-type="float">
            <text:p>2</text:p>
          </table:table-cell>
          <table:table-cell office:value-type="float" office:value="0.824838" calcext:value-type="float">
            <text:p>0.824838</text:p>
          </table:table-cell>
          <table:table-cell office:value-type="float" office:value="100.106" calcext:value-type="float">
            <text:p>100.106</text:p>
          </table:table-cell>
          <table:table-cell office:value-type="float" office:value="0.17488" calcext:value-type="float">
            <text:p>0.17488</text:p>
          </table:table-cell>
          <table:table-cell office:value-type="float" office:value="2372" calcext:value-type="float">
            <text:p>2372</text:p>
          </table:table-cell>
          <table:table-cell office:value-type="float" office:value="0.823387" calcext:value-type="float">
            <text:p>0.823387</text:p>
          </table:table-cell>
          <table:table-cell office:value-type="float" office:value="83.5872" calcext:value-type="float">
            <text:p>83.5872</text:p>
          </table:table-cell>
          <table:table-cell office:value-type="float" office:value="0.244642" calcext:value-type="float">
            <text:p>0.244642</text:p>
          </table:table-cell>
          <table:table-cell office:value-type="float" office:value="9" calcext:value-type="float">
            <text:p>9</text:p>
          </table:table-cell>
          <table:table-cell office:value-type="float" office:value="0.867234" calcext:value-type="float">
            <text:p>0.867234</text:p>
          </table:table-cell>
          <table:table-cell office:value-type="float" office:value="48.3519" calcext:value-type="float">
            <text:p>48.3519</text:p>
          </table:table-cell>
          <table:table-cell office:value-type="float" office:value="0.133831" calcext:value-type="float">
            <text:p>0.133831</text:p>
          </table:table-cell>
          <table:table-cell office:value-type="float" office:value="58" calcext:value-type="float">
            <text:p>58</text:p>
          </table:table-cell>
          <table:table-cell office:value-type="float" office:value="0.932525" calcext:value-type="float">
            <text:p>0.932525</text:p>
          </table:table-cell>
          <table:table-cell office:value-type="float" office:value="64.0687" calcext:value-type="float">
            <text:p>64.0687</text:p>
          </table:table-cell>
          <table:table-cell office:value-type="float" office:value="0.112205" calcext:value-type="float">
            <text:p>0.112205</text:p>
          </table:table-cell>
          <table:table-cell/>
          <table:table-cell office:value-type="float" office:value="3146" calcext:value-type="float">
            <text:p>3146</text:p>
          </table:table-cell>
          <table:table-cell office:value-type="float" office:value="0.852283" calcext:value-type="float">
            <text:p>0.852283</text:p>
          </table:table-cell>
          <table:table-cell office:value-type="float" office:value="58.3658" calcext:value-type="float">
            <text:p>58.3658</text:p>
          </table:table-cell>
          <table:table-cell office:value-type="float" office:value="0.193734" calcext:value-type="float">
            <text:p>0.193734</text:p>
          </table:table-cell>
          <table:table-cell office:value-type="float" office:value="15" calcext:value-type="float">
            <text:p>15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25.0181" calcext:value-type="float">
            <text:p>25.0181</text:p>
          </table:table-cell>
          <table:table-cell office:value-type="float" office:value="0.101418" calcext:value-type="float">
            <text:p>0.101418</text:p>
          </table:table-cell>
          <table:table-cell office:value-type="float" office:value="111" calcext:value-type="float">
            <text:p>111</text:p>
          </table:table-cell>
          <table:table-cell office:value-type="float" office:value="0.949232" calcext:value-type="float">
            <text:p>0.949232</text:p>
          </table:table-cell>
          <table:table-cell office:value-type="float" office:value="24.2886" calcext:value-type="float">
            <text:p>24.2886</text:p>
          </table:table-cell>
          <table:table-cell office:value-type="float" office:value="0.0617258" calcext:value-type="float">
            <text:p>0.06172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0.824038" calcext:value-type="float">
            <text:p>0.824038</text:p>
          </table:table-cell>
          <table:table-cell office:value-type="float" office:value="7847.96" calcext:value-type="float">
            <text:p>7847.96</text:p>
          </table:table-cell>
          <table:table-cell office:value-type="float" office:value="0.283882" calcext:value-type="float">
            <text:p>0.283882</text:p>
          </table:table-cell>
          <table:table-cell office:value-type="float" office:value="2" calcext:value-type="float">
            <text:p>2</text:p>
          </table:table-cell>
          <table:table-cell office:value-type="float" office:value="0.848729" calcext:value-type="float">
            <text:p>0.848729</text:p>
          </table:table-cell>
          <table:table-cell office:value-type="float" office:value="71.4352" calcext:value-type="float">
            <text:p>71.4352</text:p>
          </table:table-cell>
          <table:table-cell office:value-type="float" office:value="0.148288" calcext:value-type="float">
            <text:p>0.148288</text:p>
          </table:table-cell>
          <table:table-cell office:value-type="float" office:value="2947" calcext:value-type="float">
            <text:p>2947</text:p>
          </table:table-cell>
          <table:table-cell office:value-type="float" office:value="0.836279" calcext:value-type="float">
            <text:p>0.836279</text:p>
          </table:table-cell>
          <table:table-cell office:value-type="float" office:value="624.092" calcext:value-type="float">
            <text:p>624.092</text:p>
          </table:table-cell>
          <table:table-cell office:value-type="float" office:value="0.303708" calcext:value-type="float">
            <text:p>0.303708</text:p>
          </table:table-cell>
          <table:table-cell office:value-type="float" office:value="9" calcext:value-type="float">
            <text:p>9</text:p>
          </table:table-cell>
          <table:table-cell office:value-type="float" office:value="0.889418" calcext:value-type="float">
            <text:p>0.889418</text:p>
          </table:table-cell>
          <table:table-cell office:value-type="float" office:value="45.8367" calcext:value-type="float">
            <text:p>45.8367</text:p>
          </table:table-cell>
          <table:table-cell office:value-type="float" office:value="0.11416" calcext:value-type="float">
            <text:p>0.11416</text:p>
          </table:table-cell>
          <table:table-cell office:value-type="float" office:value="56" calcext:value-type="float">
            <text:p>56</text:p>
          </table:table-cell>
          <table:table-cell office:value-type="float" office:value="0.94341" calcext:value-type="float">
            <text:p>0.94341</text:p>
          </table:table-cell>
          <table:table-cell office:value-type="float" office:value="28.2384" calcext:value-type="float">
            <text:p>28.2384</text:p>
          </table:table-cell>
          <table:table-cell office:value-type="float" office:value="0.0903494" calcext:value-type="float">
            <text:p>0.0903494</text:p>
          </table:table-cell>
          <table:table-cell/>
          <table:table-cell office:value-type="float" office:value="3465" calcext:value-type="float">
            <text:p>3465</text:p>
          </table:table-cell>
          <table:table-cell office:value-type="float" office:value="0.866414" calcext:value-type="float">
            <text:p>0.866414</text:p>
          </table:table-cell>
          <table:table-cell office:value-type="float" office:value="624.629" calcext:value-type="float">
            <text:p>624.629</text:p>
          </table:table-cell>
          <table:table-cell office:value-type="float" office:value="0.202746" calcext:value-type="float">
            <text:p>0.202746</text:p>
          </table:table-cell>
          <table:table-cell office:value-type="float" office:value="15" calcext:value-type="float">
            <text:p>15</text:p>
          </table:table-cell>
          <table:table-cell office:value-type="float" office:value="0.904055" calcext:value-type="float">
            <text:p>0.904055</text:p>
          </table:table-cell>
          <table:table-cell office:value-type="float" office:value="25.418" calcext:value-type="float">
            <text:p>25.418</text:p>
          </table:table-cell>
          <table:table-cell office:value-type="float" office:value="0.0942619" calcext:value-type="float">
            <text:p>0.0942619</text:p>
          </table:table-cell>
          <table:table-cell office:value-type="float" office:value="111" calcext:value-type="float">
            <text:p>111</text:p>
          </table:table-cell>
          <table:table-cell office:value-type="float" office:value="0.96291" calcext:value-type="float">
            <text:p>0.96291</text:p>
          </table:table-cell>
          <table:table-cell office:value-type="float" office:value="23.9413" calcext:value-type="float">
            <text:p>23.9413</text:p>
          </table:table-cell>
          <table:table-cell office:value-type="float" office:value="0.0524682" calcext:value-type="float">
            <text:p>0.05246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.802603" calcext:value-type="float">
            <text:p>0.802603</text:p>
          </table:table-cell>
          <table:table-cell office:value-type="float" office:value="1164.13" calcext:value-type="float">
            <text:p>1164.13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2" calcext:value-type="float">
            <text:p>2</text:p>
          </table:table-cell>
          <table:table-cell office:value-type="float" office:value="0.854603" calcext:value-type="float">
            <text:p>0.854603</text:p>
          </table:table-cell>
          <table:table-cell office:value-type="float" office:value="58.8675" calcext:value-type="float">
            <text:p>58.8675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2722" calcext:value-type="float">
            <text:p>2722</text:p>
          </table:table-cell>
          <table:table-cell office:value-type="float" office:value="0.839625" calcext:value-type="float">
            <text:p>0.839625</text:p>
          </table:table-cell>
          <table:table-cell office:value-type="float" office:value="704.451" calcext:value-type="float">
            <text:p>704.451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9" calcext:value-type="float">
            <text:p>9</text:p>
          </table:table-cell>
          <table:table-cell office:value-type="float" office:value="0.887036" calcext:value-type="float">
            <text:p>0.887036</text:p>
          </table:table-cell>
          <table:table-cell office:value-type="float" office:value="41.9587" calcext:value-type="float">
            <text:p>41.9587</text:p>
          </table:table-cell>
          <table:table-cell office:value-type="float" office:value="0.0963938" calcext:value-type="float">
            <text:p>0.0963938</text:p>
          </table:table-cell>
          <table:table-cell office:value-type="float" office:value="57" calcext:value-type="float">
            <text:p>57</text:p>
          </table:table-cell>
          <table:table-cell office:value-type="float" office:value="0.941134" calcext:value-type="float">
            <text:p>0.941134</text:p>
          </table:table-cell>
          <table:table-cell office:value-type="float" office:value="31.1408" calcext:value-type="float">
            <text:p>31.1408</text:p>
          </table:table-cell>
          <table:table-cell office:value-type="float" office:value="0.075542" calcext:value-type="float">
            <text:p>0.075542</text:p>
          </table:table-cell>
          <table:table-cell/>
          <table:table-cell office:value-type="float" office:value="5451" calcext:value-type="float">
            <text:p>5451</text:p>
          </table:table-cell>
          <table:table-cell office:value-type="float" office:value="0.870166" calcext:value-type="float">
            <text:p>0.870166</text:p>
          </table:table-cell>
          <table:table-cell office:value-type="float" office:value="34.3412" calcext:value-type="float">
            <text:p>34.3412</text:p>
          </table:table-cell>
          <table:table-cell office:value-type="float" office:value="0.161368" calcext:value-type="float">
            <text:p>0.161368</text:p>
          </table:table-cell>
          <table:table-cell office:value-type="float" office:value="15" calcext:value-type="float">
            <text:p>15</text:p>
          </table:table-cell>
          <table:table-cell office:value-type="float" office:value="0.901123" calcext:value-type="float">
            <text:p>0.901123</text:p>
          </table:table-cell>
          <table:table-cell office:value-type="float" office:value="25.1348" calcext:value-type="float">
            <text:p>25.1348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109" calcext:value-type="float">
            <text:p>109</text:p>
          </table:table-cell>
          <table:table-cell office:value-type="float" office:value="0.955504" calcext:value-type="float">
            <text:p>0.955504</text:p>
          </table:table-cell>
          <table:table-cell office:value-type="float" office:value="22.3871" calcext:value-type="float">
            <text:p>22.3871</text:p>
          </table:table-cell>
          <table:table-cell office:value-type="float" office:value="0.0512017" calcext:value-type="float">
            <text:p>0.05120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.825235" calcext:value-type="float">
            <text:p>0.825235</text:p>
          </table:table-cell>
          <table:table-cell office:value-type="float" office:value="104.056" calcext:value-type="float">
            <text:p>104.056</text:p>
          </table:table-cell>
          <table:table-cell office:value-type="float" office:value="0.167776" calcext:value-type="float">
            <text:p>0.167776</text:p>
          </table:table-cell>
          <table:table-cell office:value-type="float" office:value="2" calcext:value-type="float">
            <text:p>2</text:p>
          </table:table-cell>
          <table:table-cell office:value-type="float" office:value="0.841928" calcext:value-type="float">
            <text:p>0.841928</text:p>
          </table:table-cell>
          <table:table-cell office:value-type="float" office:value="60.4423" calcext:value-type="float">
            <text:p>60.4423</text:p>
          </table:table-cell>
          <table:table-cell office:value-type="float" office:value="0.141403" calcext:value-type="float">
            <text:p>0.141403</text:p>
          </table:table-cell>
          <table:table-cell office:value-type="float" office:value="2709" calcext:value-type="float">
            <text:p>2709</text:p>
          </table:table-cell>
          <table:table-cell office:value-type="float" office:value="0.834377" calcext:value-type="float">
            <text:p>0.834377</text:p>
          </table:table-cell>
          <table:table-cell office:value-type="float" office:value="102.519" calcext:value-type="float">
            <text:p>102.519</text:p>
          </table:table-cell>
          <table:table-cell office:value-type="float" office:value="0.260556" calcext:value-type="float">
            <text:p>0.260556</text:p>
          </table:table-cell>
          <table:table-cell office:value-type="float" office:value="9" calcext:value-type="float">
            <text:p>9</text:p>
          </table:table-cell>
          <table:table-cell office:value-type="float" office:value="0.877158" calcext:value-type="float">
            <text:p>0.877158</text:p>
          </table:table-cell>
          <table:table-cell office:value-type="float" office:value="35.8937" calcext:value-type="float">
            <text:p>35.8937</text:p>
          </table:table-cell>
          <table:table-cell office:value-type="float" office:value="0.114691" calcext:value-type="float">
            <text:p>0.114691</text:p>
          </table:table-cell>
          <table:table-cell office:value-type="float" office:value="57" calcext:value-type="float">
            <text:p>57</text:p>
          </table:table-cell>
          <table:table-cell office:value-type="float" office:value="0.944566" calcext:value-type="float">
            <text:p>0.944566</text:p>
          </table:table-cell>
          <table:table-cell office:value-type="float" office:value="22.9208" calcext:value-type="float">
            <text:p>22.9208</text:p>
          </table:table-cell>
          <table:table-cell office:value-type="float" office:value="0.0795416" calcext:value-type="float">
            <text:p>0.0795416</text:p>
          </table:table-cell>
          <table:table-cell/>
          <table:table-cell office:value-type="float" office:value="4408" calcext:value-type="float">
            <text:p>4408</text:p>
          </table:table-cell>
          <table:table-cell office:value-type="float" office:value="0.851081" calcext:value-type="float">
            <text:p>0.851081</text:p>
          </table:table-cell>
          <table:table-cell office:value-type="float" office:value="206.316" calcext:value-type="float">
            <text:p>206.316</text:p>
          </table:table-cell>
          <table:table-cell office:value-type="float" office:value="0.229561" calcext:value-type="float">
            <text:p>0.229561</text:p>
          </table:table-cell>
          <table:table-cell office:value-type="float" office:value="15" calcext:value-type="float">
            <text:p>15</text:p>
          </table:table-cell>
          <table:table-cell office:value-type="float" office:value="0.895489" calcext:value-type="float">
            <text:p>0.895489</text:p>
          </table:table-cell>
          <table:table-cell office:value-type="float" office:value="23.0089" calcext:value-type="float">
            <text:p>23.0089</text:p>
          </table:table-cell>
          <table:table-cell office:value-type="float" office:value="0.106335" calcext:value-type="float">
            <text:p>0.106335</text:p>
          </table:table-cell>
          <table:table-cell office:value-type="float" office:value="103" calcext:value-type="float">
            <text:p>103</text:p>
          </table:table-cell>
          <table:table-cell office:value-type="float" office:value="0.954141" calcext:value-type="float">
            <text:p>0.954141</text:p>
          </table:table-cell>
          <table:table-cell office:value-type="float" office:value="19.9127" calcext:value-type="float">
            <text:p>19.9127</text:p>
          </table:table-cell>
          <table:table-cell office:value-type="float" office:value="0.0633471" calcext:value-type="float">
            <text:p>0.06334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34406" calcext:value-type="float">
            <text:p>0.834406</text:p>
          </table:table-cell>
          <table:table-cell office:value-type="float" office:value="3897.3" calcext:value-type="float">
            <text:p>3897.3</text:p>
          </table:table-cell>
          <table:table-cell office:value-type="float" office:value="0.201526" calcext:value-type="float">
            <text:p>0.201526</text:p>
          </table:table-cell>
          <table:table-cell office:value-type="float" office:value="2" calcext:value-type="float">
            <text:p>2</text:p>
          </table:table-cell>
          <table:table-cell office:value-type="float" office:value="0.846254" calcext:value-type="float">
            <text:p>0.846254</text:p>
          </table:table-cell>
          <table:table-cell office:value-type="float" office:value="54.4147" calcext:value-type="float">
            <text:p>54.4147</text:p>
          </table:table-cell>
          <table:table-cell office:value-type="float" office:value="0.142461" calcext:value-type="float">
            <text:p>0.142461</text:p>
          </table:table-cell>
          <table:table-cell office:value-type="float" office:value="2692" calcext:value-type="float">
            <text:p>2692</text:p>
          </table:table-cell>
          <table:table-cell office:value-type="float" office:value="0.84302" calcext:value-type="float">
            <text:p>0.84302</text:p>
          </table:table-cell>
          <table:table-cell office:value-type="float" office:value="81.2869" calcext:value-type="float">
            <text:p>81.2869</text:p>
          </table:table-cell>
          <table:table-cell office:value-type="float" office:value="0.197511" calcext:value-type="float">
            <text:p>0.197511</text:p>
          </table:table-cell>
          <table:table-cell office:value-type="float" office:value="9" calcext:value-type="float">
            <text:p>9</text:p>
          </table:table-cell>
          <table:table-cell office:value-type="float" office:value="0.881471" calcext:value-type="float">
            <text:p>0.881471</text:p>
          </table:table-cell>
          <table:table-cell office:value-type="float" office:value="36.5666" calcext:value-type="float">
            <text:p>36.5666</text:p>
          </table:table-cell>
          <table:table-cell office:value-type="float" office:value="0.118783" calcext:value-type="float">
            <text:p>0.118783</text:p>
          </table:table-cell>
          <table:table-cell office:value-type="float" office:value="56" calcext:value-type="float">
            <text:p>56</text:p>
          </table:table-cell>
          <table:table-cell office:value-type="float" office:value="0.934947" calcext:value-type="float">
            <text:p>0.934947</text:p>
          </table:table-cell>
          <table:table-cell office:value-type="float" office:value="34.1879" calcext:value-type="float">
            <text:p>34.1879</text:p>
          </table:table-cell>
          <table:table-cell office:value-type="float" office:value="0.0921546" calcext:value-type="float">
            <text:p>0.0921546</text:p>
          </table:table-cell>
          <table:table-cell/>
          <table:table-cell office:value-type="float" office:value="3907" calcext:value-type="float">
            <text:p>3907</text:p>
          </table:table-cell>
          <table:table-cell office:value-type="float" office:value="0.867251" calcext:value-type="float">
            <text:p>0.867251</text:p>
          </table:table-cell>
          <table:table-cell office:value-type="float" office:value="95.7525" calcext:value-type="float">
            <text:p>95.7525</text:p>
          </table:table-cell>
          <table:table-cell office:value-type="float" office:value="0.18596" calcext:value-type="float">
            <text:p>0.18596</text:p>
          </table:table-cell>
          <table:table-cell office:value-type="float" office:value="15" calcext:value-type="float">
            <text:p>15</text:p>
          </table:table-cell>
          <table:table-cell office:value-type="float" office:value="0.9048" calcext:value-type="float">
            <text:p>0.9048</text:p>
          </table:table-cell>
          <table:table-cell office:value-type="float" office:value="20.699" calcext:value-type="float">
            <text:p>20.699</text:p>
          </table:table-cell>
          <table:table-cell office:value-type="float" office:value="0.102865" calcext:value-type="float">
            <text:p>0.102865</text:p>
          </table:table-cell>
          <table:table-cell office:value-type="float" office:value="110" calcext:value-type="float">
            <text:p>110</text:p>
          </table:table-cell>
          <table:table-cell office:value-type="float" office:value="0.946289" calcext:value-type="float">
            <text:p>0.946289</text:p>
          </table:table-cell>
          <table:table-cell office:value-type="float" office:value="17.7675" calcext:value-type="float">
            <text:p>17.7675</text:p>
          </table:table-cell>
          <table:table-cell office:value-type="float" office:value="0.067784" calcext:value-type="float">
            <text:p>0.0677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.819434" calcext:value-type="float">
            <text:p>0.819434</text:p>
          </table:table-cell>
          <table:table-cell office:value-type="float" office:value="156.174" calcext:value-type="float">
            <text:p>156.174</text:p>
          </table:table-cell>
          <table:table-cell office:value-type="float" office:value="0.183903" calcext:value-type="float">
            <text:p>0.183903</text:p>
          </table:table-cell>
          <table:table-cell office:value-type="float" office:value="2" calcext:value-type="float">
            <text:p>2</text:p>
          </table:table-cell>
          <table:table-cell office:value-type="float" office:value="0.849781" calcext:value-type="float">
            <text:p>0.849781</text:p>
          </table:table-cell>
          <table:table-cell office:value-type="float" office:value="50.9426" calcext:value-type="float">
            <text:p>50.9426</text:p>
          </table:table-cell>
          <table:table-cell office:value-type="float" office:value="0.130405" calcext:value-type="float">
            <text:p>0.130405</text:p>
          </table:table-cell>
          <table:table-cell office:value-type="float" office:value="2641" calcext:value-type="float">
            <text:p>2641</text:p>
          </table:table-cell>
          <table:table-cell office:value-type="float" office:value="0.84218" calcext:value-type="float">
            <text:p>0.84218</text:p>
          </table:table-cell>
          <table:table-cell office:value-type="float" office:value="59.5059" calcext:value-type="float">
            <text:p>59.5059</text:p>
          </table:table-cell>
          <table:table-cell office:value-type="float" office:value="0.20794" calcext:value-type="float">
            <text:p>0.20794</text:p>
          </table:table-cell>
          <table:table-cell office:value-type="float" office:value="9" calcext:value-type="float">
            <text:p>9</text:p>
          </table:table-cell>
          <table:table-cell office:value-type="float" office:value="0.897484" calcext:value-type="float">
            <text:p>0.897484</text:p>
          </table:table-cell>
          <table:table-cell office:value-type="float" office:value="30.5722" calcext:value-type="float">
            <text:p>30.5722</text:p>
          </table:table-cell>
          <table:table-cell office:value-type="float" office:value="0.0991758" calcext:value-type="float">
            <text:p>0.0991758</text:p>
          </table:table-cell>
          <table:table-cell office:value-type="float" office:value="56" calcext:value-type="float">
            <text:p>56</text:p>
          </table:table-cell>
          <table:table-cell office:value-type="float" office:value="0.948135" calcext:value-type="float">
            <text:p>0.948135</text:p>
          </table:table-cell>
          <table:table-cell office:value-type="float" office:value="30.4216" calcext:value-type="float">
            <text:p>30.4216</text:p>
          </table:table-cell>
          <table:table-cell office:value-type="float" office:value="0.0870353" calcext:value-type="float">
            <text:p>0.0870353</text:p>
          </table:table-cell>
          <table:table-cell/>
          <table:table-cell office:value-type="float" office:value="5089" calcext:value-type="float">
            <text:p>5089</text:p>
          </table:table-cell>
          <table:table-cell office:value-type="float" office:value="0.867301" calcext:value-type="float">
            <text:p>0.867301</text:p>
          </table:table-cell>
          <table:table-cell office:value-type="float" office:value="236.878" calcext:value-type="float">
            <text:p>236.878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15" calcext:value-type="float">
            <text:p>15</text:p>
          </table:table-cell>
          <table:table-cell office:value-type="float" office:value="0.905703" calcext:value-type="float">
            <text:p>0.905703</text:p>
          </table:table-cell>
          <table:table-cell office:value-type="float" office:value="21.5997" calcext:value-type="float">
            <text:p>21.5997</text:p>
          </table:table-cell>
          <table:table-cell office:value-type="float" office:value="0.0956221" calcext:value-type="float">
            <text:p>0.0956221</text:p>
          </table:table-cell>
          <table:table-cell office:value-type="float" office:value="110" calcext:value-type="float">
            <text:p>110</text:p>
          </table:table-cell>
          <table:table-cell office:value-type="float" office:value="0.956471" calcext:value-type="float">
            <text:p>0.956471</text:p>
          </table:table-cell>
          <table:table-cell office:value-type="float" office:value="14.2678" calcext:value-type="float">
            <text:p>14.2678</text:p>
          </table:table-cell>
          <table:table-cell office:value-type="float" office:value="0.0521899" calcext:value-type="float">
            <text:p>0.05218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.836148" calcext:value-type="float">
            <text:p>0.836148</text:p>
          </table:table-cell>
          <table:table-cell office:value-type="float" office:value="227.201" calcext:value-type="float">
            <text:p>227.201</text:p>
          </table:table-cell>
          <table:table-cell office:value-type="float" office:value="0.168555" calcext:value-type="float">
            <text:p>0.168555</text:p>
          </table:table-cell>
          <table:table-cell office:value-type="float" office:value="2" calcext:value-type="float">
            <text:p>2</text:p>
          </table:table-cell>
          <table:table-cell office:value-type="float" office:value="0.853814" calcext:value-type="float">
            <text:p>0.853814</text:p>
          </table:table-cell>
          <table:table-cell office:value-type="float" office:value="77.9834" calcext:value-type="float">
            <text:p>77.9834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2823" calcext:value-type="float">
            <text:p>2823</text:p>
          </table:table-cell>
          <table:table-cell office:value-type="float" office:value="0.844948" calcext:value-type="float">
            <text:p>0.844948</text:p>
          </table:table-cell>
          <table:table-cell office:value-type="float" office:value="66.4227" calcext:value-type="float">
            <text:p>66.4227</text:p>
          </table:table-cell>
          <table:table-cell office:value-type="float" office:value="0.212316" calcext:value-type="float">
            <text:p>0.212316</text:p>
          </table:table-cell>
          <table:table-cell office:value-type="float" office:value="9" calcext:value-type="float">
            <text:p>9</text:p>
          </table:table-cell>
          <table:table-cell office:value-type="float" office:value="0.888465" calcext:value-type="float">
            <text:p>0.888465</text:p>
          </table:table-cell>
          <table:table-cell office:value-type="float" office:value="43.4372" calcext:value-type="float">
            <text:p>43.4372</text:p>
          </table:table-cell>
          <table:table-cell office:value-type="float" office:value="0.108905" calcext:value-type="float">
            <text:p>0.108905</text:p>
          </table:table-cell>
          <table:table-cell office:value-type="float" office:value="57" calcext:value-type="float">
            <text:p>57</text:p>
          </table:table-cell>
          <table:table-cell office:value-type="float" office:value="0.941548" calcext:value-type="float">
            <text:p>0.941548</text:p>
          </table:table-cell>
          <table:table-cell office:value-type="float" office:value="44.9716" calcext:value-type="float">
            <text:p>44.9716</text:p>
          </table:table-cell>
          <table:table-cell office:value-type="float" office:value="0.0838482" calcext:value-type="float">
            <text:p>0.0838482</text:p>
          </table:table-cell>
          <table:table-cell/>
          <table:table-cell office:value-type="float" office:value="3922" calcext:value-type="float">
            <text:p>3922</text:p>
          </table:table-cell>
          <table:table-cell office:value-type="float" office:value="0.869013" calcext:value-type="float">
            <text:p>0.869013</text:p>
          </table:table-cell>
          <table:table-cell office:value-type="float" office:value="60.8257" calcext:value-type="float">
            <text:p>60.8257</text:p>
          </table:table-cell>
          <table:table-cell office:value-type="float" office:value="0.164333" calcext:value-type="float">
            <text:p>0.164333</text:p>
          </table:table-cell>
          <table:table-cell office:value-type="float" office:value="15" calcext:value-type="float">
            <text:p>15</text:p>
          </table:table-cell>
          <table:table-cell office:value-type="float" office:value="0.910941" calcext:value-type="float">
            <text:p>0.910941</text:p>
          </table:table-cell>
          <table:table-cell office:value-type="float" office:value="25.87" calcext:value-type="float">
            <text:p>25.87</text:p>
          </table:table-cell>
          <table:table-cell office:value-type="float" office:value="0.0952877" calcext:value-type="float">
            <text:p>0.0952877</text:p>
          </table:table-cell>
          <table:table-cell office:value-type="float" office:value="112" calcext:value-type="float">
            <text:p>112</text:p>
          </table:table-cell>
          <table:table-cell office:value-type="float" office:value="0.954353" calcext:value-type="float">
            <text:p>0.954353</text:p>
          </table:table-cell>
          <table:table-cell office:value-type="float" office:value="25.4918" calcext:value-type="float">
            <text:p>25.4918</text:p>
          </table:table-cell>
          <table:table-cell office:value-type="float" office:value="0.0575037" calcext:value-type="float">
            <text:p>0.05750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.826577" calcext:value-type="float">
            <text:p>0.826577</text:p>
          </table:table-cell>
          <table:table-cell office:value-type="float" office:value="221.179" calcext:value-type="float">
            <text:p>221.179</text:p>
          </table:table-cell>
          <table:table-cell office:value-type="float" office:value="0.176862" calcext:value-type="float">
            <text:p>0.176862</text:p>
          </table:table-cell>
          <table:table-cell office:value-type="float" office:value="2" calcext:value-type="float">
            <text:p>2</text:p>
          </table:table-cell>
          <table:table-cell office:value-type="float" office:value="0.862294" calcext:value-type="float">
            <text:p>0.862294</text:p>
          </table:table-cell>
          <table:table-cell office:value-type="float" office:value="49.6677" calcext:value-type="float">
            <text:p>49.6677</text:p>
          </table:table-cell>
          <table:table-cell office:value-type="float" office:value="0.133348" calcext:value-type="float">
            <text:p>0.133348</text:p>
          </table:table-cell>
          <table:table-cell office:value-type="float" office:value="3731" calcext:value-type="float">
            <text:p>3731</text:p>
          </table:table-cell>
          <table:table-cell office:value-type="float" office:value="0.835874" calcext:value-type="float">
            <text:p>0.835874</text:p>
          </table:table-cell>
          <table:table-cell office:value-type="float" office:value="199.551" calcext:value-type="float">
            <text:p>199.551</text:p>
          </table:table-cell>
          <table:table-cell office:value-type="float" office:value="0.293621" calcext:value-type="float">
            <text:p>0.293621</text:p>
          </table:table-cell>
          <table:table-cell office:value-type="float" office:value="9" calcext:value-type="float">
            <text:p>9</text:p>
          </table:table-cell>
          <table:table-cell office:value-type="float" office:value="0.900556" calcext:value-type="float">
            <text:p>0.900556</text:p>
          </table:table-cell>
          <table:table-cell office:value-type="float" office:value="24.3633" calcext:value-type="float">
            <text:p>24.3633</text:p>
          </table:table-cell>
          <table:table-cell office:value-type="float" office:value="0.0958256" calcext:value-type="float">
            <text:p>0.0958256</text:p>
          </table:table-cell>
          <table:table-cell office:value-type="float" office:value="57" calcext:value-type="float">
            <text:p>57</text:p>
          </table:table-cell>
          <table:table-cell office:value-type="float" office:value="0.952577" calcext:value-type="float">
            <text:p>0.952577</text:p>
          </table:table-cell>
          <table:table-cell office:value-type="float" office:value="20.7826" calcext:value-type="float">
            <text:p>20.7826</text:p>
          </table:table-cell>
          <table:table-cell office:value-type="float" office:value="0.0729667" calcext:value-type="float">
            <text:p>0.0729667</text:p>
          </table:table-cell>
          <table:table-cell/>
          <table:table-cell office:value-type="float" office:value="3783" calcext:value-type="float">
            <text:p>3783</text:p>
          </table:table-cell>
          <table:table-cell office:value-type="float" office:value="0.861507" calcext:value-type="float">
            <text:p>0.861507</text:p>
          </table:table-cell>
          <table:table-cell office:value-type="float" office:value="69.3521" calcext:value-type="float">
            <text:p>69.3521</text:p>
          </table:table-cell>
          <table:table-cell office:value-type="float" office:value="0.210181" calcext:value-type="float">
            <text:p>0.210181</text:p>
          </table:table-cell>
          <table:table-cell office:value-type="float" office:value="15" calcext:value-type="float">
            <text:p>15</text:p>
          </table:table-cell>
          <table:table-cell office:value-type="float" office:value="0.915218" calcext:value-type="float">
            <text:p>0.915218</text:p>
          </table:table-cell>
          <table:table-cell office:value-type="float" office:value="15.5869" calcext:value-type="float">
            <text:p>15.5869</text:p>
          </table:table-cell>
          <table:table-cell office:value-type="float" office:value="0.0890553" calcext:value-type="float">
            <text:p>0.0890553</text:p>
          </table:table-cell>
          <table:table-cell office:value-type="float" office:value="111" calcext:value-type="float">
            <text:p>111</text:p>
          </table:table-cell>
          <table:table-cell office:value-type="float" office:value="0.960271" calcext:value-type="float">
            <text:p>0.960271</text:p>
          </table:table-cell>
          <table:table-cell office:value-type="float" office:value="12.3428" calcext:value-type="float">
            <text:p>12.3428</text:p>
          </table:table-cell>
          <table:table-cell office:value-type="float" office:value="0.0606824" calcext:value-type="float">
            <text:p>0.06068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.838835" calcext:value-type="float">
            <text:p>0.838835</text:p>
          </table:table-cell>
          <table:table-cell office:value-type="float" office:value="415.839" calcext:value-type="float">
            <text:p>415.839</text:p>
          </table:table-cell>
          <table:table-cell office:value-type="float" office:value="0.172006" calcext:value-type="float">
            <text:p>0.172006</text:p>
          </table:table-cell>
          <table:table-cell office:value-type="float" office:value="2" calcext:value-type="float">
            <text:p>2</text:p>
          </table:table-cell>
          <table:table-cell office:value-type="float" office:value="0.857325" calcext:value-type="float">
            <text:p>0.857325</text:p>
          </table:table-cell>
          <table:table-cell office:value-type="float" office:value="46.2608" calcext:value-type="float">
            <text:p>46.2608</text:p>
          </table:table-cell>
          <table:table-cell office:value-type="float" office:value="0.131633" calcext:value-type="float">
            <text:p>0.131633</text:p>
          </table:table-cell>
          <table:table-cell office:value-type="float" office:value="3757" calcext:value-type="float">
            <text:p>3757</text:p>
          </table:table-cell>
          <table:table-cell office:value-type="float" office:value="0.851222" calcext:value-type="float">
            <text:p>0.851222</text:p>
          </table:table-cell>
          <table:table-cell office:value-type="float" office:value="96.1151" calcext:value-type="float">
            <text:p>96.1151</text:p>
          </table:table-cell>
          <table:table-cell office:value-type="float" office:value="0.218227" calcext:value-type="float">
            <text:p>0.218227</text:p>
          </table:table-cell>
          <table:table-cell office:value-type="float" office:value="9" calcext:value-type="float">
            <text:p>9</text:p>
          </table:table-cell>
          <table:table-cell office:value-type="float" office:value="0.892615" calcext:value-type="float">
            <text:p>0.892615</text:p>
          </table:table-cell>
          <table:table-cell office:value-type="float" office:value="31.8769" calcext:value-type="float">
            <text:p>31.8769</text:p>
          </table:table-cell>
          <table:table-cell office:value-type="float" office:value="0.110859" calcext:value-type="float">
            <text:p>0.110859</text:p>
          </table:table-cell>
          <table:table-cell office:value-type="float" office:value="56" calcext:value-type="float">
            <text:p>56</text:p>
          </table:table-cell>
          <table:table-cell office:value-type="float" office:value="0.941022" calcext:value-type="float">
            <text:p>0.941022</text:p>
          </table:table-cell>
          <table:table-cell office:value-type="float" office:value="27.3654" calcext:value-type="float">
            <text:p>27.3654</text:p>
          </table:table-cell>
          <table:table-cell office:value-type="float" office:value="0.088279" calcext:value-type="float">
            <text:p>0.088279</text:p>
          </table:table-cell>
          <table:table-cell/>
          <table:table-cell office:value-type="float" office:value="4651" calcext:value-type="float">
            <text:p>4651</text:p>
          </table:table-cell>
          <table:table-cell office:value-type="float" office:value="0.876189" calcext:value-type="float">
            <text:p>0.876189</text:p>
          </table:table-cell>
          <table:table-cell office:value-type="float" office:value="52.4336" calcext:value-type="float">
            <text:p>52.4336</text:p>
          </table:table-cell>
          <table:table-cell office:value-type="float" office:value="0.183618" calcext:value-type="float">
            <text:p>0.183618</text:p>
          </table:table-cell>
          <table:table-cell office:value-type="float" office:value="15" calcext:value-type="float">
            <text:p>15</text:p>
          </table:table-cell>
          <table:table-cell office:value-type="float" office:value="0.913361" calcext:value-type="float">
            <text:p>0.913361</text:p>
          </table:table-cell>
          <table:table-cell office:value-type="float" office:value="18.9524" calcext:value-type="float">
            <text:p>18.9524</text:p>
          </table:table-cell>
          <table:table-cell office:value-type="float" office:value="0.099296" calcext:value-type="float">
            <text:p>0.099296</text:p>
          </table:table-cell>
          <table:table-cell office:value-type="float" office:value="110" calcext:value-type="float">
            <text:p>110</text:p>
          </table:table-cell>
          <table:table-cell office:value-type="float" office:value="0.958353" calcext:value-type="float">
            <text:p>0.958353</text:p>
          </table:table-cell>
          <table:table-cell office:value-type="float" office:value="11.718" calcext:value-type="float">
            <text:p>11.718</text:p>
          </table:table-cell>
          <table:table-cell office:value-type="float" office:value="0.0609723" calcext:value-type="float">
            <text:p>0.06097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1404.8" calcext:value-type="float">
            <text:p>1404.8</text:p>
          </table:table-cell>
          <table:table-cell office:value-type="float" office:value="0.18893" calcext:value-type="float">
            <text:p>0.18893</text:p>
          </table:table-cell>
          <table:table-cell office:value-type="float" office:value="2" calcext:value-type="float">
            <text:p>2</text:p>
          </table:table-cell>
          <table:table-cell office:value-type="float" office:value="0.854967" calcext:value-type="float">
            <text:p>0.854967</text:p>
          </table:table-cell>
          <table:table-cell office:value-type="float" office:value="50.0855" calcext:value-type="float">
            <text:p>50.0855</text:p>
          </table:table-cell>
          <table:table-cell office:value-type="float" office:value="0.131295" calcext:value-type="float">
            <text:p>0.131295</text:p>
          </table:table-cell>
          <table:table-cell office:value-type="float" office:value="4747" calcext:value-type="float">
            <text:p>4747</text:p>
          </table:table-cell>
          <table:table-cell office:value-type="float" office:value="0.839483" calcext:value-type="float">
            <text:p>0.839483</text:p>
          </table:table-cell>
          <table:table-cell office:value-type="float" office:value="110.485" calcext:value-type="float">
            <text:p>110.485</text:p>
          </table:table-cell>
          <table:table-cell office:value-type="float" office:value="0.237721" calcext:value-type="float">
            <text:p>0.237721</text:p>
          </table:table-cell>
          <table:table-cell office:value-type="float" office:value="9" calcext:value-type="float">
            <text:p>9</text:p>
          </table:table-cell>
          <table:table-cell office:value-type="float" office:value="0.896039" calcext:value-type="float">
            <text:p>0.896039</text:p>
          </table:table-cell>
          <table:table-cell office:value-type="float" office:value="30.3662" calcext:value-type="float">
            <text:p>30.3662</text:p>
          </table:table-cell>
          <table:table-cell office:value-type="float" office:value="0.107481" calcext:value-type="float">
            <text:p>0.107481</text:p>
          </table:table-cell>
          <table:table-cell office:value-type="float" office:value="56" calcext:value-type="float">
            <text:p>56</text:p>
          </table:table-cell>
          <table:table-cell office:value-type="float" office:value="0.950497" calcext:value-type="float">
            <text:p>0.950497</text:p>
          </table:table-cell>
          <table:table-cell office:value-type="float" office:value="19.2091" calcext:value-type="float">
            <text:p>19.2091</text:p>
          </table:table-cell>
          <table:table-cell office:value-type="float" office:value="0.0628805" calcext:value-type="float">
            <text:p>0.0628805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0.877599" calcext:value-type="float">
            <text:p>0.877599</text:p>
          </table:table-cell>
          <table:table-cell office:value-type="float" office:value="30.4699" calcext:value-type="float">
            <text:p>30.4699</text:p>
          </table:table-cell>
          <table:table-cell office:value-type="float" office:value="0.145157" calcext:value-type="float">
            <text:p>0.145157</text:p>
          </table:table-cell>
          <table:table-cell office:value-type="float" office:value="15" calcext:value-type="float">
            <text:p>15</text:p>
          </table:table-cell>
          <table:table-cell office:value-type="float" office:value="0.913776" calcext:value-type="float">
            <text:p>0.913776</text:p>
          </table:table-cell>
          <table:table-cell office:value-type="float" office:value="15.872" calcext:value-type="float">
            <text:p>15.872</text:p>
          </table:table-cell>
          <table:table-cell office:value-type="float" office:value="0.0842001" calcext:value-type="float">
            <text:p>0.0842001</text:p>
          </table:table-cell>
          <table:table-cell office:value-type="float" office:value="110" calcext:value-type="float">
            <text:p>110</text:p>
          </table:table-cell>
          <table:table-cell office:value-type="float" office:value="0.955077" calcext:value-type="float">
            <text:p>0.955077</text:p>
          </table:table-cell>
          <table:table-cell office:value-type="float" office:value="10.6784" calcext:value-type="float">
            <text:p>10.6784</text:p>
          </table:table-cell>
          <table:table-cell office:value-type="float" office:value="0.0462721" calcext:value-type="float">
            <text:p>0.04627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.831879" calcext:value-type="float">
            <text:p>0.831879</text:p>
          </table:table-cell>
          <table:table-cell office:value-type="float" office:value="125.855" calcext:value-type="float">
            <text:p>125.855</text:p>
          </table:table-cell>
          <table:table-cell office:value-type="float" office:value="0.156793" calcext:value-type="float">
            <text:p>0.156793</text:p>
          </table:table-cell>
          <table:table-cell office:value-type="float" office:value="2" calcext:value-type="float">
            <text:p>2</text:p>
          </table:table-cell>
          <table:table-cell office:value-type="float" office:value="0.847852" calcext:value-type="float">
            <text:p>0.847852</text:p>
          </table:table-cell>
          <table:table-cell office:value-type="float" office:value="57.4712" calcext:value-type="float">
            <text:p>57.4712</text:p>
          </table:table-cell>
          <table:table-cell office:value-type="float" office:value="0.124629" calcext:value-type="float">
            <text:p>0.124629</text:p>
          </table:table-cell>
          <table:table-cell office:value-type="float" office:value="2610" calcext:value-type="float">
            <text:p>2610</text:p>
          </table:table-cell>
          <table:table-cell office:value-type="float" office:value="0.849261" calcext:value-type="float">
            <text:p>0.849261</text:p>
          </table:table-cell>
          <table:table-cell office:value-type="float" office:value="80.7241" calcext:value-type="float">
            <text:p>80.7241</text:p>
          </table:table-cell>
          <table:table-cell office:value-type="float" office:value="0.210004" calcext:value-type="float">
            <text:p>0.210004</text:p>
          </table:table-cell>
          <table:table-cell office:value-type="float" office:value="9" calcext:value-type="float">
            <text:p>9</text:p>
          </table:table-cell>
          <table:table-cell office:value-type="float" office:value="0.890761" calcext:value-type="float">
            <text:p>0.890761</text:p>
          </table:table-cell>
          <table:table-cell office:value-type="float" office:value="26.0858" calcext:value-type="float">
            <text:p>26.0858</text:p>
          </table:table-cell>
          <table:table-cell office:value-type="float" office:value="0.0956096" calcext:value-type="float">
            <text:p>0.0956096</text:p>
          </table:table-cell>
          <table:table-cell office:value-type="float" office:value="56" calcext:value-type="float">
            <text:p>56</text:p>
          </table:table-cell>
          <table:table-cell office:value-type="float" office:value="0.940424" calcext:value-type="float">
            <text:p>0.940424</text:p>
          </table:table-cell>
          <table:table-cell office:value-type="float" office:value="17.8858" calcext:value-type="float">
            <text:p>17.8858</text:p>
          </table:table-cell>
          <table:table-cell office:value-type="float" office:value="0.0681702" calcext:value-type="float">
            <text:p>0.0681702</text:p>
          </table:table-cell>
          <table:table-cell/>
          <table:table-cell office:value-type="float" office:value="3617" calcext:value-type="float">
            <text:p>3617</text:p>
          </table:table-cell>
          <table:table-cell office:value-type="float" office:value="0.872754" calcext:value-type="float">
            <text:p>0.872754</text:p>
          </table:table-cell>
          <table:table-cell office:value-type="float" office:value="44.7151" calcext:value-type="float">
            <text:p>44.7151</text:p>
          </table:table-cell>
          <table:table-cell office:value-type="float" office:value="0.165706" calcext:value-type="float">
            <text:p>0.165706</text:p>
          </table:table-cell>
          <table:table-cell office:value-type="float" office:value="15" calcext:value-type="float">
            <text:p>15</text:p>
          </table:table-cell>
          <table:table-cell office:value-type="float" office:value="0.907777" calcext:value-type="float">
            <text:p>0.907777</text:p>
          </table:table-cell>
          <table:table-cell office:value-type="float" office:value="24.2616" calcext:value-type="float">
            <text:p>24.2616</text:p>
          </table:table-cell>
          <table:table-cell office:value-type="float" office:value="0.0935877" calcext:value-type="float">
            <text:p>0.0935877</text:p>
          </table:table-cell>
          <table:table-cell office:value-type="float" office:value="111" calcext:value-type="float">
            <text:p>111</text:p>
          </table:table-cell>
          <table:table-cell office:value-type="float" office:value="0.956187" calcext:value-type="float">
            <text:p>0.956187</text:p>
          </table:table-cell>
          <table:table-cell office:value-type="float" office:value="15.8513" calcext:value-type="float">
            <text:p>15.8513</text:p>
          </table:table-cell>
          <table:table-cell office:value-type="float" office:value="0.04872" calcext:value-type="float">
            <text:p>0.048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.83902" calcext:value-type="float">
            <text:p>0.83902</text:p>
          </table:table-cell>
          <table:table-cell office:value-type="float" office:value="84.707" calcext:value-type="float">
            <text:p>84.707</text:p>
          </table:table-cell>
          <table:table-cell office:value-type="float" office:value="0.150871" calcext:value-type="float">
            <text:p>0.150871</text:p>
          </table:table-cell>
          <table:table-cell office:value-type="float" office:value="2" calcext:value-type="float">
            <text:p>2</text:p>
          </table:table-cell>
          <table:table-cell office:value-type="float" office:value="0.853061" calcext:value-type="float">
            <text:p>0.853061</text:p>
          </table:table-cell>
          <table:table-cell office:value-type="float" office:value="52.0755" calcext:value-type="float">
            <text:p>52.0755</text:p>
          </table:table-cell>
          <table:table-cell office:value-type="float" office:value="0.110706" calcext:value-type="float">
            <text:p>0.110706</text:p>
          </table:table-cell>
          <table:table-cell office:value-type="float" office:value="4119" calcext:value-type="float">
            <text:p>4119</text:p>
          </table:table-cell>
          <table:table-cell office:value-type="float" office:value="0.85176" calcext:value-type="float">
            <text:p>0.85176</text:p>
          </table:table-cell>
          <table:table-cell office:value-type="float" office:value="83.6176" calcext:value-type="float">
            <text:p>83.6176</text:p>
          </table:table-cell>
          <table:table-cell office:value-type="float" office:value="0.190687" calcext:value-type="float">
            <text:p>0.190687</text:p>
          </table:table-cell>
          <table:table-cell office:value-type="float" office:value="9" calcext:value-type="float">
            <text:p>9</text:p>
          </table:table-cell>
          <table:table-cell office:value-type="float" office:value="0.890979" calcext:value-type="float">
            <text:p>0.890979</text:p>
          </table:table-cell>
          <table:table-cell office:value-type="float" office:value="28.2106" calcext:value-type="float">
            <text:p>28.2106</text:p>
          </table:table-cell>
          <table:table-cell office:value-type="float" office:value="0.089311" calcext:value-type="float">
            <text:p>0.089311</text:p>
          </table:table-cell>
          <table:table-cell office:value-type="float" office:value="58" calcext:value-type="float">
            <text:p>58</text:p>
          </table:table-cell>
          <table:table-cell office:value-type="float" office:value="0.948211" calcext:value-type="float">
            <text:p>0.948211</text:p>
          </table:table-cell>
          <table:table-cell office:value-type="float" office:value="22.4428" calcext:value-type="float">
            <text:p>22.4428</text:p>
          </table:table-cell>
          <table:table-cell office:value-type="float" office:value="0.0634158" calcext:value-type="float">
            <text:p>0.0634158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0.860063" calcext:value-type="float">
            <text:p>0.860063</text:p>
          </table:table-cell>
          <table:table-cell office:value-type="float" office:value="834.983" calcext:value-type="float">
            <text:p>834.983</text:p>
          </table:table-cell>
          <table:table-cell office:value-type="float" office:value="0.190667" calcext:value-type="float">
            <text:p>0.190667</text:p>
          </table:table-cell>
          <table:table-cell office:value-type="float" office:value="15" calcext:value-type="float">
            <text:p>15</text:p>
          </table:table-cell>
          <table:table-cell office:value-type="float" office:value="0.90604" calcext:value-type="float">
            <text:p>0.90604</text:p>
          </table:table-cell>
          <table:table-cell office:value-type="float" office:value="19.9583" calcext:value-type="float">
            <text:p>19.9583</text:p>
          </table:table-cell>
          <table:table-cell office:value-type="float" office:value="0.0909825" calcext:value-type="float">
            <text:p>0.0909825</text:p>
          </table:table-cell>
          <table:table-cell office:value-type="float" office:value="110" calcext:value-type="float">
            <text:p>110</text:p>
          </table:table-cell>
          <table:table-cell office:value-type="float" office:value="0.961445" calcext:value-type="float">
            <text:p>0.961445</text:p>
          </table:table-cell>
          <table:table-cell office:value-type="float" office:value="11.6501" calcext:value-type="float">
            <text:p>11.6501</text:p>
          </table:table-cell>
          <table:table-cell office:value-type="float" office:value="0.0448299" calcext:value-type="float">
            <text:p>0.04482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.832104" calcext:value-type="float">
            <text:p>0.832104</text:p>
          </table:table-cell>
          <table:table-cell office:value-type="float" office:value="93.0712" calcext:value-type="float">
            <text:p>93.0712</text:p>
          </table:table-cell>
          <table:table-cell office:value-type="float" office:value="0.154621" calcext:value-type="float">
            <text:p>0.154621</text:p>
          </table:table-cell>
          <table:table-cell office:value-type="float" office:value="2" calcext:value-type="float">
            <text:p>2</text:p>
          </table:table-cell>
          <table:table-cell office:value-type="float" office:value="0.856798" calcext:value-type="float">
            <text:p>0.856798</text:p>
          </table:table-cell>
          <table:table-cell office:value-type="float" office:value="54.8346" calcext:value-type="float">
            <text:p>54.8346</text:p>
          </table:table-cell>
          <table:table-cell office:value-type="float" office:value="0.123827" calcext:value-type="float">
            <text:p>0.123827</text:p>
          </table:table-cell>
          <table:table-cell office:value-type="float" office:value="2943" calcext:value-type="float">
            <text:p>2943</text:p>
          </table:table-cell>
          <table:table-cell office:value-type="float" office:value="0.850277" calcext:value-type="float">
            <text:p>0.850277</text:p>
          </table:table-cell>
          <table:table-cell office:value-type="float" office:value="98.8729" calcext:value-type="float">
            <text:p>98.8729</text:p>
          </table:table-cell>
          <table:table-cell office:value-type="float" office:value="0.230403" calcext:value-type="float">
            <text:p>0.230403</text:p>
          </table:table-cell>
          <table:table-cell office:value-type="float" office:value="9" calcext:value-type="float">
            <text:p>9</text:p>
          </table:table-cell>
          <table:table-cell office:value-type="float" office:value="0.895688" calcext:value-type="float">
            <text:p>0.895688</text:p>
          </table:table-cell>
          <table:table-cell office:value-type="float" office:value="32.8056" calcext:value-type="float">
            <text:p>32.8056</text:p>
          </table:table-cell>
          <table:table-cell office:value-type="float" office:value="0.092069" calcext:value-type="float">
            <text:p>0.092069</text:p>
          </table:table-cell>
          <table:table-cell office:value-type="float" office:value="56" calcext:value-type="float">
            <text:p>56</text:p>
          </table:table-cell>
          <table:table-cell office:value-type="float" office:value="0.945586" calcext:value-type="float">
            <text:p>0.945586</text:p>
          </table:table-cell>
          <table:table-cell office:value-type="float" office:value="29.2265" calcext:value-type="float">
            <text:p>29.2265</text:p>
          </table:table-cell>
          <table:table-cell office:value-type="float" office:value="0.0833426" calcext:value-type="float">
            <text:p>0.0833426</text:p>
          </table:table-cell>
          <table:table-cell/>
          <table:table-cell office:value-type="float" office:value="3354" calcext:value-type="float">
            <text:p>3354</text:p>
          </table:table-cell>
          <table:table-cell office:value-type="float" office:value="0.871486" calcext:value-type="float">
            <text:p>0.871486</text:p>
          </table:table-cell>
          <table:table-cell office:value-type="float" office:value="46.4452" calcext:value-type="float">
            <text:p>46.4452</text:p>
          </table:table-cell>
          <table:table-cell office:value-type="float" office:value="0.184334" calcext:value-type="float">
            <text:p>0.184334</text:p>
          </table:table-cell>
          <table:table-cell office:value-type="float" office:value="15" calcext:value-type="float">
            <text:p>15</text:p>
          </table:table-cell>
          <table:table-cell office:value-type="float" office:value="0.909479" calcext:value-type="float">
            <text:p>0.909479</text:p>
          </table:table-cell>
          <table:table-cell office:value-type="float" office:value="21.7757" calcext:value-type="float">
            <text:p>21.7757</text:p>
          </table:table-cell>
          <table:table-cell office:value-type="float" office:value="0.0935444" calcext:value-type="float">
            <text:p>0.0935444</text:p>
          </table:table-cell>
          <table:table-cell office:value-type="float" office:value="109" calcext:value-type="float">
            <text:p>109</text:p>
          </table:table-cell>
          <table:table-cell office:value-type="float" office:value="0.961594" calcext:value-type="float">
            <text:p>0.961594</text:p>
          </table:table-cell>
          <table:table-cell office:value-type="float" office:value="12.7577" calcext:value-type="float">
            <text:p>12.7577</text:p>
          </table:table-cell>
          <table:table-cell office:value-type="float" office:value="0.0499161" calcext:value-type="float">
            <text:p>0.04991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0.846814" calcext:value-type="float">
            <text:p>0.846814</text:p>
          </table:table-cell>
          <table:table-cell office:value-type="float" office:value="226.687" calcext:value-type="float">
            <text:p>226.687</text:p>
          </table:table-cell>
          <table:table-cell office:value-type="float" office:value="0.159454" calcext:value-type="float">
            <text:p>0.159454</text:p>
          </table:table-cell>
          <table:table-cell office:value-type="float" office:value="2" calcext:value-type="float">
            <text:p>2</text:p>
          </table:table-cell>
          <table:table-cell office:value-type="float" office:value="0.849034" calcext:value-type="float">
            <text:p>0.849034</text:p>
          </table:table-cell>
          <table:table-cell office:value-type="float" office:value="54.5717" calcext:value-type="float">
            <text:p>54.5717</text:p>
          </table:table-cell>
          <table:table-cell office:value-type="float" office:value="0.141451" calcext:value-type="float">
            <text:p>0.141451</text:p>
          </table:table-cell>
          <table:table-cell office:value-type="float" office:value="3279" calcext:value-type="float">
            <text:p>327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69.3315" calcext:value-type="float">
            <text:p>69.3315</text:p>
          </table:table-cell>
          <table:table-cell office:value-type="float" office:value="0.213732" calcext:value-type="float">
            <text:p>0.213732</text:p>
          </table:table-cell>
          <table:table-cell office:value-type="float" office:value="9" calcext:value-type="float">
            <text:p>9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32.843" calcext:value-type="float">
            <text:p>32.843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56" calcext:value-type="float">
            <text:p>56</text:p>
          </table:table-cell>
          <table:table-cell office:value-type="float" office:value="0.948882" calcext:value-type="float">
            <text:p>0.948882</text:p>
          </table:table-cell>
          <table:table-cell office:value-type="float" office:value="28.8108" calcext:value-type="float">
            <text:p>28.8108</text:p>
          </table:table-cell>
          <table:table-cell office:value-type="float" office:value="0.0678439" calcext:value-type="float">
            <text:p>0.0678439</text:p>
          </table:table-cell>
          <table:table-cell/>
          <table:table-cell office:value-type="float" office:value="4863" calcext:value-type="float">
            <text:p>4863</text:p>
          </table:table-cell>
          <table:table-cell office:value-type="float" office:value="0.856623" calcext:value-type="float">
            <text:p>0.856623</text:p>
          </table:table-cell>
          <table:table-cell office:value-type="float" office:value="269.491" calcext:value-type="float">
            <text:p>269.491</text:p>
          </table:table-cell>
          <table:table-cell office:value-type="float" office:value="0.221433" calcext:value-type="float">
            <text:p>0.221433</text:p>
          </table:table-cell>
          <table:table-cell office:value-type="float" office:value="15" calcext:value-type="float">
            <text:p>15</text:p>
          </table:table-cell>
          <table:table-cell office:value-type="float" office:value="0.907983" calcext:value-type="float">
            <text:p>0.907983</text:p>
          </table:table-cell>
          <table:table-cell office:value-type="float" office:value="18.7827" calcext:value-type="float">
            <text:p>18.7827</text:p>
          </table:table-cell>
          <table:table-cell office:value-type="float" office:value="0.0951353" calcext:value-type="float">
            <text:p>0.0951353</text:p>
          </table:table-cell>
          <table:table-cell office:value-type="float" office:value="109" calcext:value-type="float">
            <text:p>109</text:p>
          </table:table-cell>
          <table:table-cell office:value-type="float" office:value="0.961988" calcext:value-type="float">
            <text:p>0.961988</text:p>
          </table:table-cell>
          <table:table-cell office:value-type="float" office:value="8.72687" calcext:value-type="float">
            <text:p>8.72687</text:p>
          </table:table-cell>
          <table:table-cell office:value-type="float" office:value="0.0474085" calcext:value-type="float">
            <text:p>0.0474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836536" calcext:value-type="float">
            <text:p>0.836536</text:p>
          </table:table-cell>
          <table:table-cell office:value-type="float" office:value="125.382" calcext:value-type="float">
            <text:p>125.382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2" calcext:value-type="float">
            <text:p>2</text:p>
          </table:table-cell>
          <table:table-cell office:value-type="float" office:value="0.844511" calcext:value-type="float">
            <text:p>0.844511</text:p>
          </table:table-cell>
          <table:table-cell office:value-type="float" office:value="60.4371" calcext:value-type="float">
            <text:p>60.4371</text:p>
          </table:table-cell>
          <table:table-cell office:value-type="float" office:value="0.147666" calcext:value-type="float">
            <text:p>0.147666</text:p>
          </table:table-cell>
          <table:table-cell office:value-type="float" office:value="2974" calcext:value-type="float">
            <text:p>2974</text:p>
          </table:table-cell>
          <table:table-cell office:value-type="float" office:value="0.842195" calcext:value-type="float">
            <text:p>0.842195</text:p>
          </table:table-cell>
          <table:table-cell office:value-type="float" office:value="96.9326" calcext:value-type="float">
            <text:p>96.9326</text:p>
          </table:table-cell>
          <table:table-cell office:value-type="float" office:value="0.240475" calcext:value-type="float">
            <text:p>0.240475</text:p>
          </table:table-cell>
          <table:table-cell office:value-type="float" office:value="9" calcext:value-type="float">
            <text:p>9</text:p>
          </table:table-cell>
          <table:table-cell office:value-type="float" office:value="0.887003" calcext:value-type="float">
            <text:p>0.887003</text:p>
          </table:table-cell>
          <table:table-cell office:value-type="float" office:value="33.8818" calcext:value-type="float">
            <text:p>33.8818</text:p>
          </table:table-cell>
          <table:table-cell office:value-type="float" office:value="0.0996" calcext:value-type="float">
            <text:p>0.0996</text:p>
          </table:table-cell>
          <table:table-cell office:value-type="float" office:value="57" calcext:value-type="float">
            <text:p>57</text:p>
          </table:table-cell>
          <table:table-cell office:value-type="float" office:value="0.941127" calcext:value-type="float">
            <text:p>0.941127</text:p>
          </table:table-cell>
          <table:table-cell office:value-type="float" office:value="32.6457" calcext:value-type="float">
            <text:p>32.6457</text:p>
          </table:table-cell>
          <table:table-cell office:value-type="float" office:value="0.0738385" calcext:value-type="float">
            <text:p>0.0738385</text:p>
          </table:table-cell>
          <table:table-cell/>
          <table:table-cell office:value-type="float" office:value="4023" calcext:value-type="float">
            <text:p>4023</text:p>
          </table:table-cell>
          <table:table-cell office:value-type="float" office:value="0.868643" calcext:value-type="float">
            <text:p>0.868643</text:p>
          </table:table-cell>
          <table:table-cell office:value-type="float" office:value="44.1228" calcext:value-type="float">
            <text:p>44.1228</text:p>
          </table:table-cell>
          <table:table-cell office:value-type="float" office:value="0.178379" calcext:value-type="float">
            <text:p>0.178379</text:p>
          </table:table-cell>
          <table:table-cell office:value-type="float" office:value="15" calcext:value-type="float">
            <text:p>1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22.1388" calcext:value-type="float">
            <text:p>22.1388</text:p>
          </table:table-cell>
          <table:table-cell office:value-type="float" office:value="0.0958882" calcext:value-type="float">
            <text:p>0.0958882</text:p>
          </table:table-cell>
          <table:table-cell office:value-type="float" office:value="109" calcext:value-type="float">
            <text:p>109</text:p>
          </table:table-cell>
          <table:table-cell office:value-type="float" office:value="0.962861" calcext:value-type="float">
            <text:p>0.962861</text:p>
          </table:table-cell>
          <table:table-cell office:value-type="float" office:value="15.6611" calcext:value-type="float">
            <text:p>15.6611</text:p>
          </table:table-cell>
          <table:table-cell office:value-type="float" office:value="0.0487664" calcext:value-type="float">
            <text:p>0.04876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.843151" calcext:value-type="float">
            <text:p>0.843151</text:p>
          </table:table-cell>
          <table:table-cell office:value-type="float" office:value="882.893" calcext:value-type="float">
            <text:p>882.893</text:p>
          </table:table-cell>
          <table:table-cell office:value-type="float" office:value="0.173787" calcext:value-type="float">
            <text:p>0.173787</text:p>
          </table:table-cell>
          <table:table-cell office:value-type="float" office:value="2" calcext:value-type="float">
            <text:p>2</text:p>
          </table:table-cell>
          <table:table-cell office:value-type="float" office:value="0.848505" calcext:value-type="float">
            <text:p>0.848505</text:p>
          </table:table-cell>
          <table:table-cell office:value-type="float" office:value="66.7033" calcext:value-type="float">
            <text:p>66.7033</text:p>
          </table:table-cell>
          <table:table-cell office:value-type="float" office:value="0.11222" calcext:value-type="float">
            <text:p>0.11222</text:p>
          </table:table-cell>
          <table:table-cell office:value-type="float" office:value="2712" calcext:value-type="float">
            <text:p>2712</text:p>
          </table:table-cell>
          <table:table-cell office:value-type="float" office:value="0.848519" calcext:value-type="float">
            <text:p>0.848519</text:p>
          </table:table-cell>
          <table:table-cell office:value-type="float" office:value="106.484" calcext:value-type="float">
            <text:p>106.484</text:p>
          </table:table-cell>
          <table:table-cell office:value-type="float" office:value="0.25378" calcext:value-type="float">
            <text:p>0.25378</text:p>
          </table:table-cell>
          <table:table-cell office:value-type="float" office:value="9" calcext:value-type="float">
            <text:p>9</text:p>
          </table:table-cell>
          <table:table-cell office:value-type="float" office:value="0.891956" calcext:value-type="float">
            <text:p>0.891956</text:p>
          </table:table-cell>
          <table:table-cell office:value-type="float" office:value="33.9097" calcext:value-type="float">
            <text:p>33.9097</text:p>
          </table:table-cell>
          <table:table-cell office:value-type="float" office:value="0.090022" calcext:value-type="float">
            <text:p>0.090022</text:p>
          </table:table-cell>
          <table:table-cell office:value-type="float" office:value="56" calcext:value-type="float">
            <text:p>56</text:p>
          </table:table-cell>
          <table:table-cell office:value-type="float" office:value="0.951296" calcext:value-type="float">
            <text:p>0.951296</text:p>
          </table:table-cell>
          <table:table-cell office:value-type="float" office:value="28.6146" calcext:value-type="float">
            <text:p>28.6146</text:p>
          </table:table-cell>
          <table:table-cell office:value-type="float" office:value="0.0595744" calcext:value-type="float">
            <text:p>0.0595744</text:p>
          </table:table-cell>
          <table:table-cell/>
          <table:table-cell office:value-type="float" office:value="3951" calcext:value-type="float">
            <text:p>3951</text:p>
          </table:table-cell>
          <table:table-cell office:value-type="float" office:value="0.879461" calcext:value-type="float">
            <text:p>0.879461</text:p>
          </table:table-cell>
          <table:table-cell office:value-type="float" office:value="56.5478" calcext:value-type="float">
            <text:p>56.5478</text:p>
          </table:table-cell>
          <table:table-cell office:value-type="float" office:value="0.180761" calcext:value-type="float">
            <text:p>0.180761</text:p>
          </table:table-cell>
          <table:table-cell office:value-type="float" office:value="15" calcext:value-type="float">
            <text:p>15</text:p>
          </table:table-cell>
          <table:table-cell office:value-type="float" office:value="0.917699" calcext:value-type="float">
            <text:p>0.917699</text:p>
          </table:table-cell>
          <table:table-cell office:value-type="float" office:value="18.4619" calcext:value-type="float">
            <text:p>18.4619</text:p>
          </table:table-cell>
          <table:table-cell office:value-type="float" office:value="0.0930497" calcext:value-type="float">
            <text:p>0.0930497</text:p>
          </table:table-cell>
          <table:table-cell office:value-type="float" office:value="109" calcext:value-type="float">
            <text:p>109</text:p>
          </table:table-cell>
          <table:table-cell office:value-type="float" office:value="0.96401" calcext:value-type="float">
            <text:p>0.96401</text:p>
          </table:table-cell>
          <table:table-cell office:value-type="float" office:value="13.0774" calcext:value-type="float">
            <text:p>13.0774</text:p>
          </table:table-cell>
          <table:table-cell office:value-type="float" office:value="0.0430219" calcext:value-type="float">
            <text:p>0.04302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.838434" calcext:value-type="float">
            <text:p>0.838434</text:p>
          </table:table-cell>
          <table:table-cell office:value-type="float" office:value="106.166" calcext:value-type="float">
            <text:p>106.166</text:p>
          </table:table-cell>
          <table:table-cell office:value-type="float" office:value="0.145128" calcext:value-type="float">
            <text:p>0.145128</text:p>
          </table:table-cell>
          <table:table-cell office:value-type="float" office:value="2" calcext:value-type="float">
            <text:p>2</text:p>
          </table:table-cell>
          <table:table-cell office:value-type="float" office:value="0.835739" calcext:value-type="float">
            <text:p>0.835739</text:p>
          </table:table-cell>
          <table:table-cell office:value-type="float" office:value="86.8609" calcext:value-type="float">
            <text:p>86.8609</text:p>
          </table:table-cell>
          <table:table-cell office:value-type="float" office:value="0.123851" calcext:value-type="float">
            <text:p>0.123851</text:p>
          </table:table-cell>
          <table:table-cell office:value-type="float" office:value="3274" calcext:value-type="float">
            <text:p>3274</text:p>
          </table:table-cell>
          <table:table-cell office:value-type="float" office:value="0.841452" calcext:value-type="float">
            <text:p>0.841452</text:p>
          </table:table-cell>
          <table:table-cell office:value-type="float" office:value="86.5353" calcext:value-type="float">
            <text:p>86.5353</text:p>
          </table:table-cell>
          <table:table-cell office:value-type="float" office:value="0.195138" calcext:value-type="float">
            <text:p>0.195138</text:p>
          </table:table-cell>
          <table:table-cell office:value-type="float" office:value="9" calcext:value-type="float">
            <text:p>9</text:p>
          </table:table-cell>
          <table:table-cell office:value-type="float" office:value="0.874036" calcext:value-type="float">
            <text:p>0.874036</text:p>
          </table:table-cell>
          <table:table-cell office:value-type="float" office:value="53.9889" calcext:value-type="float">
            <text:p>53.9889</text:p>
          </table:table-cell>
          <table:table-cell office:value-type="float" office:value="0.0973487" calcext:value-type="float">
            <text:p>0.0973487</text:p>
          </table:table-cell>
          <table:table-cell office:value-type="float" office:value="57" calcext:value-type="float">
            <text:p>57</text:p>
          </table:table-cell>
          <table:table-cell office:value-type="float" office:value="0.939132" calcext:value-type="float">
            <text:p>0.939132</text:p>
          </table:table-cell>
          <table:table-cell office:value-type="float" office:value="69.3491" calcext:value-type="float">
            <text:p>69.3491</text:p>
          </table:table-cell>
          <table:table-cell office:value-type="float" office:value="0.074208" calcext:value-type="float">
            <text:p>0.074208</text:p>
          </table:table-cell>
          <table:table-cell/>
          <table:table-cell office:value-type="float" office:value="3785" calcext:value-type="float">
            <text:p>3785</text:p>
          </table:table-cell>
          <table:table-cell office:value-type="float" office:value="0.872175" calcext:value-type="float">
            <text:p>0.872175</text:p>
          </table:table-cell>
          <table:table-cell office:value-type="float" office:value="46.0923" calcext:value-type="float">
            <text:p>46.0923</text:p>
          </table:table-cell>
          <table:table-cell office:value-type="float" office:value="0.170545" calcext:value-type="float">
            <text:p>0.170545</text:p>
          </table:table-cell>
          <table:table-cell office:value-type="float" office:value="15" calcext:value-type="float">
            <text:p>15</text:p>
          </table:table-cell>
          <table:table-cell office:value-type="float" office:value="0.913033" calcext:value-type="float">
            <text:p>0.913033</text:p>
          </table:table-cell>
          <table:table-cell office:value-type="float" office:value="30.4804" calcext:value-type="float">
            <text:p>30.4804</text:p>
          </table:table-cell>
          <table:table-cell office:value-type="float" office:value="0.0863775" calcext:value-type="float">
            <text:p>0.0863775</text:p>
          </table:table-cell>
          <table:table-cell office:value-type="float" office:value="109" calcext:value-type="float">
            <text:p>109</text:p>
          </table:table-cell>
          <table:table-cell office:value-type="float" office:value="0.963645" calcext:value-type="float">
            <text:p>0.963645</text:p>
          </table:table-cell>
          <table:table-cell office:value-type="float" office:value="37.3728" calcext:value-type="float">
            <text:p>37.3728</text:p>
          </table:table-cell>
          <table:table-cell office:value-type="float" office:value="0.0471145" calcext:value-type="float">
            <text:p>0.04711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.825463" calcext:value-type="float">
            <text:p>0.825463</text:p>
          </table:table-cell>
          <table:table-cell office:value-type="float" office:value="14273.9" calcext:value-type="float">
            <text:p>14273.9</text:p>
          </table:table-cell>
          <table:table-cell office:value-type="float" office:value="0.29442" calcext:value-type="float">
            <text:p>0.29442</text:p>
          </table:table-cell>
          <table:table-cell office:value-type="float" office:value="2" calcext:value-type="float">
            <text:p>2</text:p>
          </table:table-cell>
          <table:table-cell office:value-type="float" office:value="0.852377" calcext:value-type="float">
            <text:p>0.852377</text:p>
          </table:table-cell>
          <table:table-cell office:value-type="float" office:value="70.3805" calcext:value-type="float">
            <text:p>70.3805</text:p>
          </table:table-cell>
          <table:table-cell office:value-type="float" office:value="0.138081" calcext:value-type="float">
            <text:p>0.138081</text:p>
          </table:table-cell>
          <table:table-cell office:value-type="float" office:value="2715" calcext:value-type="float">
            <text:p>2715</text:p>
          </table:table-cell>
          <table:table-cell office:value-type="float" office:value="0.831927" calcext:value-type="float">
            <text:p>0.831927</text:p>
          </table:table-cell>
          <table:table-cell office:value-type="float" office:value="122.65" calcext:value-type="float">
            <text:p>122.65</text:p>
          </table:table-cell>
          <table:table-cell office:value-type="float" office:value="0.241971" calcext:value-type="float">
            <text:p>0.241971</text:p>
          </table:table-cell>
          <table:table-cell office:value-type="float" office:value="9" calcext:value-type="float">
            <text:p>9</text:p>
          </table:table-cell>
          <table:table-cell office:value-type="float" office:value="0.882045" calcext:value-type="float">
            <text:p>0.882045</text:p>
          </table:table-cell>
          <table:table-cell office:value-type="float" office:value="49.3291" calcext:value-type="float">
            <text:p>49.3291</text:p>
          </table:table-cell>
          <table:table-cell office:value-type="float" office:value="0.116594" calcext:value-type="float">
            <text:p>0.116594</text:p>
          </table:table-cell>
          <table:table-cell office:value-type="float" office:value="55" calcext:value-type="float">
            <text:p>55</text:p>
          </table:table-cell>
          <table:table-cell office:value-type="float" office:value="0.946252" calcext:value-type="float">
            <text:p>0.946252</text:p>
          </table:table-cell>
          <table:table-cell office:value-type="float" office:value="43.1643" calcext:value-type="float">
            <text:p>43.1643</text:p>
          </table:table-cell>
          <table:table-cell office:value-type="float" office:value="0.0793757" calcext:value-type="float">
            <text:p>0.079375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0.861514" calcext:value-type="float">
            <text:p>0.861514</text:p>
          </table:table-cell>
          <table:table-cell office:value-type="float" office:value="68.468" calcext:value-type="float">
            <text:p>68.468</text:p>
          </table:table-cell>
          <table:table-cell office:value-type="float" office:value="0.193487" calcext:value-type="float">
            <text:p>0.193487</text:p>
          </table:table-cell>
          <table:table-cell office:value-type="float" office:value="15" calcext:value-type="float">
            <text:p>1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26.9677" calcext:value-type="float">
            <text:p>26.9677</text:p>
          </table:table-cell>
          <table:table-cell office:value-type="float" office:value="0.0949641" calcext:value-type="float">
            <text:p>0.0949641</text:p>
          </table:table-cell>
          <table:table-cell office:value-type="float" office:value="110" calcext:value-type="float">
            <text:p>110</text:p>
          </table:table-cell>
          <table:table-cell office:value-type="float" office:value="0.95948" calcext:value-type="float">
            <text:p>0.95948</text:p>
          </table:table-cell>
          <table:table-cell office:value-type="float" office:value="25.1793" calcext:value-type="float">
            <text:p>25.1793</text:p>
          </table:table-cell>
          <table:table-cell office:value-type="float" office:value="0.0506321" calcext:value-type="float">
            <text:p>0.05063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845585" calcext:value-type="float">
            <text:p>0.845585</text:p>
          </table:table-cell>
          <table:table-cell office:value-type="float" office:value="1253.48" calcext:value-type="float">
            <text:p>1253.48</text:p>
          </table:table-cell>
          <table:table-cell office:value-type="float" office:value="0.20214" calcext:value-type="float">
            <text:p>0.20214</text:p>
          </table:table-cell>
          <table:table-cell office:value-type="float" office:value="2" calcext:value-type="float">
            <text:p>2</text:p>
          </table:table-cell>
          <table:table-cell office:value-type="float" office:value="0.860196" calcext:value-type="float">
            <text:p>0.860196</text:p>
          </table:table-cell>
          <table:table-cell office:value-type="float" office:value="73.6035" calcext:value-type="float">
            <text:p>73.6035</text:p>
          </table:table-cell>
          <table:table-cell office:value-type="float" office:value="0.133342" calcext:value-type="float">
            <text:p>0.133342</text:p>
          </table:table-cell>
          <table:table-cell office:value-type="float" office:value="4753" calcext:value-type="float">
            <text:p>4753</text:p>
          </table:table-cell>
          <table:table-cell office:value-type="float" office:value="0.853194" calcext:value-type="float">
            <text:p>0.853194</text:p>
          </table:table-cell>
          <table:table-cell office:value-type="float" office:value="445.907" calcext:value-type="float">
            <text:p>445.907</text:p>
          </table:table-cell>
          <table:table-cell office:value-type="float" office:value="0.27842" calcext:value-type="float">
            <text:p>0.27842</text:p>
          </table:table-cell>
          <table:table-cell office:value-type="float" office:value="9" calcext:value-type="float">
            <text:p>9</text:p>
          </table:table-cell>
          <table:table-cell office:value-type="float" office:value="0.896295" calcext:value-type="float">
            <text:p>0.896295</text:p>
          </table:table-cell>
          <table:table-cell office:value-type="float" office:value="45.1743" calcext:value-type="float">
            <text:p>45.1743</text:p>
          </table:table-cell>
          <table:table-cell office:value-type="float" office:value="0.0926729" calcext:value-type="float">
            <text:p>0.0926729</text:p>
          </table:table-cell>
          <table:table-cell office:value-type="float" office:value="56" calcext:value-type="float">
            <text:p>56</text:p>
          </table:table-cell>
          <table:table-cell office:value-type="float" office:value="0.947444" calcext:value-type="float">
            <text:p>0.947444</text:p>
          </table:table-cell>
          <table:table-cell office:value-type="float" office:value="52.7802" calcext:value-type="float">
            <text:p>52.7802</text:p>
          </table:table-cell>
          <table:table-cell office:value-type="float" office:value="0.0724942" calcext:value-type="float">
            <text:p>0.0724942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0.868149" calcext:value-type="float">
            <text:p>0.868149</text:p>
          </table:table-cell>
          <table:table-cell office:value-type="float" office:value="46.0563" calcext:value-type="float">
            <text:p>46.0563</text:p>
          </table:table-cell>
          <table:table-cell office:value-type="float" office:value="0.182302" calcext:value-type="float">
            <text:p>0.182302</text:p>
          </table:table-cell>
          <table:table-cell office:value-type="float" office:value="15" calcext:value-type="float">
            <text:p>15</text:p>
          </table:table-cell>
          <table:table-cell office:value-type="float" office:value="0.916478" calcext:value-type="float">
            <text:p>0.916478</text:p>
          </table:table-cell>
          <table:table-cell office:value-type="float" office:value="27.5128" calcext:value-type="float">
            <text:p>27.5128</text:p>
          </table:table-cell>
          <table:table-cell office:value-type="float" office:value="0.0884425" calcext:value-type="float">
            <text:p>0.0884425</text:p>
          </table:table-cell>
          <table:table-cell office:value-type="float" office:value="108" calcext:value-type="float">
            <text:p>108</text:p>
          </table:table-cell>
          <table:table-cell office:value-type="float" office:value="0.961196" calcext:value-type="float">
            <text:p>0.961196</text:p>
          </table:table-cell>
          <table:table-cell office:value-type="float" office:value="30.5505" calcext:value-type="float">
            <text:p>30.5505</text:p>
          </table:table-cell>
          <table:table-cell office:value-type="float" office:value="0.0449092" calcext:value-type="float">
            <text:p>0.0449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.833082" calcext:value-type="float">
            <text:p>0.833082</text:p>
          </table:table-cell>
          <table:table-cell office:value-type="float" office:value="2722.97" calcext:value-type="float">
            <text:p>2722.97</text:p>
          </table:table-cell>
          <table:table-cell office:value-type="float" office:value="0.185914" calcext:value-type="float">
            <text:p>0.185914</text:p>
          </table:table-cell>
          <table:table-cell office:value-type="float" office:value="2" calcext:value-type="float">
            <text:p>2</text:p>
          </table:table-cell>
          <table:table-cell office:value-type="float" office:value="0.852849" calcext:value-type="float">
            <text:p>0.852849</text:p>
          </table:table-cell>
          <table:table-cell office:value-type="float" office:value="60.9335" calcext:value-type="float">
            <text:p>60.9335</text:p>
          </table:table-cell>
          <table:table-cell office:value-type="float" office:value="0.122914" calcext:value-type="float">
            <text:p>0.122914</text:p>
          </table:table-cell>
          <table:table-cell office:value-type="float" office:value="3151" calcext:value-type="float">
            <text:p>3151</text:p>
          </table:table-cell>
          <table:table-cell office:value-type="float" office:value="0.840648" calcext:value-type="float">
            <text:p>0.840648</text:p>
          </table:table-cell>
          <table:table-cell office:value-type="float" office:value="177.842" calcext:value-type="float">
            <text:p>177.842</text:p>
          </table:table-cell>
          <table:table-cell office:value-type="float" office:value="0.272267" calcext:value-type="float">
            <text:p>0.272267</text:p>
          </table:table-cell>
          <table:table-cell office:value-type="float" office:value="9" calcext:value-type="float">
            <text:p>9</text:p>
          </table:table-cell>
          <table:table-cell office:value-type="float" office:value="0.891711" calcext:value-type="float">
            <text:p>0.891711</text:p>
          </table:table-cell>
          <table:table-cell office:value-type="float" office:value="38.9174" calcext:value-type="float">
            <text:p>38.9174</text:p>
          </table:table-cell>
          <table:table-cell office:value-type="float" office:value="0.103376" calcext:value-type="float">
            <text:p>0.103376</text:p>
          </table:table-cell>
          <table:table-cell office:value-type="float" office:value="57" calcext:value-type="float">
            <text:p>57</text:p>
          </table:table-cell>
          <table:table-cell office:value-type="float" office:value="0.945997" calcext:value-type="float">
            <text:p>0.945997</text:p>
          </table:table-cell>
          <table:table-cell office:value-type="float" office:value="31.067" calcext:value-type="float">
            <text:p>31.067</text:p>
          </table:table-cell>
          <table:table-cell office:value-type="float" office:value="0.0791177" calcext:value-type="float">
            <text:p>0.0791177</text:p>
          </table:table-cell>
          <table:table-cell/>
          <table:table-cell office:value-type="float" office:value="3401" calcext:value-type="float">
            <text:p>3401</text:p>
          </table:table-cell>
          <table:table-cell office:value-type="float" office:value="0.86801" calcext:value-type="float">
            <text:p>0.86801</text:p>
          </table:table-cell>
          <table:table-cell office:value-type="float" office:value="170.215" calcext:value-type="float">
            <text:p>170.215</text:p>
          </table:table-cell>
          <table:table-cell office:value-type="float" office:value="0.206855" calcext:value-type="float">
            <text:p>0.206855</text:p>
          </table:table-cell>
          <table:table-cell office:value-type="float" office:value="15" calcext:value-type="float">
            <text:p>15</text:p>
          </table:table-cell>
          <table:table-cell office:value-type="float" office:value="0.915377" calcext:value-type="float">
            <text:p>0.915377</text:p>
          </table:table-cell>
          <table:table-cell office:value-type="float" office:value="21.2137" calcext:value-type="float">
            <text:p>21.2137</text:p>
          </table:table-cell>
          <table:table-cell office:value-type="float" office:value="0.0891727" calcext:value-type="float">
            <text:p>0.0891727</text:p>
          </table:table-cell>
          <table:table-cell office:value-type="float" office:value="108" calcext:value-type="float">
            <text:p>108</text:p>
          </table:table-cell>
          <table:table-cell office:value-type="float" office:value="0.960037" calcext:value-type="float">
            <text:p>0.960037</text:p>
          </table:table-cell>
          <table:table-cell office:value-type="float" office:value="15.0449" calcext:value-type="float">
            <text:p>15.0449</text:p>
          </table:table-cell>
          <table:table-cell office:value-type="float" office:value="0.0448942" calcext:value-type="float">
            <text:p>0.04489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847767" calcext:value-type="float">
            <text:p>0.847767</text:p>
          </table:table-cell>
          <table:table-cell office:value-type="float" office:value="187.65" calcext:value-type="float">
            <text:p>187.65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2" calcext:value-type="float">
            <text:p>2</text:p>
          </table:table-cell>
          <table:table-cell office:value-type="float" office:value="0.873622" calcext:value-type="float">
            <text:p>0.873622</text:p>
          </table:table-cell>
          <table:table-cell office:value-type="float" office:value="72.6003" calcext:value-type="float">
            <text:p>72.6003</text:p>
          </table:table-cell>
          <table:table-cell office:value-type="float" office:value="0.120195" calcext:value-type="float">
            <text:p>0.120195</text:p>
          </table:table-cell>
          <table:table-cell office:value-type="float" office:value="2845" calcext:value-type="float">
            <text:p>2845</text:p>
          </table:table-cell>
          <table:table-cell office:value-type="float" office:value="0.855359" calcext:value-type="float">
            <text:p>0.855359</text:p>
          </table:table-cell>
          <table:table-cell office:value-type="float" office:value="161.093" calcext:value-type="float">
            <text:p>161.093</text:p>
          </table:table-cell>
          <table:table-cell office:value-type="float" office:value="0.204923" calcext:value-type="float">
            <text:p>0.204923</text:p>
          </table:table-cell>
          <table:table-cell office:value-type="float" office:value="9" calcext:value-type="float">
            <text:p>9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38.2709" calcext:value-type="float">
            <text:p>38.2709</text:p>
          </table:table-cell>
          <table:table-cell office:value-type="float" office:value="0.0883939" calcext:value-type="float">
            <text:p>0.0883939</text:p>
          </table:table-cell>
          <table:table-cell office:value-type="float" office:value="56" calcext:value-type="float">
            <text:p>56</text:p>
          </table:table-cell>
          <table:table-cell office:value-type="float" office:value="0.946552" calcext:value-type="float">
            <text:p>0.946552</text:p>
          </table:table-cell>
          <table:table-cell office:value-type="float" office:value="23.0987" calcext:value-type="float">
            <text:p>23.0987</text:p>
          </table:table-cell>
          <table:table-cell office:value-type="float" office:value="0.0704338" calcext:value-type="float">
            <text:p>0.0704338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0.868851" calcext:value-type="float">
            <text:p>0.868851</text:p>
          </table:table-cell>
          <table:table-cell office:value-type="float" office:value="43.9297" calcext:value-type="float">
            <text:p>43.9297</text:p>
          </table:table-cell>
          <table:table-cell office:value-type="float" office:value="0.17864" calcext:value-type="float">
            <text:p>0.17864</text:p>
          </table:table-cell>
          <table:table-cell office:value-type="float" office:value="15" calcext:value-type="float">
            <text:p>15</text:p>
          </table:table-cell>
          <table:table-cell office:value-type="float" office:value="0.914365" calcext:value-type="float">
            <text:p>0.914365</text:p>
          </table:table-cell>
          <table:table-cell office:value-type="float" office:value="21.3196" calcext:value-type="float">
            <text:p>21.3196</text:p>
          </table:table-cell>
          <table:table-cell office:value-type="float" office:value="0.0871774" calcext:value-type="float">
            <text:p>0.0871774</text:p>
          </table:table-cell>
          <table:table-cell office:value-type="float" office:value="107" calcext:value-type="float">
            <text:p>107</text:p>
          </table:table-cell>
          <table:table-cell office:value-type="float" office:value="0.958104" calcext:value-type="float">
            <text:p>0.958104</text:p>
          </table:table-cell>
          <table:table-cell office:value-type="float" office:value="15.2449" calcext:value-type="float">
            <text:p>15.2449</text:p>
          </table:table-cell>
          <table:table-cell office:value-type="float" office:value="0.0502838" calcext:value-type="float">
            <text:p>0.05028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0.828115" calcext:value-type="float">
            <text:p>0.828115</text:p>
          </table:table-cell>
          <table:table-cell office:value-type="float" office:value="174.622" calcext:value-type="float">
            <text:p>174.622</text:p>
          </table:table-cell>
          <table:table-cell office:value-type="float" office:value="0.166118" calcext:value-type="float">
            <text:p>0.166118</text:p>
          </table:table-cell>
          <table:table-cell office:value-type="float" office:value="2" calcext:value-type="float">
            <text:p>2</text:p>
          </table:table-cell>
          <table:table-cell office:value-type="float" office:value="0.856779" calcext:value-type="float">
            <text:p>0.856779</text:p>
          </table:table-cell>
          <table:table-cell office:value-type="float" office:value="69.3535" calcext:value-type="float">
            <text:p>69.3535</text:p>
          </table:table-cell>
          <table:table-cell office:value-type="float" office:value="0.125453" calcext:value-type="float">
            <text:p>0.125453</text:p>
          </table:table-cell>
          <table:table-cell office:value-type="float" office:value="2797" calcext:value-type="float">
            <text:p>2797</text:p>
          </table:table-cell>
          <table:table-cell office:value-type="float" office:value="0.831092" calcext:value-type="float">
            <text:p>0.831092</text:p>
          </table:table-cell>
          <table:table-cell office:value-type="float" office:value="370.407" calcext:value-type="float">
            <text:p>370.407</text:p>
          </table:table-cell>
          <table:table-cell office:value-type="float" office:value="0.270305" calcext:value-type="float">
            <text:p>0.270305</text:p>
          </table:table-cell>
          <table:table-cell office:value-type="float" office:value="9" calcext:value-type="float">
            <text:p>9</text:p>
          </table:table-cell>
          <table:table-cell office:value-type="float" office:value="0.888484" calcext:value-type="float">
            <text:p>0.888484</text:p>
          </table:table-cell>
          <table:table-cell office:value-type="float" office:value="36.3303" calcext:value-type="float">
            <text:p>36.3303</text:p>
          </table:table-cell>
          <table:table-cell office:value-type="float" office:value="0.0863836" calcext:value-type="float">
            <text:p>0.0863836</text:p>
          </table:table-cell>
          <table:table-cell office:value-type="float" office:value="57" calcext:value-type="float">
            <text:p>57</text:p>
          </table:table-cell>
          <table:table-cell office:value-type="float" office:value="0.940238" calcext:value-type="float">
            <text:p>0.940238</text:p>
          </table:table-cell>
          <table:table-cell office:value-type="float" office:value="32.0181" calcext:value-type="float">
            <text:p>32.0181</text:p>
          </table:table-cell>
          <table:table-cell office:value-type="float" office:value="0.0748631" calcext:value-type="float">
            <text:p>0.0748631</text:p>
          </table:table-cell>
          <table:table-cell/>
          <table:table-cell office:value-type="float" office:value="3575" calcext:value-type="float">
            <text:p>3575</text:p>
          </table:table-cell>
          <table:table-cell office:value-type="float" office:value="0.867198" calcext:value-type="float">
            <text:p>0.867198</text:p>
          </table:table-cell>
          <table:table-cell office:value-type="float" office:value="48.3904" calcext:value-type="float">
            <text:p>48.3904</text:p>
          </table:table-cell>
          <table:table-cell office:value-type="float" office:value="0.186614" calcext:value-type="float">
            <text:p>0.186614</text:p>
          </table:table-cell>
          <table:table-cell office:value-type="float" office:value="15" calcext:value-type="float">
            <text:p>15</text:p>
          </table:table-cell>
          <table:table-cell office:value-type="float" office:value="0.914341" calcext:value-type="float">
            <text:p>0.914341</text:p>
          </table:table-cell>
          <table:table-cell office:value-type="float" office:value="20.4598" calcext:value-type="float">
            <text:p>20.4598</text:p>
          </table:table-cell>
          <table:table-cell office:value-type="float" office:value="0.0919165" calcext:value-type="float">
            <text:p>0.0919165</text:p>
          </table:table-cell>
          <table:table-cell office:value-type="float" office:value="108" calcext:value-type="float">
            <text:p>108</text:p>
          </table:table-cell>
          <table:table-cell office:value-type="float" office:value="0.959194" calcext:value-type="float">
            <text:p>0.959194</text:p>
          </table:table-cell>
          <table:table-cell office:value-type="float" office:value="16.6518" calcext:value-type="float">
            <text:p>16.6518</text:p>
          </table:table-cell>
          <table:table-cell office:value-type="float" office:value="0.0531623" calcext:value-type="float">
            <text:p>0.05316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.842035" calcext:value-type="float">
            <text:p>0.842035</text:p>
          </table:table-cell>
          <table:table-cell office:value-type="float" office:value="241.724" calcext:value-type="float">
            <text:p>241.724</text:p>
          </table:table-cell>
          <table:table-cell office:value-type="float" office:value="0.160584" calcext:value-type="float">
            <text:p>0.160584</text:p>
          </table:table-cell>
          <table:table-cell office:value-type="float" office:value="2" calcext:value-type="float">
            <text:p>2</text:p>
          </table:table-cell>
          <table:table-cell office:value-type="float" office:value="0.872439" calcext:value-type="float">
            <text:p>0.872439</text:p>
          </table:table-cell>
          <table:table-cell office:value-type="float" office:value="51.4822" calcext:value-type="float">
            <text:p>51.4822</text:p>
          </table:table-cell>
          <table:table-cell office:value-type="float" office:value="0.110618" calcext:value-type="float">
            <text:p>0.110618</text:p>
          </table:table-cell>
          <table:table-cell office:value-type="float" office:value="4118" calcext:value-type="float">
            <text:p>4118</text:p>
          </table:table-cell>
          <table:table-cell office:value-type="float" office:value="0.846817" calcext:value-type="float">
            <text:p>0.846817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0.233516" calcext:value-type="float">
            <text:p>0.233516</text:p>
          </table:table-cell>
          <table:table-cell office:value-type="float" office:value="9" calcext:value-type="float">
            <text:p>9</text:p>
          </table:table-cell>
          <table:table-cell office:value-type="float" office:value="0.896085" calcext:value-type="float">
            <text:p>0.896085</text:p>
          </table:table-cell>
          <table:table-cell office:value-type="float" office:value="35.5261" calcext:value-type="float">
            <text:p>35.5261</text:p>
          </table:table-cell>
          <table:table-cell office:value-type="float" office:value="0.0964116" calcext:value-type="float">
            <text:p>0.0964116</text:p>
          </table:table-cell>
          <table:table-cell office:value-type="float" office:value="55" calcext:value-type="float">
            <text:p>55</text:p>
          </table:table-cell>
          <table:table-cell office:value-type="float" office:value="0.944798" calcext:value-type="float">
            <text:p>0.944798</text:p>
          </table:table-cell>
          <table:table-cell office:value-type="float" office:value="29.5939" calcext:value-type="float">
            <text:p>29.5939</text:p>
          </table:table-cell>
          <table:table-cell office:value-type="float" office:value="0.0581647" calcext:value-type="float">
            <text:p>0.0581647</text:p>
          </table:table-cell>
          <table:table-cell/>
          <table:table-cell office:value-type="float" office:value="3602" calcext:value-type="float">
            <text:p>3602</text:p>
          </table:table-cell>
          <table:table-cell office:value-type="float" office:value="0.866172" calcext:value-type="float">
            <text:p>0.866172</text:p>
          </table:table-cell>
          <table:table-cell office:value-type="float" office:value="41.4012" calcext:value-type="float">
            <text:p>41.4012</text:p>
          </table:table-cell>
          <table:table-cell office:value-type="float" office:value="0.17986" calcext:value-type="float">
            <text:p>0.17986</text:p>
          </table:table-cell>
          <table:table-cell office:value-type="float" office:value="15" calcext:value-type="float">
            <text:p>15</text:p>
          </table:table-cell>
          <table:table-cell office:value-type="float" office:value="0.911748" calcext:value-type="float">
            <text:p>0.911748</text:p>
          </table:table-cell>
          <table:table-cell office:value-type="float" office:value="21.2243" calcext:value-type="float">
            <text:p>21.2243</text:p>
          </table:table-cell>
          <table:table-cell office:value-type="float" office:value="0.0953824" calcext:value-type="float">
            <text:p>0.0953824</text:p>
          </table:table-cell>
          <table:table-cell office:value-type="float" office:value="108" calcext:value-type="float">
            <text:p>108</text:p>
          </table:table-cell>
          <table:table-cell office:value-type="float" office:value="0.962627" calcext:value-type="float">
            <text:p>0.962627</text:p>
          </table:table-cell>
          <table:table-cell office:value-type="float" office:value="14.8297" calcext:value-type="float">
            <text:p>14.8297</text:p>
          </table:table-cell>
          <table:table-cell office:value-type="float" office:value="0.0435197" calcext:value-type="float">
            <text:p>0.0435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.836996" calcext:value-type="float">
            <text:p>0.836996</text:p>
          </table:table-cell>
          <table:table-cell office:value-type="float" office:value="27510.1" calcext:value-type="float">
            <text:p>27510.1</text:p>
          </table:table-cell>
          <table:table-cell office:value-type="float" office:value="0.260551" calcext:value-type="float">
            <text:p>0.260551</text:p>
          </table:table-cell>
          <table:table-cell office:value-type="float" office:value="2" calcext:value-type="float">
            <text:p>2</text:p>
          </table:table-cell>
          <table:table-cell office:value-type="float" office:value="0.866045" calcext:value-type="float">
            <text:p>0.866045</text:p>
          </table:table-cell>
          <table:table-cell office:value-type="float" office:value="61.1361" calcext:value-type="float">
            <text:p>61.1361</text:p>
          </table:table-cell>
          <table:table-cell office:value-type="float" office:value="0.12983" calcext:value-type="float">
            <text:p>0.12983</text:p>
          </table:table-cell>
          <table:table-cell office:value-type="float" office:value="3163" calcext:value-type="float">
            <text:p>3163</text:p>
          </table:table-cell>
          <table:table-cell office:value-type="float" office:value="0.847638" calcext:value-type="float">
            <text:p>0.847638</text:p>
          </table:table-cell>
          <table:table-cell office:value-type="float" office:value="73.6687" calcext:value-type="float">
            <text:p>73.6687</text:p>
          </table:table-cell>
          <table:table-cell office:value-type="float" office:value="0.2073" calcext:value-type="float">
            <text:p>0.2073</text:p>
          </table:table-cell>
          <table:table-cell office:value-type="float" office:value="9" calcext:value-type="float">
            <text:p>9</text:p>
          </table:table-cell>
          <table:table-cell office:value-type="float" office:value="0.90681" calcext:value-type="float">
            <text:p>0.90681</text:p>
          </table:table-cell>
          <table:table-cell office:value-type="float" office:value="38.1912" calcext:value-type="float">
            <text:p>38.1912</text:p>
          </table:table-cell>
          <table:table-cell office:value-type="float" office:value="0.10309" calcext:value-type="float">
            <text:p>0.10309</text:p>
          </table:table-cell>
          <table:table-cell office:value-type="float" office:value="56" calcext:value-type="float">
            <text:p>56</text:p>
          </table:table-cell>
          <table:table-cell office:value-type="float" office:value="0.943254" calcext:value-type="float">
            <text:p>0.943254</text:p>
          </table:table-cell>
          <table:table-cell office:value-type="float" office:value="38.2979" calcext:value-type="float">
            <text:p>38.2979</text:p>
          </table:table-cell>
          <table:table-cell office:value-type="float" office:value="0.0843989" calcext:value-type="float">
            <text:p>0.0843989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float" office:value="0.885209" calcext:value-type="float">
            <text:p>0.885209</text:p>
          </table:table-cell>
          <table:table-cell office:value-type="float" office:value="52.9644" calcext:value-type="float">
            <text:p>52.9644</text:p>
          </table:table-cell>
          <table:table-cell office:value-type="float" office:value="0.1559" calcext:value-type="float">
            <text:p>0.1559</text:p>
          </table:table-cell>
          <table:table-cell office:value-type="float" office:value="15" calcext:value-type="float">
            <text:p>15</text:p>
          </table:table-cell>
          <table:table-cell office:value-type="float" office:value="0.915389" calcext:value-type="float">
            <text:p>0.915389</text:p>
          </table:table-cell>
          <table:table-cell office:value-type="float" office:value="28.9484" calcext:value-type="float">
            <text:p>28.9484</text:p>
          </table:table-cell>
          <table:table-cell office:value-type="float" office:value="0.0909077" calcext:value-type="float">
            <text:p>0.0909077</text:p>
          </table:table-cell>
          <table:table-cell office:value-type="float" office:value="107" calcext:value-type="float">
            <text:p>107</text:p>
          </table:table-cell>
          <table:table-cell office:value-type="float" office:value="0.952363" calcext:value-type="float">
            <text:p>0.952363</text:p>
          </table:table-cell>
          <table:table-cell office:value-type="float" office:value="26.7466" calcext:value-type="float">
            <text:p>26.7466</text:p>
          </table:table-cell>
          <table:table-cell office:value-type="float" office:value="0.0545927" calcext:value-type="float">
            <text:p>0.05459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820411" calcext:value-type="float">
            <text:p>0.820411</text:p>
          </table:table-cell>
          <table:table-cell office:value-type="float" office:value="512.683" calcext:value-type="float">
            <text:p>512.683</text:p>
          </table:table-cell>
          <table:table-cell office:value-type="float" office:value="0.178405" calcext:value-type="float">
            <text:p>0.178405</text:p>
          </table:table-cell>
          <table:table-cell office:value-type="float" office:value="2" calcext:value-type="float">
            <text:p>2</text:p>
          </table:table-cell>
          <table:table-cell office:value-type="float" office:value="0.853859" calcext:value-type="float">
            <text:p>0.853859</text:p>
          </table:table-cell>
          <table:table-cell office:value-type="float" office:value="58.8954" calcext:value-type="float">
            <text:p>58.8954</text:p>
          </table:table-cell>
          <table:table-cell office:value-type="float" office:value="0.119247" calcext:value-type="float">
            <text:p>0.119247</text:p>
          </table:table-cell>
          <table:table-cell office:value-type="float" office:value="3060" calcext:value-type="float">
            <text:p>3060</text:p>
          </table:table-cell>
          <table:table-cell office:value-type="float" office:value="0.845342" calcext:value-type="float">
            <text:p>0.845342</text:p>
          </table:table-cell>
          <table:table-cell office:value-type="float" office:value="287.8" calcext:value-type="float">
            <text:p>287.8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9" calcext:value-type="float">
            <text:p>9</text:p>
          </table:table-cell>
          <table:table-cell office:value-type="float" office:value="0.882166" calcext:value-type="float">
            <text:p>0.882166</text:p>
          </table:table-cell>
          <table:table-cell office:value-type="float" office:value="40.5297" calcext:value-type="float">
            <text:p>40.5297</text:p>
          </table:table-cell>
          <table:table-cell office:value-type="float" office:value="0.104359" calcext:value-type="float">
            <text:p>0.104359</text:p>
          </table:table-cell>
          <table:table-cell office:value-type="float" office:value="57" calcext:value-type="float">
            <text:p>57</text:p>
          </table:table-cell>
          <table:table-cell office:value-type="float" office:value="0.942386" calcext:value-type="float">
            <text:p>0.942386</text:p>
          </table:table-cell>
          <table:table-cell office:value-type="float" office:value="31.2308" calcext:value-type="float">
            <text:p>31.2308</text:p>
          </table:table-cell>
          <table:table-cell office:value-type="float" office:value="0.0801615" calcext:value-type="float">
            <text:p>0.0801615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0.885592" calcext:value-type="float">
            <text:p>0.885592</text:p>
          </table:table-cell>
          <table:table-cell office:value-type="float" office:value="43.4386" calcext:value-type="float">
            <text:p>43.4386</text:p>
          </table:table-cell>
          <table:table-cell office:value-type="float" office:value="0.152417" calcext:value-type="float">
            <text:p>0.152417</text:p>
          </table:table-cell>
          <table:table-cell office:value-type="float" office:value="15" calcext:value-type="float">
            <text:p>15</text:p>
          </table:table-cell>
          <table:table-cell office:value-type="float" office:value="0.92107" calcext:value-type="float">
            <text:p>0.92107</text:p>
          </table:table-cell>
          <table:table-cell office:value-type="float" office:value="25.6392" calcext:value-type="float">
            <text:p>25.6392</text:p>
          </table:table-cell>
          <table:table-cell office:value-type="float" office:value="0.0818909" calcext:value-type="float">
            <text:p>0.0818909</text:p>
          </table:table-cell>
          <table:table-cell office:value-type="float" office:value="111" calcext:value-type="float">
            <text:p>111</text:p>
          </table:table-cell>
          <table:table-cell office:value-type="float" office:value="0.959327" calcext:value-type="float">
            <text:p>0.959327</text:p>
          </table:table-cell>
          <table:table-cell office:value-type="float" office:value="24.9443" calcext:value-type="float">
            <text:p>24.9443</text:p>
          </table:table-cell>
          <table:table-cell office:value-type="float" office:value="0.0414249" calcext:value-type="float">
            <text:p>0.04142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.836899" calcext:value-type="float">
            <text:p>0.836899</text:p>
          </table:table-cell>
          <table:table-cell office:value-type="float" office:value="186.881" calcext:value-type="float">
            <text:p>186.881</text:p>
          </table:table-cell>
          <table:table-cell office:value-type="float" office:value="0.150947" calcext:value-type="float">
            <text:p>0.150947</text:p>
          </table:table-cell>
          <table:table-cell office:value-type="float" office:value="2" calcext:value-type="float">
            <text:p>2</text:p>
          </table:table-cell>
          <table:table-cell office:value-type="float" office:value="0.855766" calcext:value-type="float">
            <text:p>0.855766</text:p>
          </table:table-cell>
          <table:table-cell office:value-type="float" office:value="64.2622" calcext:value-type="float">
            <text:p>64.2622</text:p>
          </table:table-cell>
          <table:table-cell office:value-type="float" office:value="0.120613" calcext:value-type="float">
            <text:p>0.120613</text:p>
          </table:table-cell>
          <table:table-cell office:value-type="float" office:value="4576" calcext:value-type="float">
            <text:p>4576</text:p>
          </table:table-cell>
          <table:table-cell office:value-type="float" office:value="0.843771" calcext:value-type="float">
            <text:p>0.843771</text:p>
          </table:table-cell>
          <table:table-cell office:value-type="float" office:value="103.271" calcext:value-type="float">
            <text:p>103.271</text:p>
          </table:table-cell>
          <table:table-cell office:value-type="float" office:value="0.203569" calcext:value-type="float">
            <text:p>0.203569</text:p>
          </table:table-cell>
          <table:table-cell office:value-type="float" office:value="9" calcext:value-type="float">
            <text:p>9</text:p>
          </table:table-cell>
          <table:table-cell office:value-type="float" office:value="0.895773" calcext:value-type="float">
            <text:p>0.895773</text:p>
          </table:table-cell>
          <table:table-cell office:value-type="float" office:value="38.352" calcext:value-type="float">
            <text:p>38.352</text:p>
          </table:table-cell>
          <table:table-cell office:value-type="float" office:value="0.0965272" calcext:value-type="float">
            <text:p>0.0965272</text:p>
          </table:table-cell>
          <table:table-cell office:value-type="float" office:value="56" calcext:value-type="float">
            <text:p>56</text:p>
          </table:table-cell>
          <table:table-cell office:value-type="float" office:value="0.948912" calcext:value-type="float">
            <text:p>0.948912</text:p>
          </table:table-cell>
          <table:table-cell office:value-type="float" office:value="28.2351" calcext:value-type="float">
            <text:p>28.2351</text:p>
          </table:table-cell>
          <table:table-cell office:value-type="float" office:value="0.0555955" calcext:value-type="float">
            <text:p>0.0555955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float" office:value="0.875823" calcext:value-type="float">
            <text:p>0.875823</text:p>
          </table:table-cell>
          <table:table-cell office:value-type="float" office:value="90.1005" calcext:value-type="float">
            <text:p>90.1005</text:p>
          </table:table-cell>
          <table:table-cell office:value-type="float" office:value="0.167816" calcext:value-type="float">
            <text:p>0.167816</text:p>
          </table:table-cell>
          <table:table-cell office:value-type="float" office:value="15" calcext:value-type="float">
            <text:p>15</text:p>
          </table:table-cell>
          <table:table-cell office:value-type="float" office:value="0.915123" calcext:value-type="float">
            <text:p>0.915123</text:p>
          </table:table-cell>
          <table:table-cell office:value-type="float" office:value="24.755" calcext:value-type="float">
            <text:p>24.755</text:p>
          </table:table-cell>
          <table:table-cell office:value-type="float" office:value="0.0864049" calcext:value-type="float">
            <text:p>0.0864049</text:p>
          </table:table-cell>
          <table:table-cell office:value-type="float" office:value="109" calcext:value-type="float">
            <text:p>109</text:p>
          </table:table-cell>
          <table:table-cell office:value-type="float" office:value="0.962905" calcext:value-type="float">
            <text:p>0.962905</text:p>
          </table:table-cell>
          <table:table-cell office:value-type="float" office:value="20.1893" calcext:value-type="float">
            <text:p>20.1893</text:p>
          </table:table-cell>
          <table:table-cell office:value-type="float" office:value="0.0454909" calcext:value-type="float">
            <text:p>0.04549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0.856321" calcext:value-type="float">
            <text:p>0.856321</text:p>
          </table:table-cell>
          <table:table-cell office:value-type="float" office:value="792.534" calcext:value-type="float">
            <text:p>792.534</text:p>
          </table:table-cell>
          <table:table-cell office:value-type="float" office:value="0.149245" calcext:value-type="float">
            <text:p>0.149245</text:p>
          </table:table-cell>
          <table:table-cell office:value-type="float" office:value="2" calcext:value-type="float">
            <text:p>2</text:p>
          </table:table-cell>
          <table:table-cell office:value-type="float" office:value="0.865611" calcext:value-type="float">
            <text:p>0.865611</text:p>
          </table:table-cell>
          <table:table-cell office:value-type="float" office:value="61.6183" calcext:value-type="float">
            <text:p>61.6183</text:p>
          </table:table-cell>
          <table:table-cell office:value-type="float" office:value="0.117432" calcext:value-type="float">
            <text:p>0.117432</text:p>
          </table:table-cell>
          <table:table-cell office:value-type="float" office:value="2522" calcext:value-type="float">
            <text:p>2522</text:p>
          </table:table-cell>
          <table:table-cell office:value-type="float" office:value="0.868027" calcext:value-type="float">
            <text:p>0.868027</text:p>
          </table:table-cell>
          <table:table-cell office:value-type="float" office:value="77.4341" calcext:value-type="float">
            <text:p>77.4341</text:p>
          </table:table-cell>
          <table:table-cell office:value-type="float" office:value="0.194597" calcext:value-type="float">
            <text:p>0.194597</text:p>
          </table:table-cell>
          <table:table-cell office:value-type="float" office:value="9" calcext:value-type="float">
            <text:p>9</text:p>
          </table:table-cell>
          <table:table-cell office:value-type="float" office:value="0.900498" calcext:value-type="float">
            <text:p>0.900498</text:p>
          </table:table-cell>
          <table:table-cell office:value-type="float" office:value="38.4813" calcext:value-type="float">
            <text:p>38.4813</text:p>
          </table:table-cell>
          <table:table-cell office:value-type="float" office:value="0.0948192" calcext:value-type="float">
            <text:p>0.0948192</text:p>
          </table:table-cell>
          <table:table-cell office:value-type="float" office:value="57" calcext:value-type="float">
            <text:p>57</text:p>
          </table:table-cell>
          <table:table-cell office:value-type="float" office:value="0.951199" calcext:value-type="float">
            <text:p>0.951199</text:p>
          </table:table-cell>
          <table:table-cell office:value-type="float" office:value="35.687" calcext:value-type="float">
            <text:p>35.687</text:p>
          </table:table-cell>
          <table:table-cell office:value-type="float" office:value="0.0692077" calcext:value-type="float">
            <text:p>0.0692077</text:p>
          </table:table-cell>
          <table:table-cell/>
          <table:table-cell office:value-type="float" office:value="3341" calcext:value-type="float">
            <text:p>3341</text:p>
          </table:table-cell>
          <table:table-cell office:value-type="float" office:value="0.888414" calcext:value-type="float">
            <text:p>0.888414</text:p>
          </table:table-cell>
          <table:table-cell office:value-type="float" office:value="79.097" calcext:value-type="float">
            <text:p>79.097</text:p>
          </table:table-cell>
          <table:table-cell office:value-type="float" office:value="0.164501" calcext:value-type="float">
            <text:p>0.164501</text:p>
          </table:table-cell>
          <table:table-cell office:value-type="float" office:value="15" calcext:value-type="float">
            <text:p>15</text:p>
          </table:table-cell>
          <table:table-cell office:value-type="float" office:value="0.921719" calcext:value-type="float">
            <text:p>0.921719</text:p>
          </table:table-cell>
          <table:table-cell office:value-type="float" office:value="25.56" calcext:value-type="float">
            <text:p>25.56</text:p>
          </table:table-cell>
          <table:table-cell office:value-type="float" office:value="0.0741223" calcext:value-type="float">
            <text:p>0.0741223</text:p>
          </table:table-cell>
          <table:table-cell office:value-type="float" office:value="109" calcext:value-type="float">
            <text:p>109</text:p>
          </table:table-cell>
          <table:table-cell office:value-type="float" office:value="0.959451" calcext:value-type="float">
            <text:p>0.959451</text:p>
          </table:table-cell>
          <table:table-cell office:value-type="float" office:value="27.4896" calcext:value-type="float">
            <text:p>27.4896</text:p>
          </table:table-cell>
          <table:table-cell office:value-type="float" office:value="0.0467362" calcext:value-type="float">
            <text:p>0.04673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850087" calcext:value-type="float">
            <text:p>0.850087</text:p>
          </table:table-cell>
          <table:table-cell office:value-type="float" office:value="4869.26" calcext:value-type="float">
            <text:p>4869.26</text:p>
          </table:table-cell>
          <table:table-cell office:value-type="float" office:value="0.243913" calcext:value-type="float">
            <text:p>0.243913</text:p>
          </table:table-cell>
          <table:table-cell office:value-type="float" office:value="2" calcext:value-type="float">
            <text:p>2</text:p>
          </table:table-cell>
          <table:table-cell office:value-type="float" office:value="0.861685" calcext:value-type="float">
            <text:p>0.861685</text:p>
          </table:table-cell>
          <table:table-cell office:value-type="float" office:value="86.1727" calcext:value-type="float">
            <text:p>86.1727</text:p>
          </table:table-cell>
          <table:table-cell office:value-type="float" office:value="0.127035" calcext:value-type="float">
            <text:p>0.127035</text:p>
          </table:table-cell>
          <table:table-cell office:value-type="float" office:value="3153" calcext:value-type="float">
            <text:p>3153</text:p>
          </table:table-cell>
          <table:table-cell office:value-type="float" office:value="0.85289" calcext:value-type="float">
            <text:p>0.85289</text:p>
          </table:table-cell>
          <table:table-cell office:value-type="float" office:value="104.999" calcext:value-type="float">
            <text:p>104.999</text:p>
          </table:table-cell>
          <table:table-cell office:value-type="float" office:value="0.212532" calcext:value-type="float">
            <text:p>0.212532</text:p>
          </table:table-cell>
          <table:table-cell office:value-type="float" office:value="9" calcext:value-type="float">
            <text:p>9</text:p>
          </table:table-cell>
          <table:table-cell office:value-type="float" office:value="0.893351" calcext:value-type="float">
            <text:p>0.893351</text:p>
          </table:table-cell>
          <table:table-cell office:value-type="float" office:value="51.5754" calcext:value-type="float">
            <text:p>51.5754</text:p>
          </table:table-cell>
          <table:table-cell office:value-type="float" office:value="0.0962862" calcext:value-type="float">
            <text:p>0.0962862</text:p>
          </table:table-cell>
          <table:table-cell office:value-type="float" office:value="57" calcext:value-type="float">
            <text:p>57</text:p>
          </table:table-cell>
          <table:table-cell office:value-type="float" office:value="0.951391" calcext:value-type="float">
            <text:p>0.951391</text:p>
          </table:table-cell>
          <table:table-cell office:value-type="float" office:value="32.4131" calcext:value-type="float">
            <text:p>32.4131</text:p>
          </table:table-cell>
          <table:table-cell office:value-type="float" office:value="0.0629095" calcext:value-type="float">
            <text:p>0.0629095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0.885405" calcext:value-type="float">
            <text:p>0.885405</text:p>
          </table:table-cell>
          <table:table-cell office:value-type="float" office:value="52.6299" calcext:value-type="float">
            <text:p>52.6299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15" calcext:value-type="float">
            <text:p>15</text:p>
          </table:table-cell>
          <table:table-cell office:value-type="float" office:value="0.91994" calcext:value-type="float">
            <text:p>0.91994</text:p>
          </table:table-cell>
          <table:table-cell office:value-type="float" office:value="29.4805" calcext:value-type="float">
            <text:p>29.4805</text:p>
          </table:table-cell>
          <table:table-cell office:value-type="float" office:value="0.0857298" calcext:value-type="float">
            <text:p>0.0857298</text:p>
          </table:table-cell>
          <table:table-cell office:value-type="float" office:value="110" calcext:value-type="float">
            <text:p>110</text:p>
          </table:table-cell>
          <table:table-cell office:value-type="float" office:value="0.964861" calcext:value-type="float">
            <text:p>0.964861</text:p>
          </table:table-cell>
          <table:table-cell office:value-type="float" office:value="23.1614" calcext:value-type="float">
            <text:p>23.1614</text:p>
          </table:table-cell>
          <table:table-cell office:value-type="float" office:value="0.0387364" calcext:value-type="float">
            <text:p>0.03873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.819925" calcext:value-type="float">
            <text:p>0.819925</text:p>
          </table:table-cell>
          <table:table-cell office:value-type="float" office:value="1126.2" calcext:value-type="float">
            <text:p>1126.2</text:p>
          </table:table-cell>
          <table:table-cell office:value-type="float" office:value="0.191565" calcext:value-type="float">
            <text:p>0.191565</text:p>
          </table:table-cell>
          <table:table-cell office:value-type="float" office:value="2" calcext:value-type="float">
            <text:p>2</text:p>
          </table:table-cell>
          <table:table-cell office:value-type="float" office:value="0.850079" calcext:value-type="float">
            <text:p>0.850079</text:p>
          </table:table-cell>
          <table:table-cell office:value-type="float" office:value="77.388" calcext:value-type="float">
            <text:p>77.388</text:p>
          </table:table-cell>
          <table:table-cell office:value-type="float" office:value="0.133201" calcext:value-type="float">
            <text:p>0.133201</text:p>
          </table:table-cell>
          <table:table-cell office:value-type="float" office:value="8112" calcext:value-type="float">
            <text:p>8112</text:p>
          </table:table-cell>
          <table:table-cell office:value-type="float" office:value="0.838669" calcext:value-type="float">
            <text:p>0.838669</text:p>
          </table:table-cell>
          <table:table-cell office:value-type="float" office:value="151.311" calcext:value-type="float">
            <text:p>151.311</text:p>
          </table:table-cell>
          <table:table-cell office:value-type="float" office:value="0.230534" calcext:value-type="float">
            <text:p>0.230534</text:p>
          </table:table-cell>
          <table:table-cell office:value-type="float" office:value="9" calcext:value-type="float">
            <text:p>9</text:p>
          </table:table-cell>
          <table:table-cell office:value-type="float" office:value="0.891669" calcext:value-type="float">
            <text:p>0.891669</text:p>
          </table:table-cell>
          <table:table-cell office:value-type="float" office:value="40.4267" calcext:value-type="float">
            <text:p>40.4267</text:p>
          </table:table-cell>
          <table:table-cell office:value-type="float" office:value="0.104677" calcext:value-type="float">
            <text:p>0.104677</text:p>
          </table:table-cell>
          <table:table-cell office:value-type="float" office:value="55" calcext:value-type="float">
            <text:p>55</text:p>
          </table:table-cell>
          <table:table-cell office:value-type="float" office:value="0.948595" calcext:value-type="float">
            <text:p>0.948595</text:p>
          </table:table-cell>
          <table:table-cell office:value-type="float" office:value="26.8333" calcext:value-type="float">
            <text:p>26.8333</text:p>
          </table:table-cell>
          <table:table-cell office:value-type="float" office:value="0.0653497" calcext:value-type="float">
            <text:p>0.0653497</text:p>
          </table:table-cell>
          <table:table-cell/>
          <table:table-cell office:value-type="float" office:value="3835" calcext:value-type="float">
            <text:p>3835</text:p>
          </table:table-cell>
          <table:table-cell office:value-type="float" office:value="0.877642" calcext:value-type="float">
            <text:p>0.877642</text:p>
          </table:table-cell>
          <table:table-cell office:value-type="float" office:value="49.2154" calcext:value-type="float">
            <text:p>49.2154</text:p>
          </table:table-cell>
          <table:table-cell office:value-type="float" office:value="0.174075" calcext:value-type="float">
            <text:p>0.174075</text:p>
          </table:table-cell>
          <table:table-cell office:value-type="float" office:value="15" calcext:value-type="float">
            <text:p>15</text:p>
          </table:table-cell>
          <table:table-cell office:value-type="float" office:value="0.917133" calcext:value-type="float">
            <text:p>0.917133</text:p>
          </table:table-cell>
          <table:table-cell office:value-type="float" office:value="22.8999" calcext:value-type="float">
            <text:p>22.8999</text:p>
          </table:table-cell>
          <table:table-cell office:value-type="float" office:value="0.0902575" calcext:value-type="float">
            <text:p>0.0902575</text:p>
          </table:table-cell>
          <table:table-cell office:value-type="float" office:value="108" calcext:value-type="float">
            <text:p>108</text:p>
          </table:table-cell>
          <table:table-cell office:value-type="float" office:value="0.96358" calcext:value-type="float">
            <text:p>0.96358</text:p>
          </table:table-cell>
          <table:table-cell office:value-type="float" office:value="15.2188" calcext:value-type="float">
            <text:p>15.2188</text:p>
          </table:table-cell>
          <table:table-cell office:value-type="float" office:value="0.0509293" calcext:value-type="float">
            <text:p>0.050929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0.833514" calcext:value-type="float">
            <text:p>0.833514</text:p>
          </table:table-cell>
          <table:table-cell office:value-type="float" office:value="11826.3" calcext:value-type="float">
            <text:p>11826.3</text:p>
          </table:table-cell>
          <table:table-cell office:value-type="float" office:value="0.219942" calcext:value-type="float">
            <text:p>0.219942</text:p>
          </table:table-cell>
          <table:table-cell office:value-type="float" office:value="2" calcext:value-type="float">
            <text:p>2</text:p>
          </table:table-cell>
          <table:table-cell office:value-type="float" office:value="0.85518" calcext:value-type="float">
            <text:p>0.85518</text:p>
          </table:table-cell>
          <table:table-cell office:value-type="float" office:value="52.6033" calcext:value-type="float">
            <text:p>52.6033</text:p>
          </table:table-cell>
          <table:table-cell office:value-type="float" office:value="0.124038" calcext:value-type="float">
            <text:p>0.124038</text:p>
          </table:table-cell>
          <table:table-cell office:value-type="float" office:value="3697" calcext:value-type="float">
            <text:p>3697</text:p>
          </table:table-cell>
          <table:table-cell office:value-type="float" office:value="0.833085" calcext:value-type="float">
            <text:p>0.833085</text:p>
          </table:table-cell>
          <table:table-cell office:value-type="float" office:value="22226" calcext:value-type="float">
            <text:p>22226</text:p>
          </table:table-cell>
          <table:table-cell office:value-type="float" office:value="0.798654" calcext:value-type="float">
            <text:p>0.798654</text:p>
          </table:table-cell>
          <table:table-cell office:value-type="float" office:value="9" calcext:value-type="float">
            <text:p>9</text:p>
          </table:table-cell>
          <table:table-cell office:value-type="float" office:value="0.899282" calcext:value-type="float">
            <text:p>0.899282</text:p>
          </table:table-cell>
          <table:table-cell office:value-type="float" office:value="29.0339" calcext:value-type="float">
            <text:p>29.0339</text:p>
          </table:table-cell>
          <table:table-cell office:value-type="float" office:value="0.0959269" calcext:value-type="float">
            <text:p>0.0959269</text:p>
          </table:table-cell>
          <table:table-cell office:value-type="float" office:value="56" calcext:value-type="float">
            <text:p>56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4.4504" calcext:value-type="float">
            <text:p>14.4504</text:p>
          </table:table-cell>
          <table:table-cell office:value-type="float" office:value="0.0512426" calcext:value-type="float">
            <text:p>0.0512426</text:p>
          </table:table-cell>
          <table:table-cell/>
          <table:table-cell office:value-type="float" office:value="4027" calcext:value-type="float">
            <text:p>4027</text:p>
          </table:table-cell>
          <table:table-cell office:value-type="float" office:value="0.870284" calcext:value-type="float">
            <text:p>0.870284</text:p>
          </table:table-cell>
          <table:table-cell office:value-type="float" office:value="58.8934" calcext:value-type="float">
            <text:p>58.8934</text:p>
          </table:table-cell>
          <table:table-cell office:value-type="float" office:value="0.193525" calcext:value-type="float">
            <text:p>0.193525</text:p>
          </table:table-cell>
          <table:table-cell office:value-type="float" office:value="15" calcext:value-type="float">
            <text:p>15</text:p>
          </table:table-cell>
          <table:table-cell office:value-type="float" office:value="0.917176" calcext:value-type="float">
            <text:p>0.917176</text:p>
          </table:table-cell>
          <table:table-cell office:value-type="float" office:value="23.8618" calcext:value-type="float">
            <text:p>23.8618</text:p>
          </table:table-cell>
          <table:table-cell office:value-type="float" office:value="0.0870159" calcext:value-type="float">
            <text:p>0.0870159</text:p>
          </table:table-cell>
          <table:table-cell office:value-type="float" office:value="108" calcext:value-type="float">
            <text:p>108</text:p>
          </table:table-cell>
          <table:table-cell office:value-type="float" office:value="0.960673" calcext:value-type="float">
            <text:p>0.960673</text:p>
          </table:table-cell>
          <table:table-cell office:value-type="float" office:value="20.8141" calcext:value-type="float">
            <text:p>20.8141</text:p>
          </table:table-cell>
          <table:table-cell office:value-type="float" office:value="0.0452306" calcext:value-type="float">
            <text:p>0.04523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0.839559" calcext:value-type="float">
            <text:p>0.839559</text:p>
          </table:table-cell>
          <table:table-cell office:value-type="float" office:value="122.382" calcext:value-type="float">
            <text:p>122.382</text:p>
          </table:table-cell>
          <table:table-cell office:value-type="float" office:value="0.174451" calcext:value-type="float">
            <text:p>0.174451</text:p>
          </table:table-cell>
          <table:table-cell office:value-type="float" office:value="2" calcext:value-type="float">
            <text:p>2</text:p>
          </table:table-cell>
          <table:table-cell office:value-type="float" office:value="0.875094" calcext:value-type="float">
            <text:p>0.875094</text:p>
          </table:table-cell>
          <table:table-cell office:value-type="float" office:value="71.7779" calcext:value-type="float">
            <text:p>71.7779</text:p>
          </table:table-cell>
          <table:table-cell office:value-type="float" office:value="0.128762" calcext:value-type="float">
            <text:p>0.128762</text:p>
          </table:table-cell>
          <table:table-cell office:value-type="float" office:value="3018" calcext:value-type="float">
            <text:p>3018</text:p>
          </table:table-cell>
          <table:table-cell office:value-type="float" office:value="0.84824" calcext:value-type="float">
            <text:p>0.84824</text:p>
          </table:table-cell>
          <table:table-cell office:value-type="float" office:value="114.389" calcext:value-type="float">
            <text:p>114.389</text:p>
          </table:table-cell>
          <table:table-cell office:value-type="float" office:value="0.253523" calcext:value-type="float">
            <text:p>0.253523</text:p>
          </table:table-cell>
          <table:table-cell office:value-type="float" office:value="9" calcext:value-type="float">
            <text:p>9</text:p>
          </table:table-cell>
          <table:table-cell office:value-type="float" office:value="0.90073" calcext:value-type="float">
            <text:p>0.90073</text:p>
          </table:table-cell>
          <table:table-cell office:value-type="float" office:value="43.0339" calcext:value-type="float">
            <text:p>43.0339</text:p>
          </table:table-cell>
          <table:table-cell office:value-type="float" office:value="0.0942741" calcext:value-type="float">
            <text:p>0.0942741</text:p>
          </table:table-cell>
          <table:table-cell office:value-type="float" office:value="55" calcext:value-type="float">
            <text:p>55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26.8827" calcext:value-type="float">
            <text:p>26.8827</text:p>
          </table:table-cell>
          <table:table-cell office:value-type="float" office:value="0.0621577" calcext:value-type="float">
            <text:p>0.0621577</text:p>
          </table:table-cell>
          <table:table-cell/>
          <table:table-cell office:value-type="float" office:value="5290" calcext:value-type="float">
            <text:p>5290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60.1838" calcext:value-type="float">
            <text:p>60.1838</text:p>
          </table:table-cell>
          <table:table-cell office:value-type="float" office:value="0.214374" calcext:value-type="float">
            <text:p>0.214374</text:p>
          </table:table-cell>
          <table:table-cell office:value-type="float" office:value="15" calcext:value-type="float">
            <text:p>15</text:p>
          </table:table-cell>
          <table:table-cell office:value-type="float" office:value="0.911109" calcext:value-type="float">
            <text:p>0.911109</text:p>
          </table:table-cell>
          <table:table-cell office:value-type="float" office:value="23.1972" calcext:value-type="float">
            <text:p>23.1972</text:p>
          </table:table-cell>
          <table:table-cell office:value-type="float" office:value="0.108932" calcext:value-type="float">
            <text:p>0.108932</text:p>
          </table:table-cell>
          <table:table-cell office:value-type="float" office:value="109" calcext:value-type="float">
            <text:p>109</text:p>
          </table:table-cell>
          <table:table-cell office:value-type="float" office:value="0.957856" calcext:value-type="float">
            <text:p>0.957856</text:p>
          </table:table-cell>
          <table:table-cell office:value-type="float" office:value="15.0784" calcext:value-type="float">
            <text:p>15.0784</text:p>
          </table:table-cell>
          <table:table-cell office:value-type="float" office:value="0.0527404" calcext:value-type="float">
            <text:p>0.05274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0.841619" calcext:value-type="float">
            <text:p>0.841619</text:p>
          </table:table-cell>
          <table:table-cell office:value-type="float" office:value="209.924" calcext:value-type="float">
            <text:p>209.924</text:p>
          </table:table-cell>
          <table:table-cell office:value-type="float" office:value="0.177689" calcext:value-type="float">
            <text:p>0.177689</text:p>
          </table:table-cell>
          <table:table-cell office:value-type="float" office:value="2" calcext:value-type="float">
            <text:p>2</text:p>
          </table:table-cell>
          <table:table-cell office:value-type="float" office:value="0.87114" calcext:value-type="float">
            <text:p>0.87114</text:p>
          </table:table-cell>
          <table:table-cell office:value-type="float" office:value="53.964" calcext:value-type="float">
            <text:p>53.964</text:p>
          </table:table-cell>
          <table:table-cell office:value-type="float" office:value="0.130891" calcext:value-type="float">
            <text:p>0.130891</text:p>
          </table:table-cell>
          <table:table-cell office:value-type="float" office:value="3056" calcext:value-type="float">
            <text:p>3056</text:p>
          </table:table-cell>
          <table:table-cell office:value-type="float" office:value="0.850737" calcext:value-type="float">
            <text:p>0.850737</text:p>
          </table:table-cell>
          <table:table-cell office:value-type="float" office:value="91.5104" calcext:value-type="float">
            <text:p>91.5104</text:p>
          </table:table-cell>
          <table:table-cell office:value-type="float" office:value="0.215193" calcext:value-type="float">
            <text:p>0.215193</text:p>
          </table:table-cell>
          <table:table-cell office:value-type="float" office:value="9" calcext:value-type="float">
            <text:p>9</text:p>
          </table:table-cell>
          <table:table-cell office:value-type="float" office:value="0.897139" calcext:value-type="float">
            <text:p>0.897139</text:p>
          </table:table-cell>
          <table:table-cell office:value-type="float" office:value="29.7255" calcext:value-type="float">
            <text:p>29.7255</text:p>
          </table:table-cell>
          <table:table-cell office:value-type="float" office:value="0.102219" calcext:value-type="float">
            <text:p>0.102219</text:p>
          </table:table-cell>
          <table:table-cell office:value-type="float" office:value="57" calcext:value-type="float">
            <text:p>57</text:p>
          </table:table-cell>
          <table:table-cell office:value-type="float" office:value="0.954407" calcext:value-type="float">
            <text:p>0.954407</text:p>
          </table:table-cell>
          <table:table-cell office:value-type="float" office:value="23.6217" calcext:value-type="float">
            <text:p>23.6217</text:p>
          </table:table-cell>
          <table:table-cell office:value-type="float" office:value="0.0572813" calcext:value-type="float">
            <text:p>0.0572813</text:p>
          </table:table-cell>
          <table:table-cell/>
          <table:table-cell office:value-type="float" office:value="3967" calcext:value-type="float">
            <text:p>3967</text:p>
          </table:table-cell>
          <table:table-cell office:value-type="float" office:value="0.869726" calcext:value-type="float">
            <text:p>0.869726</text:p>
          </table:table-cell>
          <table:table-cell office:value-type="float" office:value="34.4006" calcext:value-type="float">
            <text:p>34.4006</text:p>
          </table:table-cell>
          <table:table-cell office:value-type="float" office:value="0.191737" calcext:value-type="float">
            <text:p>0.191737</text:p>
          </table:table-cell>
          <table:table-cell office:value-type="float" office:value="15" calcext:value-type="float">
            <text:p>15</text:p>
          </table:table-cell>
          <table:table-cell office:value-type="float" office:value="0.915885" calcext:value-type="float">
            <text:p>0.915885</text:p>
          </table:table-cell>
          <table:table-cell office:value-type="float" office:value="16.4598" calcext:value-type="float">
            <text:p>16.4598</text:p>
          </table:table-cell>
          <table:table-cell office:value-type="float" office:value="0.0975004" calcext:value-type="float">
            <text:p>0.0975004</text:p>
          </table:table-cell>
          <table:table-cell office:value-type="float" office:value="109" calcext:value-type="float">
            <text:p>109</text:p>
          </table:table-cell>
          <table:table-cell office:value-type="float" office:value="0.962222" calcext:value-type="float">
            <text:p>0.962222</text:p>
          </table:table-cell>
          <table:table-cell office:value-type="float" office:value="14.4007" calcext:value-type="float">
            <text:p>14.4007</text:p>
          </table:table-cell>
          <table:table-cell office:value-type="float" office:value="0.0569493" calcext:value-type="float">
            <text:p>0.05694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.850547" calcext:value-type="float">
            <text:p>0.850547</text:p>
          </table:table-cell>
          <table:table-cell office:value-type="float" office:value="133.697" calcext:value-type="float">
            <text:p>133.697</text:p>
          </table:table-cell>
          <table:table-cell office:value-type="float" office:value="0.15868" calcext:value-type="float">
            <text:p>0.15868</text:p>
          </table:table-cell>
          <table:table-cell office:value-type="float" office:value="2" calcext:value-type="float">
            <text:p>2</text:p>
          </table:table-cell>
          <table:table-cell office:value-type="float" office:value="0.872023" calcext:value-type="float">
            <text:p>0.872023</text:p>
          </table:table-cell>
          <table:table-cell office:value-type="float" office:value="56.9988" calcext:value-type="float">
            <text:p>56.9988</text:p>
          </table:table-cell>
          <table:table-cell office:value-type="float" office:value="0.122002" calcext:value-type="float">
            <text:p>0.122002</text:p>
          </table:table-cell>
          <table:table-cell office:value-type="float" office:value="2679" calcext:value-type="float">
            <text:p>2679</text:p>
          </table:table-cell>
          <table:table-cell office:value-type="float" office:value="0.859774" calcext:value-type="float">
            <text:p>0.859774</text:p>
          </table:table-cell>
          <table:table-cell office:value-type="float" office:value="107.725" calcext:value-type="float">
            <text:p>107.725</text:p>
          </table:table-cell>
          <table:table-cell office:value-type="float" office:value="0.215609" calcext:value-type="float">
            <text:p>0.215609</text:p>
          </table:table-cell>
          <table:table-cell office:value-type="float" office:value="9" calcext:value-type="float">
            <text:p>9</text:p>
          </table:table-cell>
          <table:table-cell office:value-type="float" office:value="0.908274" calcext:value-type="float">
            <text:p>0.908274</text:p>
          </table:table-cell>
          <table:table-cell office:value-type="float" office:value="34.4716" calcext:value-type="float">
            <text:p>34.4716</text:p>
          </table:table-cell>
          <table:table-cell office:value-type="float" office:value="0.104778" calcext:value-type="float">
            <text:p>0.104778</text:p>
          </table:table-cell>
          <table:table-cell office:value-type="float" office:value="57" calcext:value-type="float">
            <text:p>57</text:p>
          </table:table-cell>
          <table:table-cell office:value-type="float" office:value="0.950957" calcext:value-type="float">
            <text:p>0.950957</text:p>
          </table:table-cell>
          <table:table-cell office:value-type="float" office:value="26.2185" calcext:value-type="float">
            <text:p>26.2185</text:p>
          </table:table-cell>
          <table:table-cell office:value-type="float" office:value="0.0674837" calcext:value-type="float">
            <text:p>0.0674837</text:p>
          </table:table-cell>
          <table:table-cell/>
          <table:table-cell office:value-type="float" office:value="5713" calcext:value-type="float">
            <text:p>5713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60.6221" calcext:value-type="float">
            <text:p>60.6221</text:p>
          </table:table-cell>
          <table:table-cell office:value-type="float" office:value="0.213966" calcext:value-type="float">
            <text:p>0.213966</text:p>
          </table:table-cell>
          <table:table-cell office:value-type="float" office:value="15" calcext:value-type="float">
            <text:p>15</text:p>
          </table:table-cell>
          <table:table-cell office:value-type="float" office:value="0.911089" calcext:value-type="float">
            <text:p>0.911089</text:p>
          </table:table-cell>
          <table:table-cell office:value-type="float" office:value="20.1947" calcext:value-type="float">
            <text:p>20.1947</text:p>
          </table:table-cell>
          <table:table-cell office:value-type="float" office:value="0.0995092" calcext:value-type="float">
            <text:p>0.0995092</text:p>
          </table:table-cell>
          <table:table-cell office:value-type="float" office:value="109" calcext:value-type="float">
            <text:p>109</text:p>
          </table:table-cell>
          <table:table-cell office:value-type="float" office:value="0.961242" calcext:value-type="float">
            <text:p>0.961242</text:p>
          </table:table-cell>
          <table:table-cell office:value-type="float" office:value="21.8212" calcext:value-type="float">
            <text:p>21.8212</text:p>
          </table:table-cell>
          <table:table-cell office:value-type="float" office:value="0.0463916" calcext:value-type="float">
            <text:p>0.04639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.855558" calcext:value-type="float">
            <text:p>0.855558</text:p>
          </table:table-cell>
          <table:table-cell office:value-type="float" office:value="86.0567" calcext:value-type="float">
            <text:p>86.0567</text:p>
          </table:table-cell>
          <table:table-cell office:value-type="float" office:value="0.140391" calcext:value-type="float">
            <text:p>0.140391</text:p>
          </table:table-cell>
          <table:table-cell office:value-type="float" office:value="2" calcext:value-type="float">
            <text:p>2</text:p>
          </table:table-cell>
          <table:table-cell office:value-type="float" office:value="0.875132" calcext:value-type="float">
            <text:p>0.875132</text:p>
          </table:table-cell>
          <table:table-cell office:value-type="float" office:value="69.7483" calcext:value-type="float">
            <text:p>69.7483</text:p>
          </table:table-cell>
          <table:table-cell office:value-type="float" office:value="0.124114" calcext:value-type="float">
            <text:p>0.124114</text:p>
          </table:table-cell>
          <table:table-cell office:value-type="float" office:value="2656" calcext:value-type="float">
            <text:p>2656</text:p>
          </table:table-cell>
          <table:table-cell office:value-type="float" office:value="0.865132" calcext:value-type="float">
            <text:p>0.865132</text:p>
          </table:table-cell>
          <table:table-cell office:value-type="float" office:value="105.874" calcext:value-type="float">
            <text:p>105.874</text:p>
          </table:table-cell>
          <table:table-cell office:value-type="float" office:value="0.200804" calcext:value-type="float">
            <text:p>0.200804</text:p>
          </table:table-cell>
          <table:table-cell office:value-type="float" office:value="9" calcext:value-type="float">
            <text:p>9</text:p>
          </table:table-cell>
          <table:table-cell office:value-type="float" office:value="0.905186" calcext:value-type="float">
            <text:p>0.905186</text:p>
          </table:table-cell>
          <table:table-cell office:value-type="float" office:value="44.0564" calcext:value-type="float">
            <text:p>44.0564</text:p>
          </table:table-cell>
          <table:table-cell office:value-type="float" office:value="0.0987906" calcext:value-type="float">
            <text:p>0.0987906</text:p>
          </table:table-cell>
          <table:table-cell office:value-type="float" office:value="57" calcext:value-type="float">
            <text:p>57</text:p>
          </table:table-cell>
          <table:table-cell office:value-type="float" office:value="0.944957" calcext:value-type="float">
            <text:p>0.944957</text:p>
          </table:table-cell>
          <table:table-cell office:value-type="float" office:value="41.7821" calcext:value-type="float">
            <text:p>41.7821</text:p>
          </table:table-cell>
          <table:table-cell office:value-type="float" office:value="0.0727248" calcext:value-type="float">
            <text:p>0.0727248</text:p>
          </table:table-cell>
          <table:table-cell/>
          <table:table-cell office:value-type="float" office:value="4497" calcext:value-type="float">
            <text:p>4497</text:p>
          </table:table-cell>
          <table:table-cell office:value-type="float" office:value="0.859352" calcext:value-type="float">
            <text:p>0.859352</text:p>
          </table:table-cell>
          <table:table-cell office:value-type="float" office:value="187.113" calcext:value-type="float">
            <text:p>187.113</text:p>
          </table:table-cell>
          <table:table-cell office:value-type="float" office:value="0.246335" calcext:value-type="float">
            <text:p>0.246335</text:p>
          </table:table-cell>
          <table:table-cell office:value-type="float" office:value="15" calcext:value-type="float">
            <text:p>15</text:p>
          </table:table-cell>
          <table:table-cell office:value-type="float" office:value="0.906139" calcext:value-type="float">
            <text:p>0.906139</text:p>
          </table:table-cell>
          <table:table-cell office:value-type="float" office:value="26.2002" calcext:value-type="float">
            <text:p>26.2002</text:p>
          </table:table-cell>
          <table:table-cell office:value-type="float" office:value="0.104964" calcext:value-type="float">
            <text:p>0.104964</text:p>
          </table:table-cell>
          <table:table-cell office:value-type="float" office:value="111" calcext:value-type="float">
            <text:p>111</text:p>
          </table:table-cell>
          <table:table-cell office:value-type="float" office:value="0.956112" calcext:value-type="float">
            <text:p>0.956112</text:p>
          </table:table-cell>
          <table:table-cell office:value-type="float" office:value="19.8703" calcext:value-type="float">
            <text:p>19.8703</text:p>
          </table:table-cell>
          <table:table-cell office:value-type="float" office:value="0.0444816" calcext:value-type="float">
            <text:p>0.04448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.855589" calcext:value-type="float">
            <text:p>0.855589</text:p>
          </table:table-cell>
          <table:table-cell office:value-type="float" office:value="151.931" calcext:value-type="float">
            <text:p>151.931</text:p>
          </table:table-cell>
          <table:table-cell office:value-type="float" office:value="0.120784" calcext:value-type="float">
            <text:p>0.120784</text:p>
          </table:table-cell>
          <table:table-cell office:value-type="float" office:value="2" calcext:value-type="float">
            <text:p>2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84.8667" calcext:value-type="float">
            <text:p>84.8667</text:p>
          </table:table-cell>
          <table:table-cell office:value-type="float" office:value="0.110421" calcext:value-type="float">
            <text:p>0.110421</text:p>
          </table:table-cell>
          <table:table-cell office:value-type="float" office:value="2467" calcext:value-type="float">
            <text:p>2467</text:p>
          </table:table-cell>
          <table:table-cell office:value-type="float" office:value="0.862544" calcext:value-type="float">
            <text:p>0.862544</text:p>
          </table:table-cell>
          <table:table-cell office:value-type="float" office:value="68.4734" calcext:value-type="float">
            <text:p>68.4734</text:p>
          </table:table-cell>
          <table:table-cell office:value-type="float" office:value="0.151568" calcext:value-type="float">
            <text:p>0.151568</text:p>
          </table:table-cell>
          <table:table-cell office:value-type="float" office:value="9" calcext:value-type="float">
            <text:p>9</text:p>
          </table:table-cell>
          <table:table-cell office:value-type="float" office:value="0.900906" calcext:value-type="float">
            <text:p>0.900906</text:p>
          </table:table-cell>
          <table:table-cell office:value-type="float" office:value="45.9618" calcext:value-type="float">
            <text:p>45.9618</text:p>
          </table:table-cell>
          <table:table-cell office:value-type="float" office:value="0.0769344" calcext:value-type="float">
            <text:p>0.0769344</text:p>
          </table:table-cell>
          <table:table-cell office:value-type="float" office:value="57" calcext:value-type="float">
            <text:p>57</text:p>
          </table:table-cell>
          <table:table-cell office:value-type="float" office:value="0.954205" calcext:value-type="float">
            <text:p>0.954205</text:p>
          </table:table-cell>
          <table:table-cell office:value-type="float" office:value="34.7398" calcext:value-type="float">
            <text:p>34.7398</text:p>
          </table:table-cell>
          <table:table-cell office:value-type="float" office:value="0.0570864" calcext:value-type="float">
            <text:p>0.0570864</text:p>
          </table:table-cell>
          <table:table-cell/>
          <table:table-cell office:value-type="float" office:value="4274" calcext:value-type="float">
            <text:p>4274</text:p>
          </table:table-cell>
          <table:table-cell office:value-type="float" office:value="0.866463" calcext:value-type="float">
            <text:p>0.866463</text:p>
          </table:table-cell>
          <table:table-cell office:value-type="float" office:value="36.07" calcext:value-type="float">
            <text:p>36.07</text:p>
          </table:table-cell>
          <table:table-cell office:value-type="float" office:value="0.202975" calcext:value-type="float">
            <text:p>0.202975</text:p>
          </table:table-cell>
          <table:table-cell office:value-type="float" office:value="15" calcext:value-type="float">
            <text:p>15</text:p>
          </table:table-cell>
          <table:table-cell office:value-type="float" office:value="0.907709" calcext:value-type="float">
            <text:p>0.907709</text:p>
          </table:table-cell>
          <table:table-cell office:value-type="float" office:value="22.4879" calcext:value-type="float">
            <text:p>22.4879</text:p>
          </table:table-cell>
          <table:table-cell office:value-type="float" office:value="0.0963919" calcext:value-type="float">
            <text:p>0.0963919</text:p>
          </table:table-cell>
          <table:table-cell office:value-type="float" office:value="111" calcext:value-type="float">
            <text:p>111</text:p>
          </table:table-cell>
          <table:table-cell office:value-type="float" office:value="0.951012" calcext:value-type="float">
            <text:p>0.951012</text:p>
          </table:table-cell>
          <table:table-cell office:value-type="float" office:value="17.8644" calcext:value-type="float">
            <text:p>17.8644</text:p>
          </table:table-cell>
          <table:table-cell office:value-type="float" office:value="0.0525481" calcext:value-type="float">
            <text:p>0.05254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0.835566" calcext:value-type="float">
            <text:p>0.835566</text:p>
          </table:table-cell>
          <table:table-cell office:value-type="float" office:value="171.667" calcext:value-type="float">
            <text:p>171.667</text:p>
          </table:table-cell>
          <table:table-cell office:value-type="float" office:value="0.149355" calcext:value-type="float">
            <text:p>0.149355</text:p>
          </table:table-cell>
          <table:table-cell office:value-type="float" office:value="2" calcext:value-type="float">
            <text:p>2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87.6873" calcext:value-type="float">
            <text:p>87.6873</text:p>
          </table:table-cell>
          <table:table-cell office:value-type="float" office:value="0.148604" calcext:value-type="float">
            <text:p>0.148604</text:p>
          </table:table-cell>
          <table:table-cell office:value-type="float" office:value="2650" calcext:value-type="float">
            <text:p>2650</text:p>
          </table:table-cell>
          <table:table-cell office:value-type="float" office:value="0.845801" calcext:value-type="float">
            <text:p>0.845801</text:p>
          </table:table-cell>
          <table:table-cell office:value-type="float" office:value="123.284" calcext:value-type="float">
            <text:p>123.284</text:p>
          </table:table-cell>
          <table:table-cell office:value-type="float" office:value="0.215383" calcext:value-type="float">
            <text:p>0.215383</text:p>
          </table:table-cell>
          <table:table-cell office:value-type="float" office:value="9" calcext:value-type="float">
            <text:p>9</text:p>
          </table:table-cell>
          <table:table-cell office:value-type="float" office:value="0.889342" calcext:value-type="float">
            <text:p>0.889342</text:p>
          </table:table-cell>
          <table:table-cell office:value-type="float" office:value="55.5946" calcext:value-type="float">
            <text:p>55.5946</text:p>
          </table:table-cell>
          <table:table-cell office:value-type="float" office:value="0.114981" calcext:value-type="float">
            <text:p>0.114981</text:p>
          </table:table-cell>
          <table:table-cell office:value-type="float" office:value="57" calcext:value-type="float">
            <text:p>57</text:p>
          </table:table-cell>
          <table:table-cell office:value-type="float" office:value="0.949398" calcext:value-type="float">
            <text:p>0.949398</text:p>
          </table:table-cell>
          <table:table-cell office:value-type="float" office:value="34.7265" calcext:value-type="float">
            <text:p>34.7265</text:p>
          </table:table-cell>
          <table:table-cell office:value-type="float" office:value="0.0772892" calcext:value-type="float">
            <text:p>0.0772892</text:p>
          </table:table-cell>
          <table:table-cell/>
          <table:table-cell office:value-type="float" office:value="5162" calcext:value-type="float">
            <text:p>5162</text:p>
          </table:table-cell>
          <table:table-cell office:value-type="float" office:value="0.867322" calcext:value-type="float">
            <text:p>0.867322</text:p>
          </table:table-cell>
          <table:table-cell office:value-type="float" office:value="45.1081" calcext:value-type="float">
            <text:p>45.1081</text:p>
          </table:table-cell>
          <table:table-cell office:value-type="float" office:value="0.181941" calcext:value-type="float">
            <text:p>0.181941</text:p>
          </table:table-cell>
          <table:table-cell office:value-type="float" office:value="15" calcext:value-type="float">
            <text:p>15</text:p>
          </table:table-cell>
          <table:table-cell office:value-type="float" office:value="0.904094" calcext:value-type="float">
            <text:p>0.904094</text:p>
          </table:table-cell>
          <table:table-cell office:value-type="float" office:value="30.0027" calcext:value-type="float">
            <text:p>30.0027</text:p>
          </table:table-cell>
          <table:table-cell office:value-type="float" office:value="0.103477" calcext:value-type="float">
            <text:p>0.103477</text:p>
          </table:table-cell>
          <table:table-cell office:value-type="float" office:value="109" calcext:value-type="float">
            <text:p>109</text:p>
          </table:table-cell>
          <table:table-cell office:value-type="float" office:value="0.956177" calcext:value-type="float">
            <text:p>0.956177</text:p>
          </table:table-cell>
          <table:table-cell office:value-type="float" office:value="26.7083" calcext:value-type="float">
            <text:p>26.7083</text:p>
          </table:table-cell>
          <table:table-cell office:value-type="float" office:value="0.0678872" calcext:value-type="float">
            <text:p>0.06788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.859117" calcext:value-type="float">
            <text:p>0.859117</text:p>
          </table:table-cell>
          <table:table-cell office:value-type="float" office:value="136.462" calcext:value-type="float">
            <text:p>136.462</text:p>
          </table:table-cell>
          <table:table-cell office:value-type="float" office:value="0.124086" calcext:value-type="float">
            <text:p>0.124086</text:p>
          </table:table-cell>
          <table:table-cell office:value-type="float" office:value="2" calcext:value-type="float">
            <text:p>2</text:p>
          </table:table-cell>
          <table:table-cell office:value-type="float" office:value="0.867331" calcext:value-type="float">
            <text:p>0.867331</text:p>
          </table:table-cell>
          <table:table-cell office:value-type="float" office:value="78.8217" calcext:value-type="float">
            <text:p>78.8217</text:p>
          </table:table-cell>
          <table:table-cell office:value-type="float" office:value="0.124638" calcext:value-type="float">
            <text:p>0.124638</text:p>
          </table:table-cell>
          <table:table-cell office:value-type="float" office:value="2700" calcext:value-type="float">
            <text:p>2700</text:p>
          </table:table-cell>
          <table:table-cell office:value-type="float" office:value="0.864146" calcext:value-type="float">
            <text:p>0.864146</text:p>
          </table:table-cell>
          <table:table-cell office:value-type="float" office:value="162.27" calcext:value-type="float">
            <text:p>162.27</text:p>
          </table:table-cell>
          <table:table-cell office:value-type="float" office:value="0.166792" calcext:value-type="float">
            <text:p>0.166792</text:p>
          </table:table-cell>
          <table:table-cell office:value-type="float" office:value="9" calcext:value-type="float">
            <text:p>9</text:p>
          </table:table-cell>
          <table:table-cell office:value-type="float" office:value="0.905008" calcext:value-type="float">
            <text:p>0.905008</text:p>
          </table:table-cell>
          <table:table-cell office:value-type="float" office:value="38.4743" calcext:value-type="float">
            <text:p>38.4743</text:p>
          </table:table-cell>
          <table:table-cell office:value-type="float" office:value="0.0795701" calcext:value-type="float">
            <text:p>0.0795701</text:p>
          </table:table-cell>
          <table:table-cell office:value-type="float" office:value="56" calcext:value-type="float">
            <text:p>56</text:p>
          </table:table-cell>
          <table:table-cell office:value-type="float" office:value="0.942977" calcext:value-type="float">
            <text:p>0.942977</text:p>
          </table:table-cell>
          <table:table-cell office:value-type="float" office:value="39.8411" calcext:value-type="float">
            <text:p>39.8411</text:p>
          </table:table-cell>
          <table:table-cell office:value-type="float" office:value="0.0764492" calcext:value-type="float">
            <text:p>0.0764492</text:p>
          </table:table-cell>
          <table:table-cell/>
          <table:table-cell office:value-type="float" office:value="4035" calcext:value-type="float">
            <text:p>4035</text:p>
          </table:table-cell>
          <table:table-cell office:value-type="float" office:value="0.882767" calcext:value-type="float">
            <text:p>0.882767</text:p>
          </table:table-cell>
          <table:table-cell office:value-type="float" office:value="1266.02" calcext:value-type="float">
            <text:p>1266.02</text:p>
          </table:table-cell>
          <table:table-cell office:value-type="float" office:value="0.175874" calcext:value-type="float">
            <text:p>0.175874</text:p>
          </table:table-cell>
          <table:table-cell office:value-type="float" office:value="15" calcext:value-type="float">
            <text:p>15</text:p>
          </table:table-cell>
          <table:table-cell office:value-type="float" office:value="0.919298" calcext:value-type="float">
            <text:p>0.919298</text:p>
          </table:table-cell>
          <table:table-cell office:value-type="float" office:value="22.7499" calcext:value-type="float">
            <text:p>22.7499</text:p>
          </table:table-cell>
          <table:table-cell office:value-type="float" office:value="0.0766068" calcext:value-type="float">
            <text:p>0.0766068</text:p>
          </table:table-cell>
          <table:table-cell office:value-type="float" office:value="108" calcext:value-type="float">
            <text:p>108</text:p>
          </table:table-cell>
          <table:table-cell office:value-type="float" office:value="0.964666" calcext:value-type="float">
            <text:p>0.964666</text:p>
          </table:table-cell>
          <table:table-cell office:value-type="float" office:value="14.9665" calcext:value-type="float">
            <text:p>14.9665</text:p>
          </table:table-cell>
          <table:table-cell office:value-type="float" office:value="0.0439909" calcext:value-type="float">
            <text:p>0.04399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856685" calcext:value-type="float">
            <text:p>0.856685</text:p>
          </table:table-cell>
          <table:table-cell office:value-type="float" office:value="92.9144" calcext:value-type="float">
            <text:p>92.9144</text:p>
          </table:table-cell>
          <table:table-cell office:value-type="float" office:value="0.137976" calcext:value-type="float">
            <text:p>0.137976</text:p>
          </table:table-cell>
          <table:table-cell office:value-type="float" office:value="2" calcext:value-type="float">
            <text:p>2</text:p>
          </table:table-cell>
          <table:table-cell office:value-type="float" office:value="0.884733" calcext:value-type="float">
            <text:p>0.884733</text:p>
          </table:table-cell>
          <table:table-cell office:value-type="float" office:value="62.1269" calcext:value-type="float">
            <text:p>62.1269</text:p>
          </table:table-cell>
          <table:table-cell office:value-type="float" office:value="0.116619" calcext:value-type="float">
            <text:p>0.116619</text:p>
          </table:table-cell>
          <table:table-cell office:value-type="float" office:value="3006" calcext:value-type="float">
            <text:p>3006</text:p>
          </table:table-cell>
          <table:table-cell office:value-type="float" office:value="0.867196" calcext:value-type="float">
            <text:p>0.867196</text:p>
          </table:table-cell>
          <table:table-cell office:value-type="float" office:value="65.1006" calcext:value-type="float">
            <text:p>65.1006</text:p>
          </table:table-cell>
          <table:table-cell office:value-type="float" office:value="0.181406" calcext:value-type="float">
            <text:p>0.181406</text:p>
          </table:table-cell>
          <table:table-cell office:value-type="float" office:value="9" calcext:value-type="float">
            <text:p>9</text:p>
          </table:table-cell>
          <table:table-cell office:value-type="float" office:value="0.907866" calcext:value-type="float">
            <text:p>0.907866</text:p>
          </table:table-cell>
          <table:table-cell office:value-type="float" office:value="40.5259" calcext:value-type="float">
            <text:p>40.5259</text:p>
          </table:table-cell>
          <table:table-cell office:value-type="float" office:value="0.0930062" calcext:value-type="float">
            <text:p>0.0930062</text:p>
          </table:table-cell>
          <table:table-cell office:value-type="float" office:value="56" calcext:value-type="float">
            <text:p>56</text:p>
          </table:table-cell>
          <table:table-cell office:value-type="float" office:value="0.951326" calcext:value-type="float">
            <text:p>0.951326</text:p>
          </table:table-cell>
          <table:table-cell office:value-type="float" office:value="28.6365" calcext:value-type="float">
            <text:p>28.6365</text:p>
          </table:table-cell>
          <table:table-cell office:value-type="float" office:value="0.0691553" calcext:value-type="float">
            <text:p>0.0691553</text:p>
          </table:table-cell>
          <table:table-cell/>
          <table:table-cell office:value-type="float" office:value="3369" calcext:value-type="float">
            <text:p>3369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35.4404" calcext:value-type="float">
            <text:p>35.4404</text:p>
          </table:table-cell>
          <table:table-cell office:value-type="float" office:value="0.136543" calcext:value-type="float">
            <text:p>0.136543</text:p>
          </table:table-cell>
          <table:table-cell office:value-type="float" office:value="15" calcext:value-type="float">
            <text:p>15</text:p>
          </table:table-cell>
          <table:table-cell office:value-type="float" office:value="0.92316" calcext:value-type="float">
            <text:p>0.92316</text:p>
          </table:table-cell>
          <table:table-cell office:value-type="float" office:value="22.4712" calcext:value-type="float">
            <text:p>22.4712</text:p>
          </table:table-cell>
          <table:table-cell office:value-type="float" office:value="0.0876703" calcext:value-type="float">
            <text:p>0.0876703</text:p>
          </table:table-cell>
          <table:table-cell office:value-type="float" office:value="110" calcext:value-type="float">
            <text:p>110</text:p>
          </table:table-cell>
          <table:table-cell office:value-type="float" office:value="0.96979" calcext:value-type="float">
            <text:p>0.96979</text:p>
          </table:table-cell>
          <table:table-cell office:value-type="float" office:value="11.2621" calcext:value-type="float">
            <text:p>11.2621</text:p>
          </table:table-cell>
          <table:table-cell office:value-type="float" office:value="0.0420056" calcext:value-type="float">
            <text:p>0.04200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0.819143" calcext:value-type="float">
            <text:p>0.819143</text:p>
          </table:table-cell>
          <table:table-cell office:value-type="float" office:value="287.336" calcext:value-type="float">
            <text:p>287.336</text:p>
          </table:table-cell>
          <table:table-cell office:value-type="float" office:value="0.183372" calcext:value-type="float">
            <text:p>0.183372</text:p>
          </table:table-cell>
          <table:table-cell office:value-type="float" office:value="2" calcext:value-type="float">
            <text:p>2</text:p>
          </table:table-cell>
          <table:table-cell office:value-type="float" office:value="0.861671" calcext:value-type="float">
            <text:p>0.861671</text:p>
          </table:table-cell>
          <table:table-cell office:value-type="float" office:value="80.8748" calcext:value-type="float">
            <text:p>80.8748</text:p>
          </table:table-cell>
          <table:table-cell office:value-type="float" office:value="0.155289" calcext:value-type="float">
            <text:p>0.155289</text:p>
          </table:table-cell>
          <table:table-cell office:value-type="float" office:value="2594" calcext:value-type="float">
            <text:p>2594</text:p>
          </table:table-cell>
          <table:table-cell office:value-type="float" office:value="0.837351" calcext:value-type="float">
            <text:p>0.837351</text:p>
          </table:table-cell>
          <table:table-cell office:value-type="float" office:value="262.206" calcext:value-type="float">
            <text:p>262.206</text:p>
          </table:table-cell>
          <table:table-cell office:value-type="float" office:value="0.248469" calcext:value-type="float">
            <text:p>0.248469</text:p>
          </table:table-cell>
          <table:table-cell office:value-type="float" office:value="9" calcext:value-type="float">
            <text:p>9</text:p>
          </table:table-cell>
          <table:table-cell office:value-type="float" office:value="0.889418" calcext:value-type="float">
            <text:p>0.889418</text:p>
          </table:table-cell>
          <table:table-cell office:value-type="float" office:value="52.6715" calcext:value-type="float">
            <text:p>52.6715</text:p>
          </table:table-cell>
          <table:table-cell office:value-type="float" office:value="0.11746" calcext:value-type="float">
            <text:p>0.11746</text:p>
          </table:table-cell>
          <table:table-cell office:value-type="float" office:value="57" calcext:value-type="float">
            <text:p>57</text:p>
          </table:table-cell>
          <table:table-cell office:value-type="float" office:value="0.942825" calcext:value-type="float">
            <text:p>0.942825</text:p>
          </table:table-cell>
          <table:table-cell office:value-type="float" office:value="44.5419" calcext:value-type="float">
            <text:p>44.5419</text:p>
          </table:table-cell>
          <table:table-cell office:value-type="float" office:value="0.100327" calcext:value-type="float">
            <text:p>0.100327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0.881966" calcext:value-type="float">
            <text:p>0.881966</text:p>
          </table:table-cell>
          <table:table-cell office:value-type="float" office:value="85.2225" calcext:value-type="float">
            <text:p>85.2225</text:p>
          </table:table-cell>
          <table:table-cell office:value-type="float" office:value="0.17322" calcext:value-type="float">
            <text:p>0.17322</text:p>
          </table:table-cell>
          <table:table-cell office:value-type="float" office:value="16" calcext:value-type="float">
            <text:p>16</text:p>
          </table:table-cell>
          <table:table-cell office:value-type="float" office:value="0.917739" calcext:value-type="float">
            <text:p>0.917739</text:p>
          </table:table-cell>
          <table:table-cell office:value-type="float" office:value="28.243" calcext:value-type="float">
            <text:p>28.243</text:p>
          </table:table-cell>
          <table:table-cell office:value-type="float" office:value="0.0892284" calcext:value-type="float">
            <text:p>0.0892284</text:p>
          </table:table-cell>
          <table:table-cell office:value-type="float" office:value="112" calcext:value-type="float">
            <text:p>112</text:p>
          </table:table-cell>
          <table:table-cell office:value-type="float" office:value="0.967095" calcext:value-type="float">
            <text:p>0.967095</text:p>
          </table:table-cell>
          <table:table-cell office:value-type="float" office:value="21.6073" calcext:value-type="float">
            <text:p>21.6073</text:p>
          </table:table-cell>
          <table:table-cell office:value-type="float" office:value="0.0551277" calcext:value-type="float">
            <text:p>0.05512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0.83585" calcext:value-type="float">
            <text:p>0.83585</text:p>
          </table:table-cell>
          <table:table-cell office:value-type="float" office:value="166.966" calcext:value-type="float">
            <text:p>166.966</text:p>
          </table:table-cell>
          <table:table-cell office:value-type="float" office:value="0.158817" calcext:value-type="float">
            <text:p>0.158817</text:p>
          </table:table-cell>
          <table:table-cell office:value-type="float" office:value="2" calcext:value-type="float">
            <text:p>2</text:p>
          </table:table-cell>
          <table:table-cell office:value-type="float" office:value="0.876521" calcext:value-type="float">
            <text:p>0.876521</text:p>
          </table:table-cell>
          <table:table-cell office:value-type="float" office:value="67.5349" calcext:value-type="float">
            <text:p>67.5349</text:p>
          </table:table-cell>
          <table:table-cell office:value-type="float" office:value="0.106325" calcext:value-type="float">
            <text:p>0.106325</text:p>
          </table:table-cell>
          <table:table-cell office:value-type="float" office:value="2667" calcext:value-type="float">
            <text:p>2667</text:p>
          </table:table-cell>
          <table:table-cell office:value-type="float" office:value="0.858836" calcext:value-type="float">
            <text:p>0.858836</text:p>
          </table:table-cell>
          <table:table-cell office:value-type="float" office:value="107.605" calcext:value-type="float">
            <text:p>107.605</text:p>
          </table:table-cell>
          <table:table-cell office:value-type="float" office:value="0.189518" calcext:value-type="float">
            <text:p>0.189518</text:p>
          </table:table-cell>
          <table:table-cell office:value-type="float" office:value="9" calcext:value-type="float">
            <text:p>9</text:p>
          </table:table-cell>
          <table:table-cell office:value-type="float" office:value="0.89799" calcext:value-type="float">
            <text:p>0.89799</text:p>
          </table:table-cell>
          <table:table-cell office:value-type="float" office:value="41.2462" calcext:value-type="float">
            <text:p>41.2462</text:p>
          </table:table-cell>
          <table:table-cell office:value-type="float" office:value="0.0883171" calcext:value-type="float">
            <text:p>0.0883171</text:p>
          </table:table-cell>
          <table:table-cell office:value-type="float" office:value="57" calcext:value-type="float">
            <text:p>57</text:p>
          </table:table-cell>
          <table:table-cell office:value-type="float" office:value="0.949001" calcext:value-type="float">
            <text:p>0.949001</text:p>
          </table:table-cell>
          <table:table-cell office:value-type="float" office:value="28.9911" calcext:value-type="float">
            <text:p>28.9911</text:p>
          </table:table-cell>
          <table:table-cell office:value-type="float" office:value="0.0700272" calcext:value-type="float">
            <text:p>0.0700272</text:p>
          </table:table-cell>
          <table:table-cell/>
          <table:table-cell office:value-type="float" office:value="3172" calcext:value-type="float">
            <text:p>3172</text:p>
          </table:table-cell>
          <table:table-cell office:value-type="float" office:value="0.894736" calcext:value-type="float">
            <text:p>0.894736</text:p>
          </table:table-cell>
          <table:table-cell office:value-type="float" office:value="39.6958" calcext:value-type="float">
            <text:p>39.6958</text:p>
          </table:table-cell>
          <table:table-cell office:value-type="float" office:value="0.13865" calcext:value-type="float">
            <text:p>0.13865</text:p>
          </table:table-cell>
          <table:table-cell office:value-type="float" office:value="16" calcext:value-type="float">
            <text:p>16</text:p>
          </table:table-cell>
          <table:table-cell office:value-type="float" office:value="0.921208" calcext:value-type="float">
            <text:p>0.921208</text:p>
          </table:table-cell>
          <table:table-cell office:value-type="float" office:value="25.0526" calcext:value-type="float">
            <text:p>25.0526</text:p>
          </table:table-cell>
          <table:table-cell office:value-type="float" office:value="0.0799737" calcext:value-type="float">
            <text:p>0.0799737</text:p>
          </table:table-cell>
          <table:table-cell office:value-type="float" office:value="111" calcext:value-type="float">
            <text:p>111</text:p>
          </table:table-cell>
          <table:table-cell office:value-type="float" office:value="0.961969" calcext:value-type="float">
            <text:p>0.961969</text:p>
          </table:table-cell>
          <table:table-cell office:value-type="float" office:value="21.4885" calcext:value-type="float">
            <text:p>21.4885</text:p>
          </table:table-cell>
          <table:table-cell office:value-type="float" office:value="0.0538159" calcext:value-type="float">
            <text:p>0.05381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0.839803" calcext:value-type="float">
            <text:p>0.839803</text:p>
          </table:table-cell>
          <table:table-cell office:value-type="float" office:value="158.915" calcext:value-type="float">
            <text:p>158.915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2" calcext:value-type="float">
            <text:p>2</text:p>
          </table:table-cell>
          <table:table-cell office:value-type="float" office:value="0.869946" calcext:value-type="float">
            <text:p>0.869946</text:p>
          </table:table-cell>
          <table:table-cell office:value-type="float" office:value="77.506" calcext:value-type="float">
            <text:p>77.506</text:p>
          </table:table-cell>
          <table:table-cell office:value-type="float" office:value="0.131562" calcext:value-type="float">
            <text:p>0.131562</text:p>
          </table:table-cell>
          <table:table-cell office:value-type="float" office:value="2612" calcext:value-type="float">
            <text:p>2612</text:p>
          </table:table-cell>
          <table:table-cell office:value-type="float" office:value="0.851221" calcext:value-type="float">
            <text:p>0.851221</text:p>
          </table:table-cell>
          <table:table-cell office:value-type="float" office:value="100.534" calcext:value-type="float">
            <text:p>100.534</text:p>
          </table:table-cell>
          <table:table-cell office:value-type="float" office:value="0.199032" calcext:value-type="float">
            <text:p>0.199032</text:p>
          </table:table-cell>
          <table:table-cell office:value-type="float" office:value="9" calcext:value-type="float">
            <text:p>9</text:p>
          </table:table-cell>
          <table:table-cell office:value-type="float" office:value="0.903383" calcext:value-type="float">
            <text:p>0.903383</text:p>
          </table:table-cell>
          <table:table-cell office:value-type="float" office:value="35.0226" calcext:value-type="float">
            <text:p>35.0226</text:p>
          </table:table-cell>
          <table:table-cell office:value-type="float" office:value="0.088353" calcext:value-type="float">
            <text:p>0.088353</text:p>
          </table:table-cell>
          <table:table-cell office:value-type="float" office:value="57" calcext:value-type="float">
            <text:p>57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21.1305" calcext:value-type="float">
            <text:p>21.1305</text:p>
          </table:table-cell>
          <table:table-cell office:value-type="float" office:value="0.0600684" calcext:value-type="float">
            <text:p>0.0600684</text:p>
          </table:table-cell>
          <table:table-cell/>
          <table:table-cell office:value-type="float" office:value="3293" calcext:value-type="float">
            <text:p>3293</text:p>
          </table:table-cell>
          <table:table-cell office:value-type="float" office:value="0.878586" calcext:value-type="float">
            <text:p>0.878586</text:p>
          </table:table-cell>
          <table:table-cell office:value-type="float" office:value="84.3264" calcext:value-type="float">
            <text:p>84.3264</text:p>
          </table:table-cell>
          <table:table-cell office:value-type="float" office:value="0.151412" calcext:value-type="float">
            <text:p>0.151412</text:p>
          </table:table-cell>
          <table:table-cell office:value-type="float" office:value="16" calcext:value-type="float">
            <text:p>16</text:p>
          </table:table-cell>
          <table:table-cell office:value-type="float" office:value="0.919609" calcext:value-type="float">
            <text:p>0.919609</text:p>
          </table:table-cell>
          <table:table-cell office:value-type="float" office:value="24.1425" calcext:value-type="float">
            <text:p>24.1425</text:p>
          </table:table-cell>
          <table:table-cell office:value-type="float" office:value="0.0807055" calcext:value-type="float">
            <text:p>0.0807055</text:p>
          </table:table-cell>
          <table:table-cell office:value-type="float" office:value="110" calcext:value-type="float">
            <text:p>110</text:p>
          </table:table-cell>
          <table:table-cell office:value-type="float" office:value="0.958986" calcext:value-type="float">
            <text:p>0.958986</text:p>
          </table:table-cell>
          <table:table-cell office:value-type="float" office:value="23.6308" calcext:value-type="float">
            <text:p>23.6308</text:p>
          </table:table-cell>
          <table:table-cell office:value-type="float" office:value="0.0538499" calcext:value-type="float">
            <text:p>0.05384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.819779" calcext:value-type="float">
            <text:p>0.819779</text:p>
          </table:table-cell>
          <table:table-cell office:value-type="float" office:value="135.382" calcext:value-type="float">
            <text:p>135.382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2" calcext:value-type="float">
            <text:p>2</text:p>
          </table:table-cell>
          <table:table-cell office:value-type="float" office:value="0.870937" calcext:value-type="float">
            <text:p>0.870937</text:p>
          </table:table-cell>
          <table:table-cell office:value-type="float" office:value="77.3689" calcext:value-type="float">
            <text:p>77.3689</text:p>
          </table:table-cell>
          <table:table-cell office:value-type="float" office:value="0.120459" calcext:value-type="float">
            <text:p>0.120459</text:p>
          </table:table-cell>
          <table:table-cell office:value-type="float" office:value="2870" calcext:value-type="float">
            <text:p>2870</text:p>
          </table:table-cell>
          <table:table-cell office:value-type="float" office:value="0.851941" calcext:value-type="float">
            <text:p>0.851941</text:p>
          </table:table-cell>
          <table:table-cell office:value-type="float" office:value="103.037" calcext:value-type="float">
            <text:p>103.037</text:p>
          </table:table-cell>
          <table:table-cell office:value-type="float" office:value="0.208656" calcext:value-type="float">
            <text:p>0.208656</text:p>
          </table:table-cell>
          <table:table-cell office:value-type="float" office:value="9" calcext:value-type="float">
            <text:p>9</text:p>
          </table:table-cell>
          <table:table-cell office:value-type="float" office:value="0.894933" calcext:value-type="float">
            <text:p>0.894933</text:p>
          </table:table-cell>
          <table:table-cell office:value-type="float" office:value="44.6645" calcext:value-type="float">
            <text:p>44.6645</text:p>
          </table:table-cell>
          <table:table-cell office:value-type="float" office:value="0.0896541" calcext:value-type="float">
            <text:p>0.0896541</text:p>
          </table:table-cell>
          <table:table-cell office:value-type="float" office:value="56" calcext:value-type="float">
            <text:p>56</text:p>
          </table:table-cell>
          <table:table-cell office:value-type="float" office:value="0.953918" calcext:value-type="float">
            <text:p>0.953918</text:p>
          </table:table-cell>
          <table:table-cell office:value-type="float" office:value="33.1402" calcext:value-type="float">
            <text:p>33.1402</text:p>
          </table:table-cell>
          <table:table-cell office:value-type="float" office:value="0.0617644" calcext:value-type="float">
            <text:p>0.0617644</text:p>
          </table:table-cell>
          <table:table-cell/>
          <table:table-cell office:value-type="float" office:value="3525" calcext:value-type="float">
            <text:p>3525</text:p>
          </table:table-cell>
          <table:table-cell office:value-type="float" office:value="0.882447" calcext:value-type="float">
            <text:p>0.882447</text:p>
          </table:table-cell>
          <table:table-cell office:value-type="float" office:value="65.5271" calcext:value-type="float">
            <text:p>65.5271</text:p>
          </table:table-cell>
          <table:table-cell office:value-type="float" office:value="0.148116" calcext:value-type="float">
            <text:p>0.148116</text:p>
          </table:table-cell>
          <table:table-cell office:value-type="float" office:value="16" calcext:value-type="float">
            <text:p>16</text:p>
          </table:table-cell>
          <table:table-cell office:value-type="float" office:value="0.922269" calcext:value-type="float">
            <text:p>0.922269</text:p>
          </table:table-cell>
          <table:table-cell office:value-type="float" office:value="22.4925" calcext:value-type="float">
            <text:p>22.4925</text:p>
          </table:table-cell>
          <table:table-cell office:value-type="float" office:value="0.0746876" calcext:value-type="float">
            <text:p>0.0746876</text:p>
          </table:table-cell>
          <table:table-cell office:value-type="float" office:value="108" calcext:value-type="float">
            <text:p>108</text:p>
          </table:table-cell>
          <table:table-cell office:value-type="float" office:value="0.969186" calcext:value-type="float">
            <text:p>0.969186</text:p>
          </table:table-cell>
          <table:table-cell office:value-type="float" office:value="18.1278" calcext:value-type="float">
            <text:p>18.1278</text:p>
          </table:table-cell>
          <table:table-cell office:value-type="float" office:value="0.0439014" calcext:value-type="float">
            <text:p>0.04390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.858295" calcext:value-type="float">
            <text:p>0.858295</text:p>
          </table:table-cell>
          <table:table-cell office:value-type="float" office:value="398.547" calcext:value-type="float">
            <text:p>398.547</text:p>
          </table:table-cell>
          <table:table-cell office:value-type="float" office:value="0.16368" calcext:value-type="float">
            <text:p>0.16368</text:p>
          </table:table-cell>
          <table:table-cell office:value-type="float" office:value="2" calcext:value-type="float">
            <text:p>2</text:p>
          </table:table-cell>
          <table:table-cell office:value-type="float" office:value="0.880375" calcext:value-type="float">
            <text:p>0.880375</text:p>
          </table:table-cell>
          <table:table-cell office:value-type="float" office:value="62.0641" calcext:value-type="float">
            <text:p>62.0641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2483" calcext:value-type="float">
            <text:p>2483</text:p>
          </table:table-cell>
          <table:table-cell office:value-type="float" office:value="0.862666" calcext:value-type="float">
            <text:p>0.862666</text:p>
          </table:table-cell>
          <table:table-cell office:value-type="float" office:value="552.356" calcext:value-type="float">
            <text:p>552.356</text:p>
          </table:table-cell>
          <table:table-cell office:value-type="float" office:value="0.30062" calcext:value-type="float">
            <text:p>0.30062</text:p>
          </table:table-cell>
          <table:table-cell office:value-type="float" office:value="9" calcext:value-type="float">
            <text:p>9</text:p>
          </table:table-cell>
          <table:table-cell office:value-type="float" office:value="0.914539" calcext:value-type="float">
            <text:p>0.914539</text:p>
          </table:table-cell>
          <table:table-cell office:value-type="float" office:value="37.6688" calcext:value-type="float">
            <text:p>37.6688</text:p>
          </table:table-cell>
          <table:table-cell office:value-type="float" office:value="0.0921887" calcext:value-type="float">
            <text:p>0.0921887</text:p>
          </table:table-cell>
          <table:table-cell office:value-type="float" office:value="57" calcext:value-type="float">
            <text:p>57</text:p>
          </table:table-cell>
          <table:table-cell office:value-type="float" office:value="0.955888" calcext:value-type="float">
            <text:p>0.955888</text:p>
          </table:table-cell>
          <table:table-cell office:value-type="float" office:value="27.1399" calcext:value-type="float">
            <text:p>27.1399</text:p>
          </table:table-cell>
          <table:table-cell office:value-type="float" office:value="0.063574" calcext:value-type="float">
            <text:p>0.063574</text:p>
          </table:table-cell>
          <table:table-cell/>
          <table:table-cell office:value-type="float" office:value="2983" calcext:value-type="float">
            <text:p>2983</text:p>
          </table:table-cell>
          <table:table-cell office:value-type="float" office:value="0.887277" calcext:value-type="float">
            <text:p>0.887277</text:p>
          </table:table-cell>
          <table:table-cell office:value-type="float" office:value="72.2188" calcext:value-type="float">
            <text:p>72.2188</text:p>
          </table:table-cell>
          <table:table-cell office:value-type="float" office:value="0.150268" calcext:value-type="float">
            <text:p>0.150268</text:p>
          </table:table-cell>
          <table:table-cell office:value-type="float" office:value="16" calcext:value-type="float">
            <text:p>16</text:p>
          </table:table-cell>
          <table:table-cell office:value-type="float" office:value="0.920689" calcext:value-type="float">
            <text:p>0.920689</text:p>
          </table:table-cell>
          <table:table-cell office:value-type="float" office:value="21.9457" calcext:value-type="float">
            <text:p>21.9457</text:p>
          </table:table-cell>
          <table:table-cell office:value-type="float" office:value="0.0827144" calcext:value-type="float">
            <text:p>0.0827144</text:p>
          </table:table-cell>
          <table:table-cell office:value-type="float" office:value="109" calcext:value-type="float">
            <text:p>109</text:p>
          </table:table-cell>
          <table:table-cell office:value-type="float" office:value="0.959334" calcext:value-type="float">
            <text:p>0.959334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505599" calcext:value-type="float">
            <text:p>0.05055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0.853719" calcext:value-type="float">
            <text:p>0.853719</text:p>
          </table:table-cell>
          <table:table-cell office:value-type="float" office:value="105.875" calcext:value-type="float">
            <text:p>105.875</text:p>
          </table:table-cell>
          <table:table-cell office:value-type="float" office:value="0.172199" calcext:value-type="float">
            <text:p>0.172199</text:p>
          </table:table-cell>
          <table:table-cell office:value-type="float" office:value="2" calcext:value-type="float">
            <text:p>2</text:p>
          </table:table-cell>
          <table:table-cell office:value-type="float" office:value="0.876475" calcext:value-type="float">
            <text:p>0.876475</text:p>
          </table:table-cell>
          <table:table-cell office:value-type="float" office:value="52.3598" calcext:value-type="float">
            <text:p>52.3598</text:p>
          </table:table-cell>
          <table:table-cell office:value-type="float" office:value="0.123014" calcext:value-type="float">
            <text:p>0.123014</text:p>
          </table:table-cell>
          <table:table-cell office:value-type="float" office:value="2608" calcext:value-type="float">
            <text:p>2608</text:p>
          </table:table-cell>
          <table:table-cell office:value-type="float" office:value="0.862155" calcext:value-type="float">
            <text:p>0.862155</text:p>
          </table:table-cell>
          <table:table-cell office:value-type="float" office:value="96.8581" calcext:value-type="float">
            <text:p>96.8581</text:p>
          </table:table-cell>
          <table:table-cell office:value-type="float" office:value="0.231744" calcext:value-type="float">
            <text:p>0.231744</text:p>
          </table:table-cell>
          <table:table-cell office:value-type="float" office:value="9" calcext:value-type="float">
            <text:p>9</text:p>
          </table:table-cell>
          <table:table-cell office:value-type="float" office:value="0.909697" calcext:value-type="float">
            <text:p>0.909697</text:p>
          </table:table-cell>
          <table:table-cell office:value-type="float" office:value="36.2578" calcext:value-type="float">
            <text:p>36.2578</text:p>
          </table:table-cell>
          <table:table-cell office:value-type="float" office:value="0.0953885" calcext:value-type="float">
            <text:p>0.0953885</text:p>
          </table:table-cell>
          <table:table-cell office:value-type="float" office:value="56" calcext:value-type="float">
            <text:p>56</text:p>
          </table:table-cell>
          <table:table-cell office:value-type="float" office:value="0.950599" calcext:value-type="float">
            <text:p>0.950599</text:p>
          </table:table-cell>
          <table:table-cell office:value-type="float" office:value="25.4938" calcext:value-type="float">
            <text:p>25.4938</text:p>
          </table:table-cell>
          <table:table-cell office:value-type="float" office:value="0.0661317" calcext:value-type="float">
            <text:p>0.0661317</text:p>
          </table:table-cell>
          <table:table-cell/>
          <table:table-cell office:value-type="float" office:value="3344" calcext:value-type="float">
            <text:p>3344</text:p>
          </table:table-cell>
          <table:table-cell office:value-type="float" office:value="0.880398" calcext:value-type="float">
            <text:p>0.880398</text:p>
          </table:table-cell>
          <table:table-cell office:value-type="float" office:value="39.4592" calcext:value-type="float">
            <text:p>39.4592</text:p>
          </table:table-cell>
          <table:table-cell office:value-type="float" office:value="0.172804" calcext:value-type="float">
            <text:p>0.172804</text:p>
          </table:table-cell>
          <table:table-cell office:value-type="float" office:value="16" calcext:value-type="float">
            <text:p>16</text:p>
          </table:table-cell>
          <table:table-cell office:value-type="float" office:value="0.918952" calcext:value-type="float">
            <text:p>0.918952</text:p>
          </table:table-cell>
          <table:table-cell office:value-type="float" office:value="18.6502" calcext:value-type="float">
            <text:p>18.6502</text:p>
          </table:table-cell>
          <table:table-cell office:value-type="float" office:value="0.0971369" calcext:value-type="float">
            <text:p>0.0971369</text:p>
          </table:table-cell>
          <table:table-cell office:value-type="float" office:value="113" calcext:value-type="float">
            <text:p>113</text:p>
          </table:table-cell>
          <table:table-cell office:value-type="float" office:value="0.95931" calcext:value-type="float">
            <text:p>0.95931</text:p>
          </table:table-cell>
          <table:table-cell office:value-type="float" office:value="14.2988" calcext:value-type="float">
            <text:p>14.2988</text:p>
          </table:table-cell>
          <table:table-cell office:value-type="float" office:value="0.0641038" calcext:value-type="float">
            <text:p>0.06410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.867148" calcext:value-type="float">
            <text:p>0.867148</text:p>
          </table:table-cell>
          <table:table-cell office:value-type="float" office:value="119.796" calcext:value-type="float">
            <text:p>119.796</text:p>
          </table:table-cell>
          <table:table-cell office:value-type="float" office:value="0.159788" calcext:value-type="float">
            <text:p>0.159788</text:p>
          </table:table-cell>
          <table:table-cell office:value-type="float" office:value="2" calcext:value-type="float">
            <text:p>2</text:p>
          </table:table-cell>
          <table:table-cell office:value-type="float" office:value="0.881069" calcext:value-type="float">
            <text:p>0.881069</text:p>
          </table:table-cell>
          <table:table-cell office:value-type="float" office:value="62.7551" calcext:value-type="float">
            <text:p>62.7551</text:p>
          </table:table-cell>
          <table:table-cell office:value-type="float" office:value="0.126628" calcext:value-type="float">
            <text:p>0.126628</text:p>
          </table:table-cell>
          <table:table-cell office:value-type="float" office:value="2847" calcext:value-type="float">
            <text:p>2847</text:p>
          </table:table-cell>
          <table:table-cell office:value-type="float" office:value="0.870061" calcext:value-type="float">
            <text:p>0.870061</text:p>
          </table:table-cell>
          <table:table-cell office:value-type="float" office:value="138.868" calcext:value-type="float">
            <text:p>138.868</text:p>
          </table:table-cell>
          <table:table-cell office:value-type="float" office:value="0.24581" calcext:value-type="float">
            <text:p>0.24581</text:p>
          </table:table-cell>
          <table:table-cell office:value-type="float" office:value="9" calcext:value-type="float">
            <text:p>9</text:p>
          </table:table-cell>
          <table:table-cell office:value-type="float" office:value="0.906235" calcext:value-type="float">
            <text:p>0.906235</text:p>
          </table:table-cell>
          <table:table-cell office:value-type="float" office:value="36.5516" calcext:value-type="float">
            <text:p>36.5516</text:p>
          </table:table-cell>
          <table:table-cell office:value-type="float" office:value="0.0888783" calcext:value-type="float">
            <text:p>0.0888783</text:p>
          </table:table-cell>
          <table:table-cell office:value-type="float" office:value="56" calcext:value-type="float">
            <text:p>56</text:p>
          </table:table-cell>
          <table:table-cell office:value-type="float" office:value="0.949111" calcext:value-type="float">
            <text:p>0.949111</text:p>
          </table:table-cell>
          <table:table-cell office:value-type="float" office:value="33.7741" calcext:value-type="float">
            <text:p>33.7741</text:p>
          </table:table-cell>
          <table:table-cell office:value-type="float" office:value="0.0835851" calcext:value-type="float">
            <text:p>0.0835851</text:p>
          </table:table-cell>
          <table:table-cell/>
          <table:table-cell office:value-type="float" office:value="3421" calcext:value-type="float">
            <text:p>3421</text:p>
          </table:table-cell>
          <table:table-cell office:value-type="float" office:value="0.882087" calcext:value-type="float">
            <text:p>0.882087</text:p>
          </table:table-cell>
          <table:table-cell office:value-type="float" office:value="92.8377" calcext:value-type="float">
            <text:p>92.8377</text:p>
          </table:table-cell>
          <table:table-cell office:value-type="float" office:value="0.167279" calcext:value-type="float">
            <text:p>0.167279</text:p>
          </table:table-cell>
          <table:table-cell office:value-type="float" office:value="16" calcext:value-type="float">
            <text:p>16</text:p>
          </table:table-cell>
          <table:table-cell office:value-type="float" office:value="0.915983" calcext:value-type="float">
            <text:p>0.915983</text:p>
          </table:table-cell>
          <table:table-cell office:value-type="float" office:value="21.4665" calcext:value-type="float">
            <text:p>21.4665</text:p>
          </table:table-cell>
          <table:table-cell office:value-type="float" office:value="0.085998" calcext:value-type="float">
            <text:p>0.085998</text:p>
          </table:table-cell>
          <table:table-cell office:value-type="float" office:value="109" calcext:value-type="float">
            <text:p>109</text:p>
          </table:table-cell>
          <table:table-cell office:value-type="float" office:value="0.954605" calcext:value-type="float">
            <text:p>0.954605</text:p>
          </table:table-cell>
          <table:table-cell office:value-type="float" office:value="17.0212" calcext:value-type="float">
            <text:p>17.0212</text:p>
          </table:table-cell>
          <table:table-cell office:value-type="float" office:value="0.0586566" calcext:value-type="float">
            <text:p>0.05865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.846557" calcext:value-type="float">
            <text:p>0.846557</text:p>
          </table:table-cell>
          <table:table-cell office:value-type="float" office:value="351.532" calcext:value-type="float">
            <text:p>351.532</text:p>
          </table:table-cell>
          <table:table-cell office:value-type="float" office:value="0.170182" calcext:value-type="float">
            <text:p>0.170182</text:p>
          </table:table-cell>
          <table:table-cell office:value-type="float" office:value="2" calcext:value-type="float">
            <text:p>2</text:p>
          </table:table-cell>
          <table:table-cell office:value-type="float" office:value="0.873513" calcext:value-type="float">
            <text:p>0.873513</text:p>
          </table:table-cell>
          <table:table-cell office:value-type="float" office:value="63.8811" calcext:value-type="float">
            <text:p>63.8811</text:p>
          </table:table-cell>
          <table:table-cell office:value-type="float" office:value="0.123524" calcext:value-type="float">
            <text:p>0.123524</text:p>
          </table:table-cell>
          <table:table-cell office:value-type="float" office:value="2401" calcext:value-type="float">
            <text:p>2401</text:p>
          </table:table-cell>
          <table:table-cell office:value-type="float" office:value="0.858586" calcext:value-type="float">
            <text:p>0.858586</text:p>
          </table:table-cell>
          <table:table-cell office:value-type="float" office:value="312.537" calcext:value-type="float">
            <text:p>312.537</text:p>
          </table:table-cell>
          <table:table-cell office:value-type="float" office:value="0.27411" calcext:value-type="float">
            <text:p>0.27411</text:p>
          </table:table-cell>
          <table:table-cell office:value-type="float" office:value="9" calcext:value-type="float">
            <text:p>9</text:p>
          </table:table-cell>
          <table:table-cell office:value-type="float" office:value="0.905272" calcext:value-type="float">
            <text:p>0.905272</text:p>
          </table:table-cell>
          <table:table-cell office:value-type="float" office:value="34.1859" calcext:value-type="float">
            <text:p>34.1859</text:p>
          </table:table-cell>
          <table:table-cell office:value-type="float" office:value="0.0935232" calcext:value-type="float">
            <text:p>0.0935232</text:p>
          </table:table-cell>
          <table:table-cell office:value-type="float" office:value="56" calcext:value-type="float">
            <text:p>56</text:p>
          </table:table-cell>
          <table:table-cell office:value-type="float" office:value="0.950255" calcext:value-type="float">
            <text:p>0.950255</text:p>
          </table:table-cell>
          <table:table-cell office:value-type="float" office:value="27.9484" calcext:value-type="float">
            <text:p>27.9484</text:p>
          </table:table-cell>
          <table:table-cell office:value-type="float" office:value="0.0706166" calcext:value-type="float">
            <text:p>0.0706166</text:p>
          </table:table-cell>
          <table:table-cell/>
          <table:table-cell office:value-type="float" office:value="3079" calcext:value-type="float">
            <text:p>3079</text:p>
          </table:table-cell>
          <table:table-cell office:value-type="float" office:value="0.869037" calcext:value-type="float">
            <text:p>0.869037</text:p>
          </table:table-cell>
          <table:table-cell office:value-type="float" office:value="65.6017" calcext:value-type="float">
            <text:p>65.6017</text:p>
          </table:table-cell>
          <table:table-cell office:value-type="float" office:value="0.164592" calcext:value-type="float">
            <text:p>0.164592</text:p>
          </table:table-cell>
          <table:table-cell office:value-type="float" office:value="15" calcext:value-type="float">
            <text:p>15</text:p>
          </table:table-cell>
          <table:table-cell office:value-type="float" office:value="0.916442" calcext:value-type="float">
            <text:p>0.916442</text:p>
          </table:table-cell>
          <table:table-cell office:value-type="float" office:value="23.8833" calcext:value-type="float">
            <text:p>23.8833</text:p>
          </table:table-cell>
          <table:table-cell office:value-type="float" office:value="0.0911201" calcext:value-type="float">
            <text:p>0.0911201</text:p>
          </table:table-cell>
          <table:table-cell office:value-type="float" office:value="115" calcext:value-type="float">
            <text:p>115</text:p>
          </table:table-cell>
          <table:table-cell office:value-type="float" office:value="0.959121" calcext:value-type="float">
            <text:p>0.959121</text:p>
          </table:table-cell>
          <table:table-cell office:value-type="float" office:value="29.9609" calcext:value-type="float">
            <text:p>29.9609</text:p>
          </table:table-cell>
          <table:table-cell office:value-type="float" office:value="0.0484618" calcext:value-type="float">
            <text:p>0.04846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.839837" calcext:value-type="float">
            <text:p>0.839837</text:p>
          </table:table-cell>
          <table:table-cell office:value-type="float" office:value="413.685" calcext:value-type="float">
            <text:p>413.685</text:p>
          </table:table-cell>
          <table:table-cell office:value-type="float" office:value="0.19695" calcext:value-type="float">
            <text:p>0.19695</text:p>
          </table:table-cell>
          <table:table-cell office:value-type="float" office:value="2" calcext:value-type="float">
            <text:p>2</text:p>
          </table:table-cell>
          <table:table-cell office:value-type="float" office:value="0.860155" calcext:value-type="float">
            <text:p>0.860155</text:p>
          </table:table-cell>
          <table:table-cell office:value-type="float" office:value="82.9916" calcext:value-type="float">
            <text:p>82.9916</text:p>
          </table:table-cell>
          <table:table-cell office:value-type="float" office:value="0.154405" calcext:value-type="float">
            <text:p>0.154405</text:p>
          </table:table-cell>
          <table:table-cell office:value-type="float" office:value="2759" calcext:value-type="float">
            <text:p>2759</text:p>
          </table:table-cell>
          <table:table-cell office:value-type="float" office:value="0.827964" calcext:value-type="float">
            <text:p>0.827964</text:p>
          </table:table-cell>
          <table:table-cell office:value-type="float" office:value="239.752" calcext:value-type="float">
            <text:p>239.752</text:p>
          </table:table-cell>
          <table:table-cell office:value-type="float" office:value="0.317881" calcext:value-type="float">
            <text:p>0.317881</text:p>
          </table:table-cell>
          <table:table-cell office:value-type="float" office:value="9" calcext:value-type="float">
            <text:p>9</text:p>
          </table:table-cell>
          <table:table-cell office:value-type="float" office:value="0.893659" calcext:value-type="float">
            <text:p>0.893659</text:p>
          </table:table-cell>
          <table:table-cell office:value-type="float" office:value="50.9912" calcext:value-type="float">
            <text:p>50.9912</text:p>
          </table:table-cell>
          <table:table-cell office:value-type="float" office:value="0.112759" calcext:value-type="float">
            <text:p>0.112759</text:p>
          </table:table-cell>
          <table:table-cell office:value-type="float" office:value="56" calcext:value-type="float">
            <text:p>56</text:p>
          </table:table-cell>
          <table:table-cell office:value-type="float" office:value="0.947905" calcext:value-type="float">
            <text:p>0.947905</text:p>
          </table:table-cell>
          <table:table-cell office:value-type="float" office:value="46.4588" calcext:value-type="float">
            <text:p>46.4588</text:p>
          </table:table-cell>
          <table:table-cell office:value-type="float" office:value="0.101892" calcext:value-type="float">
            <text:p>0.101892</text:p>
          </table:table-cell>
          <table:table-cell/>
          <table:table-cell office:value-type="float" office:value="3509" calcext:value-type="float">
            <text:p>3509</text:p>
          </table:table-cell>
          <table:table-cell office:value-type="float" office:value="0.866722" calcext:value-type="float">
            <text:p>0.866722</text:p>
          </table:table-cell>
          <table:table-cell office:value-type="float" office:value="62.8452" calcext:value-type="float">
            <text:p>62.8452</text:p>
          </table:table-cell>
          <table:table-cell office:value-type="float" office:value="0.199417" calcext:value-type="float">
            <text:p>0.199417</text:p>
          </table:table-cell>
          <table:table-cell office:value-type="float" office:value="15" calcext:value-type="float">
            <text:p>15</text:p>
          </table:table-cell>
          <table:table-cell office:value-type="float" office:value="0.907287" calcext:value-type="float">
            <text:p>0.907287</text:p>
          </table:table-cell>
          <table:table-cell office:value-type="float" office:value="28.4197" calcext:value-type="float">
            <text:p>28.4197</text:p>
          </table:table-cell>
          <table:table-cell office:value-type="float" office:value="0.104746" calcext:value-type="float">
            <text:p>0.104746</text:p>
          </table:table-cell>
          <table:table-cell office:value-type="float" office:value="112" calcext:value-type="float">
            <text:p>112</text:p>
          </table:table-cell>
          <table:table-cell office:value-type="float" office:value="0.95361" calcext:value-type="float">
            <text:p>0.95361</text:p>
          </table:table-cell>
          <table:table-cell office:value-type="float" office:value="32.7898" calcext:value-type="float">
            <text:p>32.7898</text:p>
          </table:table-cell>
          <table:table-cell office:value-type="float" office:value="0.0655547" calcext:value-type="float">
            <text:p>0.06555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0.848437" calcext:value-type="float">
            <text:p>0.848437</text:p>
          </table:table-cell>
          <table:table-cell office:value-type="float" office:value="1575.53" calcext:value-type="float">
            <text:p>1575.53</text:p>
          </table:table-cell>
          <table:table-cell office:value-type="float" office:value="0.249646" calcext:value-type="float">
            <text:p>0.249646</text:p>
          </table:table-cell>
          <table:table-cell office:value-type="float" office:value="2" calcext:value-type="float">
            <text:p>2</text:p>
          </table:table-cell>
          <table:table-cell office:value-type="float" office:value="0.8584" calcext:value-type="float">
            <text:p>0.8584</text:p>
          </table:table-cell>
          <table:table-cell office:value-type="float" office:value="64.0452" calcext:value-type="float">
            <text:p>64.0452</text:p>
          </table:table-cell>
          <table:table-cell office:value-type="float" office:value="0.151052" calcext:value-type="float">
            <text:p>0.151052</text:p>
          </table:table-cell>
          <table:table-cell office:value-type="float" office:value="2532" calcext:value-type="float">
            <text:p>2532</text:p>
          </table:table-cell>
          <table:table-cell office:value-type="float" office:value="0.845225" calcext:value-type="float">
            <text:p>0.845225</text:p>
          </table:table-cell>
          <table:table-cell office:value-type="float" office:value="518.514" calcext:value-type="float">
            <text:p>518.514</text:p>
          </table:table-cell>
          <table:table-cell office:value-type="float" office:value="0.290974" calcext:value-type="float">
            <text:p>0.290974</text:p>
          </table:table-cell>
          <table:table-cell office:value-type="float" office:value="9" calcext:value-type="float">
            <text:p>9</text:p>
          </table:table-cell>
          <table:table-cell office:value-type="float" office:value="0.898734" calcext:value-type="float">
            <text:p>0.898734</text:p>
          </table:table-cell>
          <table:table-cell office:value-type="float" office:value="40.8852" calcext:value-type="float">
            <text:p>40.8852</text:p>
          </table:table-cell>
          <table:table-cell office:value-type="float" office:value="0.11616" calcext:value-type="float">
            <text:p>0.11616</text:p>
          </table:table-cell>
          <table:table-cell office:value-type="float" office:value="56" calcext:value-type="float">
            <text:p>56</text:p>
          </table:table-cell>
          <table:table-cell office:value-type="float" office:value="0.940821" calcext:value-type="float">
            <text:p>0.940821</text:p>
          </table:table-cell>
          <table:table-cell office:value-type="float" office:value="39.7156" calcext:value-type="float">
            <text:p>39.7156</text:p>
          </table:table-cell>
          <table:table-cell office:value-type="float" office:value="0.0820759" calcext:value-type="float">
            <text:p>0.0820759</text:p>
          </table:table-cell>
          <table:table-cell/>
          <table:table-cell office:value-type="float" office:value="3249" calcext:value-type="float">
            <text:p>3249</text:p>
          </table:table-cell>
          <table:table-cell office:value-type="float" office:value="0.870076" calcext:value-type="float">
            <text:p>0.870076</text:p>
          </table:table-cell>
          <table:table-cell office:value-type="float" office:value="52.4486" calcext:value-type="float">
            <text:p>52.4486</text:p>
          </table:table-cell>
          <table:table-cell office:value-type="float" office:value="0.186061" calcext:value-type="float">
            <text:p>0.186061</text:p>
          </table:table-cell>
          <table:table-cell office:value-type="float" office:value="15" calcext:value-type="float">
            <text:p>15</text:p>
          </table:table-cell>
          <table:table-cell office:value-type="float" office:value="0.908414" calcext:value-type="float">
            <text:p>0.908414</text:p>
          </table:table-cell>
          <table:table-cell office:value-type="float" office:value="23.8483" calcext:value-type="float">
            <text:p>23.8483</text:p>
          </table:table-cell>
          <table:table-cell office:value-type="float" office:value="0.105302" calcext:value-type="float">
            <text:p>0.105302</text:p>
          </table:table-cell>
          <table:table-cell office:value-type="float" office:value="111" calcext:value-type="float">
            <text:p>111</text:p>
          </table:table-cell>
          <table:table-cell office:value-type="float" office:value="0.949404" calcext:value-type="float">
            <text:p>0.949404</text:p>
          </table:table-cell>
          <table:table-cell office:value-type="float" office:value="23.5686" calcext:value-type="float">
            <text:p>23.5686</text:p>
          </table:table-cell>
          <table:table-cell office:value-type="float" office:value="0.0605982" calcext:value-type="float">
            <text:p>0.06059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.826355" calcext:value-type="float">
            <text:p>0.826355</text:p>
          </table:table-cell>
          <table:table-cell office:value-type="float" office:value="191.532" calcext:value-type="float">
            <text:p>191.532</text:p>
          </table:table-cell>
          <table:table-cell office:value-type="float" office:value="0.188986" calcext:value-type="float">
            <text:p>0.188986</text:p>
          </table:table-cell>
          <table:table-cell office:value-type="float" office:value="2" calcext:value-type="float">
            <text:p>2</text:p>
          </table:table-cell>
          <table:table-cell office:value-type="float" office:value="0.858988" calcext:value-type="float">
            <text:p>0.858988</text:p>
          </table:table-cell>
          <table:table-cell office:value-type="float" office:value="67.9412" calcext:value-type="float">
            <text:p>67.9412</text:p>
          </table:table-cell>
          <table:table-cell office:value-type="float" office:value="0.145732" calcext:value-type="float">
            <text:p>0.145732</text:p>
          </table:table-cell>
          <table:table-cell office:value-type="float" office:value="2505" calcext:value-type="float">
            <text:p>2505</text:p>
          </table:table-cell>
          <table:table-cell office:value-type="float" office:value="0.826237" calcext:value-type="float">
            <text:p>0.826237</text:p>
          </table:table-cell>
          <table:table-cell office:value-type="float" office:value="265.951" calcext:value-type="float">
            <text:p>265.951</text:p>
          </table:table-cell>
          <table:table-cell office:value-type="float" office:value="0.326674" calcext:value-type="float">
            <text:p>0.326674</text:p>
          </table:table-cell>
          <table:table-cell office:value-type="float" office:value="9" calcext:value-type="float">
            <text:p>9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47.362" calcext:value-type="float">
            <text:p>47.362</text:p>
          </table:table-cell>
          <table:table-cell office:value-type="float" office:value="0.132078" calcext:value-type="float">
            <text:p>0.132078</text:p>
          </table:table-cell>
          <table:table-cell office:value-type="float" office:value="57" calcext:value-type="float">
            <text:p>57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41.7994" calcext:value-type="float">
            <text:p>41.7994</text:p>
          </table:table-cell>
          <table:table-cell office:value-type="float" office:value="0.0888323" calcext:value-type="float">
            <text:p>0.0888323</text:p>
          </table:table-cell>
          <table:table-cell/>
          <table:table-cell office:value-type="float" office:value="3363" calcext:value-type="float">
            <text:p>3363</text:p>
          </table:table-cell>
          <table:table-cell office:value-type="float" office:value="0.851219" calcext:value-type="float">
            <text:p>0.851219</text:p>
          </table:table-cell>
          <table:table-cell office:value-type="float" office:value="54.9141" calcext:value-type="float">
            <text:p>54.9141</text:p>
          </table:table-cell>
          <table:table-cell office:value-type="float" office:value="0.21088" calcext:value-type="float">
            <text:p>0.21088</text:p>
          </table:table-cell>
          <table:table-cell office:value-type="float" office:value="15" calcext:value-type="float">
            <text:p>15</text:p>
          </table:table-cell>
          <table:table-cell office:value-type="float" office:value="0.903337" calcext:value-type="float">
            <text:p>0.903337</text:p>
          </table:table-cell>
          <table:table-cell office:value-type="float" office:value="22.9303" calcext:value-type="float">
            <text:p>22.9303</text:p>
          </table:table-cell>
          <table:table-cell office:value-type="float" office:value="0.11022" calcext:value-type="float">
            <text:p>0.11022</text:p>
          </table:table-cell>
          <table:table-cell office:value-type="float" office:value="112" calcext:value-type="float">
            <text:p>112</text:p>
          </table:table-cell>
          <table:table-cell office:value-type="float" office:value="0.951938" calcext:value-type="float">
            <text:p>0.951938</text:p>
          </table:table-cell>
          <table:table-cell office:value-type="float" office:value="19.3191" calcext:value-type="float">
            <text:p>19.3191</text:p>
          </table:table-cell>
          <table:table-cell office:value-type="float" office:value="0.0562434" calcext:value-type="float">
            <text:p>0.05624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.816817" calcext:value-type="float">
            <text:p>0.816817</text:p>
          </table:table-cell>
          <table:table-cell office:value-type="float" office:value="191.551" calcext:value-type="float">
            <text:p>191.551</text:p>
          </table:table-cell>
          <table:table-cell office:value-type="float" office:value="0.203187" calcext:value-type="float">
            <text:p>0.203187</text:p>
          </table:table-cell>
          <table:table-cell office:value-type="float" office:value="2" calcext:value-type="float">
            <text:p>2</text:p>
          </table:table-cell>
          <table:table-cell office:value-type="float" office:value="0.837317" calcext:value-type="float">
            <text:p>0.837317</text:p>
          </table:table-cell>
          <table:table-cell office:value-type="float" office:value="77.0901" calcext:value-type="float">
            <text:p>77.0901</text:p>
          </table:table-cell>
          <table:table-cell office:value-type="float" office:value="0.161676" calcext:value-type="float">
            <text:p>0.161676</text:p>
          </table:table-cell>
          <table:table-cell office:value-type="float" office:value="2692" calcext:value-type="float">
            <text:p>2692</text:p>
          </table:table-cell>
          <table:table-cell office:value-type="float" office:value="0.820608" calcext:value-type="float">
            <text:p>0.820608</text:p>
          </table:table-cell>
          <table:table-cell office:value-type="float" office:value="193.214" calcext:value-type="float">
            <text:p>193.214</text:p>
          </table:table-cell>
          <table:table-cell office:value-type="float" office:value="0.311882" calcext:value-type="float">
            <text:p>0.311882</text:p>
          </table:table-cell>
          <table:table-cell office:value-type="float" office:value="9" calcext:value-type="float">
            <text:p>9</text:p>
          </table:table-cell>
          <table:table-cell office:value-type="float" office:value="0.876526" calcext:value-type="float">
            <text:p>0.876526</text:p>
          </table:table-cell>
          <table:table-cell office:value-type="float" office:value="48.7709" calcext:value-type="float">
            <text:p>48.7709</text:p>
          </table:table-cell>
          <table:table-cell office:value-type="float" office:value="0.125441" calcext:value-type="float">
            <text:p>0.125441</text:p>
          </table:table-cell>
          <table:table-cell office:value-type="float" office:value="56" calcext:value-type="float">
            <text:p>56</text:p>
          </table:table-cell>
          <table:table-cell office:value-type="float" office:value="0.93712" calcext:value-type="float">
            <text:p>0.93712</text:p>
          </table:table-cell>
          <table:table-cell office:value-type="float" office:value="34.918" calcext:value-type="float">
            <text:p>34.918</text:p>
          </table:table-cell>
          <table:table-cell office:value-type="float" office:value="0.0838905" calcext:value-type="float">
            <text:p>0.0838905</text:p>
          </table:table-cell>
          <table:table-cell/>
          <table:table-cell office:value-type="float" office:value="3423" calcext:value-type="float">
            <text:p>3423</text:p>
          </table:table-cell>
          <table:table-cell office:value-type="float" office:value="0.849247" calcext:value-type="float">
            <text:p>0.849247</text:p>
          </table:table-cell>
          <table:table-cell office:value-type="float" office:value="56.7816" calcext:value-type="float">
            <text:p>56.7816</text:p>
          </table:table-cell>
          <table:table-cell office:value-type="float" office:value="0.220375" calcext:value-type="float">
            <text:p>0.220375</text:p>
          </table:table-cell>
          <table:table-cell office:value-type="float" office:value="15" calcext:value-type="float">
            <text:p>15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21.0946" calcext:value-type="float">
            <text:p>21.0946</text:p>
          </table:table-cell>
          <table:table-cell office:value-type="float" office:value="0.106187" calcext:value-type="float">
            <text:p>0.106187</text:p>
          </table:table-cell>
          <table:table-cell office:value-type="float" office:value="111" calcext:value-type="float">
            <text:p>111</text:p>
          </table:table-cell>
          <table:table-cell office:value-type="float" office:value="0.951915" calcext:value-type="float">
            <text:p>0.951915</text:p>
          </table:table-cell>
          <table:table-cell office:value-type="float" office:value="18.8166" calcext:value-type="float">
            <text:p>18.8166</text:p>
          </table:table-cell>
          <table:table-cell office:value-type="float" office:value="0.054284" calcext:value-type="float">
            <text:p>0.0542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.823406" calcext:value-type="float">
            <text:p>0.823406</text:p>
          </table:table-cell>
          <table:table-cell office:value-type="float" office:value="2659510" calcext:value-type="float">
            <text:p>2659510</text:p>
          </table:table-cell>
          <table:table-cell office:value-type="float" office:value="0.574349" calcext:value-type="float">
            <text:p>0.574349</text:p>
          </table:table-cell>
          <table:table-cell office:value-type="float" office:value="2" calcext:value-type="float">
            <text:p>2</text:p>
          </table:table-cell>
          <table:table-cell office:value-type="float" office:value="0.839892" calcext:value-type="float">
            <text:p>0.839892</text:p>
          </table:table-cell>
          <table:table-cell office:value-type="float" office:value="81.793" calcext:value-type="float">
            <text:p>81.793</text:p>
          </table:table-cell>
          <table:table-cell office:value-type="float" office:value="0.146857" calcext:value-type="float">
            <text:p>0.146857</text:p>
          </table:table-cell>
          <table:table-cell office:value-type="float" office:value="2439" calcext:value-type="float">
            <text:p>2439</text:p>
          </table:table-cell>
          <table:table-cell office:value-type="float" office:value="0.80672" calcext:value-type="float">
            <text:p>0.80672</text:p>
          </table:table-cell>
          <table:table-cell office:value-type="float" office:value="587.238" calcext:value-type="float">
            <text:p>587.238</text:p>
          </table:table-cell>
          <table:table-cell office:value-type="float" office:value="0.363018" calcext:value-type="float">
            <text:p>0.363018</text:p>
          </table:table-cell>
          <table:table-cell office:value-type="float" office:value="9" calcext:value-type="float">
            <text:p>9</text:p>
          </table:table-cell>
          <table:table-cell office:value-type="float" office:value="0.886357" calcext:value-type="float">
            <text:p>0.886357</text:p>
          </table:table-cell>
          <table:table-cell office:value-type="float" office:value="44.9981" calcext:value-type="float">
            <text:p>44.9981</text:p>
          </table:table-cell>
          <table:table-cell office:value-type="float" office:value="0.116579" calcext:value-type="float">
            <text:p>0.116579</text:p>
          </table:table-cell>
          <table:table-cell office:value-type="float" office:value="57" calcext:value-type="float">
            <text:p>57</text:p>
          </table:table-cell>
          <table:table-cell office:value-type="float" office:value="0.9464" calcext:value-type="float">
            <text:p>0.9464</text:p>
          </table:table-cell>
          <table:table-cell office:value-type="float" office:value="27.9853" calcext:value-type="float">
            <text:p>27.9853</text:p>
          </table:table-cell>
          <table:table-cell office:value-type="float" office:value="0.0739965" calcext:value-type="float">
            <text:p>0.0739965</text:p>
          </table:table-cell>
          <table:table-cell/>
          <table:table-cell office:value-type="float" office:value="4713" calcext:value-type="float">
            <text:p>4713</text:p>
          </table:table-cell>
          <table:table-cell office:value-type="float" office:value="0.834821" calcext:value-type="float">
            <text:p>0.834821</text:p>
          </table:table-cell>
          <table:table-cell office:value-type="float" office:value="68.8619" calcext:value-type="float">
            <text:p>68.8619</text:p>
          </table:table-cell>
          <table:table-cell office:value-type="float" office:value="0.232329" calcext:value-type="float">
            <text:p>0.232329</text:p>
          </table:table-cell>
          <table:table-cell office:value-type="float" office:value="15" calcext:value-type="float">
            <text:p>15</text:p>
          </table:table-cell>
          <table:table-cell office:value-type="float" office:value="0.90227" calcext:value-type="float">
            <text:p>0.90227</text:p>
          </table:table-cell>
          <table:table-cell office:value-type="float" office:value="23.3689" calcext:value-type="float">
            <text:p>23.3689</text:p>
          </table:table-cell>
          <table:table-cell office:value-type="float" office:value="0.110002" calcext:value-type="float">
            <text:p>0.110002</text:p>
          </table:table-cell>
          <table:table-cell office:value-type="float" office:value="112" calcext:value-type="float">
            <text:p>112</text:p>
          </table:table-cell>
          <table:table-cell office:value-type="float" office:value="0.953013" calcext:value-type="float">
            <text:p>0.953013</text:p>
          </table:table-cell>
          <table:table-cell office:value-type="float" office:value="17.8531" calcext:value-type="float">
            <text:p>17.8531</text:p>
          </table:table-cell>
          <table:table-cell office:value-type="float" office:value="0.062432" calcext:value-type="float">
            <text:p>0.0624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0.802251" calcext:value-type="float">
            <text:p>0.802251</text:p>
          </table:table-cell>
          <table:table-cell office:value-type="float" office:value="167.954" calcext:value-type="float">
            <text:p>167.954</text:p>
          </table:table-cell>
          <table:table-cell office:value-type="float" office:value="0.201599" calcext:value-type="float">
            <text:p>0.201599</text:p>
          </table:table-cell>
          <table:table-cell office:value-type="float" office:value="2" calcext:value-type="float">
            <text:p>2</text:p>
          </table:table-cell>
          <table:table-cell office:value-type="float" office:value="0.823012" calcext:value-type="float">
            <text:p>0.823012</text:p>
          </table:table-cell>
          <table:table-cell office:value-type="float" office:value="89.8718" calcext:value-type="float">
            <text:p>89.8718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3767" calcext:value-type="float">
            <text:p>3767</text:p>
          </table:table-cell>
          <table:table-cell office:value-type="float" office:value="0.809914" calcext:value-type="float">
            <text:p>0.809914</text:p>
          </table:table-cell>
          <table:table-cell office:value-type="float" office:value="208.465" calcext:value-type="float">
            <text:p>208.465</text:p>
          </table:table-cell>
          <table:table-cell office:value-type="float" office:value="0.322788" calcext:value-type="float">
            <text:p>0.322788</text:p>
          </table:table-cell>
          <table:table-cell office:value-type="float" office:value="9" calcext:value-type="float">
            <text:p>9</text:p>
          </table:table-cell>
          <table:table-cell office:value-type="float" office:value="0.867171" calcext:value-type="float">
            <text:p>0.867171</text:p>
          </table:table-cell>
          <table:table-cell office:value-type="float" office:value="58.6527" calcext:value-type="float">
            <text:p>58.6527</text:p>
          </table:table-cell>
          <table:table-cell office:value-type="float" office:value="0.143552" calcext:value-type="float">
            <text:p>0.143552</text:p>
          </table:table-cell>
          <table:table-cell office:value-type="float" office:value="56" calcext:value-type="float">
            <text:p>56</text:p>
          </table:table-cell>
          <table:table-cell office:value-type="float" office:value="0.925709" calcext:value-type="float">
            <text:p>0.925709</text:p>
          </table:table-cell>
          <table:table-cell office:value-type="float" office:value="54.3236" calcext:value-type="float">
            <text:p>54.3236</text:p>
          </table:table-cell>
          <table:table-cell office:value-type="float" office:value="0.11623" calcext:value-type="float">
            <text:p>0.11623</text:p>
          </table:table-cell>
          <table:table-cell/>
          <table:table-cell office:value-type="float" office:value="3997" calcext:value-type="float">
            <text:p>3997</text:p>
          </table:table-cell>
          <table:table-cell office:value-type="float" office:value="0.829246" calcext:value-type="float">
            <text:p>0.829246</text:p>
          </table:table-cell>
          <table:table-cell office:value-type="float" office:value="208.505" calcext:value-type="float">
            <text:p>208.505</text:p>
          </table:table-cell>
          <table:table-cell office:value-type="float" office:value="0.292998" calcext:value-type="float">
            <text:p>0.292998</text:p>
          </table:table-cell>
          <table:table-cell office:value-type="float" office:value="15" calcext:value-type="float">
            <text:p>15</text:p>
          </table:table-cell>
          <table:table-cell office:value-type="float" office:value="0.896973" calcext:value-type="float">
            <text:p>0.896973</text:p>
          </table:table-cell>
          <table:table-cell office:value-type="float" office:value="25.2946" calcext:value-type="float">
            <text:p>25.2946</text:p>
          </table:table-cell>
          <table:table-cell office:value-type="float" office:value="0.124562" calcext:value-type="float">
            <text:p>0.124562</text:p>
          </table:table-cell>
          <table:table-cell office:value-type="float" office:value="110" calcext:value-type="float">
            <text:p>110</text:p>
          </table:table-cell>
          <table:table-cell office:value-type="float" office:value="0.947038" calcext:value-type="float">
            <text:p>0.947038</text:p>
          </table:table-cell>
          <table:table-cell office:value-type="float" office:value="23.994" calcext:value-type="float">
            <text:p>23.994</text:p>
          </table:table-cell>
          <table:table-cell office:value-type="float" office:value="0.081076" calcext:value-type="float">
            <text:p>0.0810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.825559" calcext:value-type="float">
            <text:p>0.825559</text:p>
          </table:table-cell>
          <table:table-cell office:value-type="float" office:value="215.78" calcext:value-type="float">
            <text:p>215.78</text:p>
          </table:table-cell>
          <table:table-cell office:value-type="float" office:value="0.168783" calcext:value-type="float">
            <text:p>0.168783</text:p>
          </table:table-cell>
          <table:table-cell office:value-type="float" office:value="2" calcext:value-type="float">
            <text:p>2</text:p>
          </table:table-cell>
          <table:table-cell office:value-type="float" office:value="0.847065" calcext:value-type="float">
            <text:p>0.847065</text:p>
          </table:table-cell>
          <table:table-cell office:value-type="float" office:value="73.0963" calcext:value-type="float">
            <text:p>73.0963</text:p>
          </table:table-cell>
          <table:table-cell office:value-type="float" office:value="0.142529" calcext:value-type="float">
            <text:p>0.142529</text:p>
          </table:table-cell>
          <table:table-cell office:value-type="float" office:value="4535" calcext:value-type="float">
            <text:p>4535</text:p>
          </table:table-cell>
          <table:table-cell office:value-type="float" office:value="0.819387" calcext:value-type="float">
            <text:p>0.819387</text:p>
          </table:table-cell>
          <table:table-cell office:value-type="float" office:value="221.134" calcext:value-type="float">
            <text:p>221.134</text:p>
          </table:table-cell>
          <table:table-cell office:value-type="float" office:value="0.286378" calcext:value-type="float">
            <text:p>0.286378</text:p>
          </table:table-cell>
          <table:table-cell office:value-type="float" office:value="9" calcext:value-type="float">
            <text:p>9</text:p>
          </table:table-cell>
          <table:table-cell office:value-type="float" office:value="0.881507" calcext:value-type="float">
            <text:p>0.881507</text:p>
          </table:table-cell>
          <table:table-cell office:value-type="float" office:value="44.3456" calcext:value-type="float">
            <text:p>44.3456</text:p>
          </table:table-cell>
          <table:table-cell office:value-type="float" office:value="0.120041" calcext:value-type="float">
            <text:p>0.120041</text:p>
          </table:table-cell>
          <table:table-cell office:value-type="float" office:value="56" calcext:value-type="float">
            <text:p>56</text:p>
          </table:table-cell>
          <table:table-cell office:value-type="float" office:value="0.930584" calcext:value-type="float">
            <text:p>0.930584</text:p>
          </table:table-cell>
          <table:table-cell office:value-type="float" office:value="37.6959" calcext:value-type="float">
            <text:p>37.6959</text:p>
          </table:table-cell>
          <table:table-cell office:value-type="float" office:value="0.0849832" calcext:value-type="float">
            <text:p>0.0849832</text:p>
          </table:table-cell>
          <table:table-cell/>
          <table:table-cell office:value-type="float" office:value="3846" calcext:value-type="float">
            <text:p>3846</text:p>
          </table:table-cell>
          <table:table-cell office:value-type="float" office:value="0.817949" calcext:value-type="float">
            <text:p>0.817949</text:p>
          </table:table-cell>
          <table:table-cell office:value-type="float" office:value="1056.24" calcext:value-type="float">
            <text:p>1056.24</text:p>
          </table:table-cell>
          <table:table-cell office:value-type="float" office:value="0.323652" calcext:value-type="float">
            <text:p>0.323652</text:p>
          </table:table-cell>
          <table:table-cell office:value-type="float" office:value="15" calcext:value-type="float">
            <text:p>15</text:p>
          </table:table-cell>
          <table:table-cell office:value-type="float" office:value="0.882135" calcext:value-type="float">
            <text:p>0.882135</text:p>
          </table:table-cell>
          <table:table-cell office:value-type="float" office:value="25.5783" calcext:value-type="float">
            <text:p>25.5783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110" calcext:value-type="float">
            <text:p>110</text:p>
          </table:table-cell>
          <table:table-cell office:value-type="float" office:value="0.937506" calcext:value-type="float">
            <text:p>0.937506</text:p>
          </table:table-cell>
          <table:table-cell office:value-type="float" office:value="20.2743" calcext:value-type="float">
            <text:p>20.2743</text:p>
          </table:table-cell>
          <table:table-cell office:value-type="float" office:value="0.0659476" calcext:value-type="float">
            <text:p>0.06594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.815457" calcext:value-type="float">
            <text:p>0.815457</text:p>
          </table:table-cell>
          <table:table-cell office:value-type="float" office:value="405.876" calcext:value-type="float">
            <text:p>405.876</text:p>
          </table:table-cell>
          <table:table-cell office:value-type="float" office:value="0.212198" calcext:value-type="float">
            <text:p>0.212198</text:p>
          </table:table-cell>
          <table:table-cell office:value-type="float" office:value="2" calcext:value-type="float">
            <text:p>2</text:p>
          </table:table-cell>
          <table:table-cell office:value-type="float" office:value="0.827606" calcext:value-type="float">
            <text:p>0.827606</text:p>
          </table:table-cell>
          <table:table-cell office:value-type="float" office:value="82.5161" calcext:value-type="float">
            <text:p>82.5161</text:p>
          </table:table-cell>
          <table:table-cell office:value-type="float" office:value="0.165921" calcext:value-type="float">
            <text:p>0.165921</text:p>
          </table:table-cell>
          <table:table-cell office:value-type="float" office:value="2889" calcext:value-type="float">
            <text:p>2889</text:p>
          </table:table-cell>
          <table:table-cell office:value-type="float" office:value="0.812655" calcext:value-type="float">
            <text:p>0.812655</text:p>
          </table:table-cell>
          <table:table-cell office:value-type="float" office:value="193.172" calcext:value-type="float">
            <text:p>193.172</text:p>
          </table:table-cell>
          <table:table-cell office:value-type="float" office:value="0.380794" calcext:value-type="float">
            <text:p>0.380794</text:p>
          </table:table-cell>
          <table:table-cell office:value-type="float" office:value="9" calcext:value-type="float">
            <text:p>9</text:p>
          </table:table-cell>
          <table:table-cell office:value-type="float" office:value="0.871345" calcext:value-type="float">
            <text:p>0.871345</text:p>
          </table:table-cell>
          <table:table-cell office:value-type="float" office:value="45.6262" calcext:value-type="float">
            <text:p>45.6262</text:p>
          </table:table-cell>
          <table:table-cell office:value-type="float" office:value="0.127304" calcext:value-type="float">
            <text:p>0.127304</text:p>
          </table:table-cell>
          <table:table-cell office:value-type="float" office:value="56" calcext:value-type="float">
            <text:p>56</text:p>
          </table:table-cell>
          <table:table-cell office:value-type="float" office:value="0.92929" calcext:value-type="float">
            <text:p>0.92929</text:p>
          </table:table-cell>
          <table:table-cell office:value-type="float" office:value="33.7993" calcext:value-type="float">
            <text:p>33.7993</text:p>
          </table:table-cell>
          <table:table-cell office:value-type="float" office:value="0.0908888" calcext:value-type="float">
            <text:p>0.0908888</text:p>
          </table:table-cell>
          <table:table-cell/>
          <table:table-cell office:value-type="float" office:value="4437" calcext:value-type="float">
            <text:p>4437</text:p>
          </table:table-cell>
          <table:table-cell office:value-type="float" office:value="0.839429" calcext:value-type="float">
            <text:p>0.839429</text:p>
          </table:table-cell>
          <table:table-cell office:value-type="float" office:value="116.927" calcext:value-type="float">
            <text:p>116.927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15" calcext:value-type="float">
            <text:p>15</text:p>
          </table:table-cell>
          <table:table-cell office:value-type="float" office:value="0.891859" calcext:value-type="float">
            <text:p>0.891859</text:p>
          </table:table-cell>
          <table:table-cell office:value-type="float" office:value="27.5262" calcext:value-type="float">
            <text:p>27.5262</text:p>
          </table:table-cell>
          <table:table-cell office:value-type="float" office:value="0.119986" calcext:value-type="float">
            <text:p>0.119986</text:p>
          </table:table-cell>
          <table:table-cell office:value-type="float" office:value="106" calcext:value-type="float">
            <text:p>106</text:p>
          </table:table-cell>
          <table:table-cell office:value-type="float" office:value="0.947288" calcext:value-type="float">
            <text:p>0.947288</text:p>
          </table:table-cell>
          <table:table-cell office:value-type="float" office:value="25.1359" calcext:value-type="float">
            <text:p>25.1359</text:p>
          </table:table-cell>
          <table:table-cell office:value-type="float" office:value="0.0703634" calcext:value-type="float">
            <text:p>0.07036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.803703" calcext:value-type="float">
            <text:p>0.803703</text:p>
          </table:table-cell>
          <table:table-cell office:value-type="float" office:value="3071.03" calcext:value-type="float">
            <text:p>3071.03</text:p>
          </table:table-cell>
          <table:table-cell office:value-type="float" office:value="0.229346" calcext:value-type="float">
            <text:p>0.229346</text:p>
          </table:table-cell>
          <table:table-cell office:value-type="float" office:value="2" calcext:value-type="float">
            <text:p>2</text:p>
          </table:table-cell>
          <table:table-cell office:value-type="float" office:value="0.823372" calcext:value-type="float">
            <text:p>0.823372</text:p>
          </table:table-cell>
          <table:table-cell office:value-type="float" office:value="77.5246" calcext:value-type="float">
            <text:p>77.5246</text:p>
          </table:table-cell>
          <table:table-cell office:value-type="float" office:value="0.171056" calcext:value-type="float">
            <text:p>0.171056</text:p>
          </table:table-cell>
          <table:table-cell office:value-type="float" office:value="2985" calcext:value-type="float">
            <text:p>2985</text:p>
          </table:table-cell>
          <table:table-cell office:value-type="float" office:value="0.80032" calcext:value-type="float">
            <text:p>0.80032</text:p>
          </table:table-cell>
          <table:table-cell office:value-type="float" office:value="3063.16" calcext:value-type="float">
            <text:p>3063.16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9" calcext:value-type="float">
            <text:p>9</text:p>
          </table:table-cell>
          <table:table-cell office:value-type="float" office:value="0.870989" calcext:value-type="float">
            <text:p>0.870989</text:p>
          </table:table-cell>
          <table:table-cell office:value-type="float" office:value="57.0439" calcext:value-type="float">
            <text:p>57.0439</text:p>
          </table:table-cell>
          <table:table-cell office:value-type="float" office:value="0.138638" calcext:value-type="float">
            <text:p>0.138638</text:p>
          </table:table-cell>
          <table:table-cell office:value-type="float" office:value="56" calcext:value-type="float">
            <text:p>56</text:p>
          </table:table-cell>
          <table:table-cell office:value-type="float" office:value="0.932446" calcext:value-type="float">
            <text:p>0.932446</text:p>
          </table:table-cell>
          <table:table-cell office:value-type="float" office:value="52.3016" calcext:value-type="float">
            <text:p>52.3016</text:p>
          </table:table-cell>
          <table:table-cell office:value-type="float" office:value="0.105192" calcext:value-type="float">
            <text:p>0.105192</text:p>
          </table:table-cell>
          <table:table-cell/>
          <table:table-cell office:value-type="float" office:value="3051" calcext:value-type="float">
            <text:p>3051</text:p>
          </table:table-cell>
          <table:table-cell office:value-type="float" office:value="0.840313" calcext:value-type="float">
            <text:p>0.840313</text:p>
          </table:table-cell>
          <table:table-cell office:value-type="float" office:value="43.1445" calcext:value-type="float">
            <text:p>43.1445</text:p>
          </table:table-cell>
          <table:table-cell office:value-type="float" office:value="0.201401" calcext:value-type="float">
            <text:p>0.201401</text:p>
          </table:table-cell>
          <table:table-cell office:value-type="float" office:value="15" calcext:value-type="float">
            <text:p>15</text:p>
          </table:table-cell>
          <table:table-cell office:value-type="float" office:value="0.894217" calcext:value-type="float">
            <text:p>0.894217</text:p>
          </table:table-cell>
          <table:table-cell office:value-type="float" office:value="31.2283" calcext:value-type="float">
            <text:p>31.2283</text:p>
          </table:table-cell>
          <table:table-cell office:value-type="float" office:value="0.111761" calcext:value-type="float">
            <text:p>0.111761</text:p>
          </table:table-cell>
          <table:table-cell office:value-type="float" office:value="114" calcext:value-type="float">
            <text:p>114</text:p>
          </table:table-cell>
          <table:table-cell office:value-type="float" office:value="0.94462" calcext:value-type="float">
            <text:p>0.94462</text:p>
          </table:table-cell>
          <table:table-cell office:value-type="float" office:value="27.7031" calcext:value-type="float">
            <text:p>27.7031</text:p>
          </table:table-cell>
          <table:table-cell office:value-type="float" office:value="0.0649725" calcext:value-type="float">
            <text:p>0.06497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788527" calcext:value-type="float">
            <text:p>0.788527</text:p>
          </table:table-cell>
          <table:table-cell office:value-type="float" office:value="148.593" calcext:value-type="float">
            <text:p>148.593</text:p>
          </table:table-cell>
          <table:table-cell office:value-type="float" office:value="0.21192" calcext:value-type="float">
            <text:p>0.21192</text:p>
          </table:table-cell>
          <table:table-cell office:value-type="float" office:value="2" calcext:value-type="float">
            <text:p>2</text:p>
          </table:table-cell>
          <table:table-cell office:value-type="float" office:value="0.816818" calcext:value-type="float">
            <text:p>0.816818</text:p>
          </table:table-cell>
          <table:table-cell office:value-type="float" office:value="95.1982" calcext:value-type="float">
            <text:p>95.1982</text:p>
          </table:table-cell>
          <table:table-cell office:value-type="float" office:value="0.191801" calcext:value-type="float">
            <text:p>0.191801</text:p>
          </table:table-cell>
          <table:table-cell office:value-type="float" office:value="2262" calcext:value-type="float">
            <text:p>2262</text:p>
          </table:table-cell>
          <table:table-cell office:value-type="float" office:value="0.804572" calcext:value-type="float">
            <text:p>0.804572</text:p>
          </table:table-cell>
          <table:table-cell office:value-type="float" office:value="106.462" calcext:value-type="float">
            <text:p>106.462</text:p>
          </table:table-cell>
          <table:table-cell office:value-type="float" office:value="0.296927" calcext:value-type="float">
            <text:p>0.296927</text:p>
          </table:table-cell>
          <table:table-cell office:value-type="float" office:value="9" calcext:value-type="float">
            <text:p>9</text:p>
          </table:table-cell>
          <table:table-cell office:value-type="float" office:value="0.861309" calcext:value-type="float">
            <text:p>0.861309</text:p>
          </table:table-cell>
          <table:table-cell office:value-type="float" office:value="65.9937" calcext:value-type="float">
            <text:p>65.9937</text:p>
          </table:table-cell>
          <table:table-cell office:value-type="float" office:value="0.154479" calcext:value-type="float">
            <text:p>0.154479</text:p>
          </table:table-cell>
          <table:table-cell office:value-type="float" office:value="57" calcext:value-type="float">
            <text:p>57</text:p>
          </table:table-cell>
          <table:table-cell office:value-type="float" office:value="0.917757" calcext:value-type="float">
            <text:p>0.917757</text:p>
          </table:table-cell>
          <table:table-cell office:value-type="float" office:value="76.7392" calcext:value-type="float">
            <text:p>76.7392</text:p>
          </table:table-cell>
          <table:table-cell office:value-type="float" office:value="0.11842" calcext:value-type="float">
            <text:p>0.11842</text:p>
          </table:table-cell>
          <table:table-cell/>
          <table:table-cell office:value-type="float" office:value="3337" calcext:value-type="float">
            <text:p>3337</text:p>
          </table:table-cell>
          <table:table-cell office:value-type="float" office:value="0.846337" calcext:value-type="float">
            <text:p>0.846337</text:p>
          </table:table-cell>
          <table:table-cell office:value-type="float" office:value="49.2847" calcext:value-type="float">
            <text:p>49.2847</text:p>
          </table:table-cell>
          <table:table-cell office:value-type="float" office:value="0.206985" calcext:value-type="float">
            <text:p>0.206985</text:p>
          </table:table-cell>
          <table:table-cell office:value-type="float" office:value="15" calcext:value-type="float">
            <text:p>15</text:p>
          </table:table-cell>
          <table:table-cell office:value-type="float" office:value="0.902265" calcext:value-type="float">
            <text:p>0.902265</text:p>
          </table:table-cell>
          <table:table-cell office:value-type="float" office:value="27.2154" calcext:value-type="float">
            <text:p>27.2154</text:p>
          </table:table-cell>
          <table:table-cell office:value-type="float" office:value="0.110316" calcext:value-type="float">
            <text:p>0.110316</text:p>
          </table:table-cell>
          <table:table-cell office:value-type="float" office:value="110" calcext:value-type="float">
            <text:p>110</text:p>
          </table:table-cell>
          <table:table-cell office:value-type="float" office:value="0.943234" calcext:value-type="float">
            <text:p>0.943234</text:p>
          </table:table-cell>
          <table:table-cell office:value-type="float" office:value="32.2053" calcext:value-type="float">
            <text:p>32.2053</text:p>
          </table:table-cell>
          <table:table-cell office:value-type="float" office:value="0.0781412" calcext:value-type="float">
            <text:p>0.07814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0.795362" calcext:value-type="float">
            <text:p>0.795362</text:p>
          </table:table-cell>
          <table:table-cell office:value-type="float" office:value="206.571" calcext:value-type="float">
            <text:p>206.571</text:p>
          </table:table-cell>
          <table:table-cell office:value-type="float" office:value="0.264978" calcext:value-type="float">
            <text:p>0.264978</text:p>
          </table:table-cell>
          <table:table-cell office:value-type="float" office:value="2" calcext:value-type="float">
            <text:p>2</text:p>
          </table:table-cell>
          <table:table-cell office:value-type="float" office:value="0.821824" calcext:value-type="float">
            <text:p>0.821824</text:p>
          </table:table-cell>
          <table:table-cell office:value-type="float" office:value="87.7584" calcext:value-type="float">
            <text:p>87.7584</text:p>
          </table:table-cell>
          <table:table-cell office:value-type="float" office:value="0.189678" calcext:value-type="float">
            <text:p>0.189678</text:p>
          </table:table-cell>
          <table:table-cell office:value-type="float" office:value="2551" calcext:value-type="float">
            <text:p>2551</text:p>
          </table:table-cell>
          <table:table-cell office:value-type="float" office:value="0.80867" calcext:value-type="float">
            <text:p>0.80867</text:p>
          </table:table-cell>
          <table:table-cell office:value-type="float" office:value="138.841" calcext:value-type="float">
            <text:p>138.841</text:p>
          </table:table-cell>
          <table:table-cell office:value-type="float" office:value="0.369193" calcext:value-type="float">
            <text:p>0.369193</text:p>
          </table:table-cell>
          <table:table-cell office:value-type="float" office:value="9" calcext:value-type="float">
            <text:p>9</text:p>
          </table:table-cell>
          <table:table-cell office:value-type="float" office:value="0.871179" calcext:value-type="float">
            <text:p>0.871179</text:p>
          </table:table-cell>
          <table:table-cell office:value-type="float" office:value="51.5768" calcext:value-type="float">
            <text:p>51.5768</text:p>
          </table:table-cell>
          <table:table-cell office:value-type="float" office:value="0.143632" calcext:value-type="float">
            <text:p>0.143632</text:p>
          </table:table-cell>
          <table:table-cell office:value-type="float" office:value="56" calcext:value-type="float">
            <text:p>56</text:p>
          </table:table-cell>
          <table:table-cell office:value-type="float" office:value="0.932199" calcext:value-type="float">
            <text:p>0.932199</text:p>
          </table:table-cell>
          <table:table-cell office:value-type="float" office:value="46.6462" calcext:value-type="float">
            <text:p>46.6462</text:p>
          </table:table-cell>
          <table:table-cell office:value-type="float" office:value="0.10313" calcext:value-type="float">
            <text:p>0.10313</text:p>
          </table:table-cell>
          <table:table-cell/>
          <table:table-cell office:value-type="float" office:value="3074" calcext:value-type="float">
            <text:p>3074</text:p>
          </table:table-cell>
          <table:table-cell office:value-type="float" office:value="0.835186" calcext:value-type="float">
            <text:p>0.835186</text:p>
          </table:table-cell>
          <table:table-cell office:value-type="float" office:value="94.803" calcext:value-type="float">
            <text:p>94.803</text:p>
          </table:table-cell>
          <table:table-cell office:value-type="float" office:value="0.267495" calcext:value-type="float">
            <text:p>0.267495</text:p>
          </table:table-cell>
          <table:table-cell office:value-type="float" office:value="15" calcext:value-type="float">
            <text:p>15</text:p>
          </table:table-cell>
          <table:table-cell office:value-type="float" office:value="0.895258" calcext:value-type="float">
            <text:p>0.895258</text:p>
          </table:table-cell>
          <table:table-cell office:value-type="float" office:value="25.3203" calcext:value-type="float">
            <text:p>25.3203</text:p>
          </table:table-cell>
          <table:table-cell office:value-type="float" office:value="0.134231" calcext:value-type="float">
            <text:p>0.134231</text:p>
          </table:table-cell>
          <table:table-cell office:value-type="float" office:value="110" calcext:value-type="float">
            <text:p>110</text:p>
          </table:table-cell>
          <table:table-cell office:value-type="float" office:value="0.945778" calcext:value-type="float">
            <text:p>0.945778</text:p>
          </table:table-cell>
          <table:table-cell office:value-type="float" office:value="24.5582" calcext:value-type="float">
            <text:p>24.5582</text:p>
          </table:table-cell>
          <table:table-cell office:value-type="float" office:value="0.0936544" calcext:value-type="float">
            <text:p>0.09365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.772092" calcext:value-type="float">
            <text:p>0.772092</text:p>
          </table:table-cell>
          <table:table-cell office:value-type="float" office:value="380.795" calcext:value-type="float">
            <text:p>380.795</text:p>
          </table:table-cell>
          <table:table-cell office:value-type="float" office:value="0.253528" calcext:value-type="float">
            <text:p>0.253528</text:p>
          </table:table-cell>
          <table:table-cell office:value-type="float" office:value="2" calcext:value-type="float">
            <text:p>2</text:p>
          </table:table-cell>
          <table:table-cell office:value-type="float" office:value="0.813996" calcext:value-type="float">
            <text:p>0.813996</text:p>
          </table:table-cell>
          <table:table-cell office:value-type="float" office:value="104.564" calcext:value-type="float">
            <text:p>104.564</text:p>
          </table:table-cell>
          <table:table-cell office:value-type="float" office:value="0.189754" calcext:value-type="float">
            <text:p>0.189754</text:p>
          </table:table-cell>
          <table:table-cell office:value-type="float" office:value="2144" calcext:value-type="float">
            <text:p>2144</text:p>
          </table:table-cell>
          <table:table-cell office:value-type="float" office:value="0.791922" calcext:value-type="float">
            <text:p>0.791922</text:p>
          </table:table-cell>
          <table:table-cell office:value-type="float" office:value="328.398" calcext:value-type="float">
            <text:p>328.398</text:p>
          </table:table-cell>
          <table:table-cell office:value-type="float" office:value="0.423588" calcext:value-type="float">
            <text:p>0.423588</text:p>
          </table:table-cell>
          <table:table-cell office:value-type="float" office:value="9" calcext:value-type="float">
            <text:p>9</text:p>
          </table:table-cell>
          <table:table-cell office:value-type="float" office:value="0.85628" calcext:value-type="float">
            <text:p>0.85628</text:p>
          </table:table-cell>
          <table:table-cell office:value-type="float" office:value="62.8872" calcext:value-type="float">
            <text:p>62.8872</text:p>
          </table:table-cell>
          <table:table-cell office:value-type="float" office:value="0.152474" calcext:value-type="float">
            <text:p>0.152474</text:p>
          </table:table-cell>
          <table:table-cell office:value-type="float" office:value="55" calcext:value-type="float">
            <text:p>55</text:p>
          </table:table-cell>
          <table:table-cell office:value-type="float" office:value="0.924258" calcext:value-type="float">
            <text:p>0.924258</text:p>
          </table:table-cell>
          <table:table-cell office:value-type="float" office:value="56.3652" calcext:value-type="float">
            <text:p>56.3652</text:p>
          </table:table-cell>
          <table:table-cell office:value-type="float" office:value="0.123895" calcext:value-type="float">
            <text:p>0.123895</text:p>
          </table:table-cell>
          <table:table-cell/>
          <table:table-cell office:value-type="float" office:value="3597" calcext:value-type="float">
            <text:p>3597</text:p>
          </table:table-cell>
          <table:table-cell office:value-type="float" office:value="0.823338" calcext:value-type="float">
            <text:p>0.823338</text:p>
          </table:table-cell>
          <table:table-cell office:value-type="float" office:value="90.3804" calcext:value-type="float">
            <text:p>90.3804</text:p>
          </table:table-cell>
          <table:table-cell office:value-type="float" office:value="0.247984" calcext:value-type="float">
            <text:p>0.247984</text:p>
          </table:table-cell>
          <table:table-cell office:value-type="float" office:value="15" calcext:value-type="float">
            <text:p>15</text:p>
          </table:table-cell>
          <table:table-cell office:value-type="float" office:value="0.889446" calcext:value-type="float">
            <text:p>0.889446</text:p>
          </table:table-cell>
          <table:table-cell office:value-type="float" office:value="23.6231" calcext:value-type="float">
            <text:p>23.6231</text:p>
          </table:table-cell>
          <table:table-cell office:value-type="float" office:value="0.122435" calcext:value-type="float">
            <text:p>0.122435</text:p>
          </table:table-cell>
          <table:table-cell office:value-type="float" office:value="110" calcext:value-type="float">
            <text:p>110</text:p>
          </table:table-cell>
          <table:table-cell office:value-type="float" office:value="0.957573" calcext:value-type="float">
            <text:p>0.957573</text:p>
          </table:table-cell>
          <table:table-cell office:value-type="float" office:value="23.1779" calcext:value-type="float">
            <text:p>23.1779</text:p>
          </table:table-cell>
          <table:table-cell office:value-type="float" office:value="0.0566392" calcext:value-type="float">
            <text:p>0.05663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.786426" calcext:value-type="float">
            <text:p>0.786426</text:p>
          </table:table-cell>
          <table:table-cell office:value-type="float" office:value="824.341" calcext:value-type="float">
            <text:p>824.341</text:p>
          </table:table-cell>
          <table:table-cell office:value-type="float" office:value="0.328436" calcext:value-type="float">
            <text:p>0.328436</text:p>
          </table:table-cell>
          <table:table-cell office:value-type="float" office:value="2" calcext:value-type="float">
            <text:p>2</text:p>
          </table:table-cell>
          <table:table-cell office:value-type="float" office:value="0.827545" calcext:value-type="float">
            <text:p>0.827545</text:p>
          </table:table-cell>
          <table:table-cell office:value-type="float" office:value="88.5529" calcext:value-type="float">
            <text:p>88.5529</text:p>
          </table:table-cell>
          <table:table-cell office:value-type="float" office:value="0.215261" calcext:value-type="float">
            <text:p>0.215261</text:p>
          </table:table-cell>
          <table:table-cell office:value-type="float" office:value="2371" calcext:value-type="float">
            <text:p>2371</text:p>
          </table:table-cell>
          <table:table-cell office:value-type="float" office:value="0.789037" calcext:value-type="float">
            <text:p>0.789037</text:p>
          </table:table-cell>
          <table:table-cell office:value-type="float" office:value="209.408" calcext:value-type="float">
            <text:p>209.408</text:p>
          </table:table-cell>
          <table:table-cell office:value-type="float" office:value="0.397398" calcext:value-type="float">
            <text:p>0.397398</text:p>
          </table:table-cell>
          <table:table-cell office:value-type="float" office:value="9" calcext:value-type="float">
            <text:p>9</text:p>
          </table:table-cell>
          <table:table-cell office:value-type="float" office:value="0.864724" calcext:value-type="float">
            <text:p>0.864724</text:p>
          </table:table-cell>
          <table:table-cell office:value-type="float" office:value="60.7262" calcext:value-type="float">
            <text:p>60.7262</text:p>
          </table:table-cell>
          <table:table-cell office:value-type="float" office:value="0.169302" calcext:value-type="float">
            <text:p>0.169302</text:p>
          </table:table-cell>
          <table:table-cell office:value-type="float" office:value="55" calcext:value-type="float">
            <text:p>55</text:p>
          </table:table-cell>
          <table:table-cell office:value-type="float" office:value="0.922035" calcext:value-type="float">
            <text:p>0.922035</text:p>
          </table:table-cell>
          <table:table-cell office:value-type="float" office:value="45.6999" calcext:value-type="float">
            <text:p>45.6999</text:p>
          </table:table-cell>
          <table:table-cell office:value-type="float" office:value="0.132052" calcext:value-type="float">
            <text:p>0.132052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float" office:value="0.833055" calcext:value-type="float">
            <text:p>0.833055</text:p>
          </table:table-cell>
          <table:table-cell office:value-type="float" office:value="98.1032" calcext:value-type="float">
            <text:p>98.1032</text:p>
          </table:table-cell>
          <table:table-cell office:value-type="float" office:value="0.259386" calcext:value-type="float">
            <text:p>0.259386</text:p>
          </table:table-cell>
          <table:table-cell office:value-type="float" office:value="15" calcext:value-type="float">
            <text:p>15</text:p>
          </table:table-cell>
          <table:table-cell office:value-type="float" office:value="0.889885" calcext:value-type="float">
            <text:p>0.889885</text:p>
          </table:table-cell>
          <table:table-cell office:value-type="float" office:value="23.2198" calcext:value-type="float">
            <text:p>23.2198</text:p>
          </table:table-cell>
          <table:table-cell office:value-type="float" office:value="0.128516" calcext:value-type="float">
            <text:p>0.128516</text:p>
          </table:table-cell>
          <table:table-cell office:value-type="float" office:value="110" calcext:value-type="float">
            <text:p>110</text:p>
          </table:table-cell>
          <table:table-cell office:value-type="float" office:value="0.949671" calcext:value-type="float">
            <text:p>0.949671</text:p>
          </table:table-cell>
          <table:table-cell office:value-type="float" office:value="17.5722" calcext:value-type="float">
            <text:p>17.5722</text:p>
          </table:table-cell>
          <table:table-cell office:value-type="float" office:value="0.0715801" calcext:value-type="float">
            <text:p>0.07158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0.810625" calcext:value-type="float">
            <text:p>0.810625</text:p>
          </table:table-cell>
          <table:table-cell office:value-type="float" office:value="141.729" calcext:value-type="float">
            <text:p>141.729</text:p>
          </table:table-cell>
          <table:table-cell office:value-type="float" office:value="0.220905" calcext:value-type="float">
            <text:p>0.220905</text:p>
          </table:table-cell>
          <table:table-cell office:value-type="float" office:value="2" calcext:value-type="float">
            <text:p>2</text:p>
          </table:table-cell>
          <table:table-cell office:value-type="float" office:value="0.83887" calcext:value-type="float">
            <text:p>0.83887</text:p>
          </table:table-cell>
          <table:table-cell office:value-type="float" office:value="85.0975" calcext:value-type="float">
            <text:p>85.0975</text:p>
          </table:table-cell>
          <table:table-cell office:value-type="float" office:value="0.17989" calcext:value-type="float">
            <text:p>0.17989</text:p>
          </table:table-cell>
          <table:table-cell office:value-type="float" office:value="2322" calcext:value-type="float">
            <text:p>2322</text:p>
          </table:table-cell>
          <table:table-cell office:value-type="float" office:value="0.831691" calcext:value-type="float">
            <text:p>0.831691</text:p>
          </table:table-cell>
          <table:table-cell office:value-type="float" office:value="90.1891" calcext:value-type="float">
            <text:p>90.1891</text:p>
          </table:table-cell>
          <table:table-cell office:value-type="float" office:value="0.263787" calcext:value-type="float">
            <text:p>0.263787</text:p>
          </table:table-cell>
          <table:table-cell office:value-type="float" office:value="9" calcext:value-type="float">
            <text:p>9</text:p>
          </table:table-cell>
          <table:table-cell office:value-type="float" office:value="0.878665" calcext:value-type="float">
            <text:p>0.878665</text:p>
          </table:table-cell>
          <table:table-cell office:value-type="float" office:value="52.78" calcext:value-type="float">
            <text:p>52.78</text:p>
          </table:table-cell>
          <table:table-cell office:value-type="float" office:value="0.14606" calcext:value-type="float">
            <text:p>0.14606</text:p>
          </table:table-cell>
          <table:table-cell office:value-type="float" office:value="55" calcext:value-type="float">
            <text:p>55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47.0782" calcext:value-type="float">
            <text:p>47.0782</text:p>
          </table:table-cell>
          <table:table-cell office:value-type="float" office:value="0.119608" calcext:value-type="float">
            <text:p>0.119608</text:p>
          </table:table-cell>
          <table:table-cell/>
          <table:table-cell office:value-type="float" office:value="3515" calcext:value-type="float">
            <text:p>3515</text:p>
          </table:table-cell>
          <table:table-cell office:value-type="float" office:value="0.837244" calcext:value-type="float">
            <text:p>0.837244</text:p>
          </table:table-cell>
          <table:table-cell office:value-type="float" office:value="62.2669" calcext:value-type="float">
            <text:p>62.2669</text:p>
          </table:table-cell>
          <table:table-cell office:value-type="float" office:value="0.24779" calcext:value-type="float">
            <text:p>0.24779</text:p>
          </table:table-cell>
          <table:table-cell office:value-type="float" office:value="15" calcext:value-type="float">
            <text:p>15</text:p>
          </table:table-cell>
          <table:table-cell office:value-type="float" office:value="0.891227" calcext:value-type="float">
            <text:p>0.891227</text:p>
          </table:table-cell>
          <table:table-cell office:value-type="float" office:value="23.8597" calcext:value-type="float">
            <text:p>23.8597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111" calcext:value-type="float">
            <text:p>111</text:p>
          </table:table-cell>
          <table:table-cell office:value-type="float" office:value="0.949205" calcext:value-type="float">
            <text:p>0.949205</text:p>
          </table:table-cell>
          <table:table-cell office:value-type="float" office:value="21.4658" calcext:value-type="float">
            <text:p>21.4658</text:p>
          </table:table-cell>
          <table:table-cell office:value-type="float" office:value="0.060201" calcext:value-type="float">
            <text:p>0.0602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.809617" calcext:value-type="float">
            <text:p>0.809617</text:p>
          </table:table-cell>
          <table:table-cell office:value-type="float" office:value="10076.4" calcext:value-type="float">
            <text:p>10076.4</text:p>
          </table:table-cell>
          <table:table-cell office:value-type="float" office:value="0.289819" calcext:value-type="float">
            <text:p>0.289819</text:p>
          </table:table-cell>
          <table:table-cell office:value-type="float" office:value="2" calcext:value-type="float">
            <text:p>2</text:p>
          </table:table-cell>
          <table:table-cell office:value-type="float" office:value="0.844203" calcext:value-type="float">
            <text:p>0.844203</text:p>
          </table:table-cell>
          <table:table-cell office:value-type="float" office:value="99.4291" calcext:value-type="float">
            <text:p>99.4291</text:p>
          </table:table-cell>
          <table:table-cell office:value-type="float" office:value="0.177576" calcext:value-type="float">
            <text:p>0.177576</text:p>
          </table:table-cell>
          <table:table-cell office:value-type="float" office:value="2553" calcext:value-type="float">
            <text:p>2553</text:p>
          </table:table-cell>
          <table:table-cell office:value-type="float" office:value="0.823377" calcext:value-type="float">
            <text:p>0.823377</text:p>
          </table:table-cell>
          <table:table-cell office:value-type="float" office:value="154.689" calcext:value-type="float">
            <text:p>154.689</text:p>
          </table:table-cell>
          <table:table-cell office:value-type="float" office:value="0.280821" calcext:value-type="float">
            <text:p>0.280821</text:p>
          </table:table-cell>
          <table:table-cell office:value-type="float" office:value="9" calcext:value-type="float">
            <text:p>9</text:p>
          </table:table-cell>
          <table:table-cell office:value-type="float" office:value="0.865365" calcext:value-type="float">
            <text:p>0.865365</text:p>
          </table:table-cell>
          <table:table-cell office:value-type="float" office:value="59.4088" calcext:value-type="float">
            <text:p>59.4088</text:p>
          </table:table-cell>
          <table:table-cell office:value-type="float" office:value="0.151492" calcext:value-type="float">
            <text:p>0.151492</text:p>
          </table:table-cell>
          <table:table-cell office:value-type="float" office:value="56" calcext:value-type="float">
            <text:p>56</text:p>
          </table:table-cell>
          <table:table-cell office:value-type="float" office:value="0.923363" calcext:value-type="float">
            <text:p>0.923363</text:p>
          </table:table-cell>
          <table:table-cell office:value-type="float" office:value="54.6464" calcext:value-type="float">
            <text:p>54.6464</text:p>
          </table:table-cell>
          <table:table-cell office:value-type="float" office:value="0.124082" calcext:value-type="float">
            <text:p>0.124082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0.849176" calcext:value-type="float">
            <text:p>0.849176</text:p>
          </table:table-cell>
          <table:table-cell office:value-type="float" office:value="47.5076" calcext:value-type="float">
            <text:p>47.5076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15" calcext:value-type="float">
            <text:p>15</text:p>
          </table:table-cell>
          <table:table-cell office:value-type="float" office:value="0.895126" calcext:value-type="float">
            <text:p>0.895126</text:p>
          </table:table-cell>
          <table:table-cell office:value-type="float" office:value="26.4404" calcext:value-type="float">
            <text:p>26.4404</text:p>
          </table:table-cell>
          <table:table-cell office:value-type="float" office:value="0.126426" calcext:value-type="float">
            <text:p>0.126426</text:p>
          </table:table-cell>
          <table:table-cell office:value-type="float" office:value="112" calcext:value-type="float">
            <text:p>112</text:p>
          </table:table-cell>
          <table:table-cell office:value-type="float" office:value="0.95088" calcext:value-type="float">
            <text:p>0.95088</text:p>
          </table:table-cell>
          <table:table-cell office:value-type="float" office:value="21.3007" calcext:value-type="float">
            <text:p>21.3007</text:p>
          </table:table-cell>
          <table:table-cell office:value-type="float" office:value="0.0709712" calcext:value-type="float">
            <text:p>0.07097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284.469" calcext:value-type="float">
            <text:p>284.469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2" calcext:value-type="float">
            <text:p>2</text:p>
          </table:table-cell>
          <table:table-cell office:value-type="float" office:value="0.838401" calcext:value-type="float">
            <text:p>0.838401</text:p>
          </table:table-cell>
          <table:table-cell office:value-type="float" office:value="89.7387" calcext:value-type="float">
            <text:p>89.7387</text:p>
          </table:table-cell>
          <table:table-cell office:value-type="float" office:value="0.149942" calcext:value-type="float">
            <text:p>0.149942</text:p>
          </table:table-cell>
          <table:table-cell office:value-type="float" office:value="2344" calcext:value-type="float">
            <text:p>2344</text:p>
          </table:table-cell>
          <table:table-cell office:value-type="float" office:value="0.823174" calcext:value-type="float">
            <text:p>0.823174</text:p>
          </table:table-cell>
          <table:table-cell office:value-type="float" office:value="361.216" calcext:value-type="float">
            <text:p>361.216</text:p>
          </table:table-cell>
          <table:table-cell office:value-type="float" office:value="0.268867" calcext:value-type="float">
            <text:p>0.268867</text:p>
          </table:table-cell>
          <table:table-cell office:value-type="float" office:value="9" calcext:value-type="float">
            <text:p>9</text:p>
          </table:table-cell>
          <table:table-cell office:value-type="float" office:value="0.879773" calcext:value-type="float">
            <text:p>0.879773</text:p>
          </table:table-cell>
          <table:table-cell office:value-type="float" office:value="60.4016" calcext:value-type="float">
            <text:p>60.4016</text:p>
          </table:table-cell>
          <table:table-cell office:value-type="float" office:value="0.122358" calcext:value-type="float">
            <text:p>0.122358</text:p>
          </table:table-cell>
          <table:table-cell office:value-type="float" office:value="55" calcext:value-type="float">
            <text:p>55</text:p>
          </table:table-cell>
          <table:table-cell office:value-type="float" office:value="0.936166" calcext:value-type="float">
            <text:p>0.936166</text:p>
          </table:table-cell>
          <table:table-cell office:value-type="float" office:value="35.4307" calcext:value-type="float">
            <text:p>35.4307</text:p>
          </table:table-cell>
          <table:table-cell office:value-type="float" office:value="0.069162" calcext:value-type="float">
            <text:p>0.069162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0.855774" calcext:value-type="float">
            <text:p>0.855774</text:p>
          </table:table-cell>
          <table:table-cell office:value-type="float" office:value="118.966" calcext:value-type="float">
            <text:p>118.966</text:p>
          </table:table-cell>
          <table:table-cell office:value-type="float" office:value="0.212274" calcext:value-type="float">
            <text:p>0.212274</text:p>
          </table:table-cell>
          <table:table-cell office:value-type="float" office:value="15" calcext:value-type="float">
            <text:p>15</text:p>
          </table:table-cell>
          <table:table-cell office:value-type="float" office:value="0.905605" calcext:value-type="float">
            <text:p>0.905605</text:p>
          </table:table-cell>
          <table:table-cell office:value-type="float" office:value="31.0819" calcext:value-type="float">
            <text:p>31.0819</text:p>
          </table:table-cell>
          <table:table-cell office:value-type="float" office:value="0.0922191" calcext:value-type="float">
            <text:p>0.0922191</text:p>
          </table:table-cell>
          <table:table-cell office:value-type="float" office:value="111" calcext:value-type="float">
            <text:p>111</text:p>
          </table:table-cell>
          <table:table-cell office:value-type="float" office:value="0.95194" calcext:value-type="float">
            <text:p>0.95194</text:p>
          </table:table-cell>
          <table:table-cell office:value-type="float" office:value="19.8912" calcext:value-type="float">
            <text:p>19.8912</text:p>
          </table:table-cell>
          <table:table-cell office:value-type="float" office:value="0.0631685" calcext:value-type="float">
            <text:p>0.06316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.796719" calcext:value-type="float">
            <text:p>0.796719</text:p>
          </table:table-cell>
          <table:table-cell office:value-type="float" office:value="286.994" calcext:value-type="float">
            <text:p>286.994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2" calcext:value-type="float">
            <text:p>2</text:p>
          </table:table-cell>
          <table:table-cell office:value-type="float" office:value="0.845188" calcext:value-type="float">
            <text:p>0.845188</text:p>
          </table:table-cell>
          <table:table-cell office:value-type="float" office:value="108.435" calcext:value-type="float">
            <text:p>108.435</text:p>
          </table:table-cell>
          <table:table-cell office:value-type="float" office:value="0.182941" calcext:value-type="float">
            <text:p>0.182941</text:p>
          </table:table-cell>
          <table:table-cell office:value-type="float" office:value="2293" calcext:value-type="float">
            <text:p>2293</text:p>
          </table:table-cell>
          <table:table-cell office:value-type="float" office:value="0.820433" calcext:value-type="float">
            <text:p>0.820433</text:p>
          </table:table-cell>
          <table:table-cell office:value-type="float" office:value="161.768" calcext:value-type="float">
            <text:p>161.768</text:p>
          </table:table-cell>
          <table:table-cell office:value-type="float" office:value="0.317596" calcext:value-type="float">
            <text:p>0.317596</text:p>
          </table:table-cell>
          <table:table-cell office:value-type="float" office:value="9" calcext:value-type="float">
            <text:p>9</text:p>
          </table:table-cell>
          <table:table-cell office:value-type="float" office:value="0.883727" calcext:value-type="float">
            <text:p>0.883727</text:p>
          </table:table-cell>
          <table:table-cell office:value-type="float" office:value="63.1003" calcext:value-type="float">
            <text:p>63.1003</text:p>
          </table:table-cell>
          <table:table-cell office:value-type="float" office:value="0.138615" calcext:value-type="float">
            <text:p>0.138615</text:p>
          </table:table-cell>
          <table:table-cell office:value-type="float" office:value="55" calcext:value-type="float">
            <text:p>55</text:p>
          </table:table-cell>
          <table:table-cell office:value-type="float" office:value="0.928187" calcext:value-type="float">
            <text:p>0.928187</text:p>
          </table:table-cell>
          <table:table-cell office:value-type="float" office:value="53.8362" calcext:value-type="float">
            <text:p>53.8362</text:p>
          </table:table-cell>
          <table:table-cell office:value-type="float" office:value="0.111264" calcext:value-type="float">
            <text:p>0.111264</text:p>
          </table:table-cell>
          <table:table-cell/>
          <table:table-cell office:value-type="float" office:value="3815" calcext:value-type="float">
            <text:p>3815</text:p>
          </table:table-cell>
          <table:table-cell office:value-type="float" office:value="0.854159" calcext:value-type="float">
            <text:p>0.854159</text:p>
          </table:table-cell>
          <table:table-cell office:value-type="float" office:value="155.223" calcext:value-type="float">
            <text:p>155.223</text:p>
          </table:table-cell>
          <table:table-cell office:value-type="float" office:value="0.237023" calcext:value-type="float">
            <text:p>0.237023</text:p>
          </table:table-cell>
          <table:table-cell office:value-type="float" office:value="15" calcext:value-type="float">
            <text:p>15</text:p>
          </table:table-cell>
          <table:table-cell office:value-type="float" office:value="0.909463" calcext:value-type="float">
            <text:p>0.909463</text:p>
          </table:table-cell>
          <table:table-cell office:value-type="float" office:value="29.1155" calcext:value-type="float">
            <text:p>29.1155</text:p>
          </table:table-cell>
          <table:table-cell office:value-type="float" office:value="0.101342" calcext:value-type="float">
            <text:p>0.101342</text:p>
          </table:table-cell>
          <table:table-cell office:value-type="float" office:value="111" calcext:value-type="float">
            <text:p>111</text:p>
          </table:table-cell>
          <table:table-cell office:value-type="float" office:value="0.948006" calcext:value-type="float">
            <text:p>0.948006</text:p>
          </table:table-cell>
          <table:table-cell office:value-type="float" office:value="35.9954" calcext:value-type="float">
            <text:p>35.9954</text:p>
          </table:table-cell>
          <table:table-cell office:value-type="float" office:value="0.0983213" calcext:value-type="float">
            <text:p>0.09832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149.199" calcext:value-type="float">
            <text:p>149.199</text:p>
          </table:table-cell>
          <table:table-cell office:value-type="float" office:value="0.213229" calcext:value-type="float">
            <text:p>0.213229</text:p>
          </table:table-cell>
          <table:table-cell office:value-type="float" office:value="2" calcext:value-type="float">
            <text:p>2</text:p>
          </table:table-cell>
          <table:table-cell office:value-type="float" office:value="0.847482" calcext:value-type="float">
            <text:p>0.847482</text:p>
          </table:table-cell>
          <table:table-cell office:value-type="float" office:value="83.734" calcext:value-type="float">
            <text:p>83.734</text:p>
          </table:table-cell>
          <table:table-cell office:value-type="float" office:value="0.171978" calcext:value-type="float">
            <text:p>0.171978</text:p>
          </table:table-cell>
          <table:table-cell office:value-type="float" office:value="2654" calcext:value-type="float">
            <text:p>2654</text:p>
          </table:table-cell>
          <table:table-cell office:value-type="float" office:value="0.824541" calcext:value-type="float">
            <text:p>0.824541</text:p>
          </table:table-cell>
          <table:table-cell office:value-type="float" office:value="115.588" calcext:value-type="float">
            <text:p>115.588</text:p>
          </table:table-cell>
          <table:table-cell office:value-type="float" office:value="0.263193" calcext:value-type="float">
            <text:p>0.263193</text:p>
          </table:table-cell>
          <table:table-cell office:value-type="float" office:value="9" calcext:value-type="float">
            <text:p>9</text:p>
          </table:table-cell>
          <table:table-cell office:value-type="float" office:value="0.887854" calcext:value-type="float">
            <text:p>0.887854</text:p>
          </table:table-cell>
          <table:table-cell office:value-type="float" office:value="56.4111" calcext:value-type="float">
            <text:p>56.4111</text:p>
          </table:table-cell>
          <table:table-cell office:value-type="float" office:value="0.129435" calcext:value-type="float">
            <text:p>0.129435</text:p>
          </table:table-cell>
          <table:table-cell office:value-type="float" office:value="55" calcext:value-type="float">
            <text:p>55</text:p>
          </table:table-cell>
          <table:table-cell office:value-type="float" office:value="0.933069" calcext:value-type="float">
            <text:p>0.933069</text:p>
          </table:table-cell>
          <table:table-cell office:value-type="float" office:value="57.0965" calcext:value-type="float">
            <text:p>57.0965</text:p>
          </table:table-cell>
          <table:table-cell office:value-type="float" office:value="0.109916" calcext:value-type="float">
            <text:p>0.109916</text:p>
          </table:table-cell>
          <table:table-cell/>
          <table:table-cell office:value-type="float" office:value="3075" calcext:value-type="float">
            <text:p>3075</text:p>
          </table:table-cell>
          <table:table-cell office:value-type="float" office:value="0.87521" calcext:value-type="float">
            <text:p>0.87521</text:p>
          </table:table-cell>
          <table:table-cell office:value-type="float" office:value="49.7248" calcext:value-type="float">
            <text:p>49.7248</text:p>
          </table:table-cell>
          <table:table-cell office:value-type="float" office:value="0.180213" calcext:value-type="float">
            <text:p>0.180213</text:p>
          </table:table-cell>
          <table:table-cell office:value-type="float" office:value="15" calcext:value-type="float">
            <text:p>15</text:p>
          </table:table-cell>
          <table:table-cell office:value-type="float" office:value="0.904331" calcext:value-type="float">
            <text:p>0.904331</text:p>
          </table:table-cell>
          <table:table-cell office:value-type="float" office:value="22.8664" calcext:value-type="float">
            <text:p>22.8664</text:p>
          </table:table-cell>
          <table:table-cell office:value-type="float" office:value="0.0979923" calcext:value-type="float">
            <text:p>0.0979923</text:p>
          </table:table-cell>
          <table:table-cell office:value-type="float" office:value="112" calcext:value-type="float">
            <text:p>112</text:p>
          </table:table-cell>
          <table:table-cell office:value-type="float" office:value="0.951244" calcext:value-type="float">
            <text:p>0.951244</text:p>
          </table:table-cell>
          <table:table-cell office:value-type="float" office:value="17.0615" calcext:value-type="float">
            <text:p>17.0615</text:p>
          </table:table-cell>
          <table:table-cell office:value-type="float" office:value="0.0594107" calcext:value-type="float">
            <text:p>0.05941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0.797731" calcext:value-type="float">
            <text:p>0.797731</text:p>
          </table:table-cell>
          <table:table-cell office:value-type="float" office:value="212.879" calcext:value-type="float">
            <text:p>212.879</text:p>
          </table:table-cell>
          <table:table-cell office:value-type="float" office:value="0.24617" calcext:value-type="float">
            <text:p>0.24617</text:p>
          </table:table-cell>
          <table:table-cell office:value-type="float" office:value="2" calcext:value-type="float">
            <text:p>2</text:p>
          </table:table-cell>
          <table:table-cell office:value-type="float" office:value="0.850358" calcext:value-type="float">
            <text:p>0.850358</text:p>
          </table:table-cell>
          <table:table-cell office:value-type="float" office:value="90.1222" calcext:value-type="float">
            <text:p>90.1222</text:p>
          </table:table-cell>
          <table:table-cell office:value-type="float" office:value="0.184919" calcext:value-type="float">
            <text:p>0.184919</text:p>
          </table:table-cell>
          <table:table-cell office:value-type="float" office:value="3970" calcext:value-type="float">
            <text:p>3970</text:p>
          </table:table-cell>
          <table:table-cell office:value-type="float" office:value="0.820187" calcext:value-type="float">
            <text:p>0.820187</text:p>
          </table:table-cell>
          <table:table-cell office:value-type="float" office:value="120.17" calcext:value-type="float">
            <text:p>120.17</text:p>
          </table:table-cell>
          <table:table-cell office:value-type="float" office:value="0.286964" calcext:value-type="float">
            <text:p>0.286964</text:p>
          </table:table-cell>
          <table:table-cell office:value-type="float" office:value="9" calcext:value-type="float">
            <text:p>9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68.4267" calcext:value-type="float">
            <text:p>68.4267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56" calcext:value-type="float">
            <text:p>56</text:p>
          </table:table-cell>
          <table:table-cell office:value-type="float" office:value="0.937474" calcext:value-type="float">
            <text:p>0.937474</text:p>
          </table:table-cell>
          <table:table-cell office:value-type="float" office:value="53.644" calcext:value-type="float">
            <text:p>53.644</text:p>
          </table:table-cell>
          <table:table-cell office:value-type="float" office:value="0.109609" calcext:value-type="float">
            <text:p>0.109609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0.837956" calcext:value-type="float">
            <text:p>0.837956</text:p>
          </table:table-cell>
          <table:table-cell office:value-type="float" office:value="56.3695" calcext:value-type="float">
            <text:p>56.3695</text:p>
          </table:table-cell>
          <table:table-cell office:value-type="float" office:value="0.231684" calcext:value-type="float">
            <text:p>0.231684</text:p>
          </table:table-cell>
          <table:table-cell office:value-type="float" office:value="15" calcext:value-type="float">
            <text:p>15</text:p>
          </table:table-cell>
          <table:table-cell office:value-type="float" office:value="0.9012" calcext:value-type="float">
            <text:p>0.9012</text:p>
          </table:table-cell>
          <table:table-cell office:value-type="float" office:value="26.2244" calcext:value-type="float">
            <text:p>26.2244</text:p>
          </table:table-cell>
          <table:table-cell office:value-type="float" office:value="0.119478" calcext:value-type="float">
            <text:p>0.119478</text:p>
          </table:table-cell>
          <table:table-cell office:value-type="float" office:value="111" calcext:value-type="float">
            <text:p>111</text:p>
          </table:table-cell>
          <table:table-cell office:value-type="float" office:value="0.950529" calcext:value-type="float">
            <text:p>0.950529</text:p>
          </table:table-cell>
          <table:table-cell office:value-type="float" office:value="19.4713" calcext:value-type="float">
            <text:p>19.4713</text:p>
          </table:table-cell>
          <table:table-cell office:value-type="float" office:value="0.0718332" calcext:value-type="float">
            <text:p>0.07183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0.818861" calcext:value-type="float">
            <text:p>0.818861</text:p>
          </table:table-cell>
          <table:table-cell office:value-type="float" office:value="151.85" calcext:value-type="float">
            <text:p>151.85</text:p>
          </table:table-cell>
          <table:table-cell office:value-type="float" office:value="0.217422" calcext:value-type="float">
            <text:p>0.217422</text:p>
          </table:table-cell>
          <table:table-cell office:value-type="float" office:value="2" calcext:value-type="float">
            <text:p>2</text:p>
          </table:table-cell>
          <table:table-cell office:value-type="float" office:value="0.855948" calcext:value-type="float">
            <text:p>0.855948</text:p>
          </table:table-cell>
          <table:table-cell office:value-type="float" office:value="76.7927" calcext:value-type="float">
            <text:p>76.7927</text:p>
          </table:table-cell>
          <table:table-cell office:value-type="float" office:value="0.159478" calcext:value-type="float">
            <text:p>0.159478</text:p>
          </table:table-cell>
          <table:table-cell office:value-type="float" office:value="3069" calcext:value-type="float">
            <text:p>3069</text:p>
          </table:table-cell>
          <table:table-cell office:value-type="float" office:value="0.835778" calcext:value-type="float">
            <text:p>0.835778</text:p>
          </table:table-cell>
          <table:table-cell office:value-type="float" office:value="157.327" calcext:value-type="float">
            <text:p>157.327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9" calcext:value-type="float">
            <text:p>9</text:p>
          </table:table-cell>
          <table:table-cell office:value-type="float" office:value="0.886272" calcext:value-type="float">
            <text:p>0.886272</text:p>
          </table:table-cell>
          <table:table-cell office:value-type="float" office:value="53.4622" calcext:value-type="float">
            <text:p>53.4622</text:p>
          </table:table-cell>
          <table:table-cell office:value-type="float" office:value="0.119973" calcext:value-type="float">
            <text:p>0.119973</text:p>
          </table:table-cell>
          <table:table-cell office:value-type="float" office:value="55" calcext:value-type="float">
            <text:p>55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44.6326" calcext:value-type="float">
            <text:p>44.6326</text:p>
          </table:table-cell>
          <table:table-cell office:value-type="float" office:value="0.0875838" calcext:value-type="float">
            <text:p>0.0875838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0.861964" calcext:value-type="float">
            <text:p>0.861964</text:p>
          </table:table-cell>
          <table:table-cell office:value-type="float" office:value="47.5441" calcext:value-type="float">
            <text:p>47.5441</text:p>
          </table:table-cell>
          <table:table-cell office:value-type="float" office:value="0.213021" calcext:value-type="float">
            <text:p>0.213021</text:p>
          </table:table-cell>
          <table:table-cell office:value-type="float" office:value="15" calcext:value-type="float">
            <text:p>15</text:p>
          </table:table-cell>
          <table:table-cell office:value-type="float" office:value="0.903971" calcext:value-type="float">
            <text:p>0.903971</text:p>
          </table:table-cell>
          <table:table-cell office:value-type="float" office:value="27.0073" calcext:value-type="float">
            <text:p>27.0073</text:p>
          </table:table-cell>
          <table:table-cell office:value-type="float" office:value="0.117334" calcext:value-type="float">
            <text:p>0.117334</text:p>
          </table:table-cell>
          <table:table-cell office:value-type="float" office:value="111" calcext:value-type="float">
            <text:p>111</text:p>
          </table:table-cell>
          <table:table-cell office:value-type="float" office:value="0.95387" calcext:value-type="float">
            <text:p>0.95387</text:p>
          </table:table-cell>
          <table:table-cell office:value-type="float" office:value="29.2492" calcext:value-type="float">
            <text:p>29.2492</text:p>
          </table:table-cell>
          <table:table-cell office:value-type="float" office:value="0.0750231" calcext:value-type="float">
            <text:p>0.07502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0.812684" calcext:value-type="float">
            <text:p>0.812684</text:p>
          </table:table-cell>
          <table:table-cell office:value-type="float" office:value="552254" calcext:value-type="float">
            <text:p>552254</text:p>
          </table:table-cell>
          <table:table-cell office:value-type="float" office:value="0.386824" calcext:value-type="float">
            <text:p>0.386824</text:p>
          </table:table-cell>
          <table:table-cell office:value-type="float" office:value="2" calcext:value-type="float">
            <text:p>2</text:p>
          </table:table-cell>
          <table:table-cell office:value-type="float" office:value="0.836951" calcext:value-type="float">
            <text:p>0.836951</text:p>
          </table:table-cell>
          <table:table-cell office:value-type="float" office:value="103.724" calcext:value-type="float">
            <text:p>103.724</text:p>
          </table:table-cell>
          <table:table-cell office:value-type="float" office:value="0.213609" calcext:value-type="float">
            <text:p>0.213609</text:p>
          </table:table-cell>
          <table:table-cell office:value-type="float" office:value="2493" calcext:value-type="float">
            <text:p>2493</text:p>
          </table:table-cell>
          <table:table-cell office:value-type="float" office:value="0.785085" calcext:value-type="float">
            <text:p>0.785085</text:p>
          </table:table-cell>
          <table:table-cell office:value-type="float" office:value="581249" calcext:value-type="float">
            <text:p>581249</text:p>
          </table:table-cell>
          <table:table-cell office:value-type="float" office:value="2.24065" calcext:value-type="float">
            <text:p>2.24065</text:p>
          </table:table-cell>
          <table:table-cell office:value-type="float" office:value="9" calcext:value-type="float">
            <text:p>9</text:p>
          </table:table-cell>
          <table:table-cell office:value-type="float" office:value="0.874054" calcext:value-type="float">
            <text:p>0.874054</text:p>
          </table:table-cell>
          <table:table-cell office:value-type="float" office:value="70.7538" calcext:value-type="float">
            <text:p>70.7538</text:p>
          </table:table-cell>
          <table:table-cell office:value-type="float" office:value="0.16551" calcext:value-type="float">
            <text:p>0.16551</text:p>
          </table:table-cell>
          <table:table-cell office:value-type="float" office:value="55" calcext:value-type="float">
            <text:p>55</text:p>
          </table:table-cell>
          <table:table-cell office:value-type="float" office:value="0.931179" calcext:value-type="float">
            <text:p>0.931179</text:p>
          </table:table-cell>
          <table:table-cell office:value-type="float" office:value="46.816" calcext:value-type="float">
            <text:p>46.816</text:p>
          </table:table-cell>
          <table:table-cell office:value-type="float" office:value="0.132391" calcext:value-type="float">
            <text:p>0.132391</text:p>
          </table:table-cell>
          <table:table-cell/>
          <table:table-cell office:value-type="float" office:value="3141" calcext:value-type="float">
            <text:p>3141</text:p>
          </table:table-cell>
          <table:table-cell office:value-type="float" office:value="0.84607" calcext:value-type="float">
            <text:p>0.84607</text:p>
          </table:table-cell>
          <table:table-cell office:value-type="float" office:value="4582.14" calcext:value-type="float">
            <text:p>4582.14</text:p>
          </table:table-cell>
          <table:table-cell office:value-type="float" office:value="0.406395" calcext:value-type="float">
            <text:p>0.406395</text:p>
          </table:table-cell>
          <table:table-cell office:value-type="float" office:value="15" calcext:value-type="float">
            <text:p>15</text:p>
          </table:table-cell>
          <table:table-cell office:value-type="float" office:value="0.902724" calcext:value-type="float">
            <text:p>0.902724</text:p>
          </table:table-cell>
          <table:table-cell office:value-type="float" office:value="32.6573" calcext:value-type="float">
            <text:p>32.6573</text:p>
          </table:table-cell>
          <table:table-cell office:value-type="float" office:value="0.121458" calcext:value-type="float">
            <text:p>0.121458</text:p>
          </table:table-cell>
          <table:table-cell office:value-type="float" office:value="111" calcext:value-type="float">
            <text:p>11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22.2272" calcext:value-type="float">
            <text:p>22.2272</text:p>
          </table:table-cell>
          <table:table-cell office:value-type="float" office:value="0.0720174" calcext:value-type="float">
            <text:p>0.07201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.830301" calcext:value-type="float">
            <text:p>0.830301</text:p>
          </table:table-cell>
          <table:table-cell office:value-type="float" office:value="146.28" calcext:value-type="float">
            <text:p>146.28</text:p>
          </table:table-cell>
          <table:table-cell office:value-type="float" office:value="0.203235" calcext:value-type="float">
            <text:p>0.203235</text:p>
          </table:table-cell>
          <table:table-cell office:value-type="float" office:value="2" calcext:value-type="float">
            <text:p>2</text:p>
          </table:table-cell>
          <table:table-cell office:value-type="float" office:value="0.861495" calcext:value-type="float">
            <text:p>0.861495</text:p>
          </table:table-cell>
          <table:table-cell office:value-type="float" office:value="72.6655" calcext:value-type="float">
            <text:p>72.6655</text:p>
          </table:table-cell>
          <table:table-cell office:value-type="float" office:value="0.173424" calcext:value-type="float">
            <text:p>0.173424</text:p>
          </table:table-cell>
          <table:table-cell office:value-type="float" office:value="2571" calcext:value-type="float">
            <text:p>2571</text:p>
          </table:table-cell>
          <table:table-cell office:value-type="float" office:value="0.841006" calcext:value-type="float">
            <text:p>0.841006</text:p>
          </table:table-cell>
          <table:table-cell office:value-type="float" office:value="133.357" calcext:value-type="float">
            <text:p>133.357</text:p>
          </table:table-cell>
          <table:table-cell office:value-type="float" office:value="0.28159" calcext:value-type="float">
            <text:p>0.28159</text:p>
          </table:table-cell>
          <table:table-cell office:value-type="float" office:value="9" calcext:value-type="float">
            <text:p>9</text:p>
          </table:table-cell>
          <table:table-cell office:value-type="float" office:value="0.89421" calcext:value-type="float">
            <text:p>0.89421</text:p>
          </table:table-cell>
          <table:table-cell office:value-type="float" office:value="46.0486" calcext:value-type="float">
            <text:p>46.0486</text:p>
          </table:table-cell>
          <table:table-cell office:value-type="float" office:value="0.141072" calcext:value-type="float">
            <text:p>0.141072</text:p>
          </table:table-cell>
          <table:table-cell office:value-type="float" office:value="54" calcext:value-type="float">
            <text:p>54</text:p>
          </table:table-cell>
          <table:table-cell office:value-type="float" office:value="0.937282" calcext:value-type="float">
            <text:p>0.937282</text:p>
          </table:table-cell>
          <table:table-cell office:value-type="float" office:value="32.841" calcext:value-type="float">
            <text:p>32.841</text:p>
          </table:table-cell>
          <table:table-cell office:value-type="float" office:value="0.101452" calcext:value-type="float">
            <text:p>0.101452</text:p>
          </table:table-cell>
          <table:table-cell/>
          <table:table-cell office:value-type="float" office:value="3477" calcext:value-type="float">
            <text:p>3477</text:p>
          </table:table-cell>
          <table:table-cell office:value-type="float" office:value="0.86572" calcext:value-type="float">
            <text:p>0.86572</text:p>
          </table:table-cell>
          <table:table-cell office:value-type="float" office:value="56.9977" calcext:value-type="float">
            <text:p>56.9977</text:p>
          </table:table-cell>
          <table:table-cell office:value-type="float" office:value="0.197737" calcext:value-type="float">
            <text:p>0.197737</text:p>
          </table:table-cell>
          <table:table-cell office:value-type="float" office:value="15" calcext:value-type="float">
            <text:p>15</text:p>
          </table:table-cell>
          <table:table-cell office:value-type="float" office:value="0.904723" calcext:value-type="float">
            <text:p>0.904723</text:p>
          </table:table-cell>
          <table:table-cell office:value-type="float" office:value="29.8188" calcext:value-type="float">
            <text:p>29.8188</text:p>
          </table:table-cell>
          <table:table-cell office:value-type="float" office:value="0.105749" calcext:value-type="float">
            <text:p>0.105749</text:p>
          </table:table-cell>
          <table:table-cell office:value-type="float" office:value="112" calcext:value-type="float">
            <text:p>112</text:p>
          </table:table-cell>
          <table:table-cell office:value-type="float" office:value="0.952451" calcext:value-type="float">
            <text:p>0.952451</text:p>
          </table:table-cell>
          <table:table-cell office:value-type="float" office:value="19.1058" calcext:value-type="float">
            <text:p>19.1058</text:p>
          </table:table-cell>
          <table:table-cell office:value-type="float" office:value="0.0572036" calcext:value-type="float">
            <text:p>0.05720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.801931" calcext:value-type="float">
            <text:p>0.801931</text:p>
          </table:table-cell>
          <table:table-cell office:value-type="float" office:value="272.563" calcext:value-type="float">
            <text:p>272.563</text:p>
          </table:table-cell>
          <table:table-cell office:value-type="float" office:value="0.241418" calcext:value-type="float">
            <text:p>0.241418</text:p>
          </table:table-cell>
          <table:table-cell office:value-type="float" office:value="2" calcext:value-type="float">
            <text:p>2</text:p>
          </table:table-cell>
          <table:table-cell office:value-type="float" office:value="0.845192" calcext:value-type="float">
            <text:p>0.845192</text:p>
          </table:table-cell>
          <table:table-cell office:value-type="float" office:value="126.504" calcext:value-type="float">
            <text:p>126.504</text:p>
          </table:table-cell>
          <table:table-cell office:value-type="float" office:value="0.182443" calcext:value-type="float">
            <text:p>0.182443</text:p>
          </table:table-cell>
          <table:table-cell office:value-type="float" office:value="2656" calcext:value-type="float">
            <text:p>2656</text:p>
          </table:table-cell>
          <table:table-cell office:value-type="float" office:value="0.813362" calcext:value-type="float">
            <text:p>0.813362</text:p>
          </table:table-cell>
          <table:table-cell office:value-type="float" office:value="142.76" calcext:value-type="float">
            <text:p>142.76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" calcext:value-type="float">
            <text:p>9</text:p>
          </table:table-cell>
          <table:table-cell office:value-type="float" office:value="0.878066" calcext:value-type="float">
            <text:p>0.878066</text:p>
          </table:table-cell>
          <table:table-cell office:value-type="float" office:value="82.5916" calcext:value-type="float">
            <text:p>82.5916</text:p>
          </table:table-cell>
          <table:table-cell office:value-type="float" office:value="0.152256" calcext:value-type="float">
            <text:p>0.152256</text:p>
          </table:table-cell>
          <table:table-cell office:value-type="float" office:value="55" calcext:value-type="float">
            <text:p>55</text:p>
          </table:table-cell>
          <table:table-cell office:value-type="float" office:value="0.938087" calcext:value-type="float">
            <text:p>0.938087</text:p>
          </table:table-cell>
          <table:table-cell office:value-type="float" office:value="60.5967" calcext:value-type="float">
            <text:p>60.5967</text:p>
          </table:table-cell>
          <table:table-cell office:value-type="float" office:value="0.0980258" calcext:value-type="float">
            <text:p>0.0980258</text:p>
          </table:table-cell>
          <table:table-cell/>
          <table:table-cell office:value-type="float" office:value="3037" calcext:value-type="float">
            <text:p>3037</text:p>
          </table:table-cell>
          <table:table-cell office:value-type="float" office:value="0.834009" calcext:value-type="float">
            <text:p>0.834009</text:p>
          </table:table-cell>
          <table:table-cell office:value-type="float" office:value="87.001" calcext:value-type="float">
            <text:p>87.001</text:p>
          </table:table-cell>
          <table:table-cell office:value-type="float" office:value="0.230669" calcext:value-type="float">
            <text:p>0.230669</text:p>
          </table:table-cell>
          <table:table-cell office:value-type="float" office:value="15" calcext:value-type="float">
            <text:p>15</text:p>
          </table:table-cell>
          <table:table-cell office:value-type="float" office:value="0.896464" calcext:value-type="float">
            <text:p>0.896464</text:p>
          </table:table-cell>
          <table:table-cell office:value-type="float" office:value="41.4978" calcext:value-type="float">
            <text:p>41.4978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113" calcext:value-type="float">
            <text:p>113</text:p>
          </table:table-cell>
          <table:table-cell office:value-type="float" office:value="0.947029" calcext:value-type="float">
            <text:p>0.947029</text:p>
          </table:table-cell>
          <table:table-cell office:value-type="float" office:value="37.0353" calcext:value-type="float">
            <text:p>37.0353</text:p>
          </table:table-cell>
          <table:table-cell office:value-type="float" office:value="0.0773305" calcext:value-type="float">
            <text:p>0.07733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790642" calcext:value-type="float">
            <text:p>0.790642</text:p>
          </table:table-cell>
          <table:table-cell office:value-type="float" office:value="205.274" calcext:value-type="float">
            <text:p>205.274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2" calcext:value-type="float">
            <text:p>2</text:p>
          </table:table-cell>
          <table:table-cell office:value-type="float" office:value="0.815172" calcext:value-type="float">
            <text:p>0.815172</text:p>
          </table:table-cell>
          <table:table-cell office:value-type="float" office:value="129.571" calcext:value-type="float">
            <text:p>129.571</text:p>
          </table:table-cell>
          <table:table-cell office:value-type="float" office:value="0.232181" calcext:value-type="float">
            <text:p>0.232181</text:p>
          </table:table-cell>
          <table:table-cell office:value-type="float" office:value="3206" calcext:value-type="float">
            <text:p>3206</text:p>
          </table:table-cell>
          <table:table-cell office:value-type="float" office:value="0.7939" calcext:value-type="float">
            <text:p>0.7939</text:p>
          </table:table-cell>
          <table:table-cell office:value-type="float" office:value="168.135" calcext:value-type="float">
            <text:p>168.135</text:p>
          </table:table-cell>
          <table:table-cell office:value-type="float" office:value="0.379255" calcext:value-type="float">
            <text:p>0.379255</text:p>
          </table:table-cell>
          <table:table-cell office:value-type="float" office:value="9" calcext:value-type="float">
            <text:p>9</text:p>
          </table:table-cell>
          <table:table-cell office:value-type="float" office:value="0.842016" calcext:value-type="float">
            <text:p>0.842016</text:p>
          </table:table-cell>
          <table:table-cell office:value-type="float" office:value="85.7267" calcext:value-type="float">
            <text:p>85.7267</text:p>
          </table:table-cell>
          <table:table-cell office:value-type="float" office:value="0.194246" calcext:value-type="float">
            <text:p>0.194246</text:p>
          </table:table-cell>
          <table:table-cell office:value-type="float" office:value="54" calcext:value-type="float">
            <text:p>54</text:p>
          </table:table-cell>
          <table:table-cell office:value-type="float" office:value="0.916885" calcext:value-type="float">
            <text:p>0.916885</text:p>
          </table:table-cell>
          <table:table-cell office:value-type="float" office:value="62.9772" calcext:value-type="float">
            <text:p>62.9772</text:p>
          </table:table-cell>
          <table:table-cell office:value-type="float" office:value="0.143371" calcext:value-type="float">
            <text:p>0.143371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0.835289" calcext:value-type="float">
            <text:p>0.835289</text:p>
          </table:table-cell>
          <table:table-cell office:value-type="float" office:value="1195.4" calcext:value-type="float">
            <text:p>1195.4</text:p>
          </table:table-cell>
          <table:table-cell office:value-type="float" office:value="0.347579" calcext:value-type="float">
            <text:p>0.347579</text:p>
          </table:table-cell>
          <table:table-cell office:value-type="float" office:value="15" calcext:value-type="float">
            <text:p>15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42.0564" calcext:value-type="float">
            <text:p>42.0564</text:p>
          </table:table-cell>
          <table:table-cell office:value-type="float" office:value="0.131905" calcext:value-type="float">
            <text:p>0.131905</text:p>
          </table:table-cell>
          <table:table-cell office:value-type="float" office:value="111" calcext:value-type="float">
            <text:p>111</text:p>
          </table:table-cell>
          <table:table-cell office:value-type="float" office:value="0.941879" calcext:value-type="float">
            <text:p>0.941879</text:p>
          </table:table-cell>
          <table:table-cell office:value-type="float" office:value="39.5918" calcext:value-type="float">
            <text:p>39.5918</text:p>
          </table:table-cell>
          <table:table-cell office:value-type="float" office:value="0.0868349" calcext:value-type="float">
            <text:p>0.08683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.769963" calcext:value-type="float">
            <text:p>0.769963</text:p>
          </table:table-cell>
          <table:table-cell office:value-type="float" office:value="440.888" calcext:value-type="float">
            <text:p>440.888</text:p>
          </table:table-cell>
          <table:table-cell office:value-type="float" office:value="0.281466" calcext:value-type="float">
            <text:p>0.281466</text:p>
          </table:table-cell>
          <table:table-cell office:value-type="float" office:value="2" calcext:value-type="float">
            <text:p>2</text:p>
          </table:table-cell>
          <table:table-cell office:value-type="float" office:value="0.819879" calcext:value-type="float">
            <text:p>0.819879</text:p>
          </table:table-cell>
          <table:table-cell office:value-type="float" office:value="118.967" calcext:value-type="float">
            <text:p>118.967</text:p>
          </table:table-cell>
          <table:table-cell office:value-type="float" office:value="0.213249" calcext:value-type="float">
            <text:p>0.213249</text:p>
          </table:table-cell>
          <table:table-cell office:value-type="float" office:value="2714" calcext:value-type="float">
            <text:p>2714</text:p>
          </table:table-cell>
          <table:table-cell office:value-type="float" office:value="0.781342" calcext:value-type="float">
            <text:p>0.781342</text:p>
          </table:table-cell>
          <table:table-cell office:value-type="float" office:value="253.974" calcext:value-type="float">
            <text:p>253.974</text:p>
          </table:table-cell>
          <table:table-cell office:value-type="float" office:value="0.343119" calcext:value-type="float">
            <text:p>0.343119</text:p>
          </table:table-cell>
          <table:table-cell office:value-type="float" office:value="9" calcext:value-type="float">
            <text:p>9</text:p>
          </table:table-cell>
          <table:table-cell office:value-type="float" office:value="0.855269" calcext:value-type="float">
            <text:p>0.855269</text:p>
          </table:table-cell>
          <table:table-cell office:value-type="float" office:value="79.2603" calcext:value-type="float">
            <text:p>79.2603</text:p>
          </table:table-cell>
          <table:table-cell office:value-type="float" office:value="0.164939" calcext:value-type="float">
            <text:p>0.164939</text:p>
          </table:table-cell>
          <table:table-cell office:value-type="float" office:value="54" calcext:value-type="float">
            <text:p>54</text:p>
          </table:table-cell>
          <table:table-cell office:value-type="float" office:value="0.921878" calcext:value-type="float">
            <text:p>0.921878</text:p>
          </table:table-cell>
          <table:table-cell office:value-type="float" office:value="66.2123" calcext:value-type="float">
            <text:p>66.2123</text:p>
          </table:table-cell>
          <table:table-cell office:value-type="float" office:value="0.127609" calcext:value-type="float">
            <text:p>0.127609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0.827314" calcext:value-type="float">
            <text:p>0.827314</text:p>
          </table:table-cell>
          <table:table-cell office:value-type="float" office:value="89.7687" calcext:value-type="float">
            <text:p>89.7687</text:p>
          </table:table-cell>
          <table:table-cell office:value-type="float" office:value="0.255025" calcext:value-type="float">
            <text:p>0.255025</text:p>
          </table:table-cell>
          <table:table-cell office:value-type="float" office:value="15" calcext:value-type="float">
            <text:p>15</text:p>
          </table:table-cell>
          <table:table-cell office:value-type="float" office:value="0.879844" calcext:value-type="float">
            <text:p>0.879844</text:p>
          </table:table-cell>
          <table:table-cell office:value-type="float" office:value="38.6374" calcext:value-type="float">
            <text:p>38.6374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111" calcext:value-type="float">
            <text:p>111</text:p>
          </table:table-cell>
          <table:table-cell office:value-type="float" office:value="0.944231" calcext:value-type="float">
            <text:p>0.94423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0.0784258" calcext:value-type="float">
            <text:p>0.07842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.769524" calcext:value-type="float">
            <text:p>0.769524</text:p>
          </table:table-cell>
          <table:table-cell office:value-type="float" office:value="239.001" calcext:value-type="float">
            <text:p>239.001</text:p>
          </table:table-cell>
          <table:table-cell office:value-type="float" office:value="0.265869" calcext:value-type="float">
            <text:p>0.265869</text:p>
          </table:table-cell>
          <table:table-cell office:value-type="float" office:value="2" calcext:value-type="float">
            <text:p>2</text:p>
          </table:table-cell>
          <table:table-cell office:value-type="float" office:value="0.812273" calcext:value-type="float">
            <text:p>0.812273</text:p>
          </table:table-cell>
          <table:table-cell office:value-type="float" office:value="122.677" calcext:value-type="float">
            <text:p>122.677</text:p>
          </table:table-cell>
          <table:table-cell office:value-type="float" office:value="0.215304" calcext:value-type="float">
            <text:p>0.215304</text:p>
          </table:table-cell>
          <table:table-cell office:value-type="float" office:value="2609" calcext:value-type="float">
            <text:p>2609</text:p>
          </table:table-cell>
          <table:table-cell office:value-type="float" office:value="0.789795" calcext:value-type="float">
            <text:p>0.789795</text:p>
          </table:table-cell>
          <table:table-cell office:value-type="float" office:value="187.507" calcext:value-type="float">
            <text:p>187.507</text:p>
          </table:table-cell>
          <table:table-cell office:value-type="float" office:value="0.354908" calcext:value-type="float">
            <text:p>0.354908</text:p>
          </table:table-cell>
          <table:table-cell office:value-type="float" office:value="9" calcext:value-type="float">
            <text:p>9</text:p>
          </table:table-cell>
          <table:table-cell office:value-type="float" office:value="0.849237" calcext:value-type="float">
            <text:p>0.849237</text:p>
          </table:table-cell>
          <table:table-cell office:value-type="float" office:value="91.6895" calcext:value-type="float">
            <text:p>91.6895</text:p>
          </table:table-cell>
          <table:table-cell office:value-type="float" office:value="0.180197" calcext:value-type="float">
            <text:p>0.180197</text:p>
          </table:table-cell>
          <table:table-cell office:value-type="float" office:value="55" calcext:value-type="float">
            <text:p>55</text:p>
          </table:table-cell>
          <table:table-cell office:value-type="float" office:value="0.92084" calcext:value-type="float">
            <text:p>0.92084</text:p>
          </table:table-cell>
          <table:table-cell office:value-type="float" office:value="63.5373" calcext:value-type="float">
            <text:p>63.5373</text:p>
          </table:table-cell>
          <table:table-cell office:value-type="float" office:value="0.151456" calcext:value-type="float">
            <text:p>0.151456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0.823098" calcext:value-type="float">
            <text:p>0.823098</text:p>
          </table:table-cell>
          <table:table-cell office:value-type="float" office:value="74.5972" calcext:value-type="float">
            <text:p>74.5972</text:p>
          </table:table-cell>
          <table:table-cell office:value-type="float" office:value="0.253964" calcext:value-type="float">
            <text:p>0.253964</text:p>
          </table:table-cell>
          <table:table-cell office:value-type="float" office:value="15" calcext:value-type="float">
            <text:p>1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50.0045" calcext:value-type="float">
            <text:p>50.0045</text:p>
          </table:table-cell>
          <table:table-cell office:value-type="float" office:value="0.141207" calcext:value-type="float">
            <text:p>0.141207</text:p>
          </table:table-cell>
          <table:table-cell office:value-type="float" office:value="111" calcext:value-type="float">
            <text:p>111</text:p>
          </table:table-cell>
          <table:table-cell office:value-type="float" office:value="0.938016" calcext:value-type="float">
            <text:p>0.938016</text:p>
          </table:table-cell>
          <table:table-cell office:value-type="float" office:value="39.1567" calcext:value-type="float">
            <text:p>39.1567</text:p>
          </table:table-cell>
          <table:table-cell office:value-type="float" office:value="0.0984631" calcext:value-type="float">
            <text:p>0.09846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.798405" calcext:value-type="float">
            <text:p>0.798405</text:p>
          </table:table-cell>
          <table:table-cell office:value-type="float" office:value="177.282" calcext:value-type="float">
            <text:p>177.282</text:p>
          </table:table-cell>
          <table:table-cell office:value-type="float" office:value="0.254852" calcext:value-type="float">
            <text:p>0.254852</text:p>
          </table:table-cell>
          <table:table-cell office:value-type="float" office:value="2" calcext:value-type="float">
            <text:p>2</text:p>
          </table:table-cell>
          <table:table-cell office:value-type="float" office:value="0.826473" calcext:value-type="float">
            <text:p>0.826473</text:p>
          </table:table-cell>
          <table:table-cell office:value-type="float" office:value="101.41" calcext:value-type="float">
            <text:p>101.41</text:p>
          </table:table-cell>
          <table:table-cell office:value-type="float" office:value="0.210009" calcext:value-type="float">
            <text:p>0.210009</text:p>
          </table:table-cell>
          <table:table-cell office:value-type="float" office:value="2814" calcext:value-type="float">
            <text:p>2814</text:p>
          </table:table-cell>
          <table:table-cell office:value-type="float" office:value="0.815469" calcext:value-type="float">
            <text:p>0.815469</text:p>
          </table:table-cell>
          <table:table-cell office:value-type="float" office:value="97.7585" calcext:value-type="float">
            <text:p>97.7585</text:p>
          </table:table-cell>
          <table:table-cell office:value-type="float" office:value="0.291834" calcext:value-type="float">
            <text:p>0.291834</text:p>
          </table:table-cell>
          <table:table-cell office:value-type="float" office:value="9" calcext:value-type="float">
            <text:p>9</text:p>
          </table:table-cell>
          <table:table-cell office:value-type="float" office:value="0.865459" calcext:value-type="float">
            <text:p>0.865459</text:p>
          </table:table-cell>
          <table:table-cell office:value-type="float" office:value="62.3146" calcext:value-type="float">
            <text:p>62.3146</text:p>
          </table:table-cell>
          <table:table-cell office:value-type="float" office:value="0.160492" calcext:value-type="float">
            <text:p>0.160492</text:p>
          </table:table-cell>
          <table:table-cell office:value-type="float" office:value="56" calcext:value-type="float">
            <text:p>56</text:p>
          </table:table-cell>
          <table:table-cell office:value-type="float" office:value="0.912305" calcext:value-type="float">
            <text:p>0.912305</text:p>
          </table:table-cell>
          <table:table-cell office:value-type="float" office:value="51.6482" calcext:value-type="float">
            <text:p>51.6482</text:p>
          </table:table-cell>
          <table:table-cell office:value-type="float" office:value="0.108033" calcext:value-type="float">
            <text:p>0.108033</text:p>
          </table:table-cell>
          <table:table-cell/>
          <table:table-cell office:value-type="float" office:value="3542" calcext:value-type="float">
            <text:p>3542</text:p>
          </table:table-cell>
          <table:table-cell office:value-type="float" office:value="0.829839" calcext:value-type="float">
            <text:p>0.829839</text:p>
          </table:table-cell>
          <table:table-cell office:value-type="float" office:value="68.9466" calcext:value-type="float">
            <text:p>68.9466</text:p>
          </table:table-cell>
          <table:table-cell office:value-type="float" office:value="0.256583" calcext:value-type="float">
            <text:p>0.256583</text:p>
          </table:table-cell>
          <table:table-cell office:value-type="float" office:value="15" calcext:value-type="float">
            <text:p>15</text:p>
          </table:table-cell>
          <table:table-cell office:value-type="float" office:value="0.881472" calcext:value-type="float">
            <text:p>0.881472</text:p>
          </table:table-cell>
          <table:table-cell office:value-type="float" office:value="43.128" calcext:value-type="float">
            <text:p>43.128</text:p>
          </table:table-cell>
          <table:table-cell office:value-type="float" office:value="0.14516" calcext:value-type="float">
            <text:p>0.14516</text:p>
          </table:table-cell>
          <table:table-cell office:value-type="float" office:value="111" calcext:value-type="float">
            <text:p>111</text:p>
          </table:table-cell>
          <table:table-cell office:value-type="float" office:value="0.936123" calcext:value-type="float">
            <text:p>0.936123</text:p>
          </table:table-cell>
          <table:table-cell office:value-type="float" office:value="41.8242" calcext:value-type="float">
            <text:p>41.8242</text:p>
          </table:table-cell>
          <table:table-cell office:value-type="float" office:value="0.0814929" calcext:value-type="float">
            <text:p>0.08149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.753232" calcext:value-type="float">
            <text:p>0.753232</text:p>
          </table:table-cell>
          <table:table-cell office:value-type="float" office:value="235.322" calcext:value-type="float">
            <text:p>235.322</text:p>
          </table:table-cell>
          <table:table-cell office:value-type="float" office:value="0.274185" calcext:value-type="float">
            <text:p>0.274185</text:p>
          </table:table-cell>
          <table:table-cell office:value-type="float" office:value="2" calcext:value-type="float">
            <text:p>2</text:p>
          </table:table-cell>
          <table:table-cell office:value-type="float" office:value="0.82275" calcext:value-type="float">
            <text:p>0.82275</text:p>
          </table:table-cell>
          <table:table-cell office:value-type="float" office:value="123.674" calcext:value-type="float">
            <text:p>123.674</text:p>
          </table:table-cell>
          <table:table-cell office:value-type="float" office:value="0.22103" calcext:value-type="float">
            <text:p>0.22103</text:p>
          </table:table-cell>
          <table:table-cell office:value-type="float" office:value="2339" calcext:value-type="float">
            <text:p>2339</text:p>
          </table:table-cell>
          <table:table-cell office:value-type="float" office:value="0.778437" calcext:value-type="float">
            <text:p>0.778437</text:p>
          </table:table-cell>
          <table:table-cell office:value-type="float" office:value="125.037" calcext:value-type="float">
            <text:p>125.037</text:p>
          </table:table-cell>
          <table:table-cell office:value-type="float" office:value="0.353007" calcext:value-type="float">
            <text:p>0.353007</text:p>
          </table:table-cell>
          <table:table-cell office:value-type="float" office:value="9" calcext:value-type="float">
            <text:p>9</text:p>
          </table:table-cell>
          <table:table-cell office:value-type="float" office:value="0.845621" calcext:value-type="float">
            <text:p>0.845621</text:p>
          </table:table-cell>
          <table:table-cell office:value-type="float" office:value="85.9456" calcext:value-type="float">
            <text:p>85.9456</text:p>
          </table:table-cell>
          <table:table-cell office:value-type="float" office:value="0.188592" calcext:value-type="float">
            <text:p>0.188592</text:p>
          </table:table-cell>
          <table:table-cell office:value-type="float" office:value="56" calcext:value-type="float">
            <text:p>56</text:p>
          </table:table-cell>
          <table:table-cell office:value-type="float" office:value="0.919169" calcext:value-type="float">
            <text:p>0.919169</text:p>
          </table:table-cell>
          <table:table-cell office:value-type="float" office:value="58.6828" calcext:value-type="float">
            <text:p>58.6828</text:p>
          </table:table-cell>
          <table:table-cell office:value-type="float" office:value="0.117964" calcext:value-type="float">
            <text:p>0.117964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308.207" calcext:value-type="float">
            <text:p>308.207</text:p>
          </table:table-cell>
          <table:table-cell office:value-type="float" office:value="0.32482" calcext:value-type="float">
            <text:p>0.32482</text:p>
          </table:table-cell>
          <table:table-cell office:value-type="float" office:value="15" calcext:value-type="float">
            <text:p>15</text:p>
          </table:table-cell>
          <table:table-cell office:value-type="float" office:value="0.875979" calcext:value-type="float">
            <text:p>0.875979</text:p>
          </table:table-cell>
          <table:table-cell office:value-type="float" office:value="57.0746" calcext:value-type="float">
            <text:p>57.0746</text:p>
          </table:table-cell>
          <table:table-cell office:value-type="float" office:value="0.163306" calcext:value-type="float">
            <text:p>0.163306</text:p>
          </table:table-cell>
          <table:table-cell office:value-type="float" office:value="109" calcext:value-type="float">
            <text:p>109</text:p>
          </table:table-cell>
          <table:table-cell office:value-type="float" office:value="0.93534" calcext:value-type="float">
            <text:p>0.93534</text:p>
          </table:table-cell>
          <table:table-cell office:value-type="float" office:value="53.0083" calcext:value-type="float">
            <text:p>53.0083</text:p>
          </table:table-cell>
          <table:table-cell office:value-type="float" office:value="0.0918337" calcext:value-type="float">
            <text:p>0.09183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755767" calcext:value-type="float">
            <text:p>0.755767</text:p>
          </table:table-cell>
          <table:table-cell office:value-type="float" office:value="12178.6" calcext:value-type="float">
            <text:p>12178.6</text:p>
          </table:table-cell>
          <table:table-cell office:value-type="float" office:value="0.350577" calcext:value-type="float">
            <text:p>0.350577</text:p>
          </table:table-cell>
          <table:table-cell office:value-type="float" office:value="2" calcext:value-type="float">
            <text:p>2</text:p>
          </table:table-cell>
          <table:table-cell office:value-type="float" office:value="0.807976" calcext:value-type="float">
            <text:p>0.807976</text:p>
          </table:table-cell>
          <table:table-cell office:value-type="float" office:value="129.983" calcext:value-type="float">
            <text:p>129.983</text:p>
          </table:table-cell>
          <table:table-cell office:value-type="float" office:value="0.238208" calcext:value-type="float">
            <text:p>0.238208</text:p>
          </table:table-cell>
          <table:table-cell office:value-type="float" office:value="2424" calcext:value-type="float">
            <text:p>2424</text:p>
          </table:table-cell>
          <table:table-cell office:value-type="float" office:value="0.770758" calcext:value-type="float">
            <text:p>0.770758</text:p>
          </table:table-cell>
          <table:table-cell office:value-type="float" office:value="570.439" calcext:value-type="float">
            <text:p>570.439</text:p>
          </table:table-cell>
          <table:table-cell office:value-type="float" office:value="0.42294" calcext:value-type="float">
            <text:p>0.42294</text:p>
          </table:table-cell>
          <table:table-cell office:value-type="float" office:value="9" calcext:value-type="float">
            <text:p>9</text:p>
          </table:table-cell>
          <table:table-cell office:value-type="float" office:value="0.845994" calcext:value-type="float">
            <text:p>0.845994</text:p>
          </table:table-cell>
          <table:table-cell office:value-type="float" office:value="82.36" calcext:value-type="float">
            <text:p>82.36</text:p>
          </table:table-cell>
          <table:table-cell office:value-type="float" office:value="0.201875" calcext:value-type="float">
            <text:p>0.201875</text:p>
          </table:table-cell>
          <table:table-cell office:value-type="float" office:value="56" calcext:value-type="float">
            <text:p>56</text:p>
          </table:table-cell>
          <table:table-cell office:value-type="float" office:value="0.909736" calcext:value-type="float">
            <text:p>0.909736</text:p>
          </table:table-cell>
          <table:table-cell office:value-type="float" office:value="81.9874" calcext:value-type="float">
            <text:p>81.9874</text:p>
          </table:table-cell>
          <table:table-cell office:value-type="float" office:value="0.151614" calcext:value-type="float">
            <text:p>0.151614</text:p>
          </table:table-cell>
          <table:table-cell/>
          <table:table-cell office:value-type="float" office:value="3353" calcext:value-type="float">
            <text:p>3353</text:p>
          </table:table-cell>
          <table:table-cell office:value-type="float" office:value="0.815243" calcext:value-type="float">
            <text:p>0.815243</text:p>
          </table:table-cell>
          <table:table-cell office:value-type="float" office:value="92.7743" calcext:value-type="float">
            <text:p>92.7743</text:p>
          </table:table-cell>
          <table:table-cell office:value-type="float" office:value="0.324867" calcext:value-type="float">
            <text:p>0.324867</text:p>
          </table:table-cell>
          <table:table-cell office:value-type="float" office:value="15" calcext:value-type="float">
            <text:p>15</text:p>
          </table:table-cell>
          <table:table-cell office:value-type="float" office:value="0.878586" calcext:value-type="float">
            <text:p>0.878586</text:p>
          </table:table-cell>
          <table:table-cell office:value-type="float" office:value="48.1475" calcext:value-type="float">
            <text:p>48.1475</text:p>
          </table:table-cell>
          <table:table-cell office:value-type="float" office:value="0.177334" calcext:value-type="float">
            <text:p>0.177334</text:p>
          </table:table-cell>
          <table:table-cell office:value-type="float" office:value="108" calcext:value-type="float">
            <text:p>108</text:p>
          </table:table-cell>
          <table:table-cell office:value-type="float" office:value="0.938204" calcext:value-type="float">
            <text:p>0.938204</text:p>
          </table:table-cell>
          <table:table-cell office:value-type="float" office:value="42.6402" calcext:value-type="float">
            <text:p>42.6402</text:p>
          </table:table-cell>
          <table:table-cell office:value-type="float" office:value="0.101815" calcext:value-type="float">
            <text:p>0.1018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0.774334" calcext:value-type="float">
            <text:p>0.774334</text:p>
          </table:table-cell>
          <table:table-cell office:value-type="float" office:value="454.42" calcext:value-type="float">
            <text:p>454.42</text:p>
          </table:table-cell>
          <table:table-cell office:value-type="float" office:value="0.272991" calcext:value-type="float">
            <text:p>0.272991</text:p>
          </table:table-cell>
          <table:table-cell office:value-type="float" office:value="2" calcext:value-type="float">
            <text:p>2</text:p>
          </table:table-cell>
          <table:table-cell office:value-type="float" office:value="0.816619" calcext:value-type="float">
            <text:p>0.816619</text:p>
          </table:table-cell>
          <table:table-cell office:value-type="float" office:value="111.991" calcext:value-type="float">
            <text:p>111.991</text:p>
          </table:table-cell>
          <table:table-cell office:value-type="float" office:value="0.212712" calcext:value-type="float">
            <text:p>0.212712</text:p>
          </table:table-cell>
          <table:table-cell office:value-type="float" office:value="2360" calcext:value-type="float">
            <text:p>2360</text:p>
          </table:table-cell>
          <table:table-cell office:value-type="float" office:value="0.777108" calcext:value-type="float">
            <text:p>0.777108</text:p>
          </table:table-cell>
          <table:table-cell office:value-type="float" office:value="877.097" calcext:value-type="float">
            <text:p>877.097</text:p>
          </table:table-cell>
          <table:table-cell office:value-type="float" office:value="0.424691" calcext:value-type="float">
            <text:p>0.424691</text:p>
          </table:table-cell>
          <table:table-cell office:value-type="float" office:value="9" calcext:value-type="float">
            <text:p>9</text:p>
          </table:table-cell>
          <table:table-cell office:value-type="float" office:value="0.857599" calcext:value-type="float">
            <text:p>0.857599</text:p>
          </table:table-cell>
          <table:table-cell office:value-type="float" office:value="68.7637" calcext:value-type="float">
            <text:p>68.7637</text:p>
          </table:table-cell>
          <table:table-cell office:value-type="float" office:value="0.201559" calcext:value-type="float">
            <text:p>0.201559</text:p>
          </table:table-cell>
          <table:table-cell office:value-type="float" office:value="56" calcext:value-type="float">
            <text:p>56</text:p>
          </table:table-cell>
          <table:table-cell office:value-type="float" office:value="0.923989" calcext:value-type="float">
            <text:p>0.923989</text:p>
          </table:table-cell>
          <table:table-cell office:value-type="float" office:value="55.9669" calcext:value-type="float">
            <text:p>55.9669</text:p>
          </table:table-cell>
          <table:table-cell office:value-type="float" office:value="0.14179" calcext:value-type="float">
            <text:p>0.14179</text:p>
          </table:table-cell>
          <table:table-cell/>
          <table:table-cell office:value-type="float" office:value="3442" calcext:value-type="float">
            <text:p>3442</text:p>
          </table:table-cell>
          <table:table-cell office:value-type="float" office:value="0.794774" calcext:value-type="float">
            <text:p>0.794774</text:p>
          </table:table-cell>
          <table:table-cell office:value-type="float" office:value="94.7194" calcext:value-type="float">
            <text:p>94.7194</text:p>
          </table:table-cell>
          <table:table-cell office:value-type="float" office:value="0.405266" calcext:value-type="float">
            <text:p>0.405266</text:p>
          </table:table-cell>
          <table:table-cell office:value-type="float" office:value="15" calcext:value-type="float">
            <text:p>15</text:p>
          </table:table-cell>
          <table:table-cell office:value-type="float" office:value="0.875887" calcext:value-type="float">
            <text:p>0.875887</text:p>
          </table:table-cell>
          <table:table-cell office:value-type="float" office:value="49.1511" calcext:value-type="float">
            <text:p>49.1511</text:p>
          </table:table-cell>
          <table:table-cell office:value-type="float" office:value="0.195918" calcext:value-type="float">
            <text:p>0.195918</text:p>
          </table:table-cell>
          <table:table-cell office:value-type="float" office:value="107" calcext:value-type="float">
            <text:p>107</text:p>
          </table:table-cell>
          <table:table-cell office:value-type="float" office:value="0.930579" calcext:value-type="float">
            <text:p>0.930579</text:p>
          </table:table-cell>
          <table:table-cell office:value-type="float" office:value="45.5084" calcext:value-type="float">
            <text:p>45.5084</text:p>
          </table:table-cell>
          <table:table-cell office:value-type="float" office:value="0.12981" calcext:value-type="float">
            <text:p>0.129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0.780917" calcext:value-type="float">
            <text:p>0.780917</text:p>
          </table:table-cell>
          <table:table-cell office:value-type="float" office:value="4447.11" calcext:value-type="float">
            <text:p>4447.11</text:p>
          </table:table-cell>
          <table:table-cell office:value-type="float" office:value="0.317826" calcext:value-type="float">
            <text:p>0.317826</text:p>
          </table:table-cell>
          <table:table-cell office:value-type="float" office:value="2" calcext:value-type="float">
            <text:p>2</text:p>
          </table:table-cell>
          <table:table-cell office:value-type="float" office:value="0.825181" calcext:value-type="float">
            <text:p>0.825181</text:p>
          </table:table-cell>
          <table:table-cell office:value-type="float" office:value="128.389" calcext:value-type="float">
            <text:p>128.389</text:p>
          </table:table-cell>
          <table:table-cell office:value-type="float" office:value="0.221358" calcext:value-type="float">
            <text:p>0.221358</text:p>
          </table:table-cell>
          <table:table-cell office:value-type="float" office:value="2755" calcext:value-type="float">
            <text:p>2755</text:p>
          </table:table-cell>
          <table:table-cell office:value-type="float" office:value="0.808683" calcext:value-type="float">
            <text:p>0.808683</text:p>
          </table:table-cell>
          <table:table-cell office:value-type="float" office:value="442.598" calcext:value-type="float">
            <text:p>442.598</text:p>
          </table:table-cell>
          <table:table-cell office:value-type="float" office:value="0.341082" calcext:value-type="float">
            <text:p>0.341082</text:p>
          </table:table-cell>
          <table:table-cell office:value-type="float" office:value="9" calcext:value-type="float">
            <text:p>9</text:p>
          </table:table-cell>
          <table:table-cell office:value-type="float" office:value="0.872149" calcext:value-type="float">
            <text:p>0.872149</text:p>
          </table:table-cell>
          <table:table-cell office:value-type="float" office:value="81.2096" calcext:value-type="float">
            <text:p>81.2096</text:p>
          </table:table-cell>
          <table:table-cell office:value-type="float" office:value="0.179869" calcext:value-type="float">
            <text:p>0.179869</text:p>
          </table:table-cell>
          <table:table-cell office:value-type="float" office:value="58" calcext:value-type="float">
            <text:p>58</text:p>
          </table:table-cell>
          <table:table-cell office:value-type="float" office:value="0.920768" calcext:value-type="float">
            <text:p>0.920768</text:p>
          </table:table-cell>
          <table:table-cell office:value-type="float" office:value="92.7739" calcext:value-type="float">
            <text:p>92.7739</text:p>
          </table:table-cell>
          <table:table-cell office:value-type="float" office:value="0.154753" calcext:value-type="float">
            <text:p>0.154753</text:p>
          </table:table-cell>
          <table:table-cell/>
          <table:table-cell office:value-type="float" office:value="2893" calcext:value-type="float">
            <text:p>2893</text:p>
          </table:table-cell>
          <table:table-cell office:value-type="float" office:value="0.795216" calcext:value-type="float">
            <text:p>0.795216</text:p>
          </table:table-cell>
          <table:table-cell office:value-type="float" office:value="108.887" calcext:value-type="float">
            <text:p>108.887</text:p>
          </table:table-cell>
          <table:table-cell office:value-type="float" office:value="0.456149" calcext:value-type="float">
            <text:p>0.456149</text:p>
          </table:table-cell>
          <table:table-cell office:value-type="float" office:value="15" calcext:value-type="float">
            <text:p>15</text:p>
          </table:table-cell>
          <table:table-cell office:value-type="float" office:value="0.86977" calcext:value-type="float">
            <text:p>0.86977</text:p>
          </table:table-cell>
          <table:table-cell office:value-type="float" office:value="60.0133" calcext:value-type="float">
            <text:p>60.0133</text:p>
          </table:table-cell>
          <table:table-cell office:value-type="float" office:value="0.233945" calcext:value-type="float">
            <text:p>0.233945</text:p>
          </table:table-cell>
          <table:table-cell office:value-type="float" office:value="110" calcext:value-type="float">
            <text:p>110</text:p>
          </table:table-cell>
          <table:table-cell office:value-type="float" office:value="0.939232" calcext:value-type="float">
            <text:p>0.939232</text:p>
          </table:table-cell>
          <table:table-cell office:value-type="float" office:value="52.336" calcext:value-type="float">
            <text:p>52.336</text:p>
          </table:table-cell>
          <table:table-cell office:value-type="float" office:value="0.0919348" calcext:value-type="float">
            <text:p>0.09193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.788539" calcext:value-type="float">
            <text:p>0.788539</text:p>
          </table:table-cell>
          <table:table-cell office:value-type="float" office:value="351.503" calcext:value-type="float">
            <text:p>351.503</text:p>
          </table:table-cell>
          <table:table-cell office:value-type="float" office:value="0.266126" calcext:value-type="float">
            <text:p>0.266126</text:p>
          </table:table-cell>
          <table:table-cell office:value-type="float" office:value="2" calcext:value-type="float">
            <text:p>2</text:p>
          </table:table-cell>
          <table:table-cell office:value-type="float" office:value="0.848951" calcext:value-type="float">
            <text:p>0.848951</text:p>
          </table:table-cell>
          <table:table-cell office:value-type="float" office:value="126.567" calcext:value-type="float">
            <text:p>126.567</text:p>
          </table:table-cell>
          <table:table-cell office:value-type="float" office:value="0.205682" calcext:value-type="float">
            <text:p>0.205682</text:p>
          </table:table-cell>
          <table:table-cell office:value-type="float" office:value="3140" calcext:value-type="float">
            <text:p>3140</text:p>
          </table:table-cell>
          <table:table-cell office:value-type="float" office:value="0.812102" calcext:value-type="float">
            <text:p>0.812102</text:p>
          </table:table-cell>
          <table:table-cell office:value-type="float" office:value="314.197" calcext:value-type="float">
            <text:p>314.197</text:p>
          </table:table-cell>
          <table:table-cell office:value-type="float" office:value="0.341945" calcext:value-type="float">
            <text:p>0.341945</text:p>
          </table:table-cell>
          <table:table-cell office:value-type="float" office:value="9" calcext:value-type="float">
            <text:p>9</text:p>
          </table:table-cell>
          <table:table-cell office:value-type="float" office:value="0.87794" calcext:value-type="float">
            <text:p>0.87794</text:p>
          </table:table-cell>
          <table:table-cell office:value-type="float" office:value="79.379" calcext:value-type="float">
            <text:p>79.379</text:p>
          </table:table-cell>
          <table:table-cell office:value-type="float" office:value="0.16542" calcext:value-type="float">
            <text:p>0.16542</text:p>
          </table:table-cell>
          <table:table-cell office:value-type="float" office:value="57" calcext:value-type="float">
            <text:p>57</text:p>
          </table:table-cell>
          <table:table-cell office:value-type="float" office:value="0.929839" calcext:value-type="float">
            <text:p>0.929839</text:p>
          </table:table-cell>
          <table:table-cell office:value-type="float" office:value="77.9207" calcext:value-type="float">
            <text:p>77.9207</text:p>
          </table:table-cell>
          <table:table-cell office:value-type="float" office:value="0.136406" calcext:value-type="float">
            <text:p>0.136406</text:p>
          </table:table-cell>
          <table:table-cell/>
          <table:table-cell office:value-type="float" office:value="3269" calcext:value-type="float">
            <text:p>3269</text:p>
          </table:table-cell>
          <table:table-cell office:value-type="float" office:value="0.804884" calcext:value-type="float">
            <text:p>0.804884</text:p>
          </table:table-cell>
          <table:table-cell office:value-type="float" office:value="91.4485" calcext:value-type="float">
            <text:p>91.4485</text:p>
          </table:table-cell>
          <table:table-cell office:value-type="float" office:value="0.43209" calcext:value-type="float">
            <text:p>0.43209</text:p>
          </table:table-cell>
          <table:table-cell office:value-type="float" office:value="15" calcext:value-type="float">
            <text:p>15</text:p>
          </table:table-cell>
          <table:table-cell office:value-type="float" office:value="0.880013" calcext:value-type="float">
            <text:p>0.880013</text:p>
          </table:table-cell>
          <table:table-cell office:value-type="float" office:value="57.1958" calcext:value-type="float">
            <text:p>57.1958</text:p>
          </table:table-cell>
          <table:table-cell office:value-type="float" office:value="0.185349" calcext:value-type="float">
            <text:p>0.185349</text:p>
          </table:table-cell>
          <table:table-cell office:value-type="float" office:value="110" calcext:value-type="float">
            <text:p>110</text:p>
          </table:table-cell>
          <table:table-cell office:value-type="float" office:value="0.937801" calcext:value-type="float">
            <text:p>0.937801</text:p>
          </table:table-cell>
          <table:table-cell office:value-type="float" office:value="41.4234" calcext:value-type="float">
            <text:p>41.4234</text:p>
          </table:table-cell>
          <table:table-cell office:value-type="float" office:value="0.1006" calcext:value-type="float">
            <text:p>0.10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.801591" calcext:value-type="float">
            <text:p>0.801591</text:p>
          </table:table-cell>
          <table:table-cell office:value-type="float" office:value="300.152" calcext:value-type="float">
            <text:p>300.152</text:p>
          </table:table-cell>
          <table:table-cell office:value-type="float" office:value="0.2173" calcext:value-type="float">
            <text:p>0.2173</text:p>
          </table:table-cell>
          <table:table-cell office:value-type="float" office:value="2" calcext:value-type="float">
            <text:p>2</text:p>
          </table:table-cell>
          <table:table-cell office:value-type="float" office:value="0.845922" calcext:value-type="float">
            <text:p>0.845922</text:p>
          </table:table-cell>
          <table:table-cell office:value-type="float" office:value="108.887" calcext:value-type="float">
            <text:p>108.887</text:p>
          </table:table-cell>
          <table:table-cell office:value-type="float" office:value="0.171451" calcext:value-type="float">
            <text:p>0.171451</text:p>
          </table:table-cell>
          <table:table-cell office:value-type="float" office:value="2199" calcext:value-type="float">
            <text:p>2199</text:p>
          </table:table-cell>
          <table:table-cell office:value-type="float" office:value="0.818512" calcext:value-type="float">
            <text:p>0.818512</text:p>
          </table:table-cell>
          <table:table-cell office:value-type="float" office:value="249.965" calcext:value-type="float">
            <text:p>249.965</text:p>
          </table:table-cell>
          <table:table-cell office:value-type="float" office:value="0.308018" calcext:value-type="float">
            <text:p>0.308018</text:p>
          </table:table-cell>
          <table:table-cell office:value-type="float" office:value="9" calcext:value-type="float">
            <text:p>9</text:p>
          </table:table-cell>
          <table:table-cell office:value-type="float" office:value="0.889625" calcext:value-type="float">
            <text:p>0.889625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0.12661" calcext:value-type="float">
            <text:p>0.12661</text:p>
          </table:table-cell>
          <table:table-cell office:value-type="float" office:value="55" calcext:value-type="float">
            <text:p>55</text:p>
          </table:table-cell>
          <table:table-cell office:value-type="float" office:value="0.937287" calcext:value-type="float">
            <text:p>0.937287</text:p>
          </table:table-cell>
          <table:table-cell office:value-type="float" office:value="63.3463" calcext:value-type="float">
            <text:p>63.3463</text:p>
          </table:table-cell>
          <table:table-cell office:value-type="float" office:value="0.103813" calcext:value-type="float">
            <text:p>0.103813</text:p>
          </table:table-cell>
          <table:table-cell/>
          <table:table-cell office:value-type="float" office:value="3253" calcext:value-type="float">
            <text:p>3253</text:p>
          </table:table-cell>
          <table:table-cell office:value-type="float" office:value="0.806946" calcext:value-type="float">
            <text:p>0.806946</text:p>
          </table:table-cell>
          <table:table-cell office:value-type="float" office:value="95.2256" calcext:value-type="float">
            <text:p>95.2256</text:p>
          </table:table-cell>
          <table:table-cell office:value-type="float" office:value="0.375372" calcext:value-type="float">
            <text:p>0.375372</text:p>
          </table:table-cell>
          <table:table-cell office:value-type="float" office:value="15" calcext:value-type="float">
            <text:p>15</text:p>
          </table:table-cell>
          <table:table-cell office:value-type="float" office:value="0.894928" calcext:value-type="float">
            <text:p>0.894928</text:p>
          </table:table-cell>
          <table:table-cell office:value-type="float" office:value="42.7575" calcext:value-type="float">
            <text:p>42.7575</text:p>
          </table:table-cell>
          <table:table-cell office:value-type="float" office:value="0.142431" calcext:value-type="float">
            <text:p>0.142431</text:p>
          </table:table-cell>
          <table:table-cell office:value-type="float" office:value="108" calcext:value-type="float">
            <text:p>108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39.2602" calcext:value-type="float">
            <text:p>39.2602</text:p>
          </table:table-cell>
          <table:table-cell office:value-type="float" office:value="0.077823" calcext:value-type="float">
            <text:p>0.0778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.785209" calcext:value-type="float">
            <text:p>0.785209</text:p>
          </table:table-cell>
          <table:table-cell office:value-type="float" office:value="599.114" calcext:value-type="float">
            <text:p>599.114</text:p>
          </table:table-cell>
          <table:table-cell office:value-type="float" office:value="0.271469" calcext:value-type="float">
            <text:p>0.271469</text:p>
          </table:table-cell>
          <table:table-cell office:value-type="float" office:value="2" calcext:value-type="float">
            <text:p>2</text:p>
          </table:table-cell>
          <table:table-cell office:value-type="float" office:value="0.824236" calcext:value-type="float">
            <text:p>0.824236</text:p>
          </table:table-cell>
          <table:table-cell office:value-type="float" office:value="133.674" calcext:value-type="float">
            <text:p>133.674</text:p>
          </table:table-cell>
          <table:table-cell office:value-type="float" office:value="0.245933" calcext:value-type="float">
            <text:p>0.245933</text:p>
          </table:table-cell>
          <table:table-cell office:value-type="float" office:value="2490" calcext:value-type="float">
            <text:p>2490</text:p>
          </table:table-cell>
          <table:table-cell office:value-type="float" office:value="0.783615" calcext:value-type="float">
            <text:p>0.783615</text:p>
          </table:table-cell>
          <table:table-cell office:value-type="float" office:value="617.642" calcext:value-type="float">
            <text:p>617.642</text:p>
          </table:table-cell>
          <table:table-cell office:value-type="float" office:value="0.409199" calcext:value-type="float">
            <text:p>0.409199</text:p>
          </table:table-cell>
          <table:table-cell office:value-type="float" office:value="9" calcext:value-type="float">
            <text:p>9</text:p>
          </table:table-cell>
          <table:table-cell office:value-type="float" office:value="0.871654" calcext:value-type="float">
            <text:p>0.871654</text:p>
          </table:table-cell>
          <table:table-cell office:value-type="float" office:value="77.2073" calcext:value-type="float">
            <text:p>77.2073</text:p>
          </table:table-cell>
          <table:table-cell office:value-type="float" office:value="0.168343" calcext:value-type="float">
            <text:p>0.168343</text:p>
          </table:table-cell>
          <table:table-cell office:value-type="float" office:value="55" calcext:value-type="float">
            <text:p>55</text:p>
          </table:table-cell>
          <table:table-cell office:value-type="float" office:value="0.918078" calcext:value-type="float">
            <text:p>0.918078</text:p>
          </table:table-cell>
          <table:table-cell office:value-type="float" office:value="73.2117" calcext:value-type="float">
            <text:p>73.2117</text:p>
          </table:table-cell>
          <table:table-cell office:value-type="float" office:value="0.13534" calcext:value-type="float">
            <text:p>0.13534</text:p>
          </table:table-cell>
          <table:table-cell/>
          <table:table-cell office:value-type="float" office:value="3287" calcext:value-type="float">
            <text:p>3287</text:p>
          </table:table-cell>
          <table:table-cell office:value-type="float" office:value="0.815596" calcext:value-type="float">
            <text:p>0.815596</text:p>
          </table:table-cell>
          <table:table-cell office:value-type="float" office:value="89.933" calcext:value-type="float">
            <text:p>89.933</text:p>
          </table:table-cell>
          <table:table-cell office:value-type="float" office:value="0.310192" calcext:value-type="float">
            <text:p>0.310192</text:p>
          </table:table-cell>
          <table:table-cell office:value-type="float" office:value="15" calcext:value-type="float">
            <text:p>15</text:p>
          </table:table-cell>
          <table:table-cell office:value-type="float" office:value="0.890468" calcext:value-type="float">
            <text:p>0.890468</text:p>
          </table:table-cell>
          <table:table-cell office:value-type="float" office:value="39.6496" calcext:value-type="float">
            <text:p>39.6496</text:p>
          </table:table-cell>
          <table:table-cell office:value-type="float" office:value="0.148907" calcext:value-type="float">
            <text:p>0.148907</text:p>
          </table:table-cell>
          <table:table-cell office:value-type="float" office:value="109" calcext:value-type="float">
            <text:p>109</text:p>
          </table:table-cell>
          <table:table-cell office:value-type="float" office:value="0.944612" calcext:value-type="float">
            <text:p>0.944612</text:p>
          </table:table-cell>
          <table:table-cell office:value-type="float" office:value="35.591" calcext:value-type="float">
            <text:p>35.591</text:p>
          </table:table-cell>
          <table:table-cell office:value-type="float" office:value="0.106908" calcext:value-type="float">
            <text:p>0.1069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780064" calcext:value-type="float">
            <text:p>0.780064</text:p>
          </table:table-cell>
          <table:table-cell office:value-type="float" office:value="271.589" calcext:value-type="float">
            <text:p>271.589</text:p>
          </table:table-cell>
          <table:table-cell office:value-type="float" office:value="0.241373" calcext:value-type="float">
            <text:p>0.241373</text:p>
          </table:table-cell>
          <table:table-cell office:value-type="float" office:value="2" calcext:value-type="float">
            <text:p>2</text:p>
          </table:table-cell>
          <table:table-cell office:value-type="float" office:value="0.830442" calcext:value-type="float">
            <text:p>0.830442</text:p>
          </table:table-cell>
          <table:table-cell office:value-type="float" office:value="131.015" calcext:value-type="float">
            <text:p>131.015</text:p>
          </table:table-cell>
          <table:table-cell office:value-type="float" office:value="0.187167" calcext:value-type="float">
            <text:p>0.187167</text:p>
          </table:table-cell>
          <table:table-cell office:value-type="float" office:value="2590" calcext:value-type="float">
            <text:p>2590</text:p>
          </table:table-cell>
          <table:table-cell office:value-type="float" office:value="0.805172" calcext:value-type="float">
            <text:p>0.805172</text:p>
          </table:table-cell>
          <table:table-cell office:value-type="float" office:value="214.232" calcext:value-type="float">
            <text:p>214.232</text:p>
          </table:table-cell>
          <table:table-cell office:value-type="float" office:value="0.311974" calcext:value-type="float">
            <text:p>0.311974</text:p>
          </table:table-cell>
          <table:table-cell office:value-type="float" office:value="9" calcext:value-type="float">
            <text:p>9</text:p>
          </table:table-cell>
          <table:table-cell office:value-type="float" office:value="0.877931" calcext:value-type="float">
            <text:p>0.877931</text:p>
          </table:table-cell>
          <table:table-cell office:value-type="float" office:value="72.5057" calcext:value-type="float">
            <text:p>72.5057</text:p>
          </table:table-cell>
          <table:table-cell office:value-type="float" office:value="0.14653" calcext:value-type="float">
            <text:p>0.14653</text:p>
          </table:table-cell>
          <table:table-cell office:value-type="float" office:value="56" calcext:value-type="float">
            <text:p>56</text:p>
          </table:table-cell>
          <table:table-cell office:value-type="float" office:value="0.933271" calcext:value-type="float">
            <text:p>0.933271</text:p>
          </table:table-cell>
          <table:table-cell office:value-type="float" office:value="66.3152" calcext:value-type="float">
            <text:p>66.3152</text:p>
          </table:table-cell>
          <table:table-cell office:value-type="float" office:value="0.119117" calcext:value-type="float">
            <text:p>0.119117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float" office:value="0.832727" calcext:value-type="float">
            <text:p>0.832727</text:p>
          </table:table-cell>
          <table:table-cell office:value-type="float" office:value="148.893" calcext:value-type="float">
            <text:p>148.893</text:p>
          </table:table-cell>
          <table:table-cell office:value-type="float" office:value="0.263435" calcext:value-type="float">
            <text:p>0.263435</text:p>
          </table:table-cell>
          <table:table-cell office:value-type="float" office:value="15" calcext:value-type="float">
            <text:p>15</text:p>
          </table:table-cell>
          <table:table-cell office:value-type="float" office:value="0.891482" calcext:value-type="float">
            <text:p>0.891482</text:p>
          </table:table-cell>
          <table:table-cell office:value-type="float" office:value="43.3356" calcext:value-type="float">
            <text:p>43.3356</text:p>
          </table:table-cell>
          <table:table-cell office:value-type="float" office:value="0.145604" calcext:value-type="float">
            <text:p>0.145604</text:p>
          </table:table-cell>
          <table:table-cell office:value-type="float" office:value="110" calcext:value-type="float">
            <text:p>110</text:p>
          </table:table-cell>
          <table:table-cell office:value-type="float" office:value="0.944819" calcext:value-type="float">
            <text:p>0.944819</text:p>
          </table:table-cell>
          <table:table-cell office:value-type="float" office:value="30.4126" calcext:value-type="float">
            <text:p>30.4126</text:p>
          </table:table-cell>
          <table:table-cell office:value-type="float" office:value="0.0792991" calcext:value-type="float">
            <text:p>0.07929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782809" calcext:value-type="float">
            <text:p>0.782809</text:p>
          </table:table-cell>
          <table:table-cell office:value-type="float" office:value="285.627" calcext:value-type="float">
            <text:p>285.627</text:p>
          </table:table-cell>
          <table:table-cell office:value-type="float" office:value="0.246464" calcext:value-type="float">
            <text:p>0.246464</text:p>
          </table:table-cell>
          <table:table-cell office:value-type="float" office:value="2" calcext:value-type="float">
            <text:p>2</text:p>
          </table:table-cell>
          <table:table-cell office:value-type="float" office:value="0.826705" calcext:value-type="float">
            <text:p>0.826705</text:p>
          </table:table-cell>
          <table:table-cell office:value-type="float" office:value="136.019" calcext:value-type="float">
            <text:p>136.019</text:p>
          </table:table-cell>
          <table:table-cell office:value-type="float" office:value="0.220764" calcext:value-type="float">
            <text:p>0.220764</text:p>
          </table:table-cell>
          <table:table-cell office:value-type="float" office:value="2679" calcext:value-type="float">
            <text:p>2679</text:p>
          </table:table-cell>
          <table:table-cell office:value-type="float" office:value="0.799826" calcext:value-type="float">
            <text:p>0.799826</text:p>
          </table:table-cell>
          <table:table-cell office:value-type="float" office:value="154.926" calcext:value-type="float">
            <text:p>154.926</text:p>
          </table:table-cell>
          <table:table-cell office:value-type="float" office:value="0.361947" calcext:value-type="float">
            <text:p>0.361947</text:p>
          </table:table-cell>
          <table:table-cell office:value-type="float" office:value="9" calcext:value-type="float">
            <text:p>9</text:p>
          </table:table-cell>
          <table:table-cell office:value-type="float" office:value="0.865313" calcext:value-type="float">
            <text:p>0.865313</text:p>
          </table:table-cell>
          <table:table-cell office:value-type="float" office:value="81.5876" calcext:value-type="float">
            <text:p>81.5876</text:p>
          </table:table-cell>
          <table:table-cell office:value-type="float" office:value="0.171596" calcext:value-type="float">
            <text:p>0.171596</text:p>
          </table:table-cell>
          <table:table-cell office:value-type="float" office:value="55" calcext:value-type="float">
            <text:p>55</text:p>
          </table:table-cell>
          <table:table-cell office:value-type="float" office:value="0.917298" calcext:value-type="float">
            <text:p>0.917298</text:p>
          </table:table-cell>
          <table:table-cell office:value-type="float" office:value="82.3016" calcext:value-type="float">
            <text:p>82.3016</text:p>
          </table:table-cell>
          <table:table-cell office:value-type="float" office:value="0.147861" calcext:value-type="float">
            <text:p>0.147861</text:p>
          </table:table-cell>
          <table:table-cell/>
          <table:table-cell office:value-type="float" office:value="3633" calcext:value-type="float">
            <text:p>3633</text:p>
          </table:table-cell>
          <table:table-cell office:value-type="float" office:value="0.821494" calcext:value-type="float">
            <text:p>0.821494</text:p>
          </table:table-cell>
          <table:table-cell office:value-type="float" office:value="204.736" calcext:value-type="float">
            <text:p>204.736</text:p>
          </table:table-cell>
          <table:table-cell office:value-type="float" office:value="0.287644" calcext:value-type="float">
            <text:p>0.287644</text:p>
          </table:table-cell>
          <table:table-cell office:value-type="float" office:value="15" calcext:value-type="float">
            <text:p>15</text:p>
          </table:table-cell>
          <table:table-cell office:value-type="float" office:value="0.890882" calcext:value-type="float">
            <text:p>0.890882</text:p>
          </table:table-cell>
          <table:table-cell office:value-type="float" office:value="44.0332" calcext:value-type="float">
            <text:p>44.0332</text:p>
          </table:table-cell>
          <table:table-cell office:value-type="float" office:value="0.138239" calcext:value-type="float">
            <text:p>0.138239</text:p>
          </table:table-cell>
          <table:table-cell office:value-type="float" office:value="109" calcext:value-type="float">
            <text:p>109</text:p>
          </table:table-cell>
          <table:table-cell office:value-type="float" office:value="0.940064" calcext:value-type="float">
            <text:p>0.940064</text:p>
          </table:table-cell>
          <table:table-cell office:value-type="float" office:value="38.2787" calcext:value-type="float">
            <text:p>38.2787</text:p>
          </table:table-cell>
          <table:table-cell office:value-type="float" office:value="0.0888829" calcext:value-type="float">
            <text:p>0.08888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7832" calcext:value-type="float">
            <text:p>0.7832</text:p>
          </table:table-cell>
          <table:table-cell office:value-type="float" office:value="20680.2" calcext:value-type="float">
            <text:p>20680.2</text:p>
          </table:table-cell>
          <table:table-cell office:value-type="float" office:value="0.292804" calcext:value-type="float">
            <text:p>0.292804</text:p>
          </table:table-cell>
          <table:table-cell office:value-type="float" office:value="2" calcext:value-type="float">
            <text:p>2</text:p>
          </table:table-cell>
          <table:table-cell office:value-type="float" office:value="0.825735" calcext:value-type="float">
            <text:p>0.825735</text:p>
          </table:table-cell>
          <table:table-cell office:value-type="float" office:value="129.365" calcext:value-type="float">
            <text:p>129.365</text:p>
          </table:table-cell>
          <table:table-cell office:value-type="float" office:value="0.223995" calcext:value-type="float">
            <text:p>0.223995</text:p>
          </table:table-cell>
          <table:table-cell office:value-type="float" office:value="2538" calcext:value-type="float">
            <text:p>2538</text:p>
          </table:table-cell>
          <table:table-cell office:value-type="float" office:value="0.788877" calcext:value-type="float">
            <text:p>0.788877</text:p>
          </table:table-cell>
          <table:table-cell office:value-type="float" office:value="21095.1" calcext:value-type="float">
            <text:p>21095.1</text:p>
          </table:table-cell>
          <table:table-cell office:value-type="float" office:value="0.67894" calcext:value-type="float">
            <text:p>0.67894</text:p>
          </table:table-cell>
          <table:table-cell office:value-type="float" office:value="10" calcext:value-type="float">
            <text:p>10</text:p>
          </table:table-cell>
          <table:table-cell office:value-type="float" office:value="0.864717" calcext:value-type="float">
            <text:p>0.864717</text:p>
          </table:table-cell>
          <table:table-cell office:value-type="float" office:value="76.882" calcext:value-type="float">
            <text:p>76.882</text:p>
          </table:table-cell>
          <table:table-cell office:value-type="float" office:value="0.178563" calcext:value-type="float">
            <text:p>0.178563</text:p>
          </table:table-cell>
          <table:table-cell office:value-type="float" office:value="53" calcext:value-type="float">
            <text:p>53</text:p>
          </table:table-cell>
          <table:table-cell office:value-type="float" office:value="0.921103" calcext:value-type="float">
            <text:p>0.921103</text:p>
          </table:table-cell>
          <table:table-cell office:value-type="float" office:value="68.6207" calcext:value-type="float">
            <text:p>68.6207</text:p>
          </table:table-cell>
          <table:table-cell office:value-type="float" office:value="0.12547" calcext:value-type="float">
            <text:p>0.12547</text:p>
          </table:table-cell>
          <table:table-cell/>
          <table:table-cell office:value-type="float" office:value="3148" calcext:value-type="float">
            <text:p>3148</text:p>
          </table:table-cell>
          <table:table-cell office:value-type="float" office:value="0.81245" calcext:value-type="float">
            <text:p>0.81245</text:p>
          </table:table-cell>
          <table:table-cell office:value-type="float" office:value="87.151" calcext:value-type="float">
            <text:p>87.151</text:p>
          </table:table-cell>
          <table:table-cell office:value-type="float" office:value="0.325831" calcext:value-type="float">
            <text:p>0.325831</text:p>
          </table:table-cell>
          <table:table-cell office:value-type="float" office:value="15" calcext:value-type="float">
            <text:p>15</text:p>
          </table:table-cell>
          <table:table-cell office:value-type="float" office:value="0.891777" calcext:value-type="float">
            <text:p>0.891777</text:p>
          </table:table-cell>
          <table:table-cell office:value-type="float" office:value="43.0562" calcext:value-type="float">
            <text:p>43.0562</text:p>
          </table:table-cell>
          <table:table-cell office:value-type="float" office:value="0.169484" calcext:value-type="float">
            <text:p>0.169484</text:p>
          </table:table-cell>
          <table:table-cell office:value-type="float" office:value="108" calcext:value-type="float">
            <text:p>108</text:p>
          </table:table-cell>
          <table:table-cell office:value-type="float" office:value="0.950334" calcext:value-type="float">
            <text:p>0.950334</text:p>
          </table:table-cell>
          <table:table-cell office:value-type="float" office:value="34.4748" calcext:value-type="float">
            <text:p>34.4748</text:p>
          </table:table-cell>
          <table:table-cell office:value-type="float" office:value="0.0861164" calcext:value-type="float">
            <text:p>0.08611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793272" calcext:value-type="float">
            <text:p>0.793272</text:p>
          </table:table-cell>
          <table:table-cell office:value-type="float" office:value="269.914" calcext:value-type="float">
            <text:p>269.914</text:p>
          </table:table-cell>
          <table:table-cell office:value-type="float" office:value="0.25484" calcext:value-type="float">
            <text:p>0.25484</text:p>
          </table:table-cell>
          <table:table-cell office:value-type="float" office:value="2" calcext:value-type="float">
            <text:p>2</text:p>
          </table:table-cell>
          <table:table-cell office:value-type="float" office:value="0.828976" calcext:value-type="float">
            <text:p>0.828976</text:p>
          </table:table-cell>
          <table:table-cell office:value-type="float" office:value="157.503" calcext:value-type="float">
            <text:p>157.503</text:p>
          </table:table-cell>
          <table:table-cell office:value-type="float" office:value="0.216596" calcext:value-type="float">
            <text:p>0.216596</text:p>
          </table:table-cell>
          <table:table-cell office:value-type="float" office:value="2547" calcext:value-type="float">
            <text:p>2547</text:p>
          </table:table-cell>
          <table:table-cell office:value-type="float" office:value="0.790926" calcext:value-type="float">
            <text:p>0.790926</text:p>
          </table:table-cell>
          <table:table-cell office:value-type="float" office:value="215.876" calcext:value-type="float">
            <text:p>215.876</text:p>
          </table:table-cell>
          <table:table-cell office:value-type="float" office:value="0.441646" calcext:value-type="float">
            <text:p>0.441646</text:p>
          </table:table-cell>
          <table:table-cell office:value-type="float" office:value="9" calcext:value-type="float">
            <text:p>9</text:p>
          </table:table-cell>
          <table:table-cell office:value-type="float" office:value="0.867585" calcext:value-type="float">
            <text:p>0.867585</text:p>
          </table:table-cell>
          <table:table-cell office:value-type="float" office:value="91.1608" calcext:value-type="float">
            <text:p>91.1608</text:p>
          </table:table-cell>
          <table:table-cell office:value-type="float" office:value="0.189107" calcext:value-type="float">
            <text:p>0.189107</text:p>
          </table:table-cell>
          <table:table-cell office:value-type="float" office:value="53" calcext:value-type="float">
            <text:p>53</text:p>
          </table:table-cell>
          <table:table-cell office:value-type="float" office:value="0.917609" calcext:value-type="float">
            <text:p>0.917609</text:p>
          </table:table-cell>
          <table:table-cell office:value-type="float" office:value="70.6674" calcext:value-type="float">
            <text:p>70.6674</text:p>
          </table:table-cell>
          <table:table-cell office:value-type="float" office:value="0.14242" calcext:value-type="float">
            <text:p>0.14242</text:p>
          </table:table-cell>
          <table:table-cell/>
          <table:table-cell office:value-type="float" office:value="3831" calcext:value-type="float">
            <text:p>3831</text:p>
          </table:table-cell>
          <table:table-cell office:value-type="float" office:value="0.822676" calcext:value-type="float">
            <text:p>0.822676</text:p>
          </table:table-cell>
          <table:table-cell office:value-type="float" office:value="97.8767" calcext:value-type="float">
            <text:p>97.8767</text:p>
          </table:table-cell>
          <table:table-cell office:value-type="float" office:value="0.352367" calcext:value-type="float">
            <text:p>0.352367</text:p>
          </table:table-cell>
          <table:table-cell office:value-type="float" office:value="15" calcext:value-type="float">
            <text:p>15</text:p>
          </table:table-cell>
          <table:table-cell office:value-type="float" office:value="0.890952" calcext:value-type="float">
            <text:p>0.890952</text:p>
          </table:table-cell>
          <table:table-cell office:value-type="float" office:value="47.051" calcext:value-type="float">
            <text:p>47.051</text:p>
          </table:table-cell>
          <table:table-cell office:value-type="float" office:value="0.159396" calcext:value-type="float">
            <text:p>0.159396</text:p>
          </table:table-cell>
          <table:table-cell office:value-type="float" office:value="107" calcext:value-type="float">
            <text:p>107</text:p>
          </table:table-cell>
          <table:table-cell office:value-type="float" office:value="0.945879" calcext:value-type="float">
            <text:p>0.945879</text:p>
          </table:table-cell>
          <table:table-cell office:value-type="float" office:value="41.1306" calcext:value-type="float">
            <text:p>41.1306</text:p>
          </table:table-cell>
          <table:table-cell office:value-type="float" office:value="0.0952203" calcext:value-type="float">
            <text:p>0.09522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.800456" calcext:value-type="float">
            <text:p>0.800456</text:p>
          </table:table-cell>
          <table:table-cell office:value-type="float" office:value="274.263" calcext:value-type="float">
            <text:p>274.263</text:p>
          </table:table-cell>
          <table:table-cell office:value-type="float" office:value="0.211427" calcext:value-type="float">
            <text:p>0.211427</text:p>
          </table:table-cell>
          <table:table-cell office:value-type="float" office:value="2" calcext:value-type="float">
            <text:p>2</text:p>
          </table:table-cell>
          <table:table-cell office:value-type="float" office:value="0.823078" calcext:value-type="float">
            <text:p>0.823078</text:p>
          </table:table-cell>
          <table:table-cell office:value-type="float" office:value="137.78" calcext:value-type="float">
            <text:p>137.78</text:p>
          </table:table-cell>
          <table:table-cell office:value-type="float" office:value="0.203702" calcext:value-type="float">
            <text:p>0.203702</text:p>
          </table:table-cell>
          <table:table-cell office:value-type="float" office:value="2560" calcext:value-type="float">
            <text:p>2560</text:p>
          </table:table-cell>
          <table:table-cell office:value-type="float" office:value="0.810835" calcext:value-type="float">
            <text:p>0.810835</text:p>
          </table:table-cell>
          <table:table-cell office:value-type="float" office:value="206.717" calcext:value-type="float">
            <text:p>206.717</text:p>
          </table:table-cell>
          <table:table-cell office:value-type="float" office:value="0.370263" calcext:value-type="float">
            <text:p>0.370263</text:p>
          </table:table-cell>
          <table:table-cell office:value-type="float" office:value="9" calcext:value-type="float">
            <text:p>9</text:p>
          </table:table-cell>
          <table:table-cell office:value-type="float" office:value="0.875821" calcext:value-type="float">
            <text:p>0.875821</text:p>
          </table:table-cell>
          <table:table-cell office:value-type="float" office:value="84.1585" calcext:value-type="float">
            <text:p>84.1585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51" calcext:value-type="float">
            <text:p>51</text:p>
          </table:table-cell>
          <table:table-cell office:value-type="float" office:value="0.92353" calcext:value-type="float">
            <text:p>0.92353</text:p>
          </table:table-cell>
          <table:table-cell office:value-type="float" office:value="66.258" calcext:value-type="float">
            <text:p>66.258</text:p>
          </table:table-cell>
          <table:table-cell office:value-type="float" office:value="0.104864" calcext:value-type="float">
            <text:p>0.104864</text:p>
          </table:table-cell>
          <table:table-cell/>
          <table:table-cell office:value-type="float" office:value="3502" calcext:value-type="float">
            <text:p>3502</text:p>
          </table:table-cell>
          <table:table-cell office:value-type="float" office:value="0.831763" calcext:value-type="float">
            <text:p>0.831763</text:p>
          </table:table-cell>
          <table:table-cell office:value-type="float" office:value="100.838" calcext:value-type="float">
            <text:p>100.838</text:p>
          </table:table-cell>
          <table:table-cell office:value-type="float" office:value="0.362068" calcext:value-type="float">
            <text:p>0.362068</text:p>
          </table:table-cell>
          <table:table-cell office:value-type="float" office:value="15" calcext:value-type="float">
            <text:p>15</text:p>
          </table:table-cell>
          <table:table-cell office:value-type="float" office:value="0.889203" calcext:value-type="float">
            <text:p>0.889203</text:p>
          </table:table-cell>
          <table:table-cell office:value-type="float" office:value="45.456" calcext:value-type="float">
            <text:p>45.456</text:p>
          </table:table-cell>
          <table:table-cell office:value-type="float" office:value="0.156979" calcext:value-type="float">
            <text:p>0.156979</text:p>
          </table:table-cell>
          <table:table-cell office:value-type="float" office:value="106" calcext:value-type="float">
            <text:p>106</text:p>
          </table:table-cell>
          <table:table-cell office:value-type="float" office:value="0.941199" calcext:value-type="float">
            <text:p>0.941199</text:p>
          </table:table-cell>
          <table:table-cell office:value-type="float" office:value="43.1643" calcext:value-type="float">
            <text:p>43.1643</text:p>
          </table:table-cell>
          <table:table-cell office:value-type="float" office:value="0.0968137" calcext:value-type="float">
            <text:p>0.09681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383.016" calcext:value-type="float">
            <text:p>383.016</text:p>
          </table:table-cell>
          <table:table-cell office:value-type="float" office:value="0.288275" calcext:value-type="float">
            <text:p>0.288275</text:p>
          </table:table-cell>
          <table:table-cell office:value-type="float" office:value="2" calcext:value-type="float">
            <text:p>2</text:p>
          </table:table-cell>
          <table:table-cell office:value-type="float" office:value="0.822275" calcext:value-type="float">
            <text:p>0.822275</text:p>
          </table:table-cell>
          <table:table-cell office:value-type="float" office:value="181.95" calcext:value-type="float">
            <text:p>181.95</text:p>
          </table:table-cell>
          <table:table-cell office:value-type="float" office:value="0.236274" calcext:value-type="float">
            <text:p>0.236274</text:p>
          </table:table-cell>
          <table:table-cell office:value-type="float" office:value="2599" calcext:value-type="float">
            <text:p>2599</text:p>
          </table:table-cell>
          <table:table-cell office:value-type="float" office:value="0.808528" calcext:value-type="float">
            <text:p>0.808528</text:p>
          </table:table-cell>
          <table:table-cell office:value-type="float" office:value="253.136" calcext:value-type="float">
            <text:p>253.136</text:p>
          </table:table-cell>
          <table:table-cell office:value-type="float" office:value="0.414279" calcext:value-type="float">
            <text:p>0.414279</text:p>
          </table:table-cell>
          <table:table-cell office:value-type="float" office:value="8" calcext:value-type="float">
            <text:p>8</text:p>
          </table:table-cell>
          <table:table-cell office:value-type="float" office:value="0.86643" calcext:value-type="float">
            <text:p>0.86643</text:p>
          </table:table-cell>
          <table:table-cell office:value-type="float" office:value="104.032" calcext:value-type="float">
            <text:p>104.032</text:p>
          </table:table-cell>
          <table:table-cell office:value-type="float" office:value="0.177367" calcext:value-type="float">
            <text:p>0.177367</text:p>
          </table:table-cell>
          <table:table-cell office:value-type="float" office:value="50" calcext:value-type="float">
            <text:p>50</text:p>
          </table:table-cell>
          <table:table-cell office:value-type="float" office:value="0.919038" calcext:value-type="float">
            <text:p>0.919038</text:p>
          </table:table-cell>
          <table:table-cell office:value-type="float" office:value="93.1753" calcext:value-type="float">
            <text:p>93.1753</text:p>
          </table:table-cell>
          <table:table-cell office:value-type="float" office:value="0.135777" calcext:value-type="float">
            <text:p>0.135777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float" office:value="0.807887" calcext:value-type="float">
            <text:p>0.807887</text:p>
          </table:table-cell>
          <table:table-cell office:value-type="float" office:value="85.8563" calcext:value-type="float">
            <text:p>85.8563</text:p>
          </table:table-cell>
          <table:table-cell office:value-type="float" office:value="0.389154" calcext:value-type="float">
            <text:p>0.389154</text:p>
          </table:table-cell>
          <table:table-cell office:value-type="float" office:value="15" calcext:value-type="float">
            <text:p>15</text:p>
          </table:table-cell>
          <table:table-cell office:value-type="float" office:value="0.886867" calcext:value-type="float">
            <text:p>0.886867</text:p>
          </table:table-cell>
          <table:table-cell office:value-type="float" office:value="45.3898" calcext:value-type="float">
            <text:p>45.3898</text:p>
          </table:table-cell>
          <table:table-cell office:value-type="float" office:value="0.153261" calcext:value-type="float">
            <text:p>0.153261</text:p>
          </table:table-cell>
          <table:table-cell office:value-type="float" office:value="105" calcext:value-type="float">
            <text:p>105</text:p>
          </table:table-cell>
          <table:table-cell office:value-type="float" office:value="0.949202" calcext:value-type="float">
            <text:p>0.949202</text:p>
          </table:table-cell>
          <table:table-cell office:value-type="float" office:value="37.2176" calcext:value-type="float">
            <text:p>37.2176</text:p>
          </table:table-cell>
          <table:table-cell office:value-type="float" office:value="0.0784918" calcext:value-type="float">
            <text:p>0.07849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.784814" calcext:value-type="float">
            <text:p>0.784814</text:p>
          </table:table-cell>
          <table:table-cell office:value-type="float" office:value="586.352" calcext:value-type="float">
            <text:p>586.352</text:p>
          </table:table-cell>
          <table:table-cell office:value-type="float" office:value="0.240145" calcext:value-type="float">
            <text:p>0.240145</text:p>
          </table:table-cell>
          <table:table-cell office:value-type="float" office:value="2" calcext:value-type="float">
            <text:p>2</text:p>
          </table:table-cell>
          <table:table-cell office:value-type="float" office:value="0.822632" calcext:value-type="float">
            <text:p>0.822632</text:p>
          </table:table-cell>
          <table:table-cell office:value-type="float" office:value="148.313" calcext:value-type="float">
            <text:p>148.313</text:p>
          </table:table-cell>
          <table:table-cell office:value-type="float" office:value="0.188923" calcext:value-type="float">
            <text:p>0.188923</text:p>
          </table:table-cell>
          <table:table-cell office:value-type="float" office:value="2496" calcext:value-type="float">
            <text:p>2496</text:p>
          </table:table-cell>
          <table:table-cell office:value-type="float" office:value="0.799135" calcext:value-type="float">
            <text:p>0.799135</text:p>
          </table:table-cell>
          <table:table-cell office:value-type="float" office:value="288.211" calcext:value-type="float">
            <text:p>288.211</text:p>
          </table:table-cell>
          <table:table-cell office:value-type="float" office:value="0.375534" calcext:value-type="float">
            <text:p>0.375534</text:p>
          </table:table-cell>
          <table:table-cell office:value-type="float" office:value="9" calcext:value-type="float">
            <text:p>9</text:p>
          </table:table-cell>
          <table:table-cell office:value-type="float" office:value="0.86833" calcext:value-type="float">
            <text:p>0.86833</text:p>
          </table:table-cell>
          <table:table-cell office:value-type="float" office:value="82.7577" calcext:value-type="float">
            <text:p>82.7577</text:p>
          </table:table-cell>
          <table:table-cell office:value-type="float" office:value="0.14073" calcext:value-type="float">
            <text:p>0.14073</text:p>
          </table:table-cell>
          <table:table-cell office:value-type="float" office:value="50" calcext:value-type="float">
            <text:p>50</text:p>
          </table:table-cell>
          <table:table-cell office:value-type="float" office:value="0.925448" calcext:value-type="float">
            <text:p>0.925448</text:p>
          </table:table-cell>
          <table:table-cell office:value-type="float" office:value="58.8691" calcext:value-type="float">
            <text:p>58.8691</text:p>
          </table:table-cell>
          <table:table-cell office:value-type="float" office:value="0.095328" calcext:value-type="float">
            <text:p>0.095328</text:p>
          </table:table-cell>
          <table:table-cell/>
          <table:table-cell office:value-type="float" office:value="3833" calcext:value-type="float">
            <text:p>3833</text:p>
          </table:table-cell>
          <table:table-cell office:value-type="float" office:value="0.835697" calcext:value-type="float">
            <text:p>0.835697</text:p>
          </table:table-cell>
          <table:table-cell office:value-type="float" office:value="76.0258" calcext:value-type="float">
            <text:p>76.0258</text:p>
          </table:table-cell>
          <table:table-cell office:value-type="float" office:value="0.248308" calcext:value-type="float">
            <text:p>0.248308</text:p>
          </table:table-cell>
          <table:table-cell office:value-type="float" office:value="14" calcext:value-type="float">
            <text:p>14</text:p>
          </table:table-cell>
          <table:table-cell office:value-type="float" office:value="0.88902" calcext:value-type="float">
            <text:p>0.88902</text:p>
          </table:table-cell>
          <table:table-cell office:value-type="float" office:value="39.1119" calcext:value-type="float">
            <text:p>39.1119</text:p>
          </table:table-cell>
          <table:table-cell office:value-type="float" office:value="0.113068" calcext:value-type="float">
            <text:p>0.113068</text:p>
          </table:table-cell>
          <table:table-cell office:value-type="float" office:value="103" calcext:value-type="float">
            <text:p>103</text:p>
          </table:table-cell>
          <table:table-cell office:value-type="float" office:value="0.939556" calcext:value-type="float">
            <text:p>0.939556</text:p>
          </table:table-cell>
          <table:table-cell office:value-type="float" office:value="33.1619" calcext:value-type="float">
            <text:p>33.1619</text:p>
          </table:table-cell>
          <table:table-cell office:value-type="float" office:value="0.0714565" calcext:value-type="float">
            <text:p>0.071456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.765238" calcext:value-type="float">
            <text:p>0.765238</text:p>
          </table:table-cell>
          <table:table-cell office:value-type="float" office:value="5310.77" calcext:value-type="float">
            <text:p>5310.77</text:p>
          </table:table-cell>
          <table:table-cell office:value-type="float" office:value="0.270397" calcext:value-type="float">
            <text:p>0.270397</text:p>
          </table:table-cell>
          <table:table-cell office:value-type="float" office:value="2" calcext:value-type="float">
            <text:p>2</text:p>
          </table:table-cell>
          <table:table-cell office:value-type="float" office:value="0.816235" calcext:value-type="float">
            <text:p>0.816235</text:p>
          </table:table-cell>
          <table:table-cell office:value-type="float" office:value="179.935" calcext:value-type="float">
            <text:p>179.935</text:p>
          </table:table-cell>
          <table:table-cell office:value-type="float" office:value="0.238449" calcext:value-type="float">
            <text:p>0.238449</text:p>
          </table:table-cell>
          <table:table-cell office:value-type="float" office:value="2992" calcext:value-type="float">
            <text:p>2992</text:p>
          </table:table-cell>
          <table:table-cell office:value-type="float" office:value="0.796505" calcext:value-type="float">
            <text:p>0.796505</text:p>
          </table:table-cell>
          <table:table-cell office:value-type="float" office:value="5152.8" calcext:value-type="float">
            <text:p>5152.8</text:p>
          </table:table-cell>
          <table:table-cell office:value-type="float" office:value="0.488882" calcext:value-type="float">
            <text:p>0.488882</text:p>
          </table:table-cell>
          <table:table-cell office:value-type="float" office:value="8" calcext:value-type="float">
            <text:p>8</text:p>
          </table:table-cell>
          <table:table-cell office:value-type="float" office:value="0.865721" calcext:value-type="float">
            <text:p>0.865721</text:p>
          </table:table-cell>
          <table:table-cell office:value-type="float" office:value="99.8724" calcext:value-type="float">
            <text:p>99.8724</text:p>
          </table:table-cell>
          <table:table-cell office:value-type="float" office:value="0.171448" calcext:value-type="float">
            <text:p>0.171448</text:p>
          </table:table-cell>
          <table:table-cell office:value-type="float" office:value="49" calcext:value-type="float">
            <text:p>49</text:p>
          </table:table-cell>
          <table:table-cell office:value-type="float" office:value="0.916795" calcext:value-type="float">
            <text:p>0.916795</text:p>
          </table:table-cell>
          <table:table-cell office:value-type="float" office:value="89.3875" calcext:value-type="float">
            <text:p>89.3875</text:p>
          </table:table-cell>
          <table:table-cell office:value-type="float" office:value="0.130119" calcext:value-type="float">
            <text:p>0.130119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float" office:value="0.820931" calcext:value-type="float">
            <text:p>0.820931</text:p>
          </table:table-cell>
          <table:table-cell office:value-type="float" office:value="97.7946" calcext:value-type="float">
            <text:p>97.7946</text:p>
          </table:table-cell>
          <table:table-cell office:value-type="float" office:value="0.282963" calcext:value-type="float">
            <text:p>0.282963</text:p>
          </table:table-cell>
          <table:table-cell office:value-type="float" office:value="15" calcext:value-type="float">
            <text:p>15</text:p>
          </table:table-cell>
          <table:table-cell office:value-type="float" office:value="0.886958" calcext:value-type="float">
            <text:p>0.886958</text:p>
          </table:table-cell>
          <table:table-cell office:value-type="float" office:value="54.3037" calcext:value-type="float">
            <text:p>54.3037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105" calcext:value-type="float">
            <text:p>105</text:p>
          </table:table-cell>
          <table:table-cell office:value-type="float" office:value="0.936939" calcext:value-type="float">
            <text:p>0.936939</text:p>
          </table:table-cell>
          <table:table-cell office:value-type="float" office:value="54.6611" calcext:value-type="float">
            <text:p>54.6611</text:p>
          </table:table-cell>
          <table:table-cell office:value-type="float" office:value="0.0904153" calcext:value-type="float">
            <text:p>0.09041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.764518" calcext:value-type="float">
            <text:p>0.764518</text:p>
          </table:table-cell>
          <table:table-cell office:value-type="float" office:value="562.885" calcext:value-type="float">
            <text:p>562.885</text:p>
          </table:table-cell>
          <table:table-cell office:value-type="float" office:value="0.263441" calcext:value-type="float">
            <text:p>0.263441</text:p>
          </table:table-cell>
          <table:table-cell office:value-type="float" office:value="2" calcext:value-type="float">
            <text:p>2</text:p>
          </table:table-cell>
          <table:table-cell office:value-type="float" office:value="0.821701" calcext:value-type="float">
            <text:p>0.821701</text:p>
          </table:table-cell>
          <table:table-cell office:value-type="float" office:value="141.07" calcext:value-type="float">
            <text:p>141.07</text:p>
          </table:table-cell>
          <table:table-cell office:value-type="float" office:value="0.215694" calcext:value-type="float">
            <text:p>0.215694</text:p>
          </table:table-cell>
          <table:table-cell office:value-type="float" office:value="2751" calcext:value-type="float">
            <text:p>2751</text:p>
          </table:table-cell>
          <table:table-cell office:value-type="float" office:value="0.793266" calcext:value-type="float">
            <text:p>0.793266</text:p>
          </table:table-cell>
          <table:table-cell office:value-type="float" office:value="450.114" calcext:value-type="float">
            <text:p>450.114</text:p>
          </table:table-cell>
          <table:table-cell office:value-type="float" office:value="0.463275" calcext:value-type="float">
            <text:p>0.463275</text:p>
          </table:table-cell>
          <table:table-cell office:value-type="float" office:value="8" calcext:value-type="float">
            <text:p>8</text:p>
          </table:table-cell>
          <table:table-cell office:value-type="float" office:value="0.857041" calcext:value-type="float">
            <text:p>0.857041</text:p>
          </table:table-cell>
          <table:table-cell office:value-type="float" office:value="102.707" calcext:value-type="float">
            <text:p>102.707</text:p>
          </table:table-cell>
          <table:table-cell office:value-type="float" office:value="0.174285" calcext:value-type="float">
            <text:p>0.174285</text:p>
          </table:table-cell>
          <table:table-cell office:value-type="float" office:value="49" calcext:value-type="float">
            <text:p>49</text:p>
          </table:table-cell>
          <table:table-cell office:value-type="float" office:value="0.909268" calcext:value-type="float">
            <text:p>0.909268</text:p>
          </table:table-cell>
          <table:table-cell office:value-type="float" office:value="80.3811" calcext:value-type="float">
            <text:p>80.3811</text:p>
          </table:table-cell>
          <table:table-cell office:value-type="float" office:value="0.134646" calcext:value-type="float">
            <text:p>0.134646</text:p>
          </table:table-cell>
          <table:table-cell/>
          <table:table-cell office:value-type="float" office:value="4943" calcext:value-type="float">
            <text:p>4943</text:p>
          </table:table-cell>
          <table:table-cell office:value-type="float" office:value="0.826629" calcext:value-type="float">
            <text:p>0.826629</text:p>
          </table:table-cell>
          <table:table-cell office:value-type="float" office:value="114.704" calcext:value-type="float">
            <text:p>114.704</text:p>
          </table:table-cell>
          <table:table-cell office:value-type="float" office:value="0.326197" calcext:value-type="float">
            <text:p>0.326197</text:p>
          </table:table-cell>
          <table:table-cell office:value-type="float" office:value="14" calcext:value-type="float">
            <text:p>14</text:p>
          </table:table-cell>
          <table:table-cell office:value-type="float" office:value="0.89475" calcext:value-type="float">
            <text:p>0.89475</text:p>
          </table:table-cell>
          <table:table-cell office:value-type="float" office:value="42.3021" calcext:value-type="float">
            <text:p>42.3021</text:p>
          </table:table-cell>
          <table:table-cell office:value-type="float" office:value="0.149251" calcext:value-type="float">
            <text:p>0.149251</text:p>
          </table:table-cell>
          <table:table-cell office:value-type="float" office:value="106" calcext:value-type="float">
            <text:p>106</text:p>
          </table:table-cell>
          <table:table-cell office:value-type="float" office:value="0.942224" calcext:value-type="float">
            <text:p>0.942224</text:p>
          </table:table-cell>
          <table:table-cell office:value-type="float" office:value="38.0653" calcext:value-type="float">
            <text:p>38.0653</text:p>
          </table:table-cell>
          <table:table-cell office:value-type="float" office:value="0.103847" calcext:value-type="float">
            <text:p>0.1038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0.760808" calcext:value-type="float">
            <text:p>0.760808</text:p>
          </table:table-cell>
          <table:table-cell office:value-type="float" office:value="1015.59" calcext:value-type="float">
            <text:p>1015.59</text:p>
          </table:table-cell>
          <table:table-cell office:value-type="float" office:value="0.283694" calcext:value-type="float">
            <text:p>0.283694</text:p>
          </table:table-cell>
          <table:table-cell office:value-type="float" office:value="2" calcext:value-type="float">
            <text:p>2</text:p>
          </table:table-cell>
          <table:table-cell office:value-type="float" office:value="0.818323" calcext:value-type="float">
            <text:p>0.818323</text:p>
          </table:table-cell>
          <table:table-cell office:value-type="float" office:value="152.307" calcext:value-type="float">
            <text:p>152.307</text:p>
          </table:table-cell>
          <table:table-cell office:value-type="float" office:value="0.244814" calcext:value-type="float">
            <text:p>0.244814</text:p>
          </table:table-cell>
          <table:table-cell office:value-type="float" office:value="2409" calcext:value-type="float">
            <text:p>2409</text:p>
          </table:table-cell>
          <table:table-cell office:value-type="float" office:value="0.763042" calcext:value-type="float">
            <text:p>0.763042</text:p>
          </table:table-cell>
          <table:table-cell office:value-type="float" office:value="907.151" calcext:value-type="float">
            <text:p>907.151</text:p>
          </table:table-cell>
          <table:table-cell office:value-type="float" office:value="0.503225" calcext:value-type="float">
            <text:p>0.503225</text:p>
          </table:table-cell>
          <table:table-cell office:value-type="float" office:value="9" calcext:value-type="float">
            <text:p>9</text:p>
          </table:table-cell>
          <table:table-cell office:value-type="float" office:value="0.862251" calcext:value-type="float">
            <text:p>0.862251</text:p>
          </table:table-cell>
          <table:table-cell office:value-type="float" office:value="90.0935" calcext:value-type="float">
            <text:p>90.0935</text:p>
          </table:table-cell>
          <table:table-cell office:value-type="float" office:value="0.177984" calcext:value-type="float">
            <text:p>0.177984</text:p>
          </table:table-cell>
          <table:table-cell office:value-type="float" office:value="50" calcext:value-type="float">
            <text:p>50</text:p>
          </table:table-cell>
          <table:table-cell office:value-type="float" office:value="0.920782" calcext:value-type="float">
            <text:p>0.920782</text:p>
          </table:table-cell>
          <table:table-cell office:value-type="float" office:value="72.3311" calcext:value-type="float">
            <text:p>72.3311</text:p>
          </table:table-cell>
          <table:table-cell office:value-type="float" office:value="0.127518" calcext:value-type="float">
            <text:p>0.127518</text:p>
          </table:table-cell>
          <table:table-cell/>
          <table:table-cell office:value-type="float" office:value="3796" calcext:value-type="float">
            <text:p>3796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105.484" calcext:value-type="float">
            <text:p>105.484</text:p>
          </table:table-cell>
          <table:table-cell office:value-type="float" office:value="0.290125" calcext:value-type="float">
            <text:p>0.290125</text:p>
          </table:table-cell>
          <table:table-cell office:value-type="float" office:value="14" calcext:value-type="float">
            <text:p>14</text:p>
          </table:table-cell>
          <table:table-cell office:value-type="float" office:value="0.892488" calcext:value-type="float">
            <text:p>0.892488</text:p>
          </table:table-cell>
          <table:table-cell office:value-type="float" office:value="46.6229" calcext:value-type="float">
            <text:p>46.6229</text:p>
          </table:table-cell>
          <table:table-cell office:value-type="float" office:value="0.143431" calcext:value-type="float">
            <text:p>0.143431</text:p>
          </table:table-cell>
          <table:table-cell office:value-type="float" office:value="107" calcext:value-type="float">
            <text:p>107</text:p>
          </table:table-cell>
          <table:table-cell office:value-type="float" office:value="0.942621" calcext:value-type="float">
            <text:p>0.942621</text:p>
          </table:table-cell>
          <table:table-cell office:value-type="float" office:value="38.3539" calcext:value-type="float">
            <text:p>38.3539</text:p>
          </table:table-cell>
          <table:table-cell office:value-type="float" office:value="0.0832527" calcext:value-type="float">
            <text:p>0.08325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.756807" calcext:value-type="float">
            <text:p>0.756807</text:p>
          </table:table-cell>
          <table:table-cell office:value-type="float" office:value="335.744" calcext:value-type="float">
            <text:p>335.744</text:p>
          </table:table-cell>
          <table:table-cell office:value-type="float" office:value="0.269695" calcext:value-type="float">
            <text:p>0.269695</text:p>
          </table:table-cell>
          <table:table-cell office:value-type="float" office:value="2" calcext:value-type="float">
            <text:p>2</text:p>
          </table:table-cell>
          <table:table-cell office:value-type="float" office:value="0.817583" calcext:value-type="float">
            <text:p>0.817583</text:p>
          </table:table-cell>
          <table:table-cell office:value-type="float" office:value="165.182" calcext:value-type="float">
            <text:p>165.182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3056" calcext:value-type="float">
            <text:p>3056</text:p>
          </table:table-cell>
          <table:table-cell office:value-type="float" office:value="0.772815" calcext:value-type="float">
            <text:p>0.772815</text:p>
          </table:table-cell>
          <table:table-cell office:value-type="float" office:value="248.02" calcext:value-type="float">
            <text:p>248.02</text:p>
          </table:table-cell>
          <table:table-cell office:value-type="float" office:value="0.393577" calcext:value-type="float">
            <text:p>0.393577</text:p>
          </table:table-cell>
          <table:table-cell office:value-type="float" office:value="8" calcext:value-type="float">
            <text:p>8</text:p>
          </table:table-cell>
          <table:table-cell office:value-type="float" office:value="0.853162" calcext:value-type="float">
            <text:p>0.853162</text:p>
          </table:table-cell>
          <table:table-cell office:value-type="float" office:value="105.278" calcext:value-type="float">
            <text:p>105.278</text:p>
          </table:table-cell>
          <table:table-cell office:value-type="float" office:value="0.162222" calcext:value-type="float">
            <text:p>0.162222</text:p>
          </table:table-cell>
          <table:table-cell office:value-type="float" office:value="51" calcext:value-type="float">
            <text:p>51</text:p>
          </table:table-cell>
          <table:table-cell office:value-type="float" office:value="0.918268" calcext:value-type="float">
            <text:p>0.918268</text:p>
          </table:table-cell>
          <table:table-cell office:value-type="float" office:value="63.7529" calcext:value-type="float">
            <text:p>63.7529</text:p>
          </table:table-cell>
          <table:table-cell office:value-type="float" office:value="0.106909" calcext:value-type="float">
            <text:p>0.106909</text:p>
          </table:table-cell>
          <table:table-cell/>
          <table:table-cell office:value-type="float" office:value="3991" calcext:value-type="float">
            <text:p>3991</text:p>
          </table:table-cell>
          <table:table-cell office:value-type="float" office:value="0.815161" calcext:value-type="float">
            <text:p>0.815161</text:p>
          </table:table-cell>
          <table:table-cell office:value-type="float" office:value="1037460" calcext:value-type="float">
            <text:p>1037460</text:p>
          </table:table-cell>
          <table:table-cell office:value-type="float" office:value="1.83958" calcext:value-type="float">
            <text:p>1.83958</text:p>
          </table:table-cell>
          <table:table-cell office:value-type="float" office:value="15" calcext:value-type="float">
            <text:p>15</text:p>
          </table:table-cell>
          <table:table-cell office:value-type="float" office:value="0.89346" calcext:value-type="float">
            <text:p>0.89346</text:p>
          </table:table-cell>
          <table:table-cell office:value-type="float" office:value="45.2963" calcext:value-type="float">
            <text:p>45.2963</text:p>
          </table:table-cell>
          <table:table-cell office:value-type="float" office:value="0.125977" calcext:value-type="float">
            <text:p>0.125977</text:p>
          </table:table-cell>
          <table:table-cell office:value-type="float" office:value="106" calcext:value-type="float">
            <text:p>106</text:p>
          </table:table-cell>
          <table:table-cell office:value-type="float" office:value="0.94294" calcext:value-type="float">
            <text:p>0.94294</text:p>
          </table:table-cell>
          <table:table-cell office:value-type="float" office:value="31.8995" calcext:value-type="float">
            <text:p>31.8995</text:p>
          </table:table-cell>
          <table:table-cell office:value-type="float" office:value="0.0895895" calcext:value-type="float">
            <text:p>0.08958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.771261" calcext:value-type="float">
            <text:p>0.771261</text:p>
          </table:table-cell>
          <table:table-cell office:value-type="float" office:value="294.018" calcext:value-type="float">
            <text:p>294.018</text:p>
          </table:table-cell>
          <table:table-cell office:value-type="float" office:value="0.243333" calcext:value-type="float">
            <text:p>0.243333</text:p>
          </table:table-cell>
          <table:table-cell office:value-type="float" office:value="2" calcext:value-type="float">
            <text:p>2</text:p>
          </table:table-cell>
          <table:table-cell office:value-type="float" office:value="0.801097" calcext:value-type="float">
            <text:p>0.801097</text:p>
          </table:table-cell>
          <table:table-cell office:value-type="float" office:value="148.939" calcext:value-type="float">
            <text:p>148.939</text:p>
          </table:table-cell>
          <table:table-cell office:value-type="float" office:value="0.252216" calcext:value-type="float">
            <text:p>0.252216</text:p>
          </table:table-cell>
          <table:table-cell office:value-type="float" office:value="3123" calcext:value-type="float">
            <text:p>3123</text:p>
          </table:table-cell>
          <table:table-cell office:value-type="float" office:value="0.790937" calcext:value-type="float">
            <text:p>0.790937</text:p>
          </table:table-cell>
          <table:table-cell office:value-type="float" office:value="181.491" calcext:value-type="float">
            <text:p>181.491</text:p>
          </table:table-cell>
          <table:table-cell office:value-type="float" office:value="0.368975" calcext:value-type="float">
            <text:p>0.368975</text:p>
          </table:table-cell>
          <table:table-cell office:value-type="float" office:value="9" calcext:value-type="float">
            <text:p>9</text:p>
          </table:table-cell>
          <table:table-cell office:value-type="float" office:value="0.841789" calcext:value-type="float">
            <text:p>0.841789</text:p>
          </table:table-cell>
          <table:table-cell office:value-type="float" office:value="100.299" calcext:value-type="float">
            <text:p>100.299</text:p>
          </table:table-cell>
          <table:table-cell office:value-type="float" office:value="0.203356" calcext:value-type="float">
            <text:p>0.203356</text:p>
          </table:table-cell>
          <table:table-cell office:value-type="float" office:value="51" calcext:value-type="float">
            <text:p>51</text:p>
          </table:table-cell>
          <table:table-cell office:value-type="float" office:value="0.898725" calcext:value-type="float">
            <text:p>0.898725</text:p>
          </table:table-cell>
          <table:table-cell office:value-type="float" office:value="94.705" calcext:value-type="float">
            <text:p>94.705</text:p>
          </table:table-cell>
          <table:table-cell office:value-type="float" office:value="0.177846" calcext:value-type="float">
            <text:p>0.177846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0.839158" calcext:value-type="float">
            <text:p>0.839158</text:p>
          </table:table-cell>
          <table:table-cell office:value-type="float" office:value="123.82" calcext:value-type="float">
            <text:p>123.82</text:p>
          </table:table-cell>
          <table:table-cell office:value-type="float" office:value="0.278681" calcext:value-type="float">
            <text:p>0.278681</text:p>
          </table:table-cell>
          <table:table-cell office:value-type="float" office:value="15" calcext:value-type="float">
            <text:p>15</text:p>
          </table:table-cell>
          <table:table-cell office:value-type="float" office:value="0.893686" calcext:value-type="float">
            <text:p>0.893686</text:p>
          </table:table-cell>
          <table:table-cell office:value-type="float" office:value="42.3205" calcext:value-type="float">
            <text:p>42.3205</text:p>
          </table:table-cell>
          <table:table-cell office:value-type="float" office:value="0.135957" calcext:value-type="float">
            <text:p>0.135957</text:p>
          </table:table-cell>
          <table:table-cell office:value-type="float" office:value="106" calcext:value-type="float">
            <text:p>106</text:p>
          </table:table-cell>
          <table:table-cell office:value-type="float" office:value="0.94778" calcext:value-type="float">
            <text:p>0.94778</text:p>
          </table:table-cell>
          <table:table-cell office:value-type="float" office:value="37.5029" calcext:value-type="float">
            <text:p>37.5029</text:p>
          </table:table-cell>
          <table:table-cell office:value-type="float" office:value="0.0988693" calcext:value-type="float">
            <text:p>0.09886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0.807483" calcext:value-type="float">
            <text:p>0.807483</text:p>
          </table:table-cell>
          <table:table-cell office:value-type="float" office:value="412.688" calcext:value-type="float">
            <text:p>412.688</text:p>
          </table:table-cell>
          <table:table-cell office:value-type="float" office:value="0.216972" calcext:value-type="float">
            <text:p>0.216972</text:p>
          </table:table-cell>
          <table:table-cell office:value-type="float" office:value="2" calcext:value-type="float">
            <text:p>2</text:p>
          </table:table-cell>
          <table:table-cell office:value-type="float" office:value="0.842542" calcext:value-type="float">
            <text:p>0.842542</text:p>
          </table:table-cell>
          <table:table-cell office:value-type="float" office:value="98.5763" calcext:value-type="float">
            <text:p>98.5763</text:p>
          </table:table-cell>
          <table:table-cell office:value-type="float" office:value="0.185864" calcext:value-type="float">
            <text:p>0.185864</text:p>
          </table:table-cell>
          <table:table-cell office:value-type="float" office:value="2546" calcext:value-type="float">
            <text:p>2546</text:p>
          </table:table-cell>
          <table:table-cell office:value-type="float" office:value="0.818687" calcext:value-type="float">
            <text:p>0.818687</text:p>
          </table:table-cell>
          <table:table-cell office:value-type="float" office:value="132.512" calcext:value-type="float">
            <text:p>132.512</text:p>
          </table:table-cell>
          <table:table-cell office:value-type="float" office:value="0.316511" calcext:value-type="float">
            <text:p>0.316511</text:p>
          </table:table-cell>
          <table:table-cell office:value-type="float" office:value="9" calcext:value-type="float">
            <text:p>9</text:p>
          </table:table-cell>
          <table:table-cell office:value-type="float" office:value="0.879425" calcext:value-type="float">
            <text:p>0.879425</text:p>
          </table:table-cell>
          <table:table-cell office:value-type="float" office:value="66.97" calcext:value-type="float">
            <text:p>66.97</text:p>
          </table:table-cell>
          <table:table-cell office:value-type="float" office:value="0.136297" calcext:value-type="float">
            <text:p>0.136297</text:p>
          </table:table-cell>
          <table:table-cell office:value-type="float" office:value="51" calcext:value-type="float">
            <text:p>51</text:p>
          </table:table-cell>
          <table:table-cell office:value-type="float" office:value="0.929602" calcext:value-type="float">
            <text:p>0.929602</text:p>
          </table:table-cell>
          <table:table-cell office:value-type="float" office:value="46.2237" calcext:value-type="float">
            <text:p>46.2237</text:p>
          </table:table-cell>
          <table:table-cell office:value-type="float" office:value="0.0962987" calcext:value-type="float">
            <text:p>0.0962987</text:p>
          </table:table-cell>
          <table:table-cell/>
          <table:table-cell office:value-type="float" office:value="3434" calcext:value-type="float">
            <text:p>3434</text:p>
          </table:table-cell>
          <table:table-cell office:value-type="float" office:value="0.847659" calcext:value-type="float">
            <text:p>0.847659</text:p>
          </table:table-cell>
          <table:table-cell office:value-type="float" office:value="117.945" calcext:value-type="float">
            <text:p>117.945</text:p>
          </table:table-cell>
          <table:table-cell office:value-type="float" office:value="0.257633" calcext:value-type="float">
            <text:p>0.257633</text:p>
          </table:table-cell>
          <table:table-cell office:value-type="float" office:value="14" calcext:value-type="float">
            <text:p>14</text:p>
          </table:table-cell>
          <table:table-cell office:value-type="float" office:value="0.910853" calcext:value-type="float">
            <text:p>0.910853</text:p>
          </table:table-cell>
          <table:table-cell office:value-type="float" office:value="32.3144" calcext:value-type="float">
            <text:p>32.3144</text:p>
          </table:table-cell>
          <table:table-cell office:value-type="float" office:value="0.107293" calcext:value-type="float">
            <text:p>0.107293</text:p>
          </table:table-cell>
          <table:table-cell office:value-type="float" office:value="105" calcext:value-type="float">
            <text:p>105</text:p>
          </table:table-cell>
          <table:table-cell office:value-type="float" office:value="0.948049" calcext:value-type="float">
            <text:p>0.948049</text:p>
          </table:table-cell>
          <table:table-cell office:value-type="float" office:value="28.0382" calcext:value-type="float">
            <text:p>28.0382</text:p>
          </table:table-cell>
          <table:table-cell office:value-type="float" office:value="0.0687613" calcext:value-type="float">
            <text:p>0.06876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810864" calcext:value-type="float">
            <text:p>0.810864</text:p>
          </table:table-cell>
          <table:table-cell office:value-type="float" office:value="6122.73" calcext:value-type="float">
            <text:p>6122.73</text:p>
          </table:table-cell>
          <table:table-cell office:value-type="float" office:value="0.227153" calcext:value-type="float">
            <text:p>0.227153</text:p>
          </table:table-cell>
          <table:table-cell office:value-type="float" office:value="2" calcext:value-type="float">
            <text:p>2</text:p>
          </table:table-cell>
          <table:table-cell office:value-type="float" office:value="0.845927" calcext:value-type="float">
            <text:p>0.845927</text:p>
          </table:table-cell>
          <table:table-cell office:value-type="float" office:value="106.189" calcext:value-type="float">
            <text:p>106.189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2548" calcext:value-type="float">
            <text:p>2548</text:p>
          </table:table-cell>
          <table:table-cell office:value-type="float" office:value="0.808443" calcext:value-type="float">
            <text:p>0.808443</text:p>
          </table:table-cell>
          <table:table-cell office:value-type="float" office:value="8758.36" calcext:value-type="float">
            <text:p>8758.36</text:p>
          </table:table-cell>
          <table:table-cell office:value-type="float" office:value="0.712374" calcext:value-type="float">
            <text:p>0.712374</text:p>
          </table:table-cell>
          <table:table-cell office:value-type="float" office:value="9" calcext:value-type="float">
            <text:p>9</text:p>
          </table:table-cell>
          <table:table-cell office:value-type="float" office:value="0.882365" calcext:value-type="float">
            <text:p>0.882365</text:p>
          </table:table-cell>
          <table:table-cell office:value-type="float" office:value="74.6941" calcext:value-type="float">
            <text:p>74.6941</text:p>
          </table:table-cell>
          <table:table-cell office:value-type="float" office:value="0.145121" calcext:value-type="float">
            <text:p>0.145121</text:p>
          </table:table-cell>
          <table:table-cell office:value-type="float" office:value="52" calcext:value-type="float">
            <text:p>52</text:p>
          </table:table-cell>
          <table:table-cell office:value-type="float" office:value="0.931475" calcext:value-type="float">
            <text:p>0.931475</text:p>
          </table:table-cell>
          <table:table-cell office:value-type="float" office:value="57.2889" calcext:value-type="float">
            <text:p>57.2889</text:p>
          </table:table-cell>
          <table:table-cell office:value-type="float" office:value="0.109235" calcext:value-type="float">
            <text:p>0.109235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83513" calcext:value-type="float">
            <text:p>0.83513</text:p>
          </table:table-cell>
          <table:table-cell office:value-type="float" office:value="64.5513" calcext:value-type="float">
            <text:p>64.5513</text:p>
          </table:table-cell>
          <table:table-cell office:value-type="float" office:value="0.253297" calcext:value-type="float">
            <text:p>0.253297</text:p>
          </table:table-cell>
          <table:table-cell office:value-type="float" office:value="15" calcext:value-type="float">
            <text:p>15</text:p>
          </table:table-cell>
          <table:table-cell office:value-type="float" office:value="0.891302" calcext:value-type="float">
            <text:p>0.891302</text:p>
          </table:table-cell>
          <table:table-cell office:value-type="float" office:value="43.0341" calcext:value-type="float">
            <text:p>43.0341</text:p>
          </table:table-cell>
          <table:table-cell office:value-type="float" office:value="0.135037" calcext:value-type="float">
            <text:p>0.135037</text:p>
          </table:table-cell>
          <table:table-cell office:value-type="float" office:value="106" calcext:value-type="float">
            <text:p>106</text:p>
          </table:table-cell>
          <table:table-cell office:value-type="float" office:value="0.941535" calcext:value-type="float">
            <text:p>0.941535</text:p>
          </table:table-cell>
          <table:table-cell office:value-type="float" office:value="40.2365" calcext:value-type="float">
            <text:p>40.2365</text:p>
          </table:table-cell>
          <table:table-cell office:value-type="float" office:value="0.101203" calcext:value-type="float">
            <text:p>0.1012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0.797834" calcext:value-type="float">
            <text:p>0.797834</text:p>
          </table:table-cell>
          <table:table-cell office:value-type="float" office:value="260.405" calcext:value-type="float">
            <text:p>260.405</text:p>
          </table:table-cell>
          <table:table-cell office:value-type="float" office:value="0.234178" calcext:value-type="float">
            <text:p>0.234178</text:p>
          </table:table-cell>
          <table:table-cell office:value-type="float" office:value="2" calcext:value-type="float">
            <text:p>2</text:p>
          </table:table-cell>
          <table:table-cell office:value-type="float" office:value="0.834936" calcext:value-type="float">
            <text:p>0.834936</text:p>
          </table:table-cell>
          <table:table-cell office:value-type="float" office:value="120.953" calcext:value-type="float">
            <text:p>120.953</text:p>
          </table:table-cell>
          <table:table-cell office:value-type="float" office:value="0.191508" calcext:value-type="float">
            <text:p>0.191508</text:p>
          </table:table-cell>
          <table:table-cell office:value-type="float" office:value="2479" calcext:value-type="float">
            <text:p>2479</text:p>
          </table:table-cell>
          <table:table-cell office:value-type="float" office:value="0.797112" calcext:value-type="float">
            <text:p>0.797112</text:p>
          </table:table-cell>
          <table:table-cell office:value-type="float" office:value="133.148" calcext:value-type="float">
            <text:p>133.148</text:p>
          </table:table-cell>
          <table:table-cell office:value-type="float" office:value="0.318449" calcext:value-type="float">
            <text:p>0.318449</text:p>
          </table:table-cell>
          <table:table-cell office:value-type="float" office:value="9" calcext:value-type="float">
            <text:p>9</text:p>
          </table:table-cell>
          <table:table-cell office:value-type="float" office:value="0.867059" calcext:value-type="float">
            <text:p>0.867059</text:p>
          </table:table-cell>
          <table:table-cell office:value-type="float" office:value="72.6696" calcext:value-type="float">
            <text:p>72.6696</text:p>
          </table:table-cell>
          <table:table-cell office:value-type="float" office:value="0.160774" calcext:value-type="float">
            <text:p>0.160774</text:p>
          </table:table-cell>
          <table:table-cell office:value-type="float" office:value="52" calcext:value-type="float">
            <text:p>52</text:p>
          </table:table-cell>
          <table:table-cell office:value-type="float" office:value="0.924123" calcext:value-type="float">
            <text:p>0.924123</text:p>
          </table:table-cell>
          <table:table-cell office:value-type="float" office:value="55.7727" calcext:value-type="float">
            <text:p>55.7727</text:p>
          </table:table-cell>
          <table:table-cell office:value-type="float" office:value="0.106193" calcext:value-type="float">
            <text:p>0.106193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float" office:value="0.83095" calcext:value-type="float">
            <text:p>0.83095</text:p>
          </table:table-cell>
          <table:table-cell office:value-type="float" office:value="76.915" calcext:value-type="float">
            <text:p>76.915</text:p>
          </table:table-cell>
          <table:table-cell office:value-type="float" office:value="0.276918" calcext:value-type="float">
            <text:p>0.276918</text:p>
          </table:table-cell>
          <table:table-cell office:value-type="float" office:value="15" calcext:value-type="float">
            <text:p>15</text:p>
          </table:table-cell>
          <table:table-cell office:value-type="float" office:value="0.893037" calcext:value-type="float">
            <text:p>0.893037</text:p>
          </table:table-cell>
          <table:table-cell office:value-type="float" office:value="40.3991" calcext:value-type="float">
            <text:p>40.3991</text:p>
          </table:table-cell>
          <table:table-cell office:value-type="float" office:value="0.151418" calcext:value-type="float">
            <text:p>0.151418</text:p>
          </table:table-cell>
          <table:table-cell office:value-type="float" office:value="106" calcext:value-type="float">
            <text:p>106</text:p>
          </table:table-cell>
          <table:table-cell office:value-type="float" office:value="0.94775" calcext:value-type="float">
            <text:p>0.94775</text:p>
          </table:table-cell>
          <table:table-cell office:value-type="float" office:value="33.7414" calcext:value-type="float">
            <text:p>33.7414</text:p>
          </table:table-cell>
          <table:table-cell office:value-type="float" office:value="0.0842555" calcext:value-type="float">
            <text:p>0.0842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0.77671" calcext:value-type="float">
            <text:p>0.77671</text:p>
          </table:table-cell>
          <table:table-cell office:value-type="float" office:value="314.534" calcext:value-type="float">
            <text:p>314.534</text:p>
          </table:table-cell>
          <table:table-cell office:value-type="float" office:value="0.227487" calcext:value-type="float">
            <text:p>0.227487</text:p>
          </table:table-cell>
          <table:table-cell office:value-type="float" office:value="2" calcext:value-type="float">
            <text:p>2</text:p>
          </table:table-cell>
          <table:table-cell office:value-type="float" office:value="0.803993" calcext:value-type="float">
            <text:p>0.803993</text:p>
          </table:table-cell>
          <table:table-cell office:value-type="float" office:value="120.789" calcext:value-type="float">
            <text:p>120.789</text:p>
          </table:table-cell>
          <table:table-cell office:value-type="float" office:value="0.201134" calcext:value-type="float">
            <text:p>0.201134</text:p>
          </table:table-cell>
          <table:table-cell office:value-type="float" office:value="2368" calcext:value-type="float">
            <text:p>2368</text:p>
          </table:table-cell>
          <table:table-cell office:value-type="float" office:value="0.775567" calcext:value-type="float">
            <text:p>0.775567</text:p>
          </table:table-cell>
          <table:table-cell office:value-type="float" office:value="171.991" calcext:value-type="float">
            <text:p>171.991</text:p>
          </table:table-cell>
          <table:table-cell office:value-type="float" office:value="0.355183" calcext:value-type="float">
            <text:p>0.355183</text:p>
          </table:table-cell>
          <table:table-cell office:value-type="float" office:value="9" calcext:value-type="float">
            <text:p>9</text:p>
          </table:table-cell>
          <table:table-cell office:value-type="float" office:value="0.843083" calcext:value-type="float">
            <text:p>0.843083</text:p>
          </table:table-cell>
          <table:table-cell office:value-type="float" office:value="83.7111" calcext:value-type="float">
            <text:p>83.7111</text:p>
          </table:table-cell>
          <table:table-cell office:value-type="float" office:value="0.168026" calcext:value-type="float">
            <text:p>0.168026</text:p>
          </table:table-cell>
          <table:table-cell office:value-type="float" office:value="52" calcext:value-type="float">
            <text:p>52</text:p>
          </table:table-cell>
          <table:table-cell office:value-type="float" office:value="0.908846" calcext:value-type="float">
            <text:p>0.908846</text:p>
          </table:table-cell>
          <table:table-cell office:value-type="float" office:value="65.8906" calcext:value-type="float">
            <text:p>65.8906</text:p>
          </table:table-cell>
          <table:table-cell office:value-type="float" office:value="0.135443" calcext:value-type="float">
            <text:p>0.135443</text:p>
          </table:table-cell>
          <table:table-cell/>
          <table:table-cell office:value-type="float" office:value="3338" calcext:value-type="float">
            <text:p>3338</text:p>
          </table:table-cell>
          <table:table-cell office:value-type="float" office:value="0.828042" calcext:value-type="float">
            <text:p>0.828042</text:p>
          </table:table-cell>
          <table:table-cell office:value-type="float" office:value="72.3517" calcext:value-type="float">
            <text:p>72.3517</text:p>
          </table:table-cell>
          <table:table-cell office:value-type="float" office:value="0.260386" calcext:value-type="float">
            <text:p>0.260386</text:p>
          </table:table-cell>
          <table:table-cell office:value-type="float" office:value="14" calcext:value-type="float">
            <text:p>14</text:p>
          </table:table-cell>
          <table:table-cell office:value-type="float" office:value="0.873903" calcext:value-type="float">
            <text:p>0.873903</text:p>
          </table:table-cell>
          <table:table-cell office:value-type="float" office:value="53.1439" calcext:value-type="float">
            <text:p>53.1439</text:p>
          </table:table-cell>
          <table:table-cell office:value-type="float" office:value="0.155196" calcext:value-type="float">
            <text:p>0.155196</text:p>
          </table:table-cell>
          <table:table-cell office:value-type="float" office:value="106" calcext:value-type="float">
            <text:p>106</text:p>
          </table:table-cell>
          <table:table-cell office:value-type="float" office:value="0.925942" calcext:value-type="float">
            <text:p>0.925942</text:p>
          </table:table-cell>
          <table:table-cell office:value-type="float" office:value="43.2782" calcext:value-type="float">
            <text:p>43.2782</text:p>
          </table:table-cell>
          <table:table-cell office:value-type="float" office:value="0.106871" calcext:value-type="float">
            <text:p>0.1068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.78606" calcext:value-type="float">
            <text:p>0.78606</text:p>
          </table:table-cell>
          <table:table-cell office:value-type="float" office:value="681.644" calcext:value-type="float">
            <text:p>681.644</text:p>
          </table:table-cell>
          <table:table-cell office:value-type="float" office:value="0.229019" calcext:value-type="float">
            <text:p>0.229019</text:p>
          </table:table-cell>
          <table:table-cell office:value-type="float" office:value="2" calcext:value-type="float">
            <text:p>2</text:p>
          </table:table-cell>
          <table:table-cell office:value-type="float" office:value="0.826782" calcext:value-type="float">
            <text:p>0.826782</text:p>
          </table:table-cell>
          <table:table-cell office:value-type="float" office:value="111.092" calcext:value-type="float">
            <text:p>111.092</text:p>
          </table:table-cell>
          <table:table-cell office:value-type="float" office:value="0.168963" calcext:value-type="float">
            <text:p>0.168963</text:p>
          </table:table-cell>
          <table:table-cell office:value-type="float" office:value="3368" calcext:value-type="float">
            <text:p>3368</text:p>
          </table:table-cell>
          <table:table-cell office:value-type="float" office:value="0.785404" calcext:value-type="float">
            <text:p>0.785404</text:p>
          </table:table-cell>
          <table:table-cell office:value-type="float" office:value="621.106" calcext:value-type="float">
            <text:p>621.106</text:p>
          </table:table-cell>
          <table:table-cell office:value-type="float" office:value="0.47178" calcext:value-type="float">
            <text:p>0.47178</text:p>
          </table:table-cell>
          <table:table-cell office:value-type="float" office:value="9" calcext:value-type="float">
            <text:p>9</text:p>
          </table:table-cell>
          <table:table-cell office:value-type="float" office:value="0.862325" calcext:value-type="float">
            <text:p>0.862325</text:p>
          </table:table-cell>
          <table:table-cell office:value-type="float" office:value="74.3553" calcext:value-type="float">
            <text:p>74.3553</text:p>
          </table:table-cell>
          <table:table-cell office:value-type="float" office:value="0.15855" calcext:value-type="float">
            <text:p>0.15855</text:p>
          </table:table-cell>
          <table:table-cell office:value-type="float" office:value="52" calcext:value-type="float">
            <text:p>52</text:p>
          </table:table-cell>
          <table:table-cell office:value-type="float" office:value="0.926771" calcext:value-type="float">
            <text:p>0.926771</text:p>
          </table:table-cell>
          <table:table-cell office:value-type="float" office:value="50.4484" calcext:value-type="float">
            <text:p>50.4484</text:p>
          </table:table-cell>
          <table:table-cell office:value-type="float" office:value="0.108209" calcext:value-type="float">
            <text:p>0.10820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834401" calcext:value-type="float">
            <text:p>0.834401</text:p>
          </table:table-cell>
          <table:table-cell office:value-type="float" office:value="284.55" calcext:value-type="float">
            <text:p>284.55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15" calcext:value-type="float">
            <text:p>15</text:p>
          </table:table-cell>
          <table:table-cell office:value-type="float" office:value="0.890512" calcext:value-type="float">
            <text:p>0.890512</text:p>
          </table:table-cell>
          <table:table-cell office:value-type="float" office:value="39.8114" calcext:value-type="float">
            <text:p>39.8114</text:p>
          </table:table-cell>
          <table:table-cell office:value-type="float" office:value="0.129015" calcext:value-type="float">
            <text:p>0.129015</text:p>
          </table:table-cell>
          <table:table-cell office:value-type="float" office:value="106" calcext:value-type="float">
            <text:p>106</text:p>
          </table:table-cell>
          <table:table-cell office:value-type="float" office:value="0.944895" calcext:value-type="float">
            <text:p>0.944895</text:p>
          </table:table-cell>
          <table:table-cell office:value-type="float" office:value="29.5996" calcext:value-type="float">
            <text:p>29.5996</text:p>
          </table:table-cell>
          <table:table-cell office:value-type="float" office:value="0.0720507" calcext:value-type="float">
            <text:p>0.07205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0.79512" calcext:value-type="float">
            <text:p>0.79512</text:p>
          </table:table-cell>
          <table:table-cell office:value-type="float" office:value="462.906" calcext:value-type="float">
            <text:p>462.906</text:p>
          </table:table-cell>
          <table:table-cell office:value-type="float" office:value="0.214025" calcext:value-type="float">
            <text:p>0.214025</text:p>
          </table:table-cell>
          <table:table-cell office:value-type="float" office:value="2" calcext:value-type="float">
            <text:p>2</text:p>
          </table:table-cell>
          <table:table-cell office:value-type="float" office:value="0.839844" calcext:value-type="float">
            <text:p>0.839844</text:p>
          </table:table-cell>
          <table:table-cell office:value-type="float" office:value="109.021" calcext:value-type="float">
            <text:p>109.021</text:p>
          </table:table-cell>
          <table:table-cell office:value-type="float" office:value="0.14506" calcext:value-type="float">
            <text:p>0.14506</text:p>
          </table:table-cell>
          <table:table-cell office:value-type="float" office:value="2720" calcext:value-type="float">
            <text:p>2720</text:p>
          </table:table-cell>
          <table:table-cell office:value-type="float" office:value="0.801413" calcext:value-type="float">
            <text:p>0.801413</text:p>
          </table:table-cell>
          <table:table-cell office:value-type="float" office:value="163.078" calcext:value-type="float">
            <text:p>163.078</text:p>
          </table:table-cell>
          <table:table-cell office:value-type="float" office:value="0.352245" calcext:value-type="float">
            <text:p>0.352245</text:p>
          </table:table-cell>
          <table:table-cell office:value-type="float" office:value="9" calcext:value-type="float">
            <text:p>9</text:p>
          </table:table-cell>
          <table:table-cell office:value-type="float" office:value="0.873486" calcext:value-type="float">
            <text:p>0.873486</text:p>
          </table:table-cell>
          <table:table-cell office:value-type="float" office:value="62.8102" calcext:value-type="float">
            <text:p>62.8102</text:p>
          </table:table-cell>
          <table:table-cell office:value-type="float" office:value="0.136172" calcext:value-type="float">
            <text:p>0.136172</text:p>
          </table:table-cell>
          <table:table-cell office:value-type="float" office:value="55" calcext:value-type="float">
            <text:p>55</text:p>
          </table:table-cell>
          <table:table-cell office:value-type="float" office:value="0.932361" calcext:value-type="float">
            <text:p>0.932361</text:p>
          </table:table-cell>
          <table:table-cell office:value-type="float" office:value="48.5483" calcext:value-type="float">
            <text:p>48.5483</text:p>
          </table:table-cell>
          <table:table-cell office:value-type="float" office:value="0.0808364" calcext:value-type="float">
            <text:p>0.0808364</text:p>
          </table:table-cell>
          <table:table-cell/>
          <table:table-cell office:value-type="float" office:value="4760" calcext:value-type="float">
            <text:p>4760</text:p>
          </table:table-cell>
          <table:table-cell office:value-type="float" office:value="0.817311" calcext:value-type="float">
            <text:p>0.817311</text:p>
          </table:table-cell>
          <table:table-cell office:value-type="float" office:value="140.978" calcext:value-type="float">
            <text:p>140.978</text:p>
          </table:table-cell>
          <table:table-cell office:value-type="float" office:value="0.339218" calcext:value-type="float">
            <text:p>0.339218</text:p>
          </table:table-cell>
          <table:table-cell office:value-type="float" office:value="15" calcext:value-type="float">
            <text:p>15</text:p>
          </table:table-cell>
          <table:table-cell office:value-type="float" office:value="0.885053" calcext:value-type="float">
            <text:p>0.885053</text:p>
          </table:table-cell>
          <table:table-cell office:value-type="float" office:value="46.9293" calcext:value-type="float">
            <text:p>46.9293</text:p>
          </table:table-cell>
          <table:table-cell office:value-type="float" office:value="0.139356" calcext:value-type="float">
            <text:p>0.139356</text:p>
          </table:table-cell>
          <table:table-cell office:value-type="float" office:value="107" calcext:value-type="float">
            <text:p>107</text:p>
          </table:table-cell>
          <table:table-cell office:value-type="float" office:value="0.945186" calcext:value-type="float">
            <text:p>0.945186</text:p>
          </table:table-cell>
          <table:table-cell office:value-type="float" office:value="43.1582" calcext:value-type="float">
            <text:p>43.1582</text:p>
          </table:table-cell>
          <table:table-cell office:value-type="float" office:value="0.0768322" calcext:value-type="float">
            <text:p>0.07683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8141" calcext:value-type="float">
            <text:p>0.8141</text:p>
          </table:table-cell>
          <table:table-cell office:value-type="float" office:value="361.311" calcext:value-type="float">
            <text:p>361.311</text:p>
          </table:table-cell>
          <table:table-cell office:value-type="float" office:value="0.182722" calcext:value-type="float">
            <text:p>0.182722</text:p>
          </table:table-cell>
          <table:table-cell office:value-type="float" office:value="2" calcext:value-type="float">
            <text:p>2</text:p>
          </table:table-cell>
          <table:table-cell office:value-type="float" office:value="0.845924" calcext:value-type="float">
            <text:p>0.845924</text:p>
          </table:table-cell>
          <table:table-cell office:value-type="float" office:value="130.307" calcext:value-type="float">
            <text:p>130.307</text:p>
          </table:table-cell>
          <table:table-cell office:value-type="float" office:value="0.159763" calcext:value-type="float">
            <text:p>0.159763</text:p>
          </table:table-cell>
          <table:table-cell office:value-type="float" office:value="2096" calcext:value-type="float">
            <text:p>2096</text:p>
          </table:table-cell>
          <table:table-cell office:value-type="float" office:value="0.816782" calcext:value-type="float">
            <text:p>0.816782</text:p>
          </table:table-cell>
          <table:table-cell office:value-type="float" office:value="185.919" calcext:value-type="float">
            <text:p>185.919</text:p>
          </table:table-cell>
          <table:table-cell office:value-type="float" office:value="0.263031" calcext:value-type="float">
            <text:p>0.263031</text:p>
          </table:table-cell>
          <table:table-cell office:value-type="float" office:value="9" calcext:value-type="float">
            <text:p>9</text:p>
          </table:table-cell>
          <table:table-cell office:value-type="float" office:value="0.880688" calcext:value-type="float">
            <text:p>0.880688</text:p>
          </table:table-cell>
          <table:table-cell office:value-type="float" office:value="79.573" calcext:value-type="float">
            <text:p>79.573</text:p>
          </table:table-cell>
          <table:table-cell office:value-type="float" office:value="0.132807" calcext:value-type="float">
            <text:p>0.132807</text:p>
          </table:table-cell>
          <table:table-cell office:value-type="float" office:value="55" calcext:value-type="float">
            <text:p>55</text:p>
          </table:table-cell>
          <table:table-cell office:value-type="float" office:value="0.94406" calcext:value-type="float">
            <text:p>0.94406</text:p>
          </table:table-cell>
          <table:table-cell office:value-type="float" office:value="56.3215" calcext:value-type="float">
            <text:p>56.3215</text:p>
          </table:table-cell>
          <table:table-cell office:value-type="float" office:value="0.0628367" calcext:value-type="float">
            <text:p>0.0628367</text:p>
          </table:table-cell>
          <table:table-cell/>
          <table:table-cell office:value-type="float" office:value="3558" calcext:value-type="float">
            <text:p>3558</text:p>
          </table:table-cell>
          <table:table-cell office:value-type="float" office:value="0.831345" calcext:value-type="float">
            <text:p>0.831345</text:p>
          </table:table-cell>
          <table:table-cell office:value-type="float" office:value="85.3944" calcext:value-type="float">
            <text:p>85.3944</text:p>
          </table:table-cell>
          <table:table-cell office:value-type="float" office:value="0.271038" calcext:value-type="float">
            <text:p>0.271038</text:p>
          </table:table-cell>
          <table:table-cell office:value-type="float" office:value="15" calcext:value-type="float">
            <text:p>15</text:p>
          </table:table-cell>
          <table:table-cell office:value-type="float" office:value="0.896289" calcext:value-type="float">
            <text:p>0.896289</text:p>
          </table:table-cell>
          <table:table-cell office:value-type="float" office:value="41.2052" calcext:value-type="float">
            <text:p>41.2052</text:p>
          </table:table-cell>
          <table:table-cell office:value-type="float" office:value="0.124767" calcext:value-type="float">
            <text:p>0.124767</text:p>
          </table:table-cell>
          <table:table-cell office:value-type="float" office:value="107" calcext:value-type="float">
            <text:p>107</text:p>
          </table:table-cell>
          <table:table-cell office:value-type="float" office:value="0.940362" calcext:value-type="float">
            <text:p>0.940362</text:p>
          </table:table-cell>
          <table:table-cell office:value-type="float" office:value="38.6672" calcext:value-type="float">
            <text:p>38.6672</text:p>
          </table:table-cell>
          <table:table-cell office:value-type="float" office:value="0.0685307" calcext:value-type="float">
            <text:p>0.06853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0.814601" calcext:value-type="float">
            <text:p>0.814601</text:p>
          </table:table-cell>
          <table:table-cell office:value-type="float" office:value="277.663" calcext:value-type="float">
            <text:p>277.663</text:p>
          </table:table-cell>
          <table:table-cell office:value-type="float" office:value="0.184285" calcext:value-type="float">
            <text:p>0.184285</text:p>
          </table:table-cell>
          <table:table-cell office:value-type="float" office:value="2" calcext:value-type="float">
            <text:p>2</text:p>
          </table:table-cell>
          <table:table-cell office:value-type="float" office:value="0.85417" calcext:value-type="float">
            <text:p>0.85417</text:p>
          </table:table-cell>
          <table:table-cell office:value-type="float" office:value="100.977" calcext:value-type="float">
            <text:p>100.977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2211" calcext:value-type="float">
            <text:p>2211</text:p>
          </table:table-cell>
          <table:table-cell office:value-type="float" office:value="0.80892" calcext:value-type="float">
            <text:p>0.80892</text:p>
          </table:table-cell>
          <table:table-cell office:value-type="float" office:value="129.933" calcext:value-type="float">
            <text:p>129.933</text:p>
          </table:table-cell>
          <table:table-cell office:value-type="float" office:value="0.272449" calcext:value-type="float">
            <text:p>0.272449</text:p>
          </table:table-cell>
          <table:table-cell office:value-type="float" office:value="9" calcext:value-type="float">
            <text:p>9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63.4818" calcext:value-type="float">
            <text:p>63.4818</text:p>
          </table:table-cell>
          <table:table-cell office:value-type="float" office:value="0.135063" calcext:value-type="float">
            <text:p>0.135063</text:p>
          </table:table-cell>
          <table:table-cell office:value-type="float" office:value="56" calcext:value-type="float">
            <text:p>56</text:p>
          </table:table-cell>
          <table:table-cell office:value-type="float" office:value="0.947151" calcext:value-type="float">
            <text:p>0.947151</text:p>
          </table:table-cell>
          <table:table-cell office:value-type="float" office:value="36.9073" calcext:value-type="float">
            <text:p>36.9073</text:p>
          </table:table-cell>
          <table:table-cell office:value-type="float" office:value="0.0690908" calcext:value-type="float">
            <text:p>0.0690908</text:p>
          </table:table-cell>
          <table:table-cell/>
          <table:table-cell office:value-type="float" office:value="3458" calcext:value-type="float">
            <text:p>3458</text:p>
          </table:table-cell>
          <table:table-cell office:value-type="float" office:value="0.834432" calcext:value-type="float">
            <text:p>0.834432</text:p>
          </table:table-cell>
          <table:table-cell office:value-type="float" office:value="116.488" calcext:value-type="float">
            <text:p>116.488</text:p>
          </table:table-cell>
          <table:table-cell office:value-type="float" office:value="0.327177" calcext:value-type="float">
            <text:p>0.327177</text:p>
          </table:table-cell>
          <table:table-cell office:value-type="float" office:value="15" calcext:value-type="float">
            <text:p>15</text:p>
          </table:table-cell>
          <table:table-cell office:value-type="float" office:value="0.894637" calcext:value-type="float">
            <text:p>0.894637</text:p>
          </table:table-cell>
          <table:table-cell office:value-type="float" office:value="38.06" calcext:value-type="float">
            <text:p>38.06</text:p>
          </table:table-cell>
          <table:table-cell office:value-type="float" office:value="0.137705" calcext:value-type="float">
            <text:p>0.137705</text:p>
          </table:table-cell>
          <table:table-cell office:value-type="float" office:value="108" calcext:value-type="float">
            <text:p>108</text:p>
          </table:table-cell>
          <table:table-cell office:value-type="float" office:value="0.949304" calcext:value-type="float">
            <text:p>0.949304</text:p>
          </table:table-cell>
          <table:table-cell office:value-type="float" office:value="29.2485" calcext:value-type="float">
            <text:p>29.2485</text:p>
          </table:table-cell>
          <table:table-cell office:value-type="float" office:value="0.0642905" calcext:value-type="float">
            <text:p>0.06429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.816396" calcext:value-type="float">
            <text:p>0.816396</text:p>
          </table:table-cell>
          <table:table-cell office:value-type="float" office:value="280.414" calcext:value-type="float">
            <text:p>280.414</text:p>
          </table:table-cell>
          <table:table-cell office:value-type="float" office:value="0.190844" calcext:value-type="float">
            <text:p>0.190844</text:p>
          </table:table-cell>
          <table:table-cell office:value-type="float" office:value="2" calcext:value-type="float">
            <text:p>2</text:p>
          </table:table-cell>
          <table:table-cell office:value-type="float" office:value="0.84873" calcext:value-type="float">
            <text:p>0.84873</text:p>
          </table:table-cell>
          <table:table-cell office:value-type="float" office:value="113.765" calcext:value-type="float">
            <text:p>113.765</text:p>
          </table:table-cell>
          <table:table-cell office:value-type="float" office:value="0.174629" calcext:value-type="float">
            <text:p>0.174629</text:p>
          </table:table-cell>
          <table:table-cell office:value-type="float" office:value="2244" calcext:value-type="float">
            <text:p>2244</text:p>
          </table:table-cell>
          <table:table-cell office:value-type="float" office:value="0.81988" calcext:value-type="float">
            <text:p>0.81988</text:p>
          </table:table-cell>
          <table:table-cell office:value-type="float" office:value="119.66" calcext:value-type="float">
            <text:p>119.66</text:p>
          </table:table-cell>
          <table:table-cell office:value-type="float" office:value="0.25541" calcext:value-type="float">
            <text:p>0.25541</text:p>
          </table:table-cell>
          <table:table-cell office:value-type="float" office:value="9" calcext:value-type="float">
            <text:p>9</text:p>
          </table:table-cell>
          <table:table-cell office:value-type="float" office:value="0.886592" calcext:value-type="float">
            <text:p>0.886592</text:p>
          </table:table-cell>
          <table:table-cell office:value-type="float" office:value="64.5353" calcext:value-type="float">
            <text:p>64.5353</text:p>
          </table:table-cell>
          <table:table-cell office:value-type="float" office:value="0.121815" calcext:value-type="float">
            <text:p>0.121815</text:p>
          </table:table-cell>
          <table:table-cell office:value-type="float" office:value="56" calcext:value-type="float">
            <text:p>56</text:p>
          </table:table-cell>
          <table:table-cell office:value-type="float" office:value="0.929622" calcext:value-type="float">
            <text:p>0.929622</text:p>
          </table:table-cell>
          <table:table-cell office:value-type="float" office:value="55.1889" calcext:value-type="float">
            <text:p>55.1889</text:p>
          </table:table-cell>
          <table:table-cell office:value-type="float" office:value="0.0920856" calcext:value-type="float">
            <text:p>0.0920856</text:p>
          </table:table-cell>
          <table:table-cell/>
          <table:table-cell office:value-type="float" office:value="4616" calcext:value-type="float">
            <text:p>4616</text:p>
          </table:table-cell>
          <table:table-cell office:value-type="float" office:value="0.818313" calcext:value-type="float">
            <text:p>0.818313</text:p>
          </table:table-cell>
          <table:table-cell office:value-type="float" office:value="83.9993" calcext:value-type="float">
            <text:p>83.9993</text:p>
          </table:table-cell>
          <table:table-cell office:value-type="float" office:value="0.369424" calcext:value-type="float">
            <text:p>0.369424</text:p>
          </table:table-cell>
          <table:table-cell office:value-type="float" office:value="15" calcext:value-type="float">
            <text:p>15</text:p>
          </table:table-cell>
          <table:table-cell office:value-type="float" office:value="0.897707" calcext:value-type="float">
            <text:p>0.897707</text:p>
          </table:table-cell>
          <table:table-cell office:value-type="float" office:value="39.3892" calcext:value-type="float">
            <text:p>39.3892</text:p>
          </table:table-cell>
          <table:table-cell office:value-type="float" office:value="0.154407" calcext:value-type="float">
            <text:p>0.154407</text:p>
          </table:table-cell>
          <table:table-cell office:value-type="float" office:value="106" calcext:value-type="float">
            <text:p>106</text:p>
          </table:table-cell>
          <table:table-cell office:value-type="float" office:value="0.950319" calcext:value-type="float">
            <text:p>0.950319</text:p>
          </table:table-cell>
          <table:table-cell office:value-type="float" office:value="40.0399" calcext:value-type="float">
            <text:p>40.0399</text:p>
          </table:table-cell>
          <table:table-cell office:value-type="float" office:value="0.0774202" calcext:value-type="float">
            <text:p>0.077420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0.789703" calcext:value-type="float">
            <text:p>0.789703</text:p>
          </table:table-cell>
          <table:table-cell office:value-type="float" office:value="418.776" calcext:value-type="float">
            <text:p>418.776</text:p>
          </table:table-cell>
          <table:table-cell office:value-type="float" office:value="0.226966" calcext:value-type="float">
            <text:p>0.226966</text:p>
          </table:table-cell>
          <table:table-cell office:value-type="float" office:value="2" calcext:value-type="float">
            <text:p>2</text:p>
          </table:table-cell>
          <table:table-cell office:value-type="float" office:value="0.841836" calcext:value-type="float">
            <text:p>0.841836</text:p>
          </table:table-cell>
          <table:table-cell office:value-type="float" office:value="106.708" calcext:value-type="float">
            <text:p>106.708</text:p>
          </table:table-cell>
          <table:table-cell office:value-type="float" office:value="0.19187" calcext:value-type="float">
            <text:p>0.19187</text:p>
          </table:table-cell>
          <table:table-cell office:value-type="float" office:value="2343" calcext:value-type="float">
            <text:p>2343</text:p>
          </table:table-cell>
          <table:table-cell office:value-type="float" office:value="0.800363" calcext:value-type="float">
            <text:p>0.800363</text:p>
          </table:table-cell>
          <table:table-cell office:value-type="float" office:value="177.38" calcext:value-type="float">
            <text:p>177.38</text:p>
          </table:table-cell>
          <table:table-cell office:value-type="float" office:value="0.332987" calcext:value-type="float">
            <text:p>0.332987</text:p>
          </table:table-cell>
          <table:table-cell office:value-type="float" office:value="9" calcext:value-type="float">
            <text:p>9</text:p>
          </table:table-cell>
          <table:table-cell office:value-type="float" office:value="0.878527" calcext:value-type="float">
            <text:p>0.878527</text:p>
          </table:table-cell>
          <table:table-cell office:value-type="float" office:value="64.004" calcext:value-type="float">
            <text:p>64.004</text:p>
          </table:table-cell>
          <table:table-cell office:value-type="float" office:value="0.145275" calcext:value-type="float">
            <text:p>0.145275</text:p>
          </table:table-cell>
          <table:table-cell office:value-type="float" office:value="55" calcext:value-type="float">
            <text:p>55</text:p>
          </table:table-cell>
          <table:table-cell office:value-type="float" office:value="0.936072" calcext:value-type="float">
            <text:p>0.936072</text:p>
          </table:table-cell>
          <table:table-cell office:value-type="float" office:value="45.4596" calcext:value-type="float">
            <text:p>45.4596</text:p>
          </table:table-cell>
          <table:table-cell office:value-type="float" office:value="0.0970356" calcext:value-type="float">
            <text:p>0.0970356</text:p>
          </table:table-cell>
          <table:table-cell/>
          <table:table-cell office:value-type="float" office:value="4333" calcext:value-type="float">
            <text:p>4333</text:p>
          </table:table-cell>
          <table:table-cell office:value-type="float" office:value="0.805287" calcext:value-type="float">
            <text:p>0.805287</text:p>
          </table:table-cell>
          <table:table-cell office:value-type="float" office:value="87.7829" calcext:value-type="float">
            <text:p>87.7829</text:p>
          </table:table-cell>
          <table:table-cell office:value-type="float" office:value="0.386215" calcext:value-type="float">
            <text:p>0.386215</text:p>
          </table:table-cell>
          <table:table-cell office:value-type="float" office:value="15" calcext:value-type="float">
            <text:p>15</text:p>
          </table:table-cell>
          <table:table-cell office:value-type="float" office:value="0.886372" calcext:value-type="float">
            <text:p>0.886372</text:p>
          </table:table-cell>
          <table:table-cell office:value-type="float" office:value="42.3434" calcext:value-type="float">
            <text:p>42.3434</text:p>
          </table:table-cell>
          <table:table-cell office:value-type="float" office:value="0.177412" calcext:value-type="float">
            <text:p>0.177412</text:p>
          </table:table-cell>
          <table:table-cell office:value-type="float" office:value="106" calcext:value-type="float">
            <text:p>106</text:p>
          </table:table-cell>
          <table:table-cell office:value-type="float" office:value="0.944055" calcext:value-type="float">
            <text:p>0.944055</text:p>
          </table:table-cell>
          <table:table-cell office:value-type="float" office:value="32.617" calcext:value-type="float">
            <text:p>32.617</text:p>
          </table:table-cell>
          <table:table-cell office:value-type="float" office:value="0.0821101" calcext:value-type="float">
            <text:p>0.08211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0.807413" calcext:value-type="float">
            <text:p>0.807413</text:p>
          </table:table-cell>
          <table:table-cell office:value-type="float" office:value="357.729" calcext:value-type="float">
            <text:p>357.729</text:p>
          </table:table-cell>
          <table:table-cell office:value-type="float" office:value="0.191032" calcext:value-type="float">
            <text:p>0.191032</text:p>
          </table:table-cell>
          <table:table-cell office:value-type="float" office:value="2" calcext:value-type="float">
            <text:p>2</text:p>
          </table:table-cell>
          <table:table-cell office:value-type="float" office:value="0.834596" calcext:value-type="float">
            <text:p>0.834596</text:p>
          </table:table-cell>
          <table:table-cell office:value-type="float" office:value="109.84" calcext:value-type="float">
            <text:p>109.84</text:p>
          </table:table-cell>
          <table:table-cell office:value-type="float" office:value="0.159474" calcext:value-type="float">
            <text:p>0.159474</text:p>
          </table:table-cell>
          <table:table-cell office:value-type="float" office:value="2333" calcext:value-type="float">
            <text:p>2333</text:p>
          </table:table-cell>
          <table:table-cell office:value-type="float" office:value="0.795875" calcext:value-type="float">
            <text:p>0.795875</text:p>
          </table:table-cell>
          <table:table-cell office:value-type="float" office:value="133.653" calcext:value-type="float">
            <text:p>133.653</text:p>
          </table:table-cell>
          <table:table-cell office:value-type="float" office:value="0.310349" calcext:value-type="float">
            <text:p>0.310349</text:p>
          </table:table-cell>
          <table:table-cell office:value-type="float" office:value="9" calcext:value-type="float">
            <text:p>9</text:p>
          </table:table-cell>
          <table:table-cell office:value-type="float" office:value="0.88344" calcext:value-type="float">
            <text:p>0.88344</text:p>
          </table:table-cell>
          <table:table-cell office:value-type="float" office:value="56.9869" calcext:value-type="float">
            <text:p>56.9869</text:p>
          </table:table-cell>
          <table:table-cell office:value-type="float" office:value="0.103781" calcext:value-type="float">
            <text:p>0.103781</text:p>
          </table:table-cell>
          <table:table-cell office:value-type="float" office:value="53" calcext:value-type="float">
            <text:p>53</text:p>
          </table:table-cell>
          <table:table-cell office:value-type="float" office:value="0.936436" calcext:value-type="float">
            <text:p>0.936436</text:p>
          </table:table-cell>
          <table:table-cell office:value-type="float" office:value="40.6062" calcext:value-type="float">
            <text:p>40.6062</text:p>
          </table:table-cell>
          <table:table-cell office:value-type="float" office:value="0.0663036" calcext:value-type="float">
            <text:p>0.0663036</text:p>
          </table:table-cell>
          <table:table-cell/>
          <table:table-cell office:value-type="float" office:value="3676" calcext:value-type="float">
            <text:p>3676</text:p>
          </table:table-cell>
          <table:table-cell office:value-type="float" office:value="0.792824" calcext:value-type="float">
            <text:p>0.792824</text:p>
          </table:table-cell>
          <table:table-cell office:value-type="float" office:value="100.178" calcext:value-type="float">
            <text:p>100.178</text:p>
          </table:table-cell>
          <table:table-cell office:value-type="float" office:value="0.484155" calcext:value-type="float">
            <text:p>0.484155</text:p>
          </table:table-cell>
          <table:table-cell office:value-type="float" office:value="15" calcext:value-type="float">
            <text:p>15</text:p>
          </table:table-cell>
          <table:table-cell office:value-type="float" office:value="0.874543" calcext:value-type="float">
            <text:p>0.874543</text:p>
          </table:table-cell>
          <table:table-cell office:value-type="float" office:value="45.8925" calcext:value-type="float">
            <text:p>45.8925</text:p>
          </table:table-cell>
          <table:table-cell office:value-type="float" office:value="0.195064" calcext:value-type="float">
            <text:p>0.195064</text:p>
          </table:table-cell>
          <table:table-cell office:value-type="float" office:value="105" calcext:value-type="float">
            <text:p>105</text:p>
          </table:table-cell>
          <table:table-cell office:value-type="float" office:value="0.937568" calcext:value-type="float">
            <text:p>0.937568</text:p>
          </table:table-cell>
          <table:table-cell office:value-type="float" office:value="42.7091" calcext:value-type="float">
            <text:p>42.7091</text:p>
          </table:table-cell>
          <table:table-cell office:value-type="float" office:value="0.0977695" calcext:value-type="float">
            <text:p>0.09776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.798542" calcext:value-type="float">
            <text:p>0.798542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0.206429" calcext:value-type="float">
            <text:p>0.206429</text:p>
          </table:table-cell>
          <table:table-cell office:value-type="float" office:value="2" calcext:value-type="float">
            <text:p>2</text:p>
          </table:table-cell>
          <table:table-cell office:value-type="float" office:value="0.833074" calcext:value-type="float">
            <text:p>0.833074</text:p>
          </table:table-cell>
          <table:table-cell office:value-type="float" office:value="95.6452" calcext:value-type="float">
            <text:p>95.6452</text:p>
          </table:table-cell>
          <table:table-cell office:value-type="float" office:value="0.176537" calcext:value-type="float">
            <text:p>0.176537</text:p>
          </table:table-cell>
          <table:table-cell office:value-type="float" office:value="2385" calcext:value-type="float">
            <text:p>2385</text:p>
          </table:table-cell>
          <table:table-cell office:value-type="float" office:value="0.790745" calcext:value-type="float">
            <text:p>0.790745</text:p>
          </table:table-cell>
          <table:table-cell office:value-type="float" office:value="140.829" calcext:value-type="float">
            <text:p>140.829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9" calcext:value-type="float">
            <text:p>9</text:p>
          </table:table-cell>
          <table:table-cell office:value-type="float" office:value="0.853226" calcext:value-type="float">
            <text:p>0.853226</text:p>
          </table:table-cell>
          <table:table-cell office:value-type="float" office:value="75.188" calcext:value-type="float">
            <text:p>75.188</text:p>
          </table:table-cell>
          <table:table-cell office:value-type="float" office:value="0.158407" calcext:value-type="float">
            <text:p>0.158407</text:p>
          </table:table-cell>
          <table:table-cell office:value-type="float" office:value="52" calcext:value-type="float">
            <text:p>52</text:p>
          </table:table-cell>
          <table:table-cell office:value-type="float" office:value="0.908031" calcext:value-type="float">
            <text:p>0.908031</text:p>
          </table:table-cell>
          <table:table-cell office:value-type="float" office:value="65.4258" calcext:value-type="float">
            <text:p>65.4258</text:p>
          </table:table-cell>
          <table:table-cell office:value-type="float" office:value="0.134606" calcext:value-type="float">
            <text:p>0.134606</text:p>
          </table:table-cell>
          <table:table-cell/>
          <table:table-cell office:value-type="float" office:value="4229" calcext:value-type="float">
            <text:p>4229</text:p>
          </table:table-cell>
          <table:table-cell office:value-type="float" office:value="0.815205" calcext:value-type="float">
            <text:p>0.815205</text:p>
          </table:table-cell>
          <table:table-cell office:value-type="float" office:value="82.3794" calcext:value-type="float">
            <text:p>82.3794</text:p>
          </table:table-cell>
          <table:table-cell office:value-type="float" office:value="0.391077" calcext:value-type="float">
            <text:p>0.391077</text:p>
          </table:table-cell>
          <table:table-cell office:value-type="float" office:value="15" calcext:value-type="float">
            <text:p>15</text:p>
          </table:table-cell>
          <table:table-cell office:value-type="float" office:value="0.88322" calcext:value-type="float">
            <text:p>0.88322</text:p>
          </table:table-cell>
          <table:table-cell office:value-type="float" office:value="55.7907" calcext:value-type="float">
            <text:p>55.7907</text:p>
          </table:table-cell>
          <table:table-cell office:value-type="float" office:value="0.194801" calcext:value-type="float">
            <text:p>0.194801</text:p>
          </table:table-cell>
          <table:table-cell office:value-type="float" office:value="104" calcext:value-type="float">
            <text:p>104</text:p>
          </table:table-cell>
          <table:table-cell office:value-type="float" office:value="0.933195" calcext:value-type="float">
            <text:p>0.933195</text:p>
          </table:table-cell>
          <table:table-cell office:value-type="float" office:value="49.311" calcext:value-type="float">
            <text:p>49.311</text:p>
          </table:table-cell>
          <table:table-cell office:value-type="float" office:value="0.122197" calcext:value-type="float">
            <text:p>0.1221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.809483" calcext:value-type="float">
            <text:p>0.809483</text:p>
          </table:table-cell>
          <table:table-cell office:value-type="float" office:value="187.144" calcext:value-type="float">
            <text:p>187.144</text:p>
          </table:table-cell>
          <table:table-cell office:value-type="float" office:value="0.161684" calcext:value-type="float">
            <text:p>0.161684</text:p>
          </table:table-cell>
          <table:table-cell office:value-type="float" office:value="2" calcext:value-type="float">
            <text:p>2</text:p>
          </table:table-cell>
          <table:table-cell office:value-type="float" office:value="0.841845" calcext:value-type="float">
            <text:p>0.841845</text:p>
          </table:table-cell>
          <table:table-cell office:value-type="float" office:value="101.874" calcext:value-type="float">
            <text:p>101.874</text:p>
          </table:table-cell>
          <table:table-cell office:value-type="float" office:value="0.145394" calcext:value-type="float">
            <text:p>0.145394</text:p>
          </table:table-cell>
          <table:table-cell office:value-type="float" office:value="2226" calcext:value-type="float">
            <text:p>2226</text:p>
          </table:table-cell>
          <table:table-cell office:value-type="float" office:value="0.819209" calcext:value-type="float">
            <text:p>0.819209</text:p>
          </table:table-cell>
          <table:table-cell office:value-type="float" office:value="109.877" calcext:value-type="float">
            <text:p>109.877</text:p>
          </table:table-cell>
          <table:table-cell office:value-type="float" office:value="0.230882" calcext:value-type="float">
            <text:p>0.230882</text:p>
          </table:table-cell>
          <table:table-cell office:value-type="float" office:value="9" calcext:value-type="float">
            <text:p>9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59.5735" calcext:value-type="float">
            <text:p>59.5735</text:p>
          </table:table-cell>
          <table:table-cell office:value-type="float" office:value="0.102444" calcext:value-type="float">
            <text:p>0.102444</text:p>
          </table:table-cell>
          <table:table-cell office:value-type="float" office:value="53" calcext:value-type="float">
            <text:p>53</text:p>
          </table:table-cell>
          <table:table-cell office:value-type="float" office:value="0.924551" calcext:value-type="float">
            <text:p>0.924551</text:p>
          </table:table-cell>
          <table:table-cell office:value-type="float" office:value="61.0636" calcext:value-type="float">
            <text:p>61.0636</text:p>
          </table:table-cell>
          <table:table-cell office:value-type="float" office:value="0.0842357" calcext:value-type="float">
            <text:p>0.0842357</text:p>
          </table:table-cell>
          <table:table-cell/>
          <table:table-cell office:value-type="float" office:value="4554" calcext:value-type="float">
            <text:p>4554</text:p>
          </table:table-cell>
          <table:table-cell office:value-type="float" office:value="0.825972" calcext:value-type="float">
            <text:p>0.825972</text:p>
          </table:table-cell>
          <table:table-cell office:value-type="float" office:value="78.3148" calcext:value-type="float">
            <text:p>78.3148</text:p>
          </table:table-cell>
          <table:table-cell office:value-type="float" office:value="0.2652" calcext:value-type="float">
            <text:p>0.2652</text:p>
          </table:table-cell>
          <table:table-cell office:value-type="float" office:value="14" calcext:value-type="float">
            <text:p>14</text:p>
          </table:table-cell>
          <table:table-cell office:value-type="float" office:value="0.883069" calcext:value-type="float">
            <text:p>0.883069</text:p>
          </table:table-cell>
          <table:table-cell office:value-type="float" office:value="47.3304" calcext:value-type="float">
            <text:p>47.3304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101" calcext:value-type="float">
            <text:p>101</text:p>
          </table:table-cell>
          <table:table-cell office:value-type="float" office:value="0.936179" calcext:value-type="float">
            <text:p>0.936179</text:p>
          </table:table-cell>
          <table:table-cell office:value-type="float" office:value="55.123" calcext:value-type="float">
            <text:p>55.123</text:p>
          </table:table-cell>
          <table:table-cell office:value-type="float" office:value="0.0816587" calcext:value-type="float">
            <text:p>0.08165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0.812515" calcext:value-type="float">
            <text:p>0.812515</text:p>
          </table:table-cell>
          <table:table-cell office:value-type="float" office:value="203.75" calcext:value-type="float">
            <text:p>203.75</text:p>
          </table:table-cell>
          <table:table-cell office:value-type="float" office:value="0.18323" calcext:value-type="float">
            <text:p>0.18323</text:p>
          </table:table-cell>
          <table:table-cell office:value-type="float" office:value="2" calcext:value-type="float">
            <text:p>2</text:p>
          </table:table-cell>
          <table:table-cell office:value-type="float" office:value="0.84685" calcext:value-type="float">
            <text:p>0.84685</text:p>
          </table:table-cell>
          <table:table-cell office:value-type="float" office:value="100.785" calcext:value-type="float">
            <text:p>100.785</text:p>
          </table:table-cell>
          <table:table-cell office:value-type="float" office:value="0.177311" calcext:value-type="float">
            <text:p>0.177311</text:p>
          </table:table-cell>
          <table:table-cell office:value-type="float" office:value="2585" calcext:value-type="float">
            <text:p>2585</text:p>
          </table:table-cell>
          <table:table-cell office:value-type="float" office:value="0.809125" calcext:value-type="float">
            <text:p>0.809125</text:p>
          </table:table-cell>
          <table:table-cell office:value-type="float" office:value="129.343" calcext:value-type="float">
            <text:p>129.343</text:p>
          </table:table-cell>
          <table:table-cell office:value-type="float" office:value="0.292432" calcext:value-type="float">
            <text:p>0.292432</text:p>
          </table:table-cell>
          <table:table-cell office:value-type="float" office:value="9" calcext:value-type="float">
            <text:p>9</text:p>
          </table:table-cell>
          <table:table-cell office:value-type="float" office:value="0.871279" calcext:value-type="float">
            <text:p>0.871279</text:p>
          </table:table-cell>
          <table:table-cell office:value-type="float" office:value="62.9593" calcext:value-type="float">
            <text:p>62.9593</text:p>
          </table:table-cell>
          <table:table-cell office:value-type="float" office:value="0.147865" calcext:value-type="float">
            <text:p>0.147865</text:p>
          </table:table-cell>
          <table:table-cell office:value-type="float" office:value="54" calcext:value-type="float">
            <text:p>54</text:p>
          </table:table-cell>
          <table:table-cell office:value-type="float" office:value="0.931175" calcext:value-type="float">
            <text:p>0.931175</text:p>
          </table:table-cell>
          <table:table-cell office:value-type="float" office:value="47.621" calcext:value-type="float">
            <text:p>47.621</text:p>
          </table:table-cell>
          <table:table-cell office:value-type="float" office:value="0.112094" calcext:value-type="float">
            <text:p>0.112094</text:p>
          </table:table-cell>
          <table:table-cell/>
          <table:table-cell office:value-type="float" office:value="4014" calcext:value-type="float">
            <text:p>4014</text:p>
          </table:table-cell>
          <table:table-cell office:value-type="float" office:value="0.814891" calcext:value-type="float">
            <text:p>0.814891</text:p>
          </table:table-cell>
          <table:table-cell office:value-type="float" office:value="136.433" calcext:value-type="float">
            <text:p>136.433</text:p>
          </table:table-cell>
          <table:table-cell office:value-type="float" office:value="0.34454" calcext:value-type="float">
            <text:p>0.34454</text:p>
          </table:table-cell>
          <table:table-cell office:value-type="float" office:value="14" calcext:value-type="float">
            <text:p>14</text:p>
          </table:table-cell>
          <table:table-cell office:value-type="float" office:value="0.889198" calcext:value-type="float">
            <text:p>0.889198</text:p>
          </table:table-cell>
          <table:table-cell office:value-type="float" office:value="42.5378" calcext:value-type="float">
            <text:p>42.5378</text:p>
          </table:table-cell>
          <table:table-cell office:value-type="float" office:value="0.136596" calcext:value-type="float">
            <text:p>0.136596</text:p>
          </table:table-cell>
          <table:table-cell office:value-type="float" office:value="101" calcext:value-type="float">
            <text:p>101</text:p>
          </table:table-cell>
          <table:table-cell office:value-type="float" office:value="0.9425" calcext:value-type="float">
            <text:p>0.9425</text:p>
          </table:table-cell>
          <table:table-cell office:value-type="float" office:value="42.388" calcext:value-type="float">
            <text:p>42.388</text:p>
          </table:table-cell>
          <table:table-cell office:value-type="float" office:value="0.0911191" calcext:value-type="float">
            <text:p>0.09111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0.785654" calcext:value-type="float">
            <text:p>0.785654</text:p>
          </table:table-cell>
          <table:table-cell office:value-type="float" office:value="246.535" calcext:value-type="float">
            <text:p>246.535</text:p>
          </table:table-cell>
          <table:table-cell office:value-type="float" office:value="0.215906" calcext:value-type="float">
            <text:p>0.215906</text:p>
          </table:table-cell>
          <table:table-cell office:value-type="float" office:value="2" calcext:value-type="float">
            <text:p>2</text:p>
          </table:table-cell>
          <table:table-cell office:value-type="float" office:value="0.839824" calcext:value-type="float">
            <text:p>0.839824</text:p>
          </table:table-cell>
          <table:table-cell office:value-type="float" office:value="118.901" calcext:value-type="float">
            <text:p>118.901</text:p>
          </table:table-cell>
          <table:table-cell office:value-type="float" office:value="0.189217" calcext:value-type="float">
            <text:p>0.189217</text:p>
          </table:table-cell>
          <table:table-cell office:value-type="float" office:value="2171" calcext:value-type="float">
            <text:p>2171</text:p>
          </table:table-cell>
          <table:table-cell office:value-type="float" office:value="0.789261" calcext:value-type="float">
            <text:p>0.789261</text:p>
          </table:table-cell>
          <table:table-cell office:value-type="float" office:value="128.853" calcext:value-type="float">
            <text:p>128.853</text:p>
          </table:table-cell>
          <table:table-cell office:value-type="float" office:value="0.293105" calcext:value-type="float">
            <text:p>0.293105</text:p>
          </table:table-cell>
          <table:table-cell office:value-type="float" office:value="9" calcext:value-type="float">
            <text:p>9</text:p>
          </table:table-cell>
          <table:table-cell office:value-type="float" office:value="0.866849" calcext:value-type="float">
            <text:p>0.866849</text:p>
          </table:table-cell>
          <table:table-cell office:value-type="float" office:value="61.0176" calcext:value-type="float">
            <text:p>61.0176</text:p>
          </table:table-cell>
          <table:table-cell office:value-type="float" office:value="0.155046" calcext:value-type="float">
            <text:p>0.155046</text:p>
          </table:table-cell>
          <table:table-cell office:value-type="float" office:value="53" calcext:value-type="float">
            <text:p>5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61.1129" calcext:value-type="float">
            <text:p>61.1129</text:p>
          </table:table-cell>
          <table:table-cell office:value-type="float" office:value="0.10981" calcext:value-type="float">
            <text:p>0.10981</text:p>
          </table:table-cell>
          <table:table-cell/>
          <table:table-cell office:value-type="float" office:value="4192" calcext:value-type="float">
            <text:p>4192</text:p>
          </table:table-cell>
          <table:table-cell office:value-type="float" office:value="0.826299" calcext:value-type="float">
            <text:p>0.826299</text:p>
          </table:table-cell>
          <table:table-cell office:value-type="float" office:value="130.453" calcext:value-type="float">
            <text:p>130.453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14" calcext:value-type="float">
            <text:p>14</text:p>
          </table:table-cell>
          <table:table-cell office:value-type="float" office:value="0.891794" calcext:value-type="float">
            <text:p>0.891794</text:p>
          </table:table-cell>
          <table:table-cell office:value-type="float" office:value="47.081" calcext:value-type="float">
            <text:p>47.081</text:p>
          </table:table-cell>
          <table:table-cell office:value-type="float" office:value="0.13574" calcext:value-type="float">
            <text:p>0.13574</text:p>
          </table:table-cell>
          <table:table-cell office:value-type="float" office:value="101" calcext:value-type="float">
            <text:p>101</text:p>
          </table:table-cell>
          <table:table-cell office:value-type="float" office:value="0.944487" calcext:value-type="float">
            <text:p>0.944487</text:p>
          </table:table-cell>
          <table:table-cell office:value-type="float" office:value="41.3209" calcext:value-type="float">
            <text:p>41.3209</text:p>
          </table:table-cell>
          <table:table-cell office:value-type="float" office:value="0.0828978" calcext:value-type="float">
            <text:p>0.08289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.775284" calcext:value-type="float">
            <text:p>0.775284</text:p>
          </table:table-cell>
          <table:table-cell office:value-type="float" office:value="630.459" calcext:value-type="float">
            <text:p>630.459</text:p>
          </table:table-cell>
          <table:table-cell office:value-type="float" office:value="0.201537" calcext:value-type="float">
            <text:p>0.201537</text:p>
          </table:table-cell>
          <table:table-cell office:value-type="float" office:value="2" calcext:value-type="float">
            <text:p>2</text:p>
          </table:table-cell>
          <table:table-cell office:value-type="float" office:value="0.831774" calcext:value-type="float">
            <text:p>0.831774</text:p>
          </table:table-cell>
          <table:table-cell office:value-type="float" office:value="104.371" calcext:value-type="float">
            <text:p>104.371</text:p>
          </table:table-cell>
          <table:table-cell office:value-type="float" office:value="0.158219" calcext:value-type="float">
            <text:p>0.158219</text:p>
          </table:table-cell>
          <table:table-cell office:value-type="float" office:value="2157" calcext:value-type="float">
            <text:p>2157</text:p>
          </table:table-cell>
          <table:table-cell office:value-type="float" office:value="0.787164" calcext:value-type="float">
            <text:p>0.787164</text:p>
          </table:table-cell>
          <table:table-cell office:value-type="float" office:value="568.769" calcext:value-type="float">
            <text:p>568.769</text:p>
          </table:table-cell>
          <table:table-cell office:value-type="float" office:value="0.309558" calcext:value-type="float">
            <text:p>0.309558</text:p>
          </table:table-cell>
          <table:table-cell office:value-type="float" office:value="9" calcext:value-type="float">
            <text:p>9</text:p>
          </table:table-cell>
          <table:table-cell office:value-type="float" office:value="0.860581" calcext:value-type="float">
            <text:p>0.860581</text:p>
          </table:table-cell>
          <table:table-cell office:value-type="float" office:value="69.1266" calcext:value-type="float">
            <text:p>69.1266</text:p>
          </table:table-cell>
          <table:table-cell office:value-type="float" office:value="0.133104" calcext:value-type="float">
            <text:p>0.133104</text:p>
          </table:table-cell>
          <table:table-cell office:value-type="float" office:value="53" calcext:value-type="float">
            <text:p>53</text:p>
          </table:table-cell>
          <table:table-cell office:value-type="float" office:value="0.924209" calcext:value-type="float">
            <text:p>0.924209</text:p>
          </table:table-cell>
          <table:table-cell office:value-type="float" office:value="59.7169" calcext:value-type="float">
            <text:p>59.7169</text:p>
          </table:table-cell>
          <table:table-cell office:value-type="float" office:value="0.0946347" calcext:value-type="float">
            <text:p>0.0946347</text:p>
          </table:table-cell>
          <table:table-cell/>
          <table:table-cell office:value-type="float" office:value="3595" calcext:value-type="float">
            <text:p>3595</text:p>
          </table:table-cell>
          <table:table-cell office:value-type="float" office:value="0.81244" calcext:value-type="float">
            <text:p>0.81244</text:p>
          </table:table-cell>
          <table:table-cell office:value-type="float" office:value="85488.6" calcext:value-type="float">
            <text:p>85488.6</text:p>
          </table:table-cell>
          <table:table-cell office:value-type="float" office:value="0.99702" calcext:value-type="float">
            <text:p>0.99702</text:p>
          </table:table-cell>
          <table:table-cell office:value-type="float" office:value="14" calcext:value-type="float">
            <text:p>14</text:p>
          </table:table-cell>
          <table:table-cell office:value-type="float" office:value="0.8716" calcext:value-type="float">
            <text:p>0.8716</text:p>
          </table:table-cell>
          <table:table-cell office:value-type="float" office:value="52.5847" calcext:value-type="float">
            <text:p>52.5847</text:p>
          </table:table-cell>
          <table:table-cell office:value-type="float" office:value="0.140568" calcext:value-type="float">
            <text:p>0.140568</text:p>
          </table:table-cell>
          <table:table-cell office:value-type="float" office:value="100" calcext:value-type="float">
            <text:p>100</text:p>
          </table:table-cell>
          <table:table-cell office:value-type="float" office:value="0.929102" calcext:value-type="float">
            <text:p>0.929102</text:p>
          </table:table-cell>
          <table:table-cell office:value-type="float" office:value="52.4955" calcext:value-type="float">
            <text:p>52.4955</text:p>
          </table:table-cell>
          <table:table-cell office:value-type="float" office:value="0.0978285" calcext:value-type="float">
            <text:p>0.09782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0.800269" calcext:value-type="float">
            <text:p>0.800269</text:p>
          </table:table-cell>
          <table:table-cell office:value-type="float" office:value="250.79" calcext:value-type="float">
            <text:p>250.79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2" calcext:value-type="float">
            <text:p>2</text:p>
          </table:table-cell>
          <table:table-cell office:value-type="float" office:value="0.840077" calcext:value-type="float">
            <text:p>0.840077</text:p>
          </table:table-cell>
          <table:table-cell office:value-type="float" office:value="104.916" calcext:value-type="float">
            <text:p>104.916</text:p>
          </table:table-cell>
          <table:table-cell office:value-type="float" office:value="0.176433" calcext:value-type="float">
            <text:p>0.176433</text:p>
          </table:table-cell>
          <table:table-cell office:value-type="float" office:value="2288" calcext:value-type="float">
            <text:p>2288</text:p>
          </table:table-cell>
          <table:table-cell office:value-type="float" office:value="0.800369" calcext:value-type="float">
            <text:p>0.800369</text:p>
          </table:table-cell>
          <table:table-cell office:value-type="float" office:value="173.472" calcext:value-type="float">
            <text:p>173.472</text:p>
          </table:table-cell>
          <table:table-cell office:value-type="float" office:value="0.310525" calcext:value-type="float">
            <text:p>0.310525</text:p>
          </table:table-cell>
          <table:table-cell office:value-type="float" office:value="9" calcext:value-type="float">
            <text:p>9</text:p>
          </table:table-cell>
          <table:table-cell office:value-type="float" office:value="0.871424" calcext:value-type="float">
            <text:p>0.871424</text:p>
          </table:table-cell>
          <table:table-cell office:value-type="float" office:value="68.8897" calcext:value-type="float">
            <text:p>68.8897</text:p>
          </table:table-cell>
          <table:table-cell office:value-type="float" office:value="0.146641" calcext:value-type="float">
            <text:p>0.146641</text:p>
          </table:table-cell>
          <table:table-cell office:value-type="float" office:value="52" calcext:value-type="float">
            <text:p>52</text:p>
          </table:table-cell>
          <table:table-cell office:value-type="float" office:value="0.925849" calcext:value-type="float">
            <text:p>0.925849</text:p>
          </table:table-cell>
          <table:table-cell office:value-type="float" office:value="56.6798" calcext:value-type="float">
            <text:p>56.6798</text:p>
          </table:table-cell>
          <table:table-cell office:value-type="float" office:value="0.117119" calcext:value-type="float">
            <text:p>0.117119</text:p>
          </table:table-cell>
          <table:table-cell/>
          <table:table-cell office:value-type="float" office:value="3256" calcext:value-type="float">
            <text:p>3256</text:p>
          </table:table-cell>
          <table:table-cell office:value-type="float" office:value="0.811772" calcext:value-type="float">
            <text:p>0.811772</text:p>
          </table:table-cell>
          <table:table-cell office:value-type="float" office:value="105.833" calcext:value-type="float">
            <text:p>105.833</text:p>
          </table:table-cell>
          <table:table-cell office:value-type="float" office:value="0.329957" calcext:value-type="float">
            <text:p>0.329957</text:p>
          </table:table-cell>
          <table:table-cell office:value-type="float" office:value="14" calcext:value-type="float">
            <text:p>14</text:p>
          </table:table-cell>
          <table:table-cell office:value-type="float" office:value="0.879905" calcext:value-type="float">
            <text:p>0.879905</text:p>
          </table:table-cell>
          <table:table-cell office:value-type="float" office:value="53.3304" calcext:value-type="float">
            <text:p>53.3304</text:p>
          </table:table-cell>
          <table:table-cell office:value-type="float" office:value="0.149036" calcext:value-type="float">
            <text:p>0.149036</text:p>
          </table:table-cell>
          <table:table-cell office:value-type="float" office:value="98" calcext:value-type="float">
            <text:p>98</text:p>
          </table:table-cell>
          <table:table-cell office:value-type="float" office:value="0.933545" calcext:value-type="float">
            <text:p>0.933545</text:p>
          </table:table-cell>
          <table:table-cell office:value-type="float" office:value="47.4036" calcext:value-type="float">
            <text:p>47.4036</text:p>
          </table:table-cell>
          <table:table-cell office:value-type="float" office:value="0.0936583" calcext:value-type="float">
            <text:p>0.09365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.773794" calcext:value-type="float">
            <text:p>0.773794</text:p>
          </table:table-cell>
          <table:table-cell office:value-type="float" office:value="252.406" calcext:value-type="float">
            <text:p>252.406</text:p>
          </table:table-cell>
          <table:table-cell office:value-type="float" office:value="0.222641" calcext:value-type="float">
            <text:p>0.222641</text:p>
          </table:table-cell>
          <table:table-cell office:value-type="float" office:value="2" calcext:value-type="float">
            <text:p>2</text:p>
          </table:table-cell>
          <table:table-cell office:value-type="float" office:value="0.830607" calcext:value-type="float">
            <text:p>0.830607</text:p>
          </table:table-cell>
          <table:table-cell office:value-type="float" office:value="112.928" calcext:value-type="float">
            <text:p>112.928</text:p>
          </table:table-cell>
          <table:table-cell office:value-type="float" office:value="0.180316" calcext:value-type="float">
            <text:p>0.180316</text:p>
          </table:table-cell>
          <table:table-cell office:value-type="float" office:value="2819" calcext:value-type="float">
            <text:p>2819</text:p>
          </table:table-cell>
          <table:table-cell office:value-type="float" office:value="0.795342" calcext:value-type="float">
            <text:p>0.795342</text:p>
          </table:table-cell>
          <table:table-cell office:value-type="float" office:value="207.582" calcext:value-type="float">
            <text:p>207.582</text:p>
          </table:table-cell>
          <table:table-cell office:value-type="float" office:value="0.31218" calcext:value-type="float">
            <text:p>0.31218</text:p>
          </table:table-cell>
          <table:table-cell office:value-type="float" office:value="8" calcext:value-type="float">
            <text:p>8</text:p>
          </table:table-cell>
          <table:table-cell office:value-type="float" office:value="0.862649" calcext:value-type="float">
            <text:p>0.862649</text:p>
          </table:table-cell>
          <table:table-cell office:value-type="float" office:value="74.8389" calcext:value-type="float">
            <text:p>74.8389</text:p>
          </table:table-cell>
          <table:table-cell office:value-type="float" office:value="0.166196" calcext:value-type="float">
            <text:p>0.166196</text:p>
          </table:table-cell>
          <table:table-cell office:value-type="float" office:value="49" calcext:value-type="float">
            <text:p>49</text:p>
          </table:table-cell>
          <table:table-cell office:value-type="float" office:value="0.92232" calcext:value-type="float">
            <text:p>0.92232</text:p>
          </table:table-cell>
          <table:table-cell office:value-type="float" office:value="70.575" calcext:value-type="float">
            <text:p>70.575</text:p>
          </table:table-cell>
          <table:table-cell office:value-type="float" office:value="0.110431" calcext:value-type="float">
            <text:p>0.110431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0.789042" calcext:value-type="float">
            <text:p>0.789042</text:p>
          </table:table-cell>
          <table:table-cell office:value-type="float" office:value="516.272" calcext:value-type="float">
            <text:p>516.272</text:p>
          </table:table-cell>
          <table:table-cell office:value-type="float" office:value="0.388392" calcext:value-type="float">
            <text:p>0.388392</text:p>
          </table:table-cell>
          <table:table-cell office:value-type="float" office:value="14" calcext:value-type="float">
            <text:p>14</text:p>
          </table:table-cell>
          <table:table-cell office:value-type="float" office:value="0.880132" calcext:value-type="float">
            <text:p>0.880132</text:p>
          </table:table-cell>
          <table:table-cell office:value-type="float" office:value="50.7701" calcext:value-type="float">
            <text:p>50.7701</text:p>
          </table:table-cell>
          <table:table-cell office:value-type="float" office:value="0.155439" calcext:value-type="float">
            <text:p>0.155439</text:p>
          </table:table-cell>
          <table:table-cell office:value-type="float" office:value="95" calcext:value-type="float">
            <text:p>95</text:p>
          </table:table-cell>
          <table:table-cell office:value-type="float" office:value="0.932601" calcext:value-type="float">
            <text:p>0.932601</text:p>
          </table:table-cell>
          <table:table-cell office:value-type="float" office:value="51.0384" calcext:value-type="float">
            <text:p>51.0384</text:p>
          </table:table-cell>
          <table:table-cell office:value-type="float" office:value="0.114201" calcext:value-type="float">
            <text:p>0.1142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.7645" calcext:value-type="float">
            <text:p>0.7645</text:p>
          </table:table-cell>
          <table:table-cell office:value-type="float" office:value="341.418" calcext:value-type="float">
            <text:p>341.418</text:p>
          </table:table-cell>
          <table:table-cell office:value-type="float" office:value="0.249388" calcext:value-type="float">
            <text:p>0.249388</text:p>
          </table:table-cell>
          <table:table-cell office:value-type="float" office:value="2" calcext:value-type="float">
            <text:p>2</text:p>
          </table:table-cell>
          <table:table-cell office:value-type="float" office:value="0.818149" calcext:value-type="float">
            <text:p>0.818149</text:p>
          </table:table-cell>
          <table:table-cell office:value-type="float" office:value="101.217" calcext:value-type="float">
            <text:p>101.217</text:p>
          </table:table-cell>
          <table:table-cell office:value-type="float" office:value="0.185152" calcext:value-type="float">
            <text:p>0.185152</text:p>
          </table:table-cell>
          <table:table-cell office:value-type="float" office:value="3386" calcext:value-type="float">
            <text:p>3386</text:p>
          </table:table-cell>
          <table:table-cell office:value-type="float" office:value="0.778606" calcext:value-type="float">
            <text:p>0.778606</text:p>
          </table:table-cell>
          <table:table-cell office:value-type="float" office:value="312.88" calcext:value-type="float">
            <text:p>312.88</text:p>
          </table:table-cell>
          <table:table-cell office:value-type="float" office:value="0.351382" calcext:value-type="float">
            <text:p>0.351382</text:p>
          </table:table-cell>
          <table:table-cell office:value-type="float" office:value="8" calcext:value-type="float">
            <text:p>8</text:p>
          </table:table-cell>
          <table:table-cell office:value-type="float" office:value="0.844551" calcext:value-type="float">
            <text:p>0.844551</text:p>
          </table:table-cell>
          <table:table-cell office:value-type="float" office:value="65.5929" calcext:value-type="float">
            <text:p>65.5929</text:p>
          </table:table-cell>
          <table:table-cell office:value-type="float" office:value="0.158545" calcext:value-type="float">
            <text:p>0.158545</text:p>
          </table:table-cell>
          <table:table-cell office:value-type="float" office:value="48" calcext:value-type="float">
            <text:p>48</text:p>
          </table:table-cell>
          <table:table-cell office:value-type="float" office:value="0.914055" calcext:value-type="float">
            <text:p>0.914055</text:p>
          </table:table-cell>
          <table:table-cell office:value-type="float" office:value="64.7037" calcext:value-type="float">
            <text:p>64.7037</text:p>
          </table:table-cell>
          <table:table-cell office:value-type="float" office:value="0.141521" calcext:value-type="float">
            <text:p>0.141521</text:p>
          </table:table-cell>
          <table:table-cell/>
          <table:table-cell office:value-type="float" office:value="3935" calcext:value-type="float">
            <text:p>3935</text:p>
          </table:table-cell>
          <table:table-cell office:value-type="float" office:value="0.818536" calcext:value-type="float">
            <text:p>0.818536</text:p>
          </table:table-cell>
          <table:table-cell office:value-type="float" office:value="99.6943" calcext:value-type="float">
            <text:p>99.6943</text:p>
          </table:table-cell>
          <table:table-cell office:value-type="float" office:value="0.265433" calcext:value-type="float">
            <text:p>0.265433</text:p>
          </table:table-cell>
          <table:table-cell office:value-type="float" office:value="14" calcext:value-type="float">
            <text:p>14</text:p>
          </table:table-cell>
          <table:table-cell office:value-type="float" office:value="0.880239" calcext:value-type="float">
            <text:p>0.880239</text:p>
          </table:table-cell>
          <table:table-cell office:value-type="float" office:value="54.4503" calcext:value-type="float">
            <text:p>54.4503</text:p>
          </table:table-cell>
          <table:table-cell office:value-type="float" office:value="0.148114" calcext:value-type="float">
            <text:p>0.148114</text:p>
          </table:table-cell>
          <table:table-cell office:value-type="float" office:value="96" calcext:value-type="float">
            <text:p>96</text:p>
          </table:table-cell>
          <table:table-cell office:value-type="float" office:value="0.927067" calcext:value-type="float">
            <text:p>0.927067</text:p>
          </table:table-cell>
          <table:table-cell office:value-type="float" office:value="56.0016" calcext:value-type="float">
            <text:p>56.0016</text:p>
          </table:table-cell>
          <table:table-cell office:value-type="float" office:value="0.116439" calcext:value-type="float">
            <text:p>0.1164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787641" calcext:value-type="float">
            <text:p>0.787641</text:p>
          </table:table-cell>
          <table:table-cell office:value-type="float" office:value="298.098" calcext:value-type="float">
            <text:p>298.098</text:p>
          </table:table-cell>
          <table:table-cell office:value-type="float" office:value="0.270596" calcext:value-type="float">
            <text:p>0.270596</text:p>
          </table:table-cell>
          <table:table-cell office:value-type="float" office:value="2" calcext:value-type="float">
            <text:p>2</text:p>
          </table:table-cell>
          <table:table-cell office:value-type="float" office:value="0.815648" calcext:value-type="float">
            <text:p>0.815648</text:p>
          </table:table-cell>
          <table:table-cell office:value-type="float" office:value="106.752" calcext:value-type="float">
            <text:p>106.752</text:p>
          </table:table-cell>
          <table:table-cell office:value-type="float" office:value="0.231868" calcext:value-type="float">
            <text:p>0.231868</text:p>
          </table:table-cell>
          <table:table-cell office:value-type="float" office:value="2454" calcext:value-type="float">
            <text:p>2454</text:p>
          </table:table-cell>
          <table:table-cell office:value-type="float" office:value="0.778771" calcext:value-type="float">
            <text:p>0.778771</text:p>
          </table:table-cell>
          <table:table-cell office:value-type="float" office:value="449.032" calcext:value-type="float">
            <text:p>449.032</text:p>
          </table:table-cell>
          <table:table-cell office:value-type="float" office:value="0.446217" calcext:value-type="float">
            <text:p>0.446217</text:p>
          </table:table-cell>
          <table:table-cell office:value-type="float" office:value="8" calcext:value-type="float">
            <text:p>8</text:p>
          </table:table-cell>
          <table:table-cell office:value-type="float" office:value="0.844802" calcext:value-type="float">
            <text:p>0.844802</text:p>
          </table:table-cell>
          <table:table-cell office:value-type="float" office:value="74.9757" calcext:value-type="float">
            <text:p>74.9757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49" calcext:value-type="float">
            <text:p>49</text:p>
          </table:table-cell>
          <table:table-cell office:value-type="float" office:value="0.905044" calcext:value-type="float">
            <text:p>0.905044</text:p>
          </table:table-cell>
          <table:table-cell office:value-type="float" office:value="64.6306" calcext:value-type="float">
            <text:p>64.6306</text:p>
          </table:table-cell>
          <table:table-cell office:value-type="float" office:value="0.169254" calcext:value-type="float">
            <text:p>0.169254</text:p>
          </table:table-cell>
          <table:table-cell/>
          <table:table-cell office:value-type="float" office:value="3911" calcext:value-type="float">
            <text:p>3911</text:p>
          </table:table-cell>
          <table:table-cell office:value-type="float" office:value="0.80397" calcext:value-type="float">
            <text:p>0.80397</text:p>
          </table:table-cell>
          <table:table-cell office:value-type="float" office:value="235.743" calcext:value-type="float">
            <text:p>235.743</text:p>
          </table:table-cell>
          <table:table-cell office:value-type="float" office:value="0.307823" calcext:value-type="float">
            <text:p>0.307823</text:p>
          </table:table-cell>
          <table:table-cell office:value-type="float" office:value="14" calcext:value-type="float">
            <text:p>14</text:p>
          </table:table-cell>
          <table:table-cell office:value-type="float" office:value="0.876508" calcext:value-type="float">
            <text:p>0.876508</text:p>
          </table:table-cell>
          <table:table-cell office:value-type="float" office:value="46.4813" calcext:value-type="float">
            <text:p>46.4813</text:p>
          </table:table-cell>
          <table:table-cell office:value-type="float" office:value="0.174572" calcext:value-type="float">
            <text:p>0.174572</text:p>
          </table:table-cell>
          <table:table-cell office:value-type="float" office:value="94" calcext:value-type="float">
            <text:p>94</text:p>
          </table:table-cell>
          <table:table-cell office:value-type="float" office:value="0.923038" calcext:value-type="float">
            <text:p>0.923038</text:p>
          </table:table-cell>
          <table:table-cell office:value-type="float" office:value="43.3378" calcext:value-type="float">
            <text:p>43.3378</text:p>
          </table:table-cell>
          <table:table-cell office:value-type="float" office:value="0.137034" calcext:value-type="float">
            <text:p>0.1370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.7771" calcext:value-type="float">
            <text:p>0.7771</text:p>
          </table:table-cell>
          <table:table-cell office:value-type="float" office:value="247.609" calcext:value-type="float">
            <text:p>247.609</text:p>
          </table:table-cell>
          <table:table-cell office:value-type="float" office:value="0.272704" calcext:value-type="float">
            <text:p>0.272704</text:p>
          </table:table-cell>
          <table:table-cell office:value-type="float" office:value="2" calcext:value-type="float">
            <text:p>2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116.977" calcext:value-type="float">
            <text:p>116.977</text:p>
          </table:table-cell>
          <table:table-cell office:value-type="float" office:value="0.187793" calcext:value-type="float">
            <text:p>0.187793</text:p>
          </table:table-cell>
          <table:table-cell office:value-type="float" office:value="3059" calcext:value-type="float">
            <text:p>3059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214.525" calcext:value-type="float">
            <text:p>214.525</text:p>
          </table:table-cell>
          <table:table-cell office:value-type="float" office:value="0.393279" calcext:value-type="float">
            <text:p>0.393279</text:p>
          </table:table-cell>
          <table:table-cell office:value-type="float" office:value="8" calcext:value-type="float">
            <text:p>8</text:p>
          </table:table-cell>
          <table:table-cell office:value-type="float" office:value="0.843331" calcext:value-type="float">
            <text:p>0.843331</text:p>
          </table:table-cell>
          <table:table-cell office:value-type="float" office:value="68.8101" calcext:value-type="float">
            <text:p>68.8101</text:p>
          </table:table-cell>
          <table:table-cell office:value-type="float" office:value="0.163146" calcext:value-type="float">
            <text:p>0.163146</text:p>
          </table:table-cell>
          <table:table-cell office:value-type="float" office:value="49" calcext:value-type="float">
            <text:p>49</text:p>
          </table:table-cell>
          <table:table-cell office:value-type="float" office:value="0.915446" calcext:value-type="float">
            <text:p>0.915446</text:p>
          </table:table-cell>
          <table:table-cell office:value-type="float" office:value="48.9366" calcext:value-type="float">
            <text:p>48.9366</text:p>
          </table:table-cell>
          <table:table-cell office:value-type="float" office:value="0.113571" calcext:value-type="float">
            <text:p>0.113571</text:p>
          </table:table-cell>
          <table:table-cell/>
          <table:table-cell office:value-type="float" office:value="4507" calcext:value-type="float">
            <text:p>4507</text:p>
          </table:table-cell>
          <table:table-cell office:value-type="float" office:value="0.814889" calcext:value-type="float">
            <text:p>0.814889</text:p>
          </table:table-cell>
          <table:table-cell office:value-type="float" office:value="78.9388" calcext:value-type="float">
            <text:p>78.9388</text:p>
          </table:table-cell>
          <table:table-cell office:value-type="float" office:value="0.294856" calcext:value-type="float">
            <text:p>0.294856</text:p>
          </table:table-cell>
          <table:table-cell office:value-type="float" office:value="14" calcext:value-type="float">
            <text:p>14</text:p>
          </table:table-cell>
          <table:table-cell office:value-type="float" office:value="0.872526" calcext:value-type="float">
            <text:p>0.872526</text:p>
          </table:table-cell>
          <table:table-cell office:value-type="float" office:value="44.6677" calcext:value-type="float">
            <text:p>44.6677</text:p>
          </table:table-cell>
          <table:table-cell office:value-type="float" office:value="0.149334" calcext:value-type="float">
            <text:p>0.149334</text:p>
          </table:table-cell>
          <table:table-cell office:value-type="float" office:value="96" calcext:value-type="float">
            <text:p>96</text:p>
          </table:table-cell>
          <table:table-cell office:value-type="float" office:value="0.925776" calcext:value-type="float">
            <text:p>0.925776</text:p>
          </table:table-cell>
          <table:table-cell office:value-type="float" office:value="44.1819" calcext:value-type="float">
            <text:p>44.1819</text:p>
          </table:table-cell>
          <table:table-cell office:value-type="float" office:value="0.12892" calcext:value-type="float">
            <text:p>0.128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0.804858" calcext:value-type="float">
            <text:p>0.804858</text:p>
          </table:table-cell>
          <table:table-cell office:value-type="float" office:value="161.126" calcext:value-type="float">
            <text:p>161.126</text:p>
          </table:table-cell>
          <table:table-cell office:value-type="float" office:value="0.197954" calcext:value-type="float">
            <text:p>0.197954</text:p>
          </table:table-cell>
          <table:table-cell office:value-type="float" office:value="2" calcext:value-type="float">
            <text:p>2</text:p>
          </table:table-cell>
          <table:table-cell office:value-type="float" office:value="0.826127" calcext:value-type="float">
            <text:p>0.826127</text:p>
          </table:table-cell>
          <table:table-cell office:value-type="float" office:value="110.617" calcext:value-type="float">
            <text:p>110.617</text:p>
          </table:table-cell>
          <table:table-cell office:value-type="float" office:value="0.183205" calcext:value-type="float">
            <text:p>0.183205</text:p>
          </table:table-cell>
          <table:table-cell office:value-type="float" office:value="4178" calcext:value-type="float">
            <text:p>4178</text:p>
          </table:table-cell>
          <table:table-cell office:value-type="float" office:value="0.822682" calcext:value-type="float">
            <text:p>0.822682</text:p>
          </table:table-cell>
          <table:table-cell office:value-type="float" office:value="106.588" calcext:value-type="float">
            <text:p>106.588</text:p>
          </table:table-cell>
          <table:table-cell office:value-type="float" office:value="0.246766" calcext:value-type="float">
            <text:p>0.246766</text:p>
          </table:table-cell>
          <table:table-cell office:value-type="float" office:value="9" calcext:value-type="float">
            <text:p>9</text:p>
          </table:table-cell>
          <table:table-cell office:value-type="float" office:value="0.862676" calcext:value-type="float">
            <text:p>0.862676</text:p>
          </table:table-cell>
          <table:table-cell office:value-type="float" office:value="59.5036" calcext:value-type="float">
            <text:p>59.5036</text:p>
          </table:table-cell>
          <table:table-cell office:value-type="float" office:value="0.148091" calcext:value-type="float">
            <text:p>0.148091</text:p>
          </table:table-cell>
          <table:table-cell office:value-type="float" office:value="51" calcext:value-type="float">
            <text:p>51</text:p>
          </table:table-cell>
          <table:table-cell office:value-type="float" office:value="0.920042" calcext:value-type="float">
            <text:p>0.920042</text:p>
          </table:table-cell>
          <table:table-cell office:value-type="float" office:value="51.3746" calcext:value-type="float">
            <text:p>51.3746</text:p>
          </table:table-cell>
          <table:table-cell office:value-type="float" office:value="0.118743" calcext:value-type="float">
            <text:p>0.118743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0.808421" calcext:value-type="float">
            <text:p>0.808421</text:p>
          </table:table-cell>
          <table:table-cell office:value-type="float" office:value="206.93" calcext:value-type="float">
            <text:p>206.93</text:p>
          </table:table-cell>
          <table:table-cell office:value-type="float" office:value="0.365087" calcext:value-type="float">
            <text:p>0.365087</text:p>
          </table:table-cell>
          <table:table-cell office:value-type="float" office:value="14" calcext:value-type="float">
            <text:p>14</text:p>
          </table:table-cell>
          <table:table-cell office:value-type="float" office:value="0.878974" calcext:value-type="float">
            <text:p>0.878974</text:p>
          </table:table-cell>
          <table:table-cell office:value-type="float" office:value="45.8453" calcext:value-type="float">
            <text:p>45.8453</text:p>
          </table:table-cell>
          <table:table-cell office:value-type="float" office:value="0.143297" calcext:value-type="float">
            <text:p>0.143297</text:p>
          </table:table-cell>
          <table:table-cell office:value-type="float" office:value="96" calcext:value-type="float">
            <text:p>96</text:p>
          </table:table-cell>
          <table:table-cell office:value-type="float" office:value="0.929295" calcext:value-type="float">
            <text:p>0.929295</text:p>
          </table:table-cell>
          <table:table-cell office:value-type="float" office:value="46.2673" calcext:value-type="float">
            <text:p>46.2673</text:p>
          </table:table-cell>
          <table:table-cell office:value-type="float" office:value="0.102396" calcext:value-type="float">
            <text:p>0.1023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77718" calcext:value-type="float">
            <text:p>0.77718</text:p>
          </table:table-cell>
          <table:table-cell office:value-type="float" office:value="522.429" calcext:value-type="float">
            <text:p>522.429</text:p>
          </table:table-cell>
          <table:table-cell office:value-type="float" office:value="0.306638" calcext:value-type="float">
            <text:p>0.306638</text:p>
          </table:table-cell>
          <table:table-cell office:value-type="float" office:value="2" calcext:value-type="float">
            <text:p>2</text:p>
          </table:table-cell>
          <table:table-cell office:value-type="float" office:value="0.807668" calcext:value-type="float">
            <text:p>0.807668</text:p>
          </table:table-cell>
          <table:table-cell office:value-type="float" office:value="107.957" calcext:value-type="float">
            <text:p>107.957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3053" calcext:value-type="float">
            <text:p>3053</text:p>
          </table:table-cell>
          <table:table-cell office:value-type="float" office:value="0.774282" calcext:value-type="float">
            <text:p>0.774282</text:p>
          </table:table-cell>
          <table:table-cell office:value-type="float" office:value="224.861" calcext:value-type="float">
            <text:p>224.861</text:p>
          </table:table-cell>
          <table:table-cell office:value-type="float" office:value="0.333032" calcext:value-type="float">
            <text:p>0.333032</text:p>
          </table:table-cell>
          <table:table-cell office:value-type="float" office:value="9" calcext:value-type="float">
            <text:p>9</text:p>
          </table:table-cell>
          <table:table-cell office:value-type="float" office:value="0.846862" calcext:value-type="float">
            <text:p>0.846862</text:p>
          </table:table-cell>
          <table:table-cell office:value-type="float" office:value="62.0074" calcext:value-type="float">
            <text:p>62.0074</text:p>
          </table:table-cell>
          <table:table-cell office:value-type="float" office:value="0.163739" calcext:value-type="float">
            <text:p>0.163739</text:p>
          </table:table-cell>
          <table:table-cell office:value-type="float" office:value="51" calcext:value-type="float">
            <text:p>51</text:p>
          </table:table-cell>
          <table:table-cell office:value-type="float" office:value="0.899796" calcext:value-type="float">
            <text:p>0.899796</text:p>
          </table:table-cell>
          <table:table-cell office:value-type="float" office:value="55.4018" calcext:value-type="float">
            <text:p>55.4018</text:p>
          </table:table-cell>
          <table:table-cell office:value-type="float" office:value="0.155635" calcext:value-type="float">
            <text:p>0.155635</text:p>
          </table:table-cell>
          <table:table-cell/>
          <table:table-cell office:value-type="float" office:value="4124" calcext:value-type="float">
            <text:p>4124</text:p>
          </table:table-cell>
          <table:table-cell office:value-type="float" office:value="0.786587" calcext:value-type="float">
            <text:p>0.786587</text:p>
          </table:table-cell>
          <table:table-cell office:value-type="float" office:value="97609.4" calcext:value-type="float">
            <text:p>97609.4</text:p>
          </table:table-cell>
          <table:table-cell office:value-type="float" office:value="1.50508" calcext:value-type="float">
            <text:p>1.50508</text:p>
          </table:table-cell>
          <table:table-cell office:value-type="float" office:value="14" calcext:value-type="float">
            <text:p>14</text:p>
          </table:table-cell>
          <table:table-cell office:value-type="float" office:value="0.871315" calcext:value-type="float">
            <text:p>0.871315</text:p>
          </table:table-cell>
          <table:table-cell office:value-type="float" office:value="46.6382" calcext:value-type="float">
            <text:p>46.6382</text:p>
          </table:table-cell>
          <table:table-cell office:value-type="float" office:value="0.198172" calcext:value-type="float">
            <text:p>0.198172</text:p>
          </table:table-cell>
          <table:table-cell office:value-type="float" office:value="94" calcext:value-type="float">
            <text:p>94</text:p>
          </table:table-cell>
          <table:table-cell office:value-type="float" office:value="0.913869" calcext:value-type="float">
            <text:p>0.913869</text:p>
          </table:table-cell>
          <table:table-cell office:value-type="float" office:value="47.3912" calcext:value-type="float">
            <text:p>47.3912</text:p>
          </table:table-cell>
          <table:table-cell office:value-type="float" office:value="0.173734" calcext:value-type="float">
            <text:p>0.1737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0.786948" calcext:value-type="float">
            <text:p>0.786948</text:p>
          </table:table-cell>
          <table:table-cell office:value-type="float" office:value="509.929" calcext:value-type="float">
            <text:p>509.929</text:p>
          </table:table-cell>
          <table:table-cell office:value-type="float" office:value="0.238049" calcext:value-type="float">
            <text:p>0.238049</text:p>
          </table:table-cell>
          <table:table-cell office:value-type="float" office:value="2" calcext:value-type="float">
            <text:p>2</text:p>
          </table:table-cell>
          <table:table-cell office:value-type="float" office:value="0.811341" calcext:value-type="float">
            <text:p>0.811341</text:p>
          </table:table-cell>
          <table:table-cell office:value-type="float" office:value="100.004" calcext:value-type="float">
            <text:p>100.004</text:p>
          </table:table-cell>
          <table:table-cell office:value-type="float" office:value="0.186093" calcext:value-type="float">
            <text:p>0.186093</text:p>
          </table:table-cell>
          <table:table-cell office:value-type="float" office:value="2485" calcext:value-type="float">
            <text:p>2485</text:p>
          </table:table-cell>
          <table:table-cell office:value-type="float" office:value="0.785801" calcext:value-type="float">
            <text:p>0.785801</text:p>
          </table:table-cell>
          <table:table-cell office:value-type="float" office:value="118.649" calcext:value-type="float">
            <text:p>118.649</text:p>
          </table:table-cell>
          <table:table-cell office:value-type="float" office:value="0.276838" calcext:value-type="float">
            <text:p>0.276838</text:p>
          </table:table-cell>
          <table:table-cell office:value-type="float" office:value="9" calcext:value-type="float">
            <text:p>9</text:p>
          </table:table-cell>
          <table:table-cell office:value-type="float" office:value="0.850312" calcext:value-type="float">
            <text:p>0.850312</text:p>
          </table:table-cell>
          <table:table-cell office:value-type="float" office:value="64.4453" calcext:value-type="float">
            <text:p>64.4453</text:p>
          </table:table-cell>
          <table:table-cell office:value-type="float" office:value="0.155342" calcext:value-type="float">
            <text:p>0.155342</text:p>
          </table:table-cell>
          <table:table-cell office:value-type="float" office:value="51" calcext:value-type="float">
            <text:p>51</text:p>
          </table:table-cell>
          <table:table-cell office:value-type="float" office:value="0.913743" calcext:value-type="float">
            <text:p>0.913743</text:p>
          </table:table-cell>
          <table:table-cell office:value-type="float" office:value="68.9817" calcext:value-type="float">
            <text:p>68.9817</text:p>
          </table:table-cell>
          <table:table-cell office:value-type="float" office:value="0.132999" calcext:value-type="float">
            <text:p>0.132999</text:p>
          </table:table-cell>
          <table:table-cell/>
          <table:table-cell office:value-type="float" office:value="3827" calcext:value-type="float">
            <text:p>3827</text:p>
          </table:table-cell>
          <table:table-cell office:value-type="float" office:value="0.779" calcext:value-type="float">
            <text:p>0.779</text:p>
          </table:table-cell>
          <table:table-cell office:value-type="float" office:value="7309.63" calcext:value-type="float">
            <text:p>7309.63</text:p>
          </table:table-cell>
          <table:table-cell office:value-type="float" office:value="0.503107" calcext:value-type="float">
            <text:p>0.503107</text:p>
          </table:table-cell>
          <table:table-cell office:value-type="float" office:value="14" calcext:value-type="float">
            <text:p>14</text:p>
          </table:table-cell>
          <table:table-cell office:value-type="float" office:value="0.868055" calcext:value-type="float">
            <text:p>0.868055</text:p>
          </table:table-cell>
          <table:table-cell office:value-type="float" office:value="42.1427" calcext:value-type="float">
            <text:p>42.1427</text:p>
          </table:table-cell>
          <table:table-cell office:value-type="float" office:value="0.167028" calcext:value-type="float">
            <text:p>0.167028</text:p>
          </table:table-cell>
          <table:table-cell office:value-type="float" office:value="96" calcext:value-type="float">
            <text:p>96</text:p>
          </table:table-cell>
          <table:table-cell office:value-type="float" office:value="0.926589" calcext:value-type="float">
            <text:p>0.926589</text:p>
          </table:table-cell>
          <table:table-cell office:value-type="float" office:value="55.3695" calcext:value-type="float">
            <text:p>55.3695</text:p>
          </table:table-cell>
          <table:table-cell office:value-type="float" office:value="0.154113" calcext:value-type="float">
            <text:p>0.1541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.809387" calcext:value-type="float">
            <text:p>0.809387</text:p>
          </table:table-cell>
          <table:table-cell office:value-type="float" office:value="227.729" calcext:value-type="float">
            <text:p>227.729</text:p>
          </table:table-cell>
          <table:table-cell office:value-type="float" office:value="0.172879" calcext:value-type="float">
            <text:p>0.172879</text:p>
          </table:table-cell>
          <table:table-cell office:value-type="float" office:value="2" calcext:value-type="float">
            <text:p>2</text:p>
          </table:table-cell>
          <table:table-cell office:value-type="float" office:value="0.823327" calcext:value-type="float">
            <text:p>0.823327</text:p>
          </table:table-cell>
          <table:table-cell office:value-type="float" office:value="93.2066" calcext:value-type="float">
            <text:p>93.2066</text:p>
          </table:table-cell>
          <table:table-cell office:value-type="float" office:value="0.156929" calcext:value-type="float">
            <text:p>0.156929</text:p>
          </table:table-cell>
          <table:table-cell office:value-type="float" office:value="3363" calcext:value-type="float">
            <text:p>3363</text:p>
          </table:table-cell>
          <table:table-cell office:value-type="float" office:value="0.800935" calcext:value-type="float">
            <text:p>0.800935</text:p>
          </table:table-cell>
          <table:table-cell office:value-type="float" office:value="118.979" calcext:value-type="float">
            <text:p>118.979</text:p>
          </table:table-cell>
          <table:table-cell office:value-type="float" office:value="0.253312" calcext:value-type="float">
            <text:p>0.253312</text:p>
          </table:table-cell>
          <table:table-cell office:value-type="float" office:value="9" calcext:value-type="float">
            <text:p>9</text:p>
          </table:table-cell>
          <table:table-cell office:value-type="float" office:value="0.863873" calcext:value-type="float">
            <text:p>0.863873</text:p>
          </table:table-cell>
          <table:table-cell office:value-type="float" office:value="52.2168" calcext:value-type="float">
            <text:p>52.2168</text:p>
          </table:table-cell>
          <table:table-cell office:value-type="float" office:value="0.131928" calcext:value-type="float">
            <text:p>0.131928</text:p>
          </table:table-cell>
          <table:table-cell office:value-type="float" office:value="53" calcext:value-type="float">
            <text:p>53</text:p>
          </table:table-cell>
          <table:table-cell office:value-type="float" office:value="0.932109" calcext:value-type="float">
            <text:p>0.932109</text:p>
          </table:table-cell>
          <table:table-cell office:value-type="float" office:value="44.6078" calcext:value-type="float">
            <text:p>44.6078</text:p>
          </table:table-cell>
          <table:table-cell office:value-type="float" office:value="0.0991584" calcext:value-type="float">
            <text:p>0.0991584</text:p>
          </table:table-cell>
          <table:table-cell/>
          <table:table-cell office:value-type="float" office:value="3867" calcext:value-type="float">
            <text:p>3867</text:p>
          </table:table-cell>
          <table:table-cell office:value-type="float" office:value="0.805048" calcext:value-type="float">
            <text:p>0.805048</text:p>
          </table:table-cell>
          <table:table-cell office:value-type="float" office:value="165.184" calcext:value-type="float">
            <text:p>165.184</text:p>
          </table:table-cell>
          <table:table-cell office:value-type="float" office:value="0.328207" calcext:value-type="float">
            <text:p>0.328207</text:p>
          </table:table-cell>
          <table:table-cell office:value-type="float" office:value="14" calcext:value-type="float">
            <text:p>14</text:p>
          </table:table-cell>
          <table:table-cell office:value-type="float" office:value="0.870834" calcext:value-type="float">
            <text:p>0.870834</text:p>
          </table:table-cell>
          <table:table-cell office:value-type="float" office:value="42.881" calcext:value-type="float">
            <text:p>42.881</text:p>
          </table:table-cell>
          <table:table-cell office:value-type="float" office:value="0.155561" calcext:value-type="float">
            <text:p>0.155561</text:p>
          </table:table-cell>
          <table:table-cell office:value-type="float" office:value="95" calcext:value-type="float">
            <text:p>95</text:p>
          </table:table-cell>
          <table:table-cell office:value-type="float" office:value="0.935587" calcext:value-type="float">
            <text:p>0.935587</text:p>
          </table:table-cell>
          <table:table-cell office:value-type="float" office:value="39.4869" calcext:value-type="float">
            <text:p>39.4869</text:p>
          </table:table-cell>
          <table:table-cell office:value-type="float" office:value="0.0961534" calcext:value-type="float">
            <text:p>0.09615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.799134" calcext:value-type="float">
            <text:p>0.799134</text:p>
          </table:table-cell>
          <table:table-cell office:value-type="float" office:value="262.949" calcext:value-type="float">
            <text:p>262.949</text:p>
          </table:table-cell>
          <table:table-cell office:value-type="float" office:value="0.254502" calcext:value-type="float">
            <text:p>0.254502</text:p>
          </table:table-cell>
          <table:table-cell office:value-type="float" office:value="2" calcext:value-type="float">
            <text:p>2</text:p>
          </table:table-cell>
          <table:table-cell office:value-type="float" office:value="0.804585" calcext:value-type="float">
            <text:p>0.804585</text:p>
          </table:table-cell>
          <table:table-cell office:value-type="float" office:value="84.6219" calcext:value-type="float">
            <text:p>84.6219</text:p>
          </table:table-cell>
          <table:table-cell office:value-type="float" office:value="0.200034" calcext:value-type="float">
            <text:p>0.200034</text:p>
          </table:table-cell>
          <table:table-cell office:value-type="float" office:value="2471" calcext:value-type="float">
            <text:p>2471</text:p>
          </table:table-cell>
          <table:table-cell office:value-type="float" office:value="0.798462" calcext:value-type="float">
            <text:p>0.798462</text:p>
          </table:table-cell>
          <table:table-cell office:value-type="float" office:value="161.005" calcext:value-type="float">
            <text:p>161.005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9" calcext:value-type="float">
            <text:p>9</text:p>
          </table:table-cell>
          <table:table-cell office:value-type="float" office:value="0.845158" calcext:value-type="float">
            <text:p>0.845158</text:p>
          </table:table-cell>
          <table:table-cell office:value-type="float" office:value="45.9463" calcext:value-type="float">
            <text:p>45.9463</text:p>
          </table:table-cell>
          <table:table-cell office:value-type="float" office:value="0.152778" calcext:value-type="float">
            <text:p>0.152778</text:p>
          </table:table-cell>
          <table:table-cell office:value-type="float" office:value="53" calcext:value-type="float">
            <text:p>53</text:p>
          </table:table-cell>
          <table:table-cell office:value-type="float" office:value="0.920813" calcext:value-type="float">
            <text:p>0.920813</text:p>
          </table:table-cell>
          <table:table-cell office:value-type="float" office:value="35.0843" calcext:value-type="float">
            <text:p>35.0843</text:p>
          </table:table-cell>
          <table:table-cell office:value-type="float" office:value="0.111429" calcext:value-type="float">
            <text:p>0.111429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0.791967" calcext:value-type="float">
            <text:p>0.791967</text:p>
          </table:table-cell>
          <table:table-cell office:value-type="float" office:value="118.301" calcext:value-type="float">
            <text:p>118.301</text:p>
          </table:table-cell>
          <table:table-cell office:value-type="float" office:value="0.33773" calcext:value-type="float">
            <text:p>0.33773</text:p>
          </table:table-cell>
          <table:table-cell office:value-type="float" office:value="14" calcext:value-type="float">
            <text:p>14</text:p>
          </table:table-cell>
          <table:table-cell office:value-type="float" office:value="0.857472" calcext:value-type="float">
            <text:p>0.857472</text:p>
          </table:table-cell>
          <table:table-cell office:value-type="float" office:value="38.3162" calcext:value-type="float">
            <text:p>38.3162</text:p>
          </table:table-cell>
          <table:table-cell office:value-type="float" office:value="0.187713" calcext:value-type="float">
            <text:p>0.187713</text:p>
          </table:table-cell>
          <table:table-cell office:value-type="float" office:value="94" calcext:value-type="float">
            <text:p>94</text:p>
          </table:table-cell>
          <table:table-cell office:value-type="float" office:value="0.91819" calcext:value-type="float">
            <text:p>0.91819</text:p>
          </table:table-cell>
          <table:table-cell office:value-type="float" office:value="40.2694" calcext:value-type="float">
            <text:p>40.2694</text:p>
          </table:table-cell>
          <table:table-cell office:value-type="float" office:value="0.149978" calcext:value-type="float">
            <text:p>0.1499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0.792276" calcext:value-type="float">
            <text:p>0.792276</text:p>
          </table:table-cell>
          <table:table-cell office:value-type="float" office:value="254.195" calcext:value-type="float">
            <text:p>254.195</text:p>
          </table:table-cell>
          <table:table-cell office:value-type="float" office:value="0.240265" calcext:value-type="float">
            <text:p>0.240265</text:p>
          </table:table-cell>
          <table:table-cell office:value-type="float" office:value="2" calcext:value-type="float">
            <text:p>2</text:p>
          </table:table-cell>
          <table:table-cell office:value-type="float" office:value="0.824353" calcext:value-type="float">
            <text:p>0.824353</text:p>
          </table:table-cell>
          <table:table-cell office:value-type="float" office:value="82.7347" calcext:value-type="float">
            <text:p>82.7347</text:p>
          </table:table-cell>
          <table:table-cell office:value-type="float" office:value="0.187041" calcext:value-type="float">
            <text:p>0.187041</text:p>
          </table:table-cell>
          <table:table-cell office:value-type="float" office:value="2474" calcext:value-type="float">
            <text:p>2474</text:p>
          </table:table-cell>
          <table:table-cell office:value-type="float" office:value="0.803193" calcext:value-type="float">
            <text:p>0.803193</text:p>
          </table:table-cell>
          <table:table-cell office:value-type="float" office:value="94.2016" calcext:value-type="float">
            <text:p>94.2016</text:p>
          </table:table-cell>
          <table:table-cell office:value-type="float" office:value="0.257271" calcext:value-type="float">
            <text:p>0.257271</text:p>
          </table:table-cell>
          <table:table-cell office:value-type="float" office:value="9" calcext:value-type="float">
            <text:p>9</text:p>
          </table:table-cell>
          <table:table-cell office:value-type="float" office:value="0.852024" calcext:value-type="float">
            <text:p>0.852024</text:p>
          </table:table-cell>
          <table:table-cell office:value-type="float" office:value="46.0972" calcext:value-type="float">
            <text:p>46.0972</text:p>
          </table:table-cell>
          <table:table-cell office:value-type="float" office:value="0.159379" calcext:value-type="float">
            <text:p>0.159379</text:p>
          </table:table-cell>
          <table:table-cell office:value-type="float" office:value="53" calcext:value-type="float">
            <text:p>53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33.6265" calcext:value-type="float">
            <text:p>33.6265</text:p>
          </table:table-cell>
          <table:table-cell office:value-type="float" office:value="0.101682" calcext:value-type="float">
            <text:p>0.101682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float" office:value="0.796086" calcext:value-type="float">
            <text:p>0.796086</text:p>
          </table:table-cell>
          <table:table-cell office:value-type="float" office:value="85.1209" calcext:value-type="float">
            <text:p>85.1209</text:p>
          </table:table-cell>
          <table:table-cell office:value-type="float" office:value="0.330956" calcext:value-type="float">
            <text:p>0.330956</text:p>
          </table:table-cell>
          <table:table-cell office:value-type="float" office:value="14" calcext:value-type="float">
            <text:p>14</text:p>
          </table:table-cell>
          <table:table-cell office:value-type="float" office:value="0.866009" calcext:value-type="float">
            <text:p>0.866009</text:p>
          </table:table-cell>
          <table:table-cell office:value-type="float" office:value="42.8189" calcext:value-type="float">
            <text:p>42.8189</text:p>
          </table:table-cell>
          <table:table-cell office:value-type="float" office:value="0.175142" calcext:value-type="float">
            <text:p>0.175142</text:p>
          </table:table-cell>
          <table:table-cell office:value-type="float" office:value="98" calcext:value-type="float">
            <text:p>98</text:p>
          </table:table-cell>
          <table:table-cell office:value-type="float" office:value="0.919866" calcext:value-type="float">
            <text:p>0.919866</text:p>
          </table:table-cell>
          <table:table-cell office:value-type="float" office:value="49.9718" calcext:value-type="float">
            <text:p>49.9718</text:p>
          </table:table-cell>
          <table:table-cell office:value-type="float" office:value="0.110804" calcext:value-type="float">
            <text:p>0.1108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.801194" calcext:value-type="float">
            <text:p>0.801194</text:p>
          </table:table-cell>
          <table:table-cell office:value-type="float" office:value="120.285" calcext:value-type="float">
            <text:p>120.285</text:p>
          </table:table-cell>
          <table:table-cell office:value-type="float" office:value="0.205412" calcext:value-type="float">
            <text:p>0.205412</text:p>
          </table:table-cell>
          <table:table-cell office:value-type="float" office:value="2" calcext:value-type="float">
            <text:p>2</text:p>
          </table:table-cell>
          <table:table-cell office:value-type="float" office:value="0.816369" calcext:value-type="float">
            <text:p>0.816369</text:p>
          </table:table-cell>
          <table:table-cell office:value-type="float" office:value="91.8531" calcext:value-type="float">
            <text:p>91.8531</text:p>
          </table:table-cell>
          <table:table-cell office:value-type="float" office:value="0.174788" calcext:value-type="float">
            <text:p>0.174788</text:p>
          </table:table-cell>
          <table:table-cell office:value-type="float" office:value="4305" calcext:value-type="float">
            <text:p>4305</text:p>
          </table:table-cell>
          <table:table-cell office:value-type="float" office:value="0.809683" calcext:value-type="float">
            <text:p>0.809683</text:p>
          </table:table-cell>
          <table:table-cell office:value-type="float" office:value="105.014" calcext:value-type="float">
            <text:p>105.014</text:p>
          </table:table-cell>
          <table:table-cell office:value-type="float" office:value="0.298503" calcext:value-type="float">
            <text:p>0.298503</text:p>
          </table:table-cell>
          <table:table-cell office:value-type="float" office:value="9" calcext:value-type="float">
            <text:p>9</text:p>
          </table:table-cell>
          <table:table-cell office:value-type="float" office:value="0.851821" calcext:value-type="float">
            <text:p>0.851821</text:p>
          </table:table-cell>
          <table:table-cell office:value-type="float" office:value="48.0207" calcext:value-type="float">
            <text:p>48.0207</text:p>
          </table:table-cell>
          <table:table-cell office:value-type="float" office:value="0.139512" calcext:value-type="float">
            <text:p>0.139512</text:p>
          </table:table-cell>
          <table:table-cell office:value-type="float" office:value="56" calcext:value-type="float">
            <text:p>56</text:p>
          </table:table-cell>
          <table:table-cell office:value-type="float" office:value="0.916533" calcext:value-type="float">
            <text:p>0.916533</text:p>
          </table:table-cell>
          <table:table-cell office:value-type="float" office:value="35.4024" calcext:value-type="float">
            <text:p>35.4024</text:p>
          </table:table-cell>
          <table:table-cell office:value-type="float" office:value="0.102724" calcext:value-type="float">
            <text:p>0.102724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0.799602" calcext:value-type="float">
            <text:p>0.799602</text:p>
          </table:table-cell>
          <table:table-cell office:value-type="float" office:value="90.5365" calcext:value-type="float">
            <text:p>90.5365</text:p>
          </table:table-cell>
          <table:table-cell office:value-type="float" office:value="0.32372" calcext:value-type="float">
            <text:p>0.32372</text:p>
          </table:table-cell>
          <table:table-cell office:value-type="float" office:value="14" calcext:value-type="float">
            <text:p>14</text:p>
          </table:table-cell>
          <table:table-cell office:value-type="float" office:value="0.865124" calcext:value-type="float">
            <text:p>0.865124</text:p>
          </table:table-cell>
          <table:table-cell office:value-type="float" office:value="42.1855" calcext:value-type="float">
            <text:p>42.1855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99" calcext:value-type="float">
            <text:p>99</text:p>
          </table:table-cell>
          <table:table-cell office:value-type="float" office:value="0.921648" calcext:value-type="float">
            <text:p>0.921648</text:p>
          </table:table-cell>
          <table:table-cell office:value-type="float" office:value="38.6015" calcext:value-type="float">
            <text:p>38.6015</text:p>
          </table:table-cell>
          <table:table-cell office:value-type="float" office:value="0.124263" calcext:value-type="float">
            <text:p>0.12426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.791164" calcext:value-type="float">
            <text:p>0.791164</text:p>
          </table:table-cell>
          <table:table-cell office:value-type="float" office:value="4060.07" calcext:value-type="float">
            <text:p>4060.07</text:p>
          </table:table-cell>
          <table:table-cell office:value-type="float" office:value="0.249929" calcext:value-type="float">
            <text:p>0.249929</text:p>
          </table:table-cell>
          <table:table-cell office:value-type="float" office:value="2" calcext:value-type="float">
            <text:p>2</text:p>
          </table:table-cell>
          <table:table-cell office:value-type="float" office:value="0.822136" calcext:value-type="float">
            <text:p>0.822136</text:p>
          </table:table-cell>
          <table:table-cell office:value-type="float" office:value="104.888" calcext:value-type="float">
            <text:p>104.888</text:p>
          </table:table-cell>
          <table:table-cell office:value-type="float" office:value="0.19759" calcext:value-type="float">
            <text:p>0.19759</text:p>
          </table:table-cell>
          <table:table-cell office:value-type="float" office:value="2814" calcext:value-type="float">
            <text:p>2814</text:p>
          </table:table-cell>
          <table:table-cell office:value-type="float" office:value="0.804151" calcext:value-type="float">
            <text:p>0.804151</text:p>
          </table:table-cell>
          <table:table-cell office:value-type="float" office:value="127.164" calcext:value-type="float">
            <text:p>127.164</text:p>
          </table:table-cell>
          <table:table-cell office:value-type="float" office:value="0.301486" calcext:value-type="float">
            <text:p>0.301486</text:p>
          </table:table-cell>
          <table:table-cell office:value-type="float" office:value="9" calcext:value-type="float">
            <text:p>9</text:p>
          </table:table-cell>
          <table:table-cell office:value-type="float" office:value="0.858075" calcext:value-type="float">
            <text:p>0.858075</text:p>
          </table:table-cell>
          <table:table-cell office:value-type="float" office:value="70.007" calcext:value-type="float">
            <text:p>70.007</text:p>
          </table:table-cell>
          <table:table-cell office:value-type="float" office:value="0.170493" calcext:value-type="float">
            <text:p>0.170493</text:p>
          </table:table-cell>
          <table:table-cell office:value-type="float" office:value="54" calcext:value-type="float">
            <text:p>54</text:p>
          </table:table-cell>
          <table:table-cell office:value-type="float" office:value="0.926725" calcext:value-type="float">
            <text:p>0.926725</text:p>
          </table:table-cell>
          <table:table-cell office:value-type="float" office:value="66.0981" calcext:value-type="float">
            <text:p>66.0981</text:p>
          </table:table-cell>
          <table:table-cell office:value-type="float" office:value="0.117519" calcext:value-type="float">
            <text:p>0.117519</text:p>
          </table:table-cell>
          <table:table-cell/>
          <table:table-cell office:value-type="float" office:value="3461" calcext:value-type="float">
            <text:p>3461</text:p>
          </table:table-cell>
          <table:table-cell office:value-type="float" office:value="0.802411" calcext:value-type="float">
            <text:p>0.802411</text:p>
          </table:table-cell>
          <table:table-cell office:value-type="float" office:value="121.696" calcext:value-type="float">
            <text:p>121.696</text:p>
          </table:table-cell>
          <table:table-cell office:value-type="float" office:value="0.346416" calcext:value-type="float">
            <text:p>0.346416</text:p>
          </table:table-cell>
          <table:table-cell office:value-type="float" office:value="14" calcext:value-type="float">
            <text:p>14</text:p>
          </table:table-cell>
          <table:table-cell office:value-type="float" office:value="0.868693" calcext:value-type="float">
            <text:p>0.868693</text:p>
          </table:table-cell>
          <table:table-cell office:value-type="float" office:value="52.5936" calcext:value-type="float">
            <text:p>52.5936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101" calcext:value-type="float">
            <text:p>101</text:p>
          </table:table-cell>
          <table:table-cell office:value-type="float" office:value="0.924736" calcext:value-type="float">
            <text:p>0.924736</text:p>
          </table:table-cell>
          <table:table-cell office:value-type="float" office:value="66.1142" calcext:value-type="float">
            <text:p>66.1142</text:p>
          </table:table-cell>
          <table:table-cell office:value-type="float" office:value="0.126726" calcext:value-type="float">
            <text:p>0.1267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.789942" calcext:value-type="float">
            <text:p>0.789942</text:p>
          </table:table-cell>
          <table:table-cell office:value-type="float" office:value="896.74" calcext:value-type="float">
            <text:p>896.74</text:p>
          </table:table-cell>
          <table:table-cell office:value-type="float" office:value="0.268613" calcext:value-type="float">
            <text:p>0.268613</text:p>
          </table:table-cell>
          <table:table-cell office:value-type="float" office:value="2" calcext:value-type="float">
            <text:p>2</text:p>
          </table:table-cell>
          <table:table-cell office:value-type="float" office:value="0.816201" calcext:value-type="float">
            <text:p>0.816201</text:p>
          </table:table-cell>
          <table:table-cell office:value-type="float" office:value="105.437" calcext:value-type="float">
            <text:p>105.437</text:p>
          </table:table-cell>
          <table:table-cell office:value-type="float" office:value="0.19672" calcext:value-type="float">
            <text:p>0.19672</text:p>
          </table:table-cell>
          <table:table-cell office:value-type="float" office:value="3750" calcext:value-type="float">
            <text:p>3750</text:p>
          </table:table-cell>
          <table:table-cell office:value-type="float" office:value="0.791764" calcext:value-type="float">
            <text:p>0.791764</text:p>
          </table:table-cell>
          <table:table-cell office:value-type="float" office:value="566.632" calcext:value-type="float">
            <text:p>566.632</text:p>
          </table:table-cell>
          <table:table-cell office:value-type="float" office:value="0.39534" calcext:value-type="float">
            <text:p>0.39534</text:p>
          </table:table-cell>
          <table:table-cell office:value-type="float" office:value="9" calcext:value-type="float">
            <text:p>9</text:p>
          </table:table-cell>
          <table:table-cell office:value-type="float" office:value="0.851579" calcext:value-type="float">
            <text:p>0.851579</text:p>
          </table:table-cell>
          <table:table-cell office:value-type="float" office:value="59.7554" calcext:value-type="float">
            <text:p>59.7554</text:p>
          </table:table-cell>
          <table:table-cell office:value-type="float" office:value="0.172647" calcext:value-type="float">
            <text:p>0.172647</text:p>
          </table:table-cell>
          <table:table-cell office:value-type="float" office:value="55" calcext:value-type="float">
            <text:p>55</text:p>
          </table:table-cell>
          <table:table-cell office:value-type="float" office:value="0.930875" calcext:value-type="float">
            <text:p>0.930875</text:p>
          </table:table-cell>
          <table:table-cell office:value-type="float" office:value="48.8407" calcext:value-type="float">
            <text:p>48.8407</text:p>
          </table:table-cell>
          <table:table-cell office:value-type="float" office:value="0.12883" calcext:value-type="float">
            <text:p>0.12883</text:p>
          </table:table-cell>
          <table:table-cell/>
          <table:table-cell office:value-type="float" office:value="3342" calcext:value-type="float">
            <text:p>3342</text:p>
          </table:table-cell>
          <table:table-cell office:value-type="float" office:value="0.797821" calcext:value-type="float">
            <text:p>0.797821</text:p>
          </table:table-cell>
          <table:table-cell office:value-type="float" office:value="114.753" calcext:value-type="float">
            <text:p>114.753</text:p>
          </table:table-cell>
          <table:table-cell office:value-type="float" office:value="0.355132" calcext:value-type="float">
            <text:p>0.355132</text:p>
          </table:table-cell>
          <table:table-cell office:value-type="float" office:value="14" calcext:value-type="float">
            <text:p>14</text:p>
          </table:table-cell>
          <table:table-cell office:value-type="float" office:value="0.867914" calcext:value-type="float">
            <text:p>0.867914</text:p>
          </table:table-cell>
          <table:table-cell office:value-type="float" office:value="47.7087" calcext:value-type="float">
            <text:p>47.7087</text:p>
          </table:table-cell>
          <table:table-cell office:value-type="float" office:value="0.17664" calcext:value-type="float">
            <text:p>0.17664</text:p>
          </table:table-cell>
          <table:table-cell office:value-type="float" office:value="100" calcext:value-type="float">
            <text:p>100</text:p>
          </table:table-cell>
          <table:table-cell office:value-type="float" office:value="0.927995" calcext:value-type="float">
            <text:p>0.927995</text:p>
          </table:table-cell>
          <table:table-cell office:value-type="float" office:value="43.4093" calcext:value-type="float">
            <text:p>43.4093</text:p>
          </table:table-cell>
          <table:table-cell office:value-type="float" office:value="0.119699" calcext:value-type="float">
            <text:p>0.1196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.802636" calcext:value-type="float">
            <text:p>0.802636</text:p>
          </table:table-cell>
          <table:table-cell office:value-type="float" office:value="73977.4" calcext:value-type="float">
            <text:p>73977.4</text:p>
          </table:table-cell>
          <table:table-cell office:value-type="float" office:value="0.362382" calcext:value-type="float">
            <text:p>0.362382</text:p>
          </table:table-cell>
          <table:table-cell office:value-type="float" office:value="2" calcext:value-type="float">
            <text:p>2</text:p>
          </table:table-cell>
          <table:table-cell office:value-type="float" office:value="0.82335" calcext:value-type="float">
            <text:p>0.82335</text:p>
          </table:table-cell>
          <table:table-cell office:value-type="float" office:value="100.48" calcext:value-type="float">
            <text:p>100.48</text:p>
          </table:table-cell>
          <table:table-cell office:value-type="float" office:value="0.215941" calcext:value-type="float">
            <text:p>0.215941</text:p>
          </table:table-cell>
          <table:table-cell office:value-type="float" office:value="2155" calcext:value-type="float">
            <text:p>2155</text:p>
          </table:table-cell>
          <table:table-cell office:value-type="float" office:value="0.784135" calcext:value-type="float">
            <text:p>0.784135</text:p>
          </table:table-cell>
          <table:table-cell office:value-type="float" office:value="88500.8" calcext:value-type="float">
            <text:p>88500.8</text:p>
          </table:table-cell>
          <table:table-cell office:value-type="float" office:value="1.06475" calcext:value-type="float">
            <text:p>1.06475</text:p>
          </table:table-cell>
          <table:table-cell office:value-type="float" office:value="9" calcext:value-type="float">
            <text:p>9</text:p>
          </table:table-cell>
          <table:table-cell office:value-type="float" office:value="0.856477" calcext:value-type="float">
            <text:p>0.856477</text:p>
          </table:table-cell>
          <table:table-cell office:value-type="float" office:value="59.846" calcext:value-type="float">
            <text:p>59.846</text:p>
          </table:table-cell>
          <table:table-cell office:value-type="float" office:value="0.180722" calcext:value-type="float">
            <text:p>0.180722</text:p>
          </table:table-cell>
          <table:table-cell office:value-type="float" office:value="55" calcext:value-type="float">
            <text:p>55</text:p>
          </table:table-cell>
          <table:table-cell office:value-type="float" office:value="0.921324" calcext:value-type="float">
            <text:p>0.921324</text:p>
          </table:table-cell>
          <table:table-cell office:value-type="float" office:value="66.4976" calcext:value-type="float">
            <text:p>66.4976</text:p>
          </table:table-cell>
          <table:table-cell office:value-type="float" office:value="0.157256" calcext:value-type="float">
            <text:p>0.157256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0.802336" calcext:value-type="float">
            <text:p>0.802336</text:p>
          </table:table-cell>
          <table:table-cell office:value-type="float" office:value="125.667" calcext:value-type="float">
            <text:p>125.667</text:p>
          </table:table-cell>
          <table:table-cell office:value-type="float" office:value="0.336698" calcext:value-type="float">
            <text:p>0.336698</text:p>
          </table:table-cell>
          <table:table-cell office:value-type="float" office:value="14" calcext:value-type="float">
            <text:p>14</text:p>
          </table:table-cell>
          <table:table-cell office:value-type="float" office:value="0.860244" calcext:value-type="float">
            <text:p>0.860244</text:p>
          </table:table-cell>
          <table:table-cell office:value-type="float" office:value="52.7168" calcext:value-type="float">
            <text:p>52.7168</text:p>
          </table:table-cell>
          <table:table-cell office:value-type="float" office:value="0.192944" calcext:value-type="float">
            <text:p>0.192944</text:p>
          </table:table-cell>
          <table:table-cell office:value-type="float" office:value="101" calcext:value-type="float">
            <text:p>101</text:p>
          </table:table-cell>
          <table:table-cell office:value-type="float" office:value="0.925601" calcext:value-type="float">
            <text:p>0.925601</text:p>
          </table:table-cell>
          <table:table-cell office:value-type="float" office:value="43.3838" calcext:value-type="float">
            <text:p>43.3838</text:p>
          </table:table-cell>
          <table:table-cell office:value-type="float" office:value="0.125205" calcext:value-type="float">
            <text:p>0.1252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.77949" calcext:value-type="float">
            <text:p>0.77949</text:p>
          </table:table-cell>
          <table:table-cell office:value-type="float" office:value="510.241" calcext:value-type="float">
            <text:p>510.241</text:p>
          </table:table-cell>
          <table:table-cell office:value-type="float" office:value="0.227141" calcext:value-type="float">
            <text:p>0.227141</text:p>
          </table:table-cell>
          <table:table-cell office:value-type="float" office:value="2" calcext:value-type="float">
            <text:p>2</text:p>
          </table:table-cell>
          <table:table-cell office:value-type="float" office:value="0.827913" calcext:value-type="float">
            <text:p>0.827913</text:p>
          </table:table-cell>
          <table:table-cell office:value-type="float" office:value="88.2916" calcext:value-type="float">
            <text:p>88.2916</text:p>
          </table:table-cell>
          <table:table-cell office:value-type="float" office:value="0.181531" calcext:value-type="float">
            <text:p>0.181531</text:p>
          </table:table-cell>
          <table:table-cell office:value-type="float" office:value="2344" calcext:value-type="float">
            <text:p>2344</text:p>
          </table:table-cell>
          <table:table-cell office:value-type="float" office:value="0.795738" calcext:value-type="float">
            <text:p>0.795738</text:p>
          </table:table-cell>
          <table:table-cell office:value-type="float" office:value="242.414" calcext:value-type="float">
            <text:p>242.414</text:p>
          </table:table-cell>
          <table:table-cell office:value-type="float" office:value="0.353991" calcext:value-type="float">
            <text:p>0.353991</text:p>
          </table:table-cell>
          <table:table-cell office:value-type="float" office:value="9" calcext:value-type="float">
            <text:p>9</text:p>
          </table:table-cell>
          <table:table-cell office:value-type="float" office:value="0.863939" calcext:value-type="float">
            <text:p>0.863939</text:p>
          </table:table-cell>
          <table:table-cell office:value-type="float" office:value="54.2656" calcext:value-type="float">
            <text:p>54.2656</text:p>
          </table:table-cell>
          <table:table-cell office:value-type="float" office:value="0.157392" calcext:value-type="float">
            <text:p>0.157392</text:p>
          </table:table-cell>
          <table:table-cell office:value-type="float" office:value="56" calcext:value-type="float">
            <text:p>56</text:p>
          </table:table-cell>
          <table:table-cell office:value-type="float" office:value="0.928465" calcext:value-type="float">
            <text:p>0.928465</text:p>
          </table:table-cell>
          <table:table-cell office:value-type="float" office:value="48.3028" calcext:value-type="float">
            <text:p>48.3028</text:p>
          </table:table-cell>
          <table:table-cell office:value-type="float" office:value="0.132511" calcext:value-type="float">
            <text:p>0.132511</text:p>
          </table:table-cell>
          <table:table-cell/>
          <table:table-cell office:value-type="float" office:value="3254" calcext:value-type="float">
            <text:p>3254</text:p>
          </table:table-cell>
          <table:table-cell office:value-type="float" office:value="0.786044" calcext:value-type="float">
            <text:p>0.786044</text:p>
          </table:table-cell>
          <table:table-cell office:value-type="float" office:value="2252400" calcext:value-type="float">
            <text:p>2252400</text:p>
          </table:table-cell>
          <table:table-cell office:value-type="float" office:value="3.17366" calcext:value-type="float">
            <text:p>3.17366</text:p>
          </table:table-cell>
          <table:table-cell office:value-type="float" office:value="14" calcext:value-type="float">
            <text:p>14</text:p>
          </table:table-cell>
          <table:table-cell office:value-type="float" office:value="0.85687" calcext:value-type="float">
            <text:p>0.85687</text:p>
          </table:table-cell>
          <table:table-cell office:value-type="float" office:value="50.622" calcext:value-type="float">
            <text:p>50.622</text:p>
          </table:table-cell>
          <table:table-cell office:value-type="float" office:value="0.19186" calcext:value-type="float">
            <text:p>0.19186</text:p>
          </table:table-cell>
          <table:table-cell office:value-type="float" office:value="102" calcext:value-type="float">
            <text:p>102</text:p>
          </table:table-cell>
          <table:table-cell office:value-type="float" office:value="0.92072" calcext:value-type="float">
            <text:p>0.92072</text:p>
          </table:table-cell>
          <table:table-cell office:value-type="float" office:value="45.9044" calcext:value-type="float">
            <text:p>45.9044</text:p>
          </table:table-cell>
          <table:table-cell office:value-type="float" office:value="0.136033" calcext:value-type="float">
            <text:p>0.1360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783556" calcext:value-type="float">
            <text:p>0.783556</text:p>
          </table:table-cell>
          <table:table-cell office:value-type="float" office:value="228.986" calcext:value-type="float">
            <text:p>228.986</text:p>
          </table:table-cell>
          <table:table-cell office:value-type="float" office:value="0.243025" calcext:value-type="float">
            <text:p>0.243025</text:p>
          </table:table-cell>
          <table:table-cell office:value-type="float" office:value="2" calcext:value-type="float">
            <text:p>2</text:p>
          </table:table-cell>
          <table:table-cell office:value-type="float" office:value="0.834056" calcext:value-type="float">
            <text:p>0.834056</text:p>
          </table:table-cell>
          <table:table-cell office:value-type="float" office:value="109.738" calcext:value-type="float">
            <text:p>109.738</text:p>
          </table:table-cell>
          <table:table-cell office:value-type="float" office:value="0.181561" calcext:value-type="float">
            <text:p>0.181561</text:p>
          </table:table-cell>
          <table:table-cell office:value-type="float" office:value="2402" calcext:value-type="float">
            <text:p>2402</text:p>
          </table:table-cell>
          <table:table-cell office:value-type="float" office:value="0.796507" calcext:value-type="float">
            <text:p>0.796507</text:p>
          </table:table-cell>
          <table:table-cell office:value-type="float" office:value="134.192" calcext:value-type="float">
            <text:p>134.192</text:p>
          </table:table-cell>
          <table:table-cell office:value-type="float" office:value="0.304553" calcext:value-type="float">
            <text:p>0.304553</text:p>
          </table:table-cell>
          <table:table-cell office:value-type="float" office:value="10" calcext:value-type="float">
            <text:p>10</text:p>
          </table:table-cell>
          <table:table-cell office:value-type="float" office:value="0.865297" calcext:value-type="float">
            <text:p>0.865297</text:p>
          </table:table-cell>
          <table:table-cell office:value-type="float" office:value="52.2189" calcext:value-type="float">
            <text:p>52.2189</text:p>
          </table:table-cell>
          <table:table-cell office:value-type="float" office:value="0.157431" calcext:value-type="float">
            <text:p>0.157431</text:p>
          </table:table-cell>
          <table:table-cell office:value-type="float" office:value="53" calcext:value-type="float">
            <text:p>53</text:p>
          </table:table-cell>
          <table:table-cell office:value-type="float" office:value="0.919835" calcext:value-type="float">
            <text:p>0.919835</text:p>
          </table:table-cell>
          <table:table-cell office:value-type="float" office:value="47.6785" calcext:value-type="float">
            <text:p>47.6785</text:p>
          </table:table-cell>
          <table:table-cell office:value-type="float" office:value="0.124499" calcext:value-type="float">
            <text:p>0.124499</text:p>
          </table:table-cell>
          <table:table-cell/>
          <table:table-cell office:value-type="float" office:value="3575" calcext:value-type="float">
            <text:p>3575</text:p>
          </table:table-cell>
          <table:table-cell office:value-type="float" office:value="0.800646" calcext:value-type="float">
            <text:p>0.800646</text:p>
          </table:table-cell>
          <table:table-cell office:value-type="float" office:value="198.693" calcext:value-type="float">
            <text:p>198.693</text:p>
          </table:table-cell>
          <table:table-cell office:value-type="float" office:value="0.398045" calcext:value-type="float">
            <text:p>0.398045</text:p>
          </table:table-cell>
          <table:table-cell office:value-type="float" office:value="14" calcext:value-type="float">
            <text:p>14</text:p>
          </table:table-cell>
          <table:table-cell office:value-type="float" office:value="0.865093" calcext:value-type="float">
            <text:p>0.865093</text:p>
          </table:table-cell>
          <table:table-cell office:value-type="float" office:value="45.4521" calcext:value-type="float">
            <text:p>45.4521</text:p>
          </table:table-cell>
          <table:table-cell office:value-type="float" office:value="0.194589" calcext:value-type="float">
            <text:p>0.194589</text:p>
          </table:table-cell>
          <table:table-cell office:value-type="float" office:value="100" calcext:value-type="float">
            <text:p>100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35.8947" calcext:value-type="float">
            <text:p>35.8947</text:p>
          </table:table-cell>
          <table:table-cell office:value-type="float" office:value="0.102739" calcext:value-type="float">
            <text:p>0.102739</text:p>
          </table:table-cell>
        </table:table-row>
        <table:table-row table:style-name="ro1">
          <table:table-cell/>
          <table:table-cell table:formula="of:=AVERAGE([.B4:.B204])" office:value-type="float" office:value="1.99502487562189" calcext:value-type="float">
            <text:p>1.99502487562189</text:p>
          </table:table-cell>
          <table:table-cell table:formula="of:=AVERAGE([.C4:.C204])" office:value-type="float" office:value="0.804897646766169" calcext:value-type="float">
            <text:p>0.804897646766169</text:p>
          </table:table-cell>
          <table:table-cell table:formula="of:=AVERAGE([.D4:.D204])" office:value-type="float" office:value="20080.1547845771" calcext:value-type="float">
            <text:p>20080.1547845771</text:p>
          </table:table-cell>
          <table:table-cell table:formula="of:=AVERAGE([.E4:.E204])" office:value-type="float" office:value="0.229649810945274" calcext:value-type="float">
            <text:p>0.229649810945274</text:p>
          </table:table-cell>
          <table:table-cell table:formula="of:=AVERAGE([.F4:.F204])" office:value-type="float" office:value="2.14925373134328" calcext:value-type="float">
            <text:p>2.14925373134328</text:p>
          </table:table-cell>
          <table:table-cell table:formula="of:=AVERAGE([.G4:.G204])" office:value-type="float" office:value="0.837402815920398" calcext:value-type="float">
            <text:p>0.837402815920398</text:p>
          </table:table-cell>
          <table:table-cell table:formula="of:=AVERAGE([.H4:.H204])" office:value-type="float" office:value="89.2839149253732" calcext:value-type="float">
            <text:p>89.2839149253732</text:p>
          </table:table-cell>
          <table:table-cell table:formula="of:=AVERAGE([.I4:.I204])" office:value-type="float" office:value="0.172061597014925" calcext:value-type="float">
            <text:p>0.172061597014925</text:p>
          </table:table-cell>
          <table:table-cell table:formula="of:=AVERAGE([.J4:.J204])" office:value-type="float" office:value="2862.2736318408" calcext:value-type="float">
            <text:p>2862.2736318408</text:p>
          </table:table-cell>
          <table:table-cell table:formula="of:=AVERAGE([.K4:.K204])" office:value-type="float" office:value="0.8167597960199" calcext:value-type="float">
            <text:p>0.8167597960199</text:p>
          </table:table-cell>
          <table:table-cell table:formula="of:=AVERAGE([.L4:.L204])" office:value-type="float" office:value="6718.57386517413" calcext:value-type="float">
            <text:p>6718.57386517413</text:p>
          </table:table-cell>
          <table:table-cell table:formula="of:=AVERAGE([.M4:.M204])" office:value-type="float" office:value="0.342224139303483" calcext:value-type="float">
            <text:p>0.342224139303483</text:p>
          </table:table-cell>
          <table:table-cell table:formula="of:=AVERAGE([.N4:.N204])" office:value-type="float" office:value="8.97512437810945" calcext:value-type="float">
            <text:p>8.97512437810945</text:p>
          </table:table-cell>
          <table:table-cell table:formula="of:=AVERAGE([.O4:.O204])" office:value-type="float" office:value="0.874276263681591" calcext:value-type="float">
            <text:p>0.874276263681591</text:p>
          </table:table-cell>
          <table:table-cell table:formula="of:=AVERAGE([.P4:.P204])" office:value-type="float" office:value="52.761176119403" calcext:value-type="float">
            <text:p>52.761176119403</text:p>
          </table:table-cell>
          <table:table-cell table:formula="of:=AVERAGE([.Q4:.Q204])" office:value-type="float" office:value="0.135909643283582" calcext:value-type="float">
            <text:p>0.135909643283582</text:p>
          </table:table-cell>
          <table:table-cell table:formula="of:=AVERAGE([.R4:.R204])" office:value-type="float" office:value="54.5671641791045" calcext:value-type="float">
            <text:p>54.5671641791045</text:p>
          </table:table-cell>
          <table:table-cell table:formula="of:=AVERAGE([.S4:.S204])" office:value-type="float" office:value="0.930282383084577" calcext:value-type="float">
            <text:p>0.930282383084577</text:p>
          </table:table-cell>
          <table:table-cell table:formula="of:=AVERAGE([.T4:.T204])" office:value-type="float" office:value="45.0340621890547" calcext:value-type="float">
            <text:p>45.0340621890547</text:p>
          </table:table-cell>
          <table:table-cell table:formula="of:=AVERAGE([.U4:.U204])" office:value-type="float" office:value="0.104111674626866" calcext:value-type="float">
            <text:p>0.104111674626866</text:p>
          </table:table-cell>
          <table:table-cell table:formula="of:=AVERAGE([.V4:.V204])" office:value-type="string" office:string-value="" calcext:value-type="error">
            <text:p>#DIV/0!</text:p>
          </table:table-cell>
          <table:table-cell table:formula="of:=AVERAGE([.W4:.W204])" office:value-type="float" office:value="3720.07462686567" calcext:value-type="float">
            <text:p>3720.07462686567</text:p>
          </table:table-cell>
          <table:table-cell table:formula="of:=AVERAGE([.X4:.X204])" office:value-type="float" office:value="0.842255517412935" calcext:value-type="float">
            <text:p>0.842255517412935</text:p>
          </table:table-cell>
          <table:table-cell table:formula="of:=AVERAGE([.Y4:.Y204])" office:value-type="float" office:value="17556.5885880597" calcext:value-type="float">
            <text:p>17556.5885880597</text:p>
          </table:table-cell>
          <table:table-cell table:formula="of:=AVERAGE([.Z4:.Z204])" office:value-type="float" office:value="0.287314233830846" calcext:value-type="float">
            <text:p>0.287314233830846</text:p>
          </table:table-cell>
          <table:table-cell table:formula="of:=AVERAGE([.AA4:.AA204])" office:value-type="float" office:value="14.9054726368159" calcext:value-type="float">
            <text:p>14.9054726368159</text:p>
          </table:table-cell>
          <table:table-cell table:formula="of:=AVERAGE([.AB4:.AB204])" office:value-type="float" office:value="0.894547338308457" calcext:value-type="float">
            <text:p>0.894547338308457</text:p>
          </table:table-cell>
          <table:table-cell table:formula="of:=AVERAGE([.AC4:.AC204])" office:value-type="float" office:value="31.3027462686567" calcext:value-type="float">
            <text:p>31.3027462686567</text:p>
          </table:table-cell>
          <table:table-cell table:formula="of:=AVERAGE([.AD4:.AD204])" office:value-type="float" office:value="0.12444337562189" calcext:value-type="float">
            <text:p>0.12444337562189</text:p>
          </table:table-cell>
          <table:table-cell table:formula="of:=AVERAGE([.AE4:.AE204])" office:value-type="float" office:value="107.402985074627" calcext:value-type="float">
            <text:p>107.402985074627</text:p>
          </table:table-cell>
          <table:table-cell table:formula="of:=AVERAGE([.AF4:.AF204])" office:value-type="float" office:value="0.946149293532339" calcext:value-type="float">
            <text:p>0.946149293532339</text:p>
          </table:table-cell>
          <table:table-cell table:formula="of:=AVERAGE([.AG4:.AG204])" office:value-type="float" office:value="28.1822585572139" calcext:value-type="float">
            <text:p>28.1822585572139</text:p>
          </table:table-cell>
          <table:table-cell table:formula="of:=AVERAGE([.AH4:.AH204])" office:value-type="float" office:value="0.0765906029850746" calcext:value-type="float">
            <text:p>0.076590602985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0T23:07:22.425906985</dc:date>
    <meta:editing-duration>PT21M53S</meta:editing-duration>
    <meta:editing-cycles>4</meta:editing-cycles>
    <meta:generator>LibreOffice/6.0.7.3$Linux_X86_64 LibreOffice_project/00m0$Build-3</meta:generator>
    <meta:document-statistic meta:table-count="1" meta:cell-count="6676" meta:object-count="0"/>
  </office:meta>
</office:document-meta>
</file>